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3000143990000D7B39A793F4B.wmf"/>
  <manifest:file-entry manifest:media-type="" manifest:full-path="Pictures/20000082000303A2000082D892B9CF78.wmf"/>
  <manifest:file-entry manifest:media-type="" manifest:full-path="Pictures/2000004700014399000086FBA87E2058.wmf"/>
  <manifest:file-entry manifest:media-type="" manifest:full-path="Pictures/200000E50002FCEA00019859F0082EBF.wmf"/>
  <manifest:file-entry manifest:media-type="image/jpeg" manifest:full-path="Pictures/10000000000005780000012C1B1747CA.jpg"/>
  <manifest:file-entry manifest:media-type="image/jpeg" manifest:full-path="Pictures/10000000000003CB000000769ED87BCB.jpg"/>
  <manifest:file-entry manifest:media-type="" manifest:full-path="Pictures/20000057000143990000BADD1ECB8A87.wmf"/>
  <manifest:file-entry manifest:media-type="" manifest:full-path="Pictures/2000005C000143990000D7B3BEFBAE6E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rebuchet MS" svg:font-family="'Trebuchet MS'" style:font-family-generic="swiss"/>
    <style:font-face style:name="Courier New1" svg:font-family="'Courier New'" style:font-family-generic="modern" style:font-pitch="fixed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519cm" fo:margin-left="0.626cm" fo:margin-right="0.353cm" table:align="margins" style:writing-mode="lr-tb"/>
    </style:style>
    <style:style style:name="Таблица1.A" style:family="table-column">
      <style:table-column-properties style:column-width="3.493cm" style:rel-column-width="13855*"/>
    </style:style>
    <style:style style:name="Таблица1.B" style:family="table-column">
      <style:table-column-properties style:column-width="1.27cm" style:rel-column-width="5038*"/>
    </style:style>
    <style:style style:name="Таблица1.C" style:family="table-column">
      <style:table-column-properties style:column-width="8.573cm" style:rel-column-width="34009*"/>
    </style:style>
    <style:style style:name="Таблица1.D" style:family="table-column">
      <style:table-column-properties style:column-width="3.184cm" style:rel-column-width="1263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background-color="#e6e6e6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e6e6e6" fo:padding="0.101cm" fo:border="0.018cm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="0.101cm" fo:border-left="0.018cm solid #000000" fo:border-right="none" fo:border-top="0.018cm solid #000000" fo:border-bottom="0.018cm solid #000000" style:writing-mode="lr-tb"/>
    </style:style>
    <style:style style:name="Таблица1.D2" style:family="table-cell">
      <style:table-cell-properties style:vertical-align="top" fo:padding="0.101cm" fo:border="0.018cm solid #000000" style:writing-mode="lr-tb"/>
    </style:style>
    <style:style style:name="Таблица1.A25" style:family="table-cell">
      <style:table-cell-properties style:vertical-align="top" fo:padding="0.101cm" fo:border-left="0.018cm solid #000000" fo:border-right="none" fo:border-top="none" fo:border-bottom="0.018cm solid #000000" style:writing-mode="lr-tb"/>
    </style:style>
    <style:style style:name="Таблица1.D25" style:family="table-cell">
      <style:table-cell-properties style:vertical-align="top" fo:padding="0.101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6.764cm" fo:margin-left="0.94cm" table:align="left" style:writing-mode="lr-tb"/>
    </style:style>
    <style:style style:name="Таблица2.A" style:family="table-column">
      <style:table-column-properties style:column-width="7.796cm"/>
    </style:style>
    <style:style style:name="Таблица2.B" style:family="table-column">
      <style:table-column-properties style:column-width="8.968cm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" style:family="table">
      <style:table-properties style:width="16.764cm" fo:margin-left="0.94cm" table:align="left" style:writing-mode="lr-tb"/>
    </style:style>
    <style:style style:name="Таблица3.A" style:family="table-column">
      <style:table-column-properties style:column-width="7.796cm"/>
    </style:style>
    <style:style style:name="Таблица3.B" style:family="table-column">
      <style:table-column-properties style:column-width="8.968cm"/>
    </style:style>
    <style:style style:name="Таблица3.1" style:family="table-row">
      <style:table-row-properties style:keep-together="false" fo:keep-together="always"/>
    </style:style>
    <style:style style:name="Таблица3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" style:family="table">
      <style:table-properties style:width="16.764cm" fo:margin-left="0.94cm" table:align="left" style:writing-mode="lr-tb"/>
    </style:style>
    <style:style style:name="Таблица4.A" style:family="table-column">
      <style:table-column-properties style:column-width="7.796cm"/>
    </style:style>
    <style:style style:name="Таблица4.B" style:family="table-column">
      <style:table-column-properties style:column-width="8.968cm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4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" style:family="table">
      <style:table-properties style:width="17.39cm" fo:margin-left="0.309cm" table:align="left" style:writing-mode="lr-tb"/>
    </style:style>
    <style:style style:name="Таблица5.A" style:family="table-column">
      <style:table-column-properties style:column-width="3.119cm"/>
    </style:style>
    <style:style style:name="Таблица5.B" style:family="table-column">
      <style:table-column-properties style:column-width="3.627cm"/>
    </style:style>
    <style:style style:name="Таблица5.D" style:family="table-column">
      <style:table-column-properties style:column-width="3.628cm"/>
    </style:style>
    <style:style style:name="Таблица5.E" style:family="table-column">
      <style:table-column-properties style:column-width="3.39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6" style:family="table">
      <style:table-properties style:width="16.764cm" fo:margin-left="0.94cm" table:align="left" style:writing-mode="lr-tb"/>
    </style:style>
    <style:style style:name="Таблица6.A" style:family="table-column">
      <style:table-column-properties style:column-width="3.126cm"/>
    </style:style>
    <style:style style:name="Таблица6.B" style:family="table-column">
      <style:table-column-properties style:column-width="4.994cm"/>
    </style:style>
    <style:style style:name="Таблица6.C" style:family="table-column">
      <style:table-column-properties style:column-width="8.645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6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7" style:family="table">
      <style:table-properties style:width="17.44cm" fo:margin-left="0.051cm" fo:margin-right="0.007cm" table:align="margins" style:writing-mode="lr-tb"/>
    </style:style>
    <style:style style:name="Таблица7.A" style:family="table-column">
      <style:table-column-properties style:column-width="3.374cm" style:rel-column-width="1913*"/>
    </style:style>
    <style:style style:name="Таблица7.B" style:family="table-column">
      <style:table-column-properties style:column-width="3.637cm" style:rel-column-width="2062*"/>
    </style:style>
    <style:style style:name="Таблица7.C" style:family="table-column">
      <style:table-column-properties style:column-width="3.616cm" style:rel-column-width="2050*"/>
    </style:style>
    <style:style style:name="Таблица7.D" style:family="table-column">
      <style:table-column-properties style:column-width="3.639cm" style:rel-column-width="2063*"/>
    </style:style>
    <style:style style:name="Таблица7.E" style:family="table-column">
      <style:table-column-properties style:column-width="3.173cm" style:rel-column-width="1799*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7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8" style:family="table">
      <style:table-properties style:width="17.898cm" fo:margin-left="-0.199cm" table:align="left" style:writing-mode="lr-tb"/>
    </style:style>
    <style:style style:name="Таблица8.A" style:family="table-column">
      <style:table-column-properties style:column-width="4.466cm"/>
    </style:style>
    <style:style style:name="Таблица8.B" style:family="table-column">
      <style:table-column-properties style:column-width="1.773cm"/>
    </style:style>
    <style:style style:name="Таблица8.C" style:family="table-column">
      <style:table-column-properties style:column-width="1.334cm"/>
    </style:style>
    <style:style style:name="Таблица8.D" style:family="table-column">
      <style:table-column-properties style:column-width="10.326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8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8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8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A2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8.D2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9" style:family="table">
      <style:table-properties style:width="17.898cm" fo:margin-left="-0.199cm" table:align="left" style:writing-mode="lr-tb"/>
    </style:style>
    <style:style style:name="Таблица9.A" style:family="table-column">
      <style:table-column-properties style:column-width="4.378cm"/>
    </style:style>
    <style:style style:name="Таблица9.B" style:family="table-column">
      <style:table-column-properties style:column-width="1.773cm"/>
    </style:style>
    <style:style style:name="Таблица9.C" style:family="table-column">
      <style:table-column-properties style:column-width="1.334cm"/>
    </style:style>
    <style:style style:name="Таблица9.D" style:family="table-column">
      <style:table-column-properties style:column-width="10.414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9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9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9.C5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9.D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0" style:family="table">
      <style:table-properties style:width="17.898cm" fo:margin-left="-0.199cm" table:align="left" style:writing-mode="lr-tb"/>
    </style:style>
    <style:style style:name="Таблица10.A" style:family="table-column">
      <style:table-column-properties style:column-width="4.396cm"/>
    </style:style>
    <style:style style:name="Таблица10.B" style:family="table-column">
      <style:table-column-properties style:column-width="1.773cm"/>
    </style:style>
    <style:style style:name="Таблица10.C" style:family="table-column">
      <style:table-column-properties style:column-width="1.334cm"/>
    </style:style>
    <style:style style:name="Таблица10.D" style:family="table-column">
      <style:table-column-properties style:column-width="10.396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0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0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0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1" style:family="table">
      <style:table-properties style:width="17.898cm" fo:margin-left="-0.199cm" table:align="left" style:writing-mode="lr-tb"/>
    </style:style>
    <style:style style:name="Таблица11.A" style:family="table-column">
      <style:table-column-properties style:column-width="4.466cm"/>
    </style:style>
    <style:style style:name="Таблица11.B" style:family="table-column">
      <style:table-column-properties style:column-width="1.773cm"/>
    </style:style>
    <style:style style:name="Таблица11.C" style:family="table-column">
      <style:table-column-properties style:column-width="1.334cm"/>
    </style:style>
    <style:style style:name="Таблица11.D" style:family="table-column">
      <style:table-column-properties style:column-width="10.326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1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1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1.A2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1.D2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2" style:family="table">
      <style:table-properties style:width="16.764cm" fo:margin-left="0.94cm" table:align="left" style:writing-mode="lr-tb"/>
    </style:style>
    <style:style style:name="Таблица12.A" style:family="table-column">
      <style:table-column-properties style:column-width="3.44cm"/>
    </style:style>
    <style:style style:name="Таблица12.B" style:family="table-column">
      <style:table-column-properties style:column-width="5.133cm"/>
    </style:style>
    <style:style style:name="Таблица12.C" style:family="table-column">
      <style:table-column-properties style:column-width="8.192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2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2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3" style:family="table">
      <style:table-properties style:width="17.39cm" fo:margin-left="0.309cm" table:align="left" style:writing-mode="lr-tb"/>
    </style:style>
    <style:style style:name="Таблица13.A" style:family="table-column">
      <style:table-column-properties style:column-width="3.119cm"/>
    </style:style>
    <style:style style:name="Таблица13.B" style:family="table-column">
      <style:table-column-properties style:column-width="3.627cm"/>
    </style:style>
    <style:style style:name="Таблица13.D" style:family="table-column">
      <style:table-column-properties style:column-width="3.628cm"/>
    </style:style>
    <style:style style:name="Таблица13.E" style:family="table-column">
      <style:table-column-properties style:column-width="3.39cm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3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4" style:family="table">
      <style:table-properties style:width="17.898cm" fo:margin-left="-0.199cm" table:align="left" style:writing-mode="lr-tb"/>
    </style:style>
    <style:style style:name="Таблица14.A" style:family="table-column">
      <style:table-column-properties style:column-width="4.466cm"/>
    </style:style>
    <style:style style:name="Таблица14.B" style:family="table-column">
      <style:table-column-properties style:column-width="1.773cm"/>
    </style:style>
    <style:style style:name="Таблица14.C" style:family="table-column">
      <style:table-column-properties style:column-width="1.334cm"/>
    </style:style>
    <style:style style:name="Таблица14.D" style:family="table-column">
      <style:table-column-properties style:column-width="10.326cm"/>
    </style:style>
    <style:style style:name="Таблица14.1" style:family="table-row">
      <style:table-row-properties style:keep-together="true" fo:keep-together="auto"/>
    </style:style>
    <style:style style:name="Таблица1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4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5" style:family="table">
      <style:table-properties style:width="17.898cm" fo:margin-left="-0.199cm" table:align="left" style:writing-mode="lr-tb"/>
    </style:style>
    <style:style style:name="Таблица15.A" style:family="table-column">
      <style:table-column-properties style:column-width="4.378cm"/>
    </style:style>
    <style:style style:name="Таблица15.B" style:family="table-column">
      <style:table-column-properties style:column-width="1.773cm"/>
    </style:style>
    <style:style style:name="Таблица15.C" style:family="table-column">
      <style:table-column-properties style:column-width="1.334cm"/>
    </style:style>
    <style:style style:name="Таблица15.D" style:family="table-column">
      <style:table-column-properties style:column-width="10.414cm"/>
    </style:style>
    <style:style style:name="Таблица15.1" style:family="table-row">
      <style:table-row-properties style:keep-together="true" fo:keep-together="auto"/>
    </style:style>
    <style:style style:name="Таблица1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5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6" style:family="table">
      <style:table-properties style:width="17.988cm" fo:margin-left="-0.199cm" table:align="left" style:writing-mode="lr-tb"/>
    </style:style>
    <style:style style:name="Таблица16.A" style:family="table-column">
      <style:table-column-properties style:column-width="4.309cm"/>
    </style:style>
    <style:style style:name="Таблица16.B" style:family="table-column">
      <style:table-column-properties style:column-width="1.972cm"/>
    </style:style>
    <style:style style:name="Таблица16.C" style:family="table-column">
      <style:table-column-properties style:column-width="11.707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6.A2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6.C2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7" style:family="table">
      <style:table-properties style:width="17.616cm" fo:margin-left="0.183cm" fo:margin-right="-0.302cm" table:align="margins" style:writing-mode="lr-tb"/>
    </style:style>
    <style:style style:name="Таблица17.A" style:family="table-column">
      <style:table-column-properties style:column-width="2.999cm" style:rel-column-width="11155*"/>
    </style:style>
    <style:style style:name="Таблица17.B" style:family="table-column">
      <style:table-column-properties style:column-width="3.175cm" style:rel-column-width="11811*"/>
    </style:style>
    <style:style style:name="Таблица17.C" style:family="table-column">
      <style:table-column-properties style:column-width="4.433cm" style:rel-column-width="16490*"/>
    </style:style>
    <style:style style:name="Таблица17.D" style:family="table-column">
      <style:table-column-properties style:column-width="7.01cm" style:rel-column-width="26079*"/>
    </style:style>
    <style:style style:name="Таблица17.1" style:family="table-row">
      <style:table-row-properties style:keep-together="true" fo:keep-together="auto"/>
    </style:style>
    <style:style style:name="Таблица17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7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7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7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8" style:family="table">
      <style:table-properties style:width="16.854cm" fo:margin-left="0.94cm" table:align="left" style:writing-mode="lr-tb"/>
    </style:style>
    <style:style style:name="Таблица18.A" style:family="table-column">
      <style:table-column-properties style:column-width="3.586cm"/>
    </style:style>
    <style:style style:name="Таблица18.B" style:family="table-column">
      <style:table-column-properties style:column-width="2.858cm"/>
    </style:style>
    <style:style style:name="Таблица18.C" style:family="table-column">
      <style:table-column-properties style:column-width="10.41cm"/>
    </style:style>
    <style:style style:name="Таблица18.1" style:family="table-row">
      <style:table-row-properties style:keep-together="true" fo:keep-together="auto"/>
    </style:style>
    <style:style style:name="Таблица18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8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8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8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8.A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8.C4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9" style:family="table">
      <style:table-properties style:width="16.764cm" fo:margin-left="0.94cm" table:align="left" style:writing-mode="lr-tb"/>
    </style:style>
    <style:style style:name="Таблица19.A" style:family="table-column">
      <style:table-column-properties style:column-width="3.586cm"/>
    </style:style>
    <style:style style:name="Таблица19.B" style:family="table-column">
      <style:table-column-properties style:column-width="1.494cm"/>
    </style:style>
    <style:style style:name="Таблица19.C" style:family="table-column">
      <style:table-column-properties style:column-width="2.858cm"/>
    </style:style>
    <style:style style:name="Таблица19.D" style:family="table-column">
      <style:table-column-properties style:column-width="8.827cm"/>
    </style:style>
    <style:style style:name="Таблица19.1" style:family="table-row">
      <style:table-row-properties style:keep-together="true" fo:keep-together="auto"/>
    </style:style>
    <style:style style:name="Таблица19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9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0" style:family="table">
      <style:table-properties style:width="16.764cm" fo:margin-left="0.94cm" table:align="left" style:writing-mode="lr-tb"/>
    </style:style>
    <style:style style:name="Таблица20.A" style:family="table-column">
      <style:table-column-properties style:column-width="3.175cm"/>
    </style:style>
    <style:style style:name="Таблица20.B" style:family="table-column">
      <style:table-column-properties style:column-width="2.223cm"/>
    </style:style>
    <style:style style:name="Таблица20.C" style:family="table-column">
      <style:table-column-properties style:column-width="2.858cm"/>
    </style:style>
    <style:style style:name="Таблица20.D" style:family="table-column">
      <style:table-column-properties style:column-width="8.509cm"/>
    </style:style>
    <style:style style:name="Таблица20.1" style:family="table-row">
      <style:table-row-properties style:keep-together="true" fo:keep-together="auto"/>
    </style:style>
    <style:style style:name="Таблица20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0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0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1" style:family="table">
      <style:table-properties style:width="17.082cm" fo:margin-left="0.623cm" table:align="left" style:writing-mode="lr-tb"/>
    </style:style>
    <style:style style:name="Таблица21.A" style:family="table-column">
      <style:table-column-properties style:column-width="3.175cm"/>
    </style:style>
    <style:style style:name="Таблица21.B" style:family="table-column">
      <style:table-column-properties style:column-width="2.54cm"/>
    </style:style>
    <style:style style:name="Таблица21.C" style:family="table-column">
      <style:table-column-properties style:column-width="2.598cm"/>
    </style:style>
    <style:style style:name="Таблица21.D" style:family="table-column">
      <style:table-column-properties style:column-width="8.768cm"/>
    </style:style>
    <style:style style:name="Таблица21.1" style:family="table-row">
      <style:table-row-properties style:keep-together="true" fo:keep-together="auto"/>
    </style:style>
    <style:style style:name="Таблица21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1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1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4" style:family="table">
      <style:table-properties style:width="17.082cm" fo:margin-left="0.623cm" table:align="left" style:writing-mode="lr-tb"/>
    </style:style>
    <style:style style:name="Таблица34.A" style:family="table-column">
      <style:table-column-properties style:column-width="3.175cm"/>
    </style:style>
    <style:style style:name="Таблица34.B" style:family="table-column">
      <style:table-column-properties style:column-width="2.54cm"/>
    </style:style>
    <style:style style:name="Таблица34.C" style:family="table-column">
      <style:table-column-properties style:column-width="2.598cm"/>
    </style:style>
    <style:style style:name="Таблица34.D" style:family="table-column">
      <style:table-column-properties style:column-width="8.768cm"/>
    </style:style>
    <style:style style:name="Таблица34.1" style:family="table-row">
      <style:table-row-properties style:keep-together="true" fo:keep-together="auto"/>
    </style:style>
    <style:style style:name="Таблица34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4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4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4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6" style:family="table">
      <style:table-properties style:width="17.082cm" fo:margin-left="0.623cm" table:align="left" style:writing-mode="lr-tb"/>
    </style:style>
    <style:style style:name="Таблица36.A" style:family="table-column">
      <style:table-column-properties style:column-width="3.175cm"/>
    </style:style>
    <style:style style:name="Таблица36.B" style:family="table-column">
      <style:table-column-properties style:column-width="2.54cm"/>
    </style:style>
    <style:style style:name="Таблица36.C" style:family="table-column">
      <style:table-column-properties style:column-width="2.598cm"/>
    </style:style>
    <style:style style:name="Таблица36.D" style:family="table-column">
      <style:table-column-properties style:column-width="8.768cm"/>
    </style:style>
    <style:style style:name="Таблица36.1" style:family="table-row">
      <style:table-row-properties style:keep-together="true" fo:keep-together="auto"/>
    </style:style>
    <style:style style:name="Таблица3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6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6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6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5" style:family="table">
      <style:table-properties style:width="17.133cm" fo:margin-left="0.316cm" fo:margin-right="0.049cm" table:align="margins" style:writing-mode="lr-tb"/>
    </style:style>
    <style:style style:name="Таблица35.A" style:family="table-column">
      <style:table-column-properties style:column-width="3.484cm" style:rel-column-width="13325*"/>
    </style:style>
    <style:style style:name="Таблица35.B" style:family="table-column">
      <style:table-column-properties style:column-width="2.536cm" style:rel-column-width="9702*"/>
    </style:style>
    <style:style style:name="Таблица35.C" style:family="table-column">
      <style:table-column-properties style:column-width="2.602cm" style:rel-column-width="9952*"/>
    </style:style>
    <style:style style:name="Таблица35.D" style:family="table-column">
      <style:table-column-properties style:column-width="8.511cm" style:rel-column-width="32556*"/>
    </style:style>
    <style:style style:name="Таблица35.1" style:family="table-row">
      <style:table-row-properties style:keep-together="true" fo:keep-together="auto"/>
    </style:style>
    <style:style style:name="Таблица35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5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5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5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2" style:family="table">
      <style:table-properties style:width="17.082cm" fo:margin-left="0.623cm" table:align="left" style:writing-mode="lr-tb"/>
    </style:style>
    <style:style style:name="Таблица22.A" style:family="table-column">
      <style:table-column-properties style:column-width="3.175cm"/>
    </style:style>
    <style:style style:name="Таблица22.B" style:family="table-column">
      <style:table-column-properties style:column-width="2.54cm"/>
    </style:style>
    <style:style style:name="Таблица22.C" style:family="table-column">
      <style:table-column-properties style:column-width="2.598cm"/>
    </style:style>
    <style:style style:name="Таблица22.D" style:family="table-column">
      <style:table-column-properties style:column-width="8.768cm"/>
    </style:style>
    <style:style style:name="Таблица22.1" style:family="table-row">
      <style:table-row-properties style:keep-together="true" fo:keep-together="auto"/>
    </style:style>
    <style:style style:name="Таблица2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2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3" style:family="table">
      <style:table-properties style:width="17.082cm" fo:margin-left="0.623cm" table:align="left" style:writing-mode="lr-tb"/>
    </style:style>
    <style:style style:name="Таблица23.A" style:family="table-column">
      <style:table-column-properties style:column-width="3.418cm"/>
    </style:style>
    <style:style style:name="Таблица23.B" style:family="table-column">
      <style:table-column-properties style:column-width="2.459cm"/>
    </style:style>
    <style:style style:name="Таблица23.C" style:family="table-column">
      <style:table-column-properties style:column-width="2.598cm"/>
    </style:style>
    <style:style style:name="Таблица23.D" style:family="table-column">
      <style:table-column-properties style:column-width="8.606cm"/>
    </style:style>
    <style:style style:name="Таблица23.1" style:family="table-row">
      <style:table-row-properties style:keep-together="true" fo:keep-together="auto"/>
    </style:style>
    <style:style style:name="Таблица23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3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3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4" style:family="table">
      <style:table-properties style:width="17.082cm" fo:margin-left="0.623cm" table:align="left" style:writing-mode="lr-tb"/>
    </style:style>
    <style:style style:name="Таблица24.A" style:family="table-column">
      <style:table-column-properties style:column-width="3.418cm"/>
    </style:style>
    <style:style style:name="Таблица24.B" style:family="table-column">
      <style:table-column-properties style:column-width="2.459cm"/>
    </style:style>
    <style:style style:name="Таблица24.C" style:family="table-column">
      <style:table-column-properties style:column-width="2.598cm"/>
    </style:style>
    <style:style style:name="Таблица24.D" style:family="table-column">
      <style:table-column-properties style:column-width="8.606cm"/>
    </style:style>
    <style:style style:name="Таблица24.1" style:family="table-row">
      <style:table-row-properties style:keep-together="true" fo:keep-together="auto"/>
    </style:style>
    <style:style style:name="Таблица24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4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5" style:family="table">
      <style:table-properties style:width="17.082cm" fo:margin-left="0.623cm" table:align="left" style:writing-mode="lr-tb"/>
    </style:style>
    <style:style style:name="Таблица25.A" style:family="table-column">
      <style:table-column-properties style:column-width="3.175cm"/>
    </style:style>
    <style:style style:name="Таблица25.B" style:family="table-column">
      <style:table-column-properties style:column-width="2.54cm"/>
    </style:style>
    <style:style style:name="Таблица25.C" style:family="table-column">
      <style:table-column-properties style:column-width="2.598cm"/>
    </style:style>
    <style:style style:name="Таблица25.D" style:family="table-column">
      <style:table-column-properties style:column-width="8.768cm"/>
    </style:style>
    <style:style style:name="Таблица25.1" style:family="table-row">
      <style:table-row-properties style:keep-together="true" fo:keep-together="auto"/>
    </style:style>
    <style:style style:name="Таблица25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5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8" style:family="table">
      <style:table-properties style:width="17.717cm" table:align="left" style:writing-mode="lr-tb"/>
    </style:style>
    <style:style style:name="Таблица38.A" style:family="table-column">
      <style:table-column-properties style:column-width="4.496cm"/>
    </style:style>
    <style:style style:name="Таблица38.B" style:family="table-column">
      <style:table-column-properties style:column-width="1.969cm"/>
    </style:style>
    <style:style style:name="Таблица38.C" style:family="table-column">
      <style:table-column-properties style:column-width="2.85cm"/>
    </style:style>
    <style:style style:name="Таблица38.D" style:family="table-column">
      <style:table-column-properties style:column-width="8.401cm"/>
    </style:style>
    <style:style style:name="Таблица38.1" style:family="table-row">
      <style:table-row-properties style:keep-together="true" fo:keep-together="auto"/>
    </style:style>
    <style:style style:name="Таблица38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8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8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6" style:family="table">
      <style:table-properties style:width="17.082cm" fo:margin-left="0.623cm" table:align="left" style:writing-mode="lr-tb"/>
    </style:style>
    <style:style style:name="Таблица26.A" style:family="table-column">
      <style:table-column-properties style:column-width="3.861cm"/>
    </style:style>
    <style:style style:name="Таблица26.B" style:family="table-column">
      <style:table-column-properties style:column-width="1.969cm"/>
    </style:style>
    <style:style style:name="Таблица26.C" style:family="table-column">
      <style:table-column-properties style:column-width="2.85cm"/>
    </style:style>
    <style:style style:name="Таблица26.D" style:family="table-column">
      <style:table-column-properties style:column-width="8.401cm"/>
    </style:style>
    <style:style style:name="Таблица26.1" style:family="table-row">
      <style:table-row-properties style:keep-together="true" fo:keep-together="auto"/>
    </style:style>
    <style:style style:name="Таблица2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6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6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7" style:family="table">
      <style:table-properties style:width="17.11cm" fo:margin-left="0.601cm" fo:margin-right="-0.213cm" table:align="margins" style:writing-mode="lr-tb"/>
    </style:style>
    <style:style style:name="Таблица27.A" style:family="table-column">
      <style:table-column-properties style:column-width="3.198cm" style:rel-column-width="12248*"/>
    </style:style>
    <style:style style:name="Таблица27.B" style:family="table-column">
      <style:table-column-properties style:column-width="2.226cm" style:rel-column-width="8526*"/>
    </style:style>
    <style:style style:name="Таблица27.C" style:family="table-column">
      <style:table-column-properties style:column-width="2.845cm" style:rel-column-width="10897*"/>
    </style:style>
    <style:style style:name="Таблица27.D" style:family="table-column">
      <style:table-column-properties style:column-width="8.841cm" style:rel-column-width="33864*"/>
    </style:style>
    <style:style style:name="Таблица27.1" style:family="table-row">
      <style:table-row-properties style:keep-together="true" fo:keep-together="auto"/>
    </style:style>
    <style:style style:name="Таблица27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7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7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7.D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1" style:family="table">
      <style:table-properties style:width="17.082cm" fo:margin-left="0.623cm" table:align="left" style:writing-mode="lr-tb"/>
    </style:style>
    <style:style style:name="Таблица31.A" style:family="table-column">
      <style:table-column-properties style:column-width="3.861cm"/>
    </style:style>
    <style:style style:name="Таблица31.B" style:family="table-column">
      <style:table-column-properties style:column-width="1.969cm"/>
    </style:style>
    <style:style style:name="Таблица31.C" style:family="table-column">
      <style:table-column-properties style:column-width="2.85cm"/>
    </style:style>
    <style:style style:name="Таблица31.D" style:family="table-column">
      <style:table-column-properties style:column-width="8.401cm"/>
    </style:style>
    <style:style style:name="Таблица31.1" style:family="table-row">
      <style:table-row-properties style:keep-together="true" fo:keep-together="auto"/>
    </style:style>
    <style:style style:name="Таблица31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1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1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1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1.D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8" style:family="table">
      <style:table-properties style:width="17.082cm" fo:margin-left="0.623cm" table:align="left" style:writing-mode="lr-tb"/>
    </style:style>
    <style:style style:name="Таблица28.A" style:family="table-column">
      <style:table-column-properties style:column-width="3.861cm"/>
    </style:style>
    <style:style style:name="Таблица28.B" style:family="table-column">
      <style:table-column-properties style:column-width="1.969cm"/>
    </style:style>
    <style:style style:name="Таблица28.C" style:family="table-column">
      <style:table-column-properties style:column-width="2.85cm"/>
    </style:style>
    <style:style style:name="Таблица28.D" style:family="table-column">
      <style:table-column-properties style:column-width="8.401cm"/>
    </style:style>
    <style:style style:name="Таблица28.1" style:family="table-row">
      <style:table-row-properties style:keep-together="true" fo:keep-together="auto"/>
    </style:style>
    <style:style style:name="Таблица28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8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8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9" style:family="table">
      <style:table-properties style:width="17.082cm" fo:margin-left="0.623cm" table:align="left" style:writing-mode="lr-tb"/>
    </style:style>
    <style:style style:name="Таблица29.A" style:family="table-column">
      <style:table-column-properties style:column-width="3.861cm"/>
    </style:style>
    <style:style style:name="Таблица29.B" style:family="table-column">
      <style:table-column-properties style:column-width="1.969cm"/>
    </style:style>
    <style:style style:name="Таблица29.C" style:family="table-column">
      <style:table-column-properties style:column-width="2.85cm"/>
    </style:style>
    <style:style style:name="Таблица29.D" style:family="table-column">
      <style:table-column-properties style:column-width="8.401cm"/>
    </style:style>
    <style:style style:name="Таблица29.1" style:family="table-row">
      <style:table-row-properties style:keep-together="true" fo:keep-together="auto"/>
    </style:style>
    <style:style style:name="Таблица29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9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0" style:family="table">
      <style:table-properties style:width="17.082cm" fo:margin-left="0.623cm" table:align="left" style:writing-mode="lr-tb"/>
    </style:style>
    <style:style style:name="Таблица30.A" style:family="table-column">
      <style:table-column-properties style:column-width="3.861cm"/>
    </style:style>
    <style:style style:name="Таблица30.B" style:family="table-column">
      <style:table-column-properties style:column-width="1.969cm"/>
    </style:style>
    <style:style style:name="Таблица30.C" style:family="table-column">
      <style:table-column-properties style:column-width="2.85cm"/>
    </style:style>
    <style:style style:name="Таблица30.D" style:family="table-column">
      <style:table-column-properties style:column-width="8.401cm"/>
    </style:style>
    <style:style style:name="Таблица30.1" style:family="table-row">
      <style:table-row-properties style:keep-together="true" fo:keep-together="auto"/>
    </style:style>
    <style:style style:name="Таблица30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0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0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0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0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7" style:family="table">
      <style:table-properties style:width="17.082cm" fo:margin-left="0.623cm" table:align="left" style:writing-mode="lr-tb"/>
    </style:style>
    <style:style style:name="Таблица37.A" style:family="table-column">
      <style:table-column-properties style:column-width="3.861cm"/>
    </style:style>
    <style:style style:name="Таблица37.B" style:family="table-column">
      <style:table-column-properties style:column-width="1.969cm"/>
    </style:style>
    <style:style style:name="Таблица37.C" style:family="table-column">
      <style:table-column-properties style:column-width="2.85cm"/>
    </style:style>
    <style:style style:name="Таблица37.D" style:family="table-column">
      <style:table-column-properties style:column-width="8.401cm"/>
    </style:style>
    <style:style style:name="Таблица37.1" style:family="table-row">
      <style:table-row-properties style:keep-together="true" fo:keep-together="auto"/>
    </style:style>
    <style:style style:name="Таблица37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7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7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7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</style:style>
    <style:style style:name="P5" style:family="paragraph" style:parent-style-name="Header">
      <style:paragraph-properties fo:text-align="end" style:justify-single-word="false" style:snap-to-layout-grid="false"/>
      <style:text-properties fo:font-style="normal" style:font-style-asian="normal"/>
    </style:style>
    <style:style style:name="P6" style:family="paragraph" style:parent-style-name="Header">
      <style:paragraph-properties fo:text-align="center" style:justify-single-word="false" style:snap-to-layout-grid="false"/>
      <style:text-properties fo:font-style="normal" style:font-style-asian="normal" style:font-style-complex="italic"/>
    </style:style>
    <style:style style:name="P7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P8" style:family="paragraph" style:parent-style-name="Standard">
      <style:paragraph-properties fo:line-height="100%" fo:orphans="2" fo:widows="2" style:text-autospace="none"/>
      <style:text-properties fo:language="en" fo:country="US"/>
    </style:style>
    <style:style style:name="P9" style:family="paragraph" style:parent-style-name="Standard">
      <style:paragraph-properties fo:line-height="100%" fo:orphans="2" fo:widows="2" style:text-autospace="none"/>
    </style:style>
    <style:style style:name="P10" style:family="paragraph" style:parent-style-name="Standard">
      <style:paragraph-properties fo:line-height="100%" fo:orphans="2" fo:widows="2" style:text-autospace="none" style:snap-to-layout-grid="false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style:snap-to-layout-grid="false"/>
      <style:text-properties officeooo:paragraph-rsid="001b02ca"/>
    </style:style>
    <style:style style:name="P13" style:family="paragraph" style:parent-style-name="Standard">
      <style:paragraph-properties style:snap-to-layout-grid="false"/>
      <style:text-properties officeooo:paragraph-rsid="00252944"/>
    </style:style>
    <style:style style:name="P14" style:family="paragraph" style:parent-style-name="Standard">
      <style:paragraph-properties style:snap-to-layout-grid="false"/>
      <style:text-properties officeooo:paragraph-rsid="0067178b"/>
    </style:style>
    <style:style style:name="P15" style:family="paragraph" style:parent-style-name="Standard">
      <style:paragraph-properties fo:text-align="center" style:justify-single-word="false" style:snap-to-layout-grid="false"/>
    </style:style>
    <style:style style:name="P16" style:family="paragraph" style:parent-style-name="Standard">
      <style:paragraph-properties fo:text-align="center" style:justify-single-word="false" style:snap-to-layout-grid="false"/>
      <style:text-properties officeooo:paragraph-rsid="001b02ca"/>
    </style:style>
    <style:style style:name="P17" style:family="paragraph" style:parent-style-name="Standard">
      <style:paragraph-properties fo:text-align="center" style:justify-single-word="false" style:snap-to-layout-grid="false"/>
      <style:text-properties officeooo:paragraph-rsid="00252944"/>
    </style:style>
    <style:style style:name="P18" style:family="paragraph" style:parent-style-name="Standard">
      <style:paragraph-properties fo:text-align="center" style:justify-single-word="false" style:snap-to-layout-grid="false"/>
      <style:text-properties officeooo:paragraph-rsid="0067178b"/>
    </style:style>
    <style:style style:name="P19" style:family="paragraph" style:parent-style-name="Standard">
      <style:paragraph-properties fo:margin-left="0.953cm" fo:margin-right="0cm" fo:text-indent="0cm" style:auto-text-indent="false"/>
    </style:style>
    <style:style style:name="P20" style:family="paragraph" style:parent-style-name="Standard">
      <style:paragraph-properties fo:margin-left="0.953cm" fo:margin-right="0cm" fo:text-indent="0cm" style:auto-text-indent="false"/>
      <style:text-properties fo:language="en" fo:country="US"/>
    </style:style>
    <style:style style:name="P21" style:family="paragraph" style:parent-style-name="Standard">
      <style:paragraph-properties fo:text-align="center" style:justify-single-word="false" fo:keep-with-next="always" style:snap-to-layout-grid="false"/>
    </style:style>
    <style:style style:name="P22" style:family="paragraph" style:parent-style-name="Standard">
      <style:paragraph-properties fo:keep-with-next="always" style:snap-to-layout-grid="false"/>
    </style:style>
    <style:style style:name="P23" style:family="paragraph" style:parent-style-name="Text_20_body">
      <style:paragraph-properties fo:keep-with-next="always"/>
    </style:style>
    <style:style style:name="P24" style:family="paragraph" style:parent-style-name="Standard">
      <style:paragraph-properties fo:margin-left="1cm" fo:margin-right="0cm" fo:text-indent="0cm" style:auto-text-indent="false" style:text-autospace="none"/>
      <style:text-properties style:font-name="Arial" style:font-name-complex="Arial"/>
    </style:style>
    <style:style style:name="P25" style:family="paragraph" style:parent-style-name="Standard">
      <style:paragraph-properties fo:margin-left="1cm" fo:margin-right="0cm" fo:text-indent="0cm" style:auto-text-indent="false" style:text-autospace="none"/>
      <style:text-properties style:font-name="Arial" fo:language="de" fo:country="DE" style:font-name-complex="Arial"/>
    </style:style>
    <style:style style:name="P26" style:family="paragraph" style:parent-style-name="Standard">
      <style:paragraph-properties fo:margin-left="1cm" fo:margin-right="0cm" fo:margin-top="0.423cm" fo:margin-bottom="0.212cm" fo:text-indent="0cm" style:auto-text-indent="false" style:text-autospace="none"/>
    </style:style>
    <style:style style:name="P27" style:family="paragraph" style:parent-style-name="Text_20_body">
      <style:text-properties fo:language="en" fo:country="US"/>
    </style:style>
    <style:style style:name="P28" style:family="paragraph" style:parent-style-name="Text_20_body">
      <style:text-properties fo:language="en" fo:country="US" officeooo:paragraph-rsid="0067178b"/>
    </style:style>
    <style:style style:name="P29" style:family="paragraph" style:parent-style-name="Text_20_body">
      <style:text-properties fo:language="zxx" fo:country="none" style:language-asian="zxx" style:country-asian="none"/>
    </style:style>
    <style:style style:name="P30" style:family="paragraph" style:parent-style-name="Text_20_body">
      <style:text-properties fo:font-weight="bold" style:font-weight-asian="bold"/>
    </style:style>
    <style:style style:name="P31" style:family="paragraph" style:parent-style-name="Text_20_body">
      <style:text-properties style:font-name="Arial" fo:font-weight="bold" style:font-weight-asian="bold" style:font-name-complex="Arial" style:font-weight-complex="bold"/>
    </style:style>
    <style:style style:name="P32" style:family="paragraph" style:parent-style-name="Text_20_body">
      <style:text-properties officeooo:paragraph-rsid="00252944"/>
    </style:style>
    <style:style style:name="P33" style:family="paragraph" style:parent-style-name="Text_20_body">
      <style:text-properties officeooo:paragraph-rsid="0026207e"/>
    </style:style>
    <style:style style:name="P34" style:family="paragraph" style:parent-style-name="Text_20_body">
      <style:text-properties officeooo:paragraph-rsid="003207a2"/>
    </style:style>
    <style:style style:name="P35" style:family="paragraph" style:parent-style-name="Text_20_body">
      <style:text-properties officeooo:paragraph-rsid="0034c48b"/>
    </style:style>
    <style:style style:name="P36" style:family="paragraph" style:parent-style-name="Text_20_body">
      <style:text-properties officeooo:paragraph-rsid="00356c4d"/>
    </style:style>
    <style:style style:name="P37" style:family="paragraph" style:parent-style-name="Text_20_body">
      <style:text-properties officeooo:paragraph-rsid="003ffd98"/>
    </style:style>
    <style:style style:name="P38" style:family="paragraph" style:parent-style-name="Text_20_body">
      <style:text-properties fo:font-style="italic" fo:font-weight="bold" officeooo:rsid="003ffd98" officeooo:paragraph-rsid="003ffd98" style:font-style-asian="italic" style:font-weight-asian="bold" style:font-style-complex="italic" style:font-weight-complex="bold"/>
    </style:style>
    <style:style style:name="P39" style:family="paragraph" style:parent-style-name="Text_20_body">
      <style:text-properties officeooo:paragraph-rsid="0053fa50"/>
    </style:style>
    <style:style style:name="P40" style:family="paragraph" style:parent-style-name="Text_20_body">
      <style:text-properties officeooo:paragraph-rsid="00552900"/>
    </style:style>
    <style:style style:name="P41" style:family="paragraph" style:parent-style-name="Text_20_body">
      <style:text-properties officeooo:paragraph-rsid="00667566"/>
    </style:style>
    <style:style style:name="P42" style:family="paragraph" style:parent-style-name="Text_20_body">
      <style:text-properties officeooo:paragraph-rsid="0067178b"/>
    </style:style>
    <style:style style:name="P43" style:family="paragraph" style:parent-style-name="Text_20_body">
      <style:text-properties officeooo:paragraph-rsid="0068d67f"/>
    </style:style>
    <style:style style:name="P44" style:family="paragraph" style:parent-style-name="Text_20_body">
      <style:text-properties officeooo:paragraph-rsid="00713ce4"/>
    </style:style>
    <style:style style:name="P45" style:family="paragraph" style:parent-style-name="Text_20_body">
      <style:text-properties officeooo:paragraph-rsid="00732518"/>
    </style:style>
    <style:style style:name="P46" style:family="paragraph" style:parent-style-name="Text_20_body">
      <style:text-properties officeooo:paragraph-rsid="0074a91e"/>
    </style:style>
    <style:style style:name="P47" style:family="paragraph" style:parent-style-name="Text_20_body">
      <style:text-properties officeooo:paragraph-rsid="0076ac19"/>
    </style:style>
    <style:style style:name="P48" style:family="paragraph" style:parent-style-name="Text_20_body">
      <style:paragraph-properties fo:margin-left="0cm" fo:margin-right="0cm" fo:text-indent="0cm" style:auto-text-indent="false"/>
    </style:style>
    <style:style style:name="P49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50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</style:style>
    <style:style style:name="P51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1a20f1"/>
    </style:style>
    <style:style style:name="P52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1b02ca"/>
    </style:style>
    <style:style style:name="P53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252944"/>
    </style:style>
    <style:style style:name="P54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67178b"/>
    </style:style>
    <style:style style:name="P55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56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1a20f1"/>
    </style:style>
    <style:style style:name="P57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1b02ca"/>
    </style:style>
    <style:style style:name="P58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252944"/>
    </style:style>
    <style:style style:name="P59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50fbaa"/>
    </style:style>
    <style:style style:name="P60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568bf8"/>
    </style:style>
    <style:style style:name="P61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6d04a6"/>
    </style:style>
    <style:style style:name="P62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/>
    </style:style>
    <style:style style:name="P63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 officeooo:paragraph-rsid="001fca26"/>
    </style:style>
    <style:style style:name="P64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 officeooo:paragraph-rsid="005bd7fa"/>
    </style:style>
    <style:style style:name="P6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66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/>
    </style:style>
    <style:style style:name="P67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 officeooo:paragraph-rsid="0067178b"/>
    </style:style>
    <style:style style:name="P68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language="en" fo:country="US"/>
    </style:style>
    <style:style style:name="P69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language="en" fo:country="US" officeooo:rsid="001b02ca" officeooo:paragraph-rsid="001b02ca"/>
    </style:style>
    <style:style style:name="P70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71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</style:style>
    <style:style style:name="P72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officeooo:paragraph-rsid="00252944"/>
    </style:style>
    <style:style style:name="P73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officeooo:paragraph-rsid="0067178b"/>
    </style:style>
    <style:style style:name="P7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67178b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fo:font-weight="bold" style:font-weight-asian="bold"/>
    </style:style>
    <style:style style:name="P76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rsid="001a20f1" officeooo:paragraph-rsid="001a20f1"/>
    </style:style>
    <style:style style:name="P77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officeooo:rsid="001a20f1" officeooo:paragraph-rsid="001a20f1"/>
    </style:style>
    <style:style style:name="P78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rsid="001b02ca" officeooo:paragraph-rsid="001b02ca"/>
    </style:style>
    <style:style style:name="P79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rsid="00238cdf" officeooo:paragraph-rsid="00238cdf"/>
    </style:style>
    <style:style style:name="P80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rsid="00238cdf" officeooo:paragraph-rsid="00252944"/>
    </style:style>
    <style:style style:name="P81" style:family="paragraph" style:parent-style-name="Text_20_body">
      <style:paragraph-properties fo:margin-left="0cm" fo:margin-right="0cm" fo:text-indent="0cm" style:auto-text-indent="false" style:snap-to-layout-grid="false"/>
      <style:text-properties officeooo:rsid="00238cdf" officeooo:paragraph-rsid="00238cdf"/>
    </style:style>
    <style:style style:name="P82" style:family="paragraph" style:parent-style-name="Text_20_body">
      <style:paragraph-properties fo:margin-left="0cm" fo:margin-right="0cm" fo:text-indent="0cm" style:auto-text-indent="false" style:snap-to-layout-grid="false"/>
      <style:text-properties officeooo:rsid="00238cdf" officeooo:paragraph-rsid="00252944"/>
    </style:style>
    <style:style style:name="P83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officeooo:rsid="00238cdf" officeooo:paragraph-rsid="00238cdf"/>
    </style:style>
    <style:style style:name="P84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officeooo:rsid="00238cdf" officeooo:paragraph-rsid="00252944"/>
    </style:style>
    <style:style style:name="P85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font-style="italic" fo:font-weight="bold" officeooo:paragraph-rsid="0049b467" style:font-style-asian="italic" style:font-weight-asian="bold" style:font-style-complex="italic" style:font-weight-complex="bold"/>
    </style:style>
    <style:style style:name="P86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font-style="italic" fo:font-weight="bold" officeooo:rsid="0049b467" officeooo:paragraph-rsid="0049b467" style:font-style-asian="italic" style:font-weight-asian="bold" style:font-style-complex="italic" style:font-weight-complex="bold"/>
    </style:style>
    <style:style style:name="P87" style:family="paragraph" style:parent-style-name="Text_20_body">
      <style:paragraph-properties fo:margin-left="0cm" fo:margin-right="0cm" fo:text-indent="0cm" style:auto-text-indent="false"/>
      <style:text-properties officeooo:paragraph-rsid="0053fa50"/>
    </style:style>
    <style:style style:name="P88" style:family="paragraph" style:parent-style-name="Text_20_body">
      <style:paragraph-properties fo:margin-left="0cm" fo:margin-right="0cm" fo:text-indent="0cm" style:auto-text-indent="false" fo:keep-with-next="always" style:snap-to-layout-grid="false"/>
    </style:style>
    <style:style style:name="P89" style:family="paragraph" style:parent-style-name="Text_20_body">
      <style:paragraph-properties fo:margin-left="0cm" fo:margin-right="0cm" fo:text-align="start" style:justify-single-word="false" fo:text-indent="0cm" style:auto-text-indent="false" fo:keep-with-next="always" style:snap-to-layout-grid="false"/>
    </style:style>
    <style:style style:name="P90" style:family="paragraph" style:parent-style-name="Text_20_body">
      <style:paragraph-properties fo:margin-left="0cm" fo:margin-right="0cm" fo:text-align="start" style:justify-single-word="false" fo:text-indent="0cm" style:auto-text-indent="false" fo:keep-with-next="always" style:snap-to-layout-grid="false"/>
      <style:text-properties officeooo:paragraph-rsid="001fca26"/>
    </style:style>
    <style:style style:name="P91" style:family="paragraph" style:parent-style-name="Text_20_body">
      <style:paragraph-properties fo:margin-left="0cm" fo:margin-right="0cm" fo:margin-top="0cm" fo:margin-bottom="0.212cm" fo:text-indent="0cm" style:auto-text-indent="false" style:snap-to-layout-grid="false"/>
      <style:text-properties fo:language="en" fo:country="US"/>
    </style:style>
    <style:style style:name="P92" style:family="paragraph" style:parent-style-name="Text_20_body">
      <style:paragraph-properties fo:margin-left="0cm" fo:margin-right="0cm" fo:margin-top="0cm" fo:margin-bottom="0.212cm" fo:text-indent="0cm" style:auto-text-indent="false" style:snap-to-layout-grid="false"/>
    </style:style>
    <style:style style:name="P93" style:family="paragraph" style:parent-style-name="Standard">
      <style:paragraph-properties fo:margin-left="0cm" fo:margin-right="0cm" fo:text-indent="0cm" style:auto-text-indent="false"/>
    </style:style>
    <style:style style:name="P94" style:family="paragraph" style:parent-style-name="Standard">
      <style:paragraph-properties fo:margin-left="0cm" fo:margin-right="0cm" fo:text-indent="0cm" style:auto-text-indent="false" style:text-autospace="none"/>
      <style:text-properties style:font-name="Arial" fo:language="de" fo:country="DE" style:font-name-complex="Arial"/>
    </style:style>
    <style:style style:name="P95" style:family="paragraph" style:parent-style-name="Text_20_body">
      <style:paragraph-properties fo:margin-left="0cm" fo:margin-right="0cm" fo:margin-top="0.212cm" fo:margin-bottom="0.212cm" fo:text-align="start" style:justify-single-word="false" fo:text-indent="0cm" style:auto-text-indent="false" style:snap-to-layout-grid="false"/>
    </style:style>
    <style:style style:name="P96" style:family="paragraph" style:parent-style-name="Text_20_body">
      <style:paragraph-properties fo:margin-top="0.212cm" fo:margin-bottom="0.212cm"/>
    </style:style>
    <style:style style:name="P97" style:family="paragraph" style:parent-style-name="Text_20_body">
      <style:paragraph-properties fo:margin-top="0.212cm" fo:margin-bottom="0.212cm"/>
      <style:text-properties fo:language="en" fo:country="US"/>
    </style:style>
    <style:style style:name="P98" style:family="paragraph" style:parent-style-name="Text_20_body">
      <style:paragraph-properties fo:margin-top="0.212cm" fo:margin-bottom="0.212cm"/>
      <style:text-properties officeooo:paragraph-rsid="001a20f1"/>
    </style:style>
    <style:style style:name="P99" style:family="paragraph" style:parent-style-name="Text_20_body">
      <style:paragraph-properties fo:margin-top="0.212cm" fo:margin-bottom="0.212cm"/>
      <style:text-properties fo:font-weight="normal" officeooo:paragraph-rsid="001b02ca" style:font-weight-asian="normal" style:font-weight-complex="normal"/>
    </style:style>
    <style:style style:name="P100" style:family="paragraph" style:parent-style-name="Text_20_body">
      <style:paragraph-properties fo:margin-top="0.212cm" fo:margin-bottom="0.212cm"/>
      <style:text-properties officeooo:paragraph-rsid="001b02ca"/>
    </style:style>
    <style:style style:name="P101" style:family="paragraph" style:parent-style-name="Text_20_body">
      <style:paragraph-properties fo:margin-top="0.212cm" fo:margin-bottom="0.212cm"/>
      <style:text-properties officeooo:paragraph-rsid="002d0be2"/>
    </style:style>
    <style:style style:name="P102" style:family="paragraph" style:parent-style-name="Text_20_body">
      <style:paragraph-properties fo:margin-top="0.212cm" fo:margin-bottom="0.212cm"/>
      <style:text-properties officeooo:paragraph-rsid="0067178b"/>
    </style:style>
    <style:style style:name="P103" style:family="paragraph" style:parent-style-name="Text_20_body">
      <style:paragraph-properties fo:margin-top="0.212cm" fo:margin-bottom="0.212cm"/>
      <style:text-properties officeooo:paragraph-rsid="006de087"/>
    </style:style>
    <style:style style:name="P104" style:family="paragraph" style:parent-style-name="Text_20_body">
      <style:paragraph-properties fo:margin-left="1.635cm" fo:margin-right="0cm" fo:text-indent="0cm" style:auto-text-indent="false"/>
    </style:style>
    <style:style style:name="P105" style:family="paragraph" style:parent-style-name="Text_20_body">
      <style:paragraph-properties fo:margin-left="1.635cm" fo:margin-right="0cm" fo:margin-top="0.212cm" fo:margin-bottom="0.212cm" fo:text-indent="0cm" style:auto-text-indent="false"/>
      <style:text-properties officeooo:paragraph-rsid="00252944"/>
    </style:style>
    <style:style style:name="P106" style:family="paragraph" style:parent-style-name="Text_20_body">
      <style:paragraph-properties fo:margin-left="0.499cm" fo:margin-right="0cm" fo:margin-top="0.212cm" fo:margin-bottom="0.212cm" fo:text-indent="0.501cm" style:auto-text-indent="false"/>
    </style:style>
    <style:style style:name="P107" style:family="paragraph" style:parent-style-name="Text_20_body">
      <style:paragraph-properties fo:margin-left="0cm" fo:margin-right="0cm" fo:margin-top="0.212cm" fo:margin-bottom="0.212cm" fo:text-indent="0.501cm" style:auto-text-indent="false"/>
    </style:style>
    <style:style style:name="P108" style:family="paragraph" style:parent-style-name="Text_20_body">
      <style:paragraph-properties fo:margin-left="1.501cm" fo:margin-right="0cm" fo:margin-top="0.212cm" fo:margin-bottom="0.212cm" fo:text-indent="0.002cm" style:auto-text-indent="false"/>
      <style:text-properties fo:language="en" fo:country="US"/>
    </style:style>
    <style:style style:name="P109" style:family="paragraph" style:parent-style-name="Text_20_body">
      <style:paragraph-properties fo:margin-left="2.002cm" fo:margin-right="0cm" fo:margin-top="0.212cm" fo:margin-bottom="0.212cm" fo:text-indent="0.002cm" style:auto-text-indent="false"/>
      <style:text-properties fo:language="en" fo:country="US"/>
    </style:style>
    <style:style style:name="P110" style:family="paragraph" style:parent-style-name="Text_20_body">
      <style:paragraph-properties fo:margin-left="1.499cm" fo:margin-right="0cm" fo:margin-top="0.212cm" fo:margin-bottom="0.212cm" fo:text-indent="0.002cm" style:auto-text-indent="false"/>
    </style:style>
    <style:style style:name="P111" style:family="paragraph" style:parent-style-name="Table_20_Text">
      <style:paragraph-properties style:snap-to-layout-grid="false"/>
    </style:style>
    <style:style style:name="P112" style:family="paragraph" style:parent-style-name="Table_20_Text">
      <style:paragraph-properties style:snap-to-layout-grid="false"/>
      <style:text-properties officeooo:paragraph-rsid="0013e142"/>
    </style:style>
    <style:style style:name="P113" style:family="paragraph" style:parent-style-name="Table_20_Text">
      <style:paragraph-properties style:snap-to-layout-grid="false"/>
      <style:text-properties officeooo:paragraph-rsid="001fca26"/>
    </style:style>
    <style:style style:name="P114" style:family="paragraph" style:parent-style-name="Table_20_Text">
      <style:paragraph-properties style:snap-to-layout-grid="false"/>
      <style:text-properties officeooo:paragraph-rsid="005bd7fa"/>
    </style:style>
    <style:style style:name="P115" style:family="paragraph" style:parent-style-name="Table_20_Text">
      <style:paragraph-properties style:snap-to-layout-grid="false"/>
      <style:text-properties officeooo:paragraph-rsid="0067178b"/>
    </style:style>
    <style:style style:name="P116" style:family="paragraph" style:parent-style-name="Table_20_Text">
      <style:paragraph-properties fo:text-align="start" style:justify-single-word="false" style:snap-to-layout-grid="false"/>
    </style:style>
    <style:style style:name="P117" style:family="paragraph" style:parent-style-name="Table_20_Text">
      <style:paragraph-properties fo:text-align="start" style:justify-single-word="false" style:snap-to-layout-grid="false"/>
      <style:text-properties officeooo:paragraph-rsid="006d04a6"/>
    </style:style>
    <style:style style:name="P118" style:family="paragraph" style:parent-style-name="Table_20_Text">
      <style:paragraph-properties style:snap-to-layout-grid="false"/>
      <style:text-properties fo:language="en" fo:country="US"/>
    </style:style>
    <style:style style:name="P119" style:family="paragraph" style:parent-style-name="Table_20_Text">
      <style:paragraph-properties style:snap-to-layout-grid="false"/>
      <style:text-properties fo:language="en" fo:country="US" officeooo:paragraph-rsid="00238cdf"/>
    </style:style>
    <style:style style:name="P120" style:family="paragraph" style:parent-style-name="Table_20_Text">
      <style:paragraph-properties style:snap-to-layout-grid="false"/>
      <style:text-properties fo:language="en" fo:country="US" officeooo:paragraph-rsid="00252944"/>
    </style:style>
    <style:style style:name="P121" style:family="paragraph" style:parent-style-name="Table_20_Text">
      <style:paragraph-properties style:snap-to-layout-grid="false"/>
      <style:text-properties fo:language="en" fo:country="US" officeooo:paragraph-rsid="0067178b"/>
    </style:style>
    <style:style style:name="P122" style:family="paragraph" style:parent-style-name="Table_20_Text">
      <style:paragraph-properties style:snap-to-layout-grid="false"/>
      <style:text-properties fo:language="en" fo:country="US" fo:font-weight="bold" style:font-weight-asian="bold"/>
    </style:style>
    <style:style style:name="P123" style:family="paragraph" style:parent-style-name="Table_20_Text">
      <style:paragraph-properties style:snap-to-layout-grid="false"/>
      <style:text-properties fo:language="en" fo:country="US" fo:font-weight="bold" style:font-weight-asian="bold" style:font-weight-complex="bold"/>
    </style:style>
    <style:style style:name="P124" style:family="paragraph" style:parent-style-name="Table_20_Text">
      <style:paragraph-properties style:snap-to-layout-grid="false"/>
      <style:text-properties fo:language="en" fo:country="US" fo:font-weight="bold" officeooo:paragraph-rsid="00252944" style:font-weight-asian="bold" style:font-weight-complex="bold"/>
    </style:style>
    <style:style style:name="P125" style:family="paragraph" style:parent-style-name="Table_20_Text">
      <style:paragraph-properties style:snap-to-layout-grid="false"/>
      <style:text-properties fo:language="en" fo:country="US" fo:font-weight="bold" officeooo:rsid="001b02ca" officeooo:paragraph-rsid="001b02ca" style:font-weight-asian="bold" style:font-weight-complex="bold"/>
    </style:style>
    <style:style style:name="P126" style:family="paragraph" style:parent-style-name="Table_20_Text">
      <style:paragraph-properties style:snap-to-layout-grid="false"/>
      <style:text-properties fo:language="en" fo:country="US" fo:font-weight="bold" officeooo:rsid="0018f999" officeooo:paragraph-rsid="0018f999" style:font-weight-asian="bold"/>
    </style:style>
    <style:style style:name="P127" style:family="paragraph" style:parent-style-name="Table_20_Text">
      <style:paragraph-properties style:snap-to-layout-grid="false"/>
      <style:text-properties fo:language="en" fo:country="US" fo:font-style="italic" fo:font-weight="bold" style:font-style-asian="italic" style:font-weight-asian="bold"/>
    </style:style>
    <style:style style:name="P128" style:family="paragraph" style:parent-style-name="Table_20_Text">
      <style:paragraph-properties style:snap-to-layout-grid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29" style:family="paragraph" style:parent-style-name="Table_20_Text">
      <style:paragraph-properties style:snap-to-layout-grid="false"/>
      <style:text-properties officeooo:rsid="0013e142" officeooo:paragraph-rsid="0013e142"/>
    </style:style>
    <style:style style:name="P130" style:family="paragraph" style:parent-style-name="Table_20_Text">
      <style:paragraph-properties style:snap-to-layout-grid="false"/>
      <style:text-properties fo:font-weight="bold" style:font-weight-asian="bold" style:font-weight-complex="bold"/>
    </style:style>
    <style:style style:name="P131" style:family="paragraph" style:parent-style-name="Table_20_Text">
      <style:paragraph-properties style:snap-to-layout-grid="false"/>
      <style:text-properties officeooo:rsid="0015e788" officeooo:paragraph-rsid="0015e788"/>
    </style:style>
    <style:style style:name="P132" style:family="paragraph" style:parent-style-name="Table_20_Text">
      <style:paragraph-properties style:snap-to-layout-grid="false"/>
      <style:text-properties fo:font-style="italic" officeooo:paragraph-rsid="0050fbaa" style:font-style-asian="italic" style:font-style-complex="italic"/>
    </style:style>
    <style:style style:name="P133" style:family="paragraph" style:parent-style-name="Table_20_Text">
      <style:paragraph-properties style:snap-to-layout-grid="false"/>
      <style:text-properties fo:font-style="italic" officeooo:paragraph-rsid="00568bf8" style:font-style-asian="italic" style:font-style-complex="italic"/>
    </style:style>
    <style:style style:name="P134" style:family="paragraph" style:parent-style-name="Table_20_Text">
      <style:paragraph-properties style:snap-to-layout-grid="false"/>
      <style:text-properties fo:font-style="italic" officeooo:paragraph-rsid="006d04a6" style:font-style-asian="italic" style:font-style-complex="italic"/>
    </style:style>
    <style:style style:name="P135" style:family="paragraph" style:parent-style-name="Table_20_Text">
      <style:paragraph-properties style:snap-to-layout-grid="false"/>
      <style:text-properties fo:font-style="italic" fo:font-weight="bold" officeooo:paragraph-rsid="005bd7fa" style:font-style-asian="italic" style:font-weight-asian="bold" style:font-style-complex="italic" style:font-weight-complex="bold"/>
    </style:style>
    <style:style style:name="P136" style:family="paragraph" style:parent-style-name="Table_20_Title">
      <style:paragraph-properties style:snap-to-layout-grid="false"/>
      <style:text-properties fo:font-size="8pt" style:font-size-asian="8pt" style:font-size-complex="8pt"/>
    </style:style>
    <style:style style:name="P137" style:family="paragraph" style:parent-style-name="Table_20_Title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138" style:family="paragraph" style:parent-style-name="Document_20_Title">
      <style:text-properties fo:language="en" fo:country="US"/>
    </style:style>
    <style:style style:name="P139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font-weight="bold" style:font-weight-asian="bold"/>
    </style:style>
    <style:style style:name="P140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font-weight="bold" officeooo:paragraph-rsid="0053fa50" style:font-weight-asian="bold"/>
    </style:style>
    <style:style style:name="P141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font-weight="bold" officeooo:paragraph-rsid="00549675" style:font-weight-asian="bold"/>
    </style:style>
    <style:style style:name="P142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officeooo:paragraph-rsid="0053fa50"/>
    </style:style>
    <style:style style:name="P143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officeooo:paragraph-rsid="00549675"/>
    </style:style>
    <style:style style:name="P144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language="en" fo:country="US" officeooo:paragraph-rsid="0053fa50"/>
    </style:style>
    <style:style style:name="P145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language="en" fo:country="US" officeooo:paragraph-rsid="00549675"/>
    </style:style>
    <style:style style:name="P146" style:family="paragraph" style:parent-style-name="Plain_20_Text">
      <style:paragraph-properties fo:margin-left="0.951cm" fo:margin-right="0cm" fo:text-indent="0cm" style:auto-text-indent="false"/>
      <style:text-properties fo:language="en" fo:country="US" officeooo:paragraph-rsid="0053fa50"/>
    </style:style>
    <style:style style:name="P147" style:family="paragraph" style:parent-style-name="Text_20_body">
      <style:paragraph-properties fo:margin-left="0.97cm" fo:margin-right="0cm" fo:text-indent="0cm" style:auto-text-indent="false"/>
      <style:text-properties officeooo:paragraph-rsid="003898b0"/>
    </style:style>
    <style:style style:name="P148" style:family="paragraph" style:parent-style-name="Heading_20_4">
      <style:text-properties officeooo:paragraph-rsid="002d0be2"/>
    </style:style>
    <style:style style:name="P149" style:family="paragraph" style:parent-style-name="Heading_20_4">
      <style:text-properties officeooo:paragraph-rsid="002f30a2"/>
    </style:style>
    <style:style style:name="P150" style:family="paragraph" style:parent-style-name="Heading_20_4">
      <style:paragraph-properties fo:margin-top="0.212cm" fo:margin-bottom="0.212cm"/>
      <style:text-properties officeooo:paragraph-rsid="001a20f1"/>
    </style:style>
    <style:style style:name="P151" style:family="paragraph" style:parent-style-name="Table_20_Text" style:list-style-name="WW8Num33"/>
    <style:style style:name="P152" style:family="paragraph" style:parent-style-name="Table_20_Text" style:list-style-name="L1">
      <style:paragraph-properties style:snap-to-layout-grid="false"/>
    </style:style>
    <style:style style:name="P153" style:family="paragraph" style:parent-style-name="Table_20_Text" style:list-style-name="L2">
      <style:paragraph-properties style:snap-to-layout-grid="false"/>
      <style:text-properties officeooo:paragraph-rsid="001d3747"/>
    </style:style>
    <style:style style:name="P154" style:family="paragraph" style:parent-style-name="Table_20_Text" style:list-style-name="L2">
      <style:paragraph-properties style:snap-to-layout-grid="false"/>
      <style:text-properties officeooo:paragraph-rsid="001d5d87"/>
    </style:style>
    <style:style style:name="P155" style:family="paragraph" style:parent-style-name="Table_20_Text" style:list-style-name="L2">
      <style:paragraph-properties style:snap-to-layout-grid="false"/>
      <style:text-properties officeooo:paragraph-rsid="005d9269"/>
    </style:style>
    <style:style style:name="P156" style:family="paragraph" style:parent-style-name="Table_20_Text" style:list-style-name="L2">
      <style:paragraph-properties style:snap-to-layout-grid="false"/>
      <style:text-properties fo:language="en" fo:country="US" officeooo:rsid="001d5d87" officeooo:paragraph-rsid="002b5f7d"/>
    </style:style>
    <style:style style:name="P157" style:family="paragraph" style:parent-style-name="Table_20_Text" style:list-style-name="L2">
      <style:paragraph-properties style:snap-to-layout-grid="false"/>
      <style:text-properties fo:language="en" fo:country="US" officeooo:rsid="001d5d87" officeooo:paragraph-rsid="0046c201"/>
    </style:style>
    <style:style style:name="P158" style:family="paragraph" style:parent-style-name="Table_20_Text" style:list-style-name="L2">
      <style:paragraph-properties style:snap-to-layout-grid="false"/>
      <style:text-properties fo:language="en" fo:country="US" officeooo:rsid="002b926c" officeooo:paragraph-rsid="002b926c"/>
    </style:style>
    <style:style style:name="P159" style:family="paragraph" style:parent-style-name="Table_20_Text">
      <style:paragraph-properties style:snap-to-layout-grid="false"/>
      <style:text-properties fo:language="en" fo:country="US" officeooo:paragraph-rsid="0067178b"/>
    </style:style>
    <style:style style:name="P160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language="en" fo:country="US" officeooo:paragraph-rsid="0053fa50"/>
    </style:style>
    <style:style style:name="P161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language="en" fo:country="US" officeooo:paragraph-rsid="00549675"/>
    </style:style>
    <style:style style:name="P162" style:family="paragraph" style:parent-style-name="Heading_20_2">
      <style:text-properties officeooo:paragraph-rsid="006f26cf"/>
    </style:style>
    <style:style style:name="P163" style:family="paragraph" style:parent-style-name="Heading_20_2">
      <style:text-properties officeooo:paragraph-rsid="0053fa50"/>
    </style:style>
    <style:style style:name="P164" style:family="paragraph" style:parent-style-name="Heading_20_2">
      <style:text-properties officeooo:paragraph-rsid="0074a91e"/>
    </style:style>
    <style:style style:name="P165" style:family="paragraph" style:parent-style-name="Heading_20_2">
      <style:text-properties officeooo:paragraph-rsid="00667566"/>
    </style:style>
    <style:style style:name="P166" style:family="paragraph" style:parent-style-name="Heading_20_2">
      <style:paragraph-properties fo:margin-left="0cm" fo:margin-right="0cm" fo:text-indent="0cm" style:auto-text-indent="false"/>
    </style:style>
    <style:style style:name="P167" style:family="paragraph" style:parent-style-name="Heading_20_3">
      <style:text-properties officeooo:paragraph-rsid="00252944"/>
    </style:style>
    <style:style style:name="P168" style:family="paragraph" style:parent-style-name="Heading_20_3">
      <style:paragraph-properties fo:margin-left="0cm" fo:margin-right="0cm" fo:text-indent="0cm" style:auto-text-indent="false"/>
    </style:style>
    <style:style style:name="P169" style:family="paragraph" style:parent-style-name="Heading_20_3">
      <style:paragraph-properties fo:margin-left="0cm" fo:margin-right="0cm" fo:text-indent="0cm" style:auto-text-indent="false"/>
      <style:text-properties officeooo:paragraph-rsid="0078f699"/>
    </style:style>
    <style:style style:name="P170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71" style:family="paragraph" style:parent-style-name="Contents_20_2">
      <style:paragraph-properties>
        <style:tab-stops>
          <style:tab-stop style:position="16.736cm" style:type="right" style:leader-style="dotted" style:leader-text="."/>
        </style:tab-stops>
      </style:paragraph-properties>
    </style:style>
    <style:style style:name="P172" style:family="paragraph" style:parent-style-name="Contents_20_4">
      <style:paragraph-properties>
        <style:tab-stops>
          <style:tab-stop style:position="15.217cm" style:type="right" style:leader-style="dotted" style:leader-text="."/>
        </style:tab-stops>
      </style:paragraph-properties>
    </style:style>
    <style:style style:name="P173" style:family="paragraph" style:parent-style-name="Contents_20_3">
      <style:paragraph-properties>
        <style:tab-stops>
          <style:tab-stop style:position="15.974cm" style:type="right" style:leader-style="dotted" style:leader-text="."/>
        </style:tab-stops>
      </style:paragraph-properties>
    </style:style>
    <style:style style:name="P174" style:family="paragraph" style:parent-style-name="Document_20_Title" style:master-page-name="Standard">
      <style:paragraph-properties fo:margin-left="0cm" fo:margin-right="0cm" fo:margin-top="7.197cm" fo:margin-bottom="0cm" fo:text-indent="0cm" style:auto-text-indent="false" style:page-number="auto"/>
      <style:text-properties fo:language="en" fo:country="US"/>
    </style:style>
    <style:style style:name="P175" style:family="paragraph" style:parent-style-name="Heading_20_1" style:master-page-name="Преобразование_20_1">
      <style:paragraph-properties style:page-number="1"/>
    </style:style>
    <style:style style:name="P176" style:family="paragraph" style:parent-style-name="Heading_20_1">
      <style:paragraph-properties fo:break-before="page"/>
    </style:style>
    <style:style style:name="P177" style:family="paragraph" style:parent-style-name="Text_20_body" style:list-style-name="L3">
      <style:text-properties officeooo:rsid="0053fa50" officeooo:paragraph-rsid="0053fa50"/>
    </style:style>
    <style:style style:name="P178" style:family="paragraph" style:parent-style-name="Text_20_body" style:list-style-name="L4">
      <style:text-properties officeooo:rsid="0053fa50" officeooo:paragraph-rsid="0053fa50"/>
    </style:style>
    <style:style style:name="P179" style:family="paragraph" style:parent-style-name="Text_20_body" style:list-style-name="L4">
      <style:text-properties officeooo:paragraph-rsid="0053fa50"/>
    </style:style>
    <style:style style:name="P180" style:family="paragraph" style:parent-style-name="Text_20_body">
      <style:text-properties officeooo:rsid="0074a91e" officeooo:paragraph-rsid="0074a91e"/>
    </style:style>
    <style:style style:name="P181" style:family="paragraph" style:parent-style-name="Text_20_body" style:list-style-name="L5">
      <style:text-properties officeooo:paragraph-rsid="0074a91e"/>
    </style:style>
    <style:style style:name="P182" style:family="paragraph" style:parent-style-name="Text_20_body" style:list-style-name="L7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183" style:family="paragraph" style:parent-style-name="Text_20_body">
      <style:text-properties fo:language="en" fo:country="US" officeooo:paragraph-rsid="0067178b"/>
    </style:style>
    <style:style style:name="P184" style:family="paragraph" style:parent-style-name="Text_20_body">
      <style:text-properties officeooo:paragraph-rsid="006f26cf"/>
    </style:style>
    <style:style style:name="P185" style:family="paragraph" style:parent-style-name="Text_20_body">
      <style:text-properties officeooo:paragraph-rsid="007c1484"/>
    </style:style>
    <style:style style:name="P186" style:family="paragraph" style:parent-style-name="Text_20_body" style:list-style-name="L9">
      <style:text-properties officeooo:paragraph-rsid="007c1484"/>
    </style:style>
    <style:style style:name="P187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188" style:family="paragraph" style:parent-style-name="Text_20_body" style:list-style-name="WW8Num16">
      <style:paragraph-properties fo:margin-left="0cm" fo:margin-right="0cm" fo:text-indent="0cm" style:auto-text-indent="false"/>
    </style:style>
    <style:style style:name="P189" style:family="paragraph" style:parent-style-name="Text_20_body" style:list-style-name="WW8Num18">
      <style:paragraph-properties fo:margin-left="0cm" fo:margin-right="0cm" fo:text-indent="0cm" style:auto-text-indent="false"/>
    </style:style>
    <style:style style:name="P190" style:family="paragraph" style:parent-style-name="Text_20_body" style:list-style-name="WW8Num37">
      <style:paragraph-properties fo:margin-left="0cm" fo:margin-right="0cm" fo:text-align="start" style:justify-single-word="false" fo:text-indent="0cm" style:auto-text-indent="false"/>
    </style:style>
    <style:style style:name="P191" style:family="paragraph" style:parent-style-name="Text_20_body" style:list-style-name="WW8Num15">
      <style:paragraph-properties fo:margin-left="0cm" fo:margin-right="0cm" fo:text-align="start" style:justify-single-word="false" fo:text-indent="0cm" style:auto-text-indent="false"/>
    </style:style>
    <style:style style:name="P192" style:family="paragraph" style:parent-style-name="Text_20_body" style:list-style-name="WW8Num15">
      <style:paragraph-properties fo:margin-left="0cm" fo:margin-right="0cm" fo:text-align="start" style:justify-single-word="false" fo:text-indent="0cm" style:auto-text-indent="false"/>
      <style:text-properties officeooo:paragraph-rsid="004ca2f4"/>
    </style:style>
    <style:style style:name="P193" style:family="paragraph" style:parent-style-name="Text_20_body" style:list-style-name="WW8Num23">
      <style:paragraph-properties fo:margin-left="0cm" fo:margin-right="0cm" fo:text-align="start" style:justify-single-word="false" fo:text-indent="0cm" style:auto-text-indent="false"/>
    </style:style>
    <style:style style:name="P194" style:family="paragraph" style:parent-style-name="Text_20_body" style:list-style-name="WW8Num23">
      <style:paragraph-properties fo:margin-left="0cm" fo:margin-right="0cm" fo:text-align="start" style:justify-single-word="false" fo:text-indent="0cm" style:auto-text-indent="false"/>
      <style:text-properties officeooo:paragraph-rsid="007bdbe8"/>
    </style:style>
    <style:style style:name="P195" style:family="paragraph" style:parent-style-name="Text_20_body" style:list-style-name="WW8Num24">
      <style:paragraph-properties fo:margin-left="0cm" fo:margin-right="0cm" fo:text-align="start" style:justify-single-word="false" fo:text-indent="0cm" style:auto-text-indent="false"/>
    </style:style>
    <style:style style:name="P196" style:family="paragraph" style:parent-style-name="Text_20_body" style:list-style-name="WW8Num26">
      <style:paragraph-properties fo:margin-left="0cm" fo:margin-right="0cm" fo:text-align="start" style:justify-single-word="false" fo:text-indent="0cm" style:auto-text-indent="false"/>
    </style:style>
    <style:style style:name="P19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7a24fb"/>
    </style:style>
    <style:style style:name="P198" style:family="paragraph" style:parent-style-name="Text_20_body" style:list-style-name="WW8Num19">
      <style:paragraph-properties fo:margin-left="0cm" fo:margin-right="0cm" fo:text-indent="0cm" style:auto-text-indent="false"/>
    </style:style>
    <style:style style:name="P199" style:family="paragraph" style:parent-style-name="Text_20_body">
      <style:paragraph-properties fo:margin-left="0cm" fo:margin-right="0cm" fo:text-indent="0cm" style:auto-text-indent="false" style:snap-to-layout-grid="false"/>
      <style:text-properties officeooo:rsid="005bd7fa" officeooo:paragraph-rsid="005bd7fa"/>
    </style:style>
    <style:style style:name="P200" style:family="paragraph" style:parent-style-name="Text_20_body">
      <style:paragraph-properties fo:margin-left="0cm" fo:margin-right="0cm" fo:text-indent="0cm" style:auto-text-indent="false" style:snap-to-layout-grid="false"/>
      <style:text-properties officeooo:rsid="0050fbaa" officeooo:paragraph-rsid="0050fbaa"/>
    </style:style>
    <style:style style:name="P201" style:family="paragraph" style:parent-style-name="Text_20_body" style:list-style-name="L5">
      <style:paragraph-properties fo:margin-left="0cm" fo:margin-right="0cm" fo:text-indent="0cm" style:auto-text-indent="false"/>
      <style:text-properties fo:font-style="italic" fo:font-weight="bold" officeooo:paragraph-rsid="0074a91e" style:font-style-asian="italic" style:font-weight-asian="bold" style:font-style-complex="italic" style:font-weight-complex="bold"/>
    </style:style>
    <style:style style:name="P202" style:family="paragraph" style:parent-style-name="Text_20_body">
      <style:paragraph-properties fo:margin-left="0cm" fo:margin-right="0cm" fo:text-indent="0cm" style:auto-text-indent="false"/>
      <style:text-properties officeooo:paragraph-rsid="0078f699"/>
    </style:style>
    <style:style style:name="P203" style:family="paragraph" style:parent-style-name="Text_20_body">
      <style:paragraph-properties fo:margin-left="0cm" fo:margin-right="0cm" fo:text-indent="0cm" style:auto-text-indent="false"/>
      <style:text-properties officeooo:paragraph-rsid="007c1484"/>
    </style:style>
    <style:style style:name="P204" style:family="paragraph" style:parent-style-name="Text_20_body" style:list-style-name="WW8Num38">
      <style:paragraph-properties fo:margin-left="0cm" fo:margin-right="0cm" fo:margin-top="0.212cm" fo:margin-bottom="0.212cm" fo:text-indent="0cm" style:auto-text-indent="false"/>
    </style:style>
    <style:style style:name="P205" style:family="paragraph" style:parent-style-name="Text_20_body">
      <style:paragraph-properties fo:margin-left="1cm" fo:margin-right="0cm" fo:text-indent="0cm" style:auto-text-indent="false"/>
      <style:text-properties officeooo:rsid="0053fa50" officeooo:paragraph-rsid="0053fa50"/>
    </style:style>
    <style:style style:name="P206" style:family="paragraph" style:parent-style-name="Text_20_body" style:list-style-name="WW8Num42">
      <style:paragraph-properties fo:margin-left="-1.002cm" fo:margin-right="0cm" fo:text-indent="0cm" style:auto-text-indent="false"/>
    </style:style>
    <style:style style:name="P207" style:family="paragraph" style:parent-style-name="Text_20_body" style:list-style-name="WW8Num11">
      <style:paragraph-properties fo:margin-left="-1.002cm" fo:margin-right="0cm" fo:text-indent="0cm" style:auto-text-indent="false"/>
    </style:style>
    <style:style style:name="P208" style:family="paragraph" style:parent-style-name="Text_20_body" style:list-style-name="WW8Num11">
      <style:paragraph-properties fo:margin-left="-1.002cm" fo:margin-right="0cm" fo:text-indent="0cm" style:auto-text-indent="false"/>
      <style:text-properties fo:language="en" fo:country="US" officeooo:paragraph-rsid="00760b1f"/>
    </style:style>
    <style:style style:name="P209" style:family="paragraph" style:parent-style-name="Text_20_body" style:list-style-name="WW8Num36">
      <style:paragraph-properties fo:margin-left="-1.002cm" fo:margin-right="0cm" fo:text-indent="0cm" style:auto-text-indent="false"/>
    </style:style>
    <style:style style:name="P210" style:family="paragraph" style:parent-style-name="Text_20_body" style:list-style-name="WW8Num41">
      <style:paragraph-properties fo:margin-left="-1.002cm" fo:margin-right="0cm" fo:text-indent="0cm" style:auto-text-indent="false"/>
    </style:style>
    <style:style style:name="P211" style:family="paragraph" style:parent-style-name="Text_20_body" style:list-style-name="WW8Num39">
      <style:paragraph-properties fo:margin-left="-1.002cm" fo:margin-right="0cm" fo:text-indent="0cm" style:auto-text-indent="false"/>
    </style:style>
    <style:style style:name="P212" style:family="paragraph" style:parent-style-name="Text_20_body" style:list-style-name="WW8Num43">
      <style:paragraph-properties fo:margin-left="-1.002cm" fo:margin-right="0cm" fo:text-indent="0cm" style:auto-text-indent="false"/>
    </style:style>
    <style:style style:name="P213" style:family="paragraph" style:parent-style-name="Text_20_body" style:list-style-name="WW8Num43">
      <style:paragraph-properties fo:margin-left="-1.002cm" fo:margin-right="0cm" fo:text-indent="0cm" style:auto-text-indent="false"/>
      <style:text-properties officeooo:paragraph-rsid="0041d9fe"/>
    </style:style>
    <style:style style:name="P214" style:family="paragraph" style:parent-style-name="Text_20_body" style:list-style-name="WW8Num43">
      <style:paragraph-properties fo:margin-left="-1.002cm" fo:margin-right="0cm" fo:text-indent="0cm" style:auto-text-indent="false"/>
      <style:text-properties officeooo:paragraph-rsid="003b9cb1"/>
    </style:style>
    <style:style style:name="P215" style:family="paragraph" style:parent-style-name="Text_20_body" style:list-style-name="WW8Num28">
      <style:paragraph-properties fo:margin-left="-1.002cm" fo:margin-right="0cm" fo:text-indent="0cm" style:auto-text-indent="false"/>
    </style:style>
    <style:style style:name="P216" style:family="paragraph" style:parent-style-name="Text_20_body" style:list-style-name="WW8Num28">
      <style:paragraph-properties fo:margin-left="-1.002cm" fo:margin-right="0cm" fo:text-indent="0cm" style:auto-text-indent="false"/>
      <style:text-properties officeooo:rsid="0034c48b" officeooo:paragraph-rsid="0034c48b"/>
    </style:style>
    <style:style style:name="P217" style:family="paragraph" style:parent-style-name="Text_20_body" style:list-style-name="WW8Num14">
      <style:paragraph-properties fo:margin-left="-1.002cm" fo:margin-right="0cm" fo:margin-top="0.212cm" fo:margin-bottom="0.212cm" fo:text-indent="0cm" style:auto-text-indent="false"/>
    </style:style>
    <style:style style:name="P218" style:family="paragraph" style:parent-style-name="Text_20_body" style:list-style-name="WW8Num27">
      <style:paragraph-properties fo:margin-left="-1.002cm" fo:margin-right="0cm" fo:margin-top="0.212cm" fo:margin-bottom="0.212cm" fo:text-indent="0cm" style:auto-text-indent="false"/>
    </style:style>
    <style:style style:name="P219" style:family="paragraph" style:parent-style-name="Text_20_body" style:list-style-name="WW8Num20">
      <style:paragraph-properties fo:margin-left="-1.002cm" fo:margin-right="0cm" fo:margin-top="0.212cm" fo:margin-bottom="0.212cm" fo:text-indent="0cm" style:auto-text-indent="false"/>
    </style:style>
    <style:style style:name="P220" style:family="paragraph" style:parent-style-name="Text_20_body" style:list-style-name="WW8Num38">
      <style:paragraph-properties fo:margin-left="-1.002cm" fo:margin-right="0cm" fo:margin-top="0.212cm" fo:margin-bottom="0.212cm" fo:text-align="start" style:justify-single-word="false" fo:text-indent="0cm" style:auto-text-indent="false"/>
      <style:text-properties officeooo:paragraph-rsid="0068d67f"/>
    </style:style>
    <style:style style:name="P221" style:family="paragraph" style:parent-style-name="Text_20_body" style:list-style-name="L5">
      <style:paragraph-properties fo:margin-left="2.004cm" fo:margin-right="0cm" fo:text-indent="-0.635cm" style:auto-text-indent="false"/>
      <style:text-properties fo:font-style="italic" fo:font-weight="bold" officeooo:paragraph-rsid="0074a91e" style:font-style-asian="italic" style:font-weight-asian="bold" style:font-style-complex="italic" style:font-weight-complex="bold"/>
    </style:style>
    <style:style style:name="P222" style:family="paragraph" style:parent-style-name="Text_20_body" style:list-style-name="L5">
      <style:paragraph-properties fo:margin-left="0.501cm" fo:margin-right="0cm" fo:text-indent="0cm" style:auto-text-indent="false"/>
      <style:text-properties fo:font-style="normal" fo:font-weight="normal" officeooo:rsid="0074a91e" officeooo:paragraph-rsid="0074a91e" style:font-style-asian="normal" style:font-weight-asian="normal" style:font-style-complex="normal" style:font-weight-complex="normal"/>
    </style:style>
    <style:style style:name="P223" style:family="paragraph" style:parent-style-name="Text_20_body">
      <style:paragraph-properties fo:margin-left="0.501cm" fo:margin-right="0cm" fo:text-indent="0cm" style:auto-text-indent="false"/>
      <style:text-properties officeooo:rsid="0074a91e" officeooo:paragraph-rsid="0074a91e"/>
    </style:style>
    <style:style style:name="P224" style:family="paragraph" style:parent-style-name="Text_20_body">
      <style:paragraph-properties fo:margin-left="0.501cm" fo:margin-right="0cm" fo:text-indent="0cm" style:auto-text-indent="false"/>
      <style:text-properties fo:font-style="italic" fo:font-weight="bold" officeooo:paragraph-rsid="007cd188" style:font-style-asian="italic" style:font-weight-asian="bold" style:font-style-complex="italic" style:font-weight-complex="bold"/>
    </style:style>
    <style:style style:name="P225" style:family="paragraph" style:parent-style-name="Text_20_body" style:list-style-name="L6">
      <style:paragraph-properties fo:margin-top="0.212cm" fo:margin-bottom="0.212cm"/>
    </style:style>
    <style:style style:name="P226" style:family="paragraph" style:parent-style-name="Text_20_body" style:list-style-name="L6">
      <style:paragraph-properties fo:margin-top="0.212cm" fo:margin-bottom="0.212cm"/>
      <style:text-properties fo:font-style="italic" fo:font-weight="bold" style:font-style-asian="italic" style:font-weight-asian="bold" style:font-style-complex="italic" style:font-weight-complex="bold"/>
    </style:style>
    <style:style style:name="P227" style:family="paragraph" style:parent-style-name="Text_20_body" style:list-style-name="L6">
      <style:paragraph-properties fo:margin-top="0.212cm" fo:margin-bottom="0.212cm"/>
      <style:text-properties fo:font-style="normal" fo:font-weight="normal" style:font-style-asian="normal" style:font-weight-asian="normal" style:font-style-complex="normal" style:font-weight-complex="normal"/>
    </style:style>
    <style:style style:name="P228" style:family="paragraph" style:parent-style-name="Text_20_body" style:list-style-name="L8">
      <style:paragraph-properties fo:margin-top="0.212cm" fo:margin-bottom="0.212cm"/>
      <style:text-properties officeooo:paragraph-rsid="001a20f1"/>
    </style:style>
    <style:style style:name="P229" style:family="paragraph" style:parent-style-name="Text_20_body" style:list-style-name="WW8Num34">
      <style:paragraph-properties fo:margin-left="-0.501cm" fo:margin-right="0cm" fo:text-indent="0cm" style:auto-text-indent="false"/>
    </style:style>
    <style:style style:name="P230" style:family="paragraph" style:parent-style-name="Text_20_body" style:list-style-name="WW8Num35">
      <style:paragraph-properties fo:margin-left="-0.501cm" fo:margin-right="0cm" fo:text-indent="0cm" style:auto-text-indent="false"/>
    </style:style>
    <style:style style:name="P231" style:family="paragraph" style:parent-style-name="Text_20_body" style:list-style-name="WW8Num35">
      <style:paragraph-properties fo:margin-left="-0.501cm" fo:margin-right="0cm" fo:text-align="start" style:justify-single-word="false" fo:text-indent="0cm" style:auto-text-indent="false"/>
    </style:style>
    <style:style style:name="P232" style:family="paragraph" style:parent-style-name="Text_20_body" style:list-style-name="WW8Num41">
      <style:paragraph-properties fo:margin-left="-0.501cm" fo:margin-right="0cm" fo:text-indent="0cm" style:auto-text-indent="false"/>
    </style:style>
    <style:style style:name="P233" style:family="paragraph" style:parent-style-name="Text_20_body" style:list-style-name="WW8Num21">
      <style:paragraph-properties fo:margin-left="-0.501cm" fo:margin-right="0cm" fo:text-indent="0cm" style:auto-text-indent="false"/>
    </style:style>
    <style:style style:name="P234" style:family="paragraph" style:parent-style-name="Text_20_body" style:list-style-name="WW8Num29">
      <style:paragraph-properties fo:margin-left="-0.501cm" fo:margin-right="0cm" fo:margin-top="0.212cm" fo:margin-bottom="0.212cm" fo:text-indent="0cm" style:auto-text-indent="false"/>
    </style:style>
    <style:style style:name="P235" style:family="paragraph" style:parent-style-name="Text_20_body" style:list-style-name="WW8Num13">
      <style:paragraph-properties fo:margin-left="-0.501cm" fo:margin-right="0cm" fo:margin-top="0.212cm" fo:margin-bottom="0.212cm" fo:text-indent="0cm" style:auto-text-indent="false"/>
    </style:style>
    <style:style style:name="P236" style:family="paragraph" style:parent-style-name="Text_20_body" style:list-style-name="WW8Num13">
      <style:paragraph-properties fo:margin-left="-0.501cm" fo:margin-right="0cm" fo:margin-top="0.212cm" fo:margin-bottom="0.212cm" fo:text-indent="0cm" style:auto-text-indent="false"/>
      <style:text-properties officeooo:paragraph-rsid="0036bd16"/>
    </style:style>
    <style:style style:name="P237" style:family="paragraph" style:parent-style-name="Text_20_body" style:list-style-name="WW8Num25">
      <style:paragraph-properties fo:margin-left="-0.501cm" fo:margin-right="0cm" fo:margin-top="0.212cm" fo:margin-bottom="0.212cm" fo:text-indent="0cm" style:auto-text-indent="false"/>
    </style:style>
    <style:style style:name="P238" style:family="paragraph" style:parent-style-name="Text_20_body" style:list-style-name="WW8Num22">
      <style:paragraph-properties fo:margin-left="-0.501cm" fo:margin-right="0cm" fo:margin-top="0.212cm" fo:margin-bottom="0.212cm" fo:text-indent="0cm" style:auto-text-indent="false"/>
    </style:style>
    <style:style style:name="P239" style:family="paragraph">
      <style:paragraph-properties fo:text-align="center" style:writing-mode="lr-tb"/>
      <style:text-properties fo:font-size="24pt"/>
    </style:style>
    <style:style style:name="P240" style:family="paragraph">
      <style:paragraph-properties style:writing-mode="lr-tb"/>
    </style:style>
    <style:style style:name="P241" style:family="paragraph">
      <style:paragraph-properties style:line-height-at-least="0.24cm" style:writing-mode="lr-tb"/>
    </style:style>
    <style:style style:name="T1" style:family="text">
      <style:text-properties style:font-name="Symbol"/>
    </style:style>
    <style:style style:name="T2" style:family="text">
      <style:text-properties fo:font-style="normal" style:font-style-asian="normal"/>
    </style:style>
    <style:style style:name="T3" style:family="text">
      <style:text-properties fo:font-style="normal" officeooo:rsid="0074a91e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340494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55290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5c2333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74a91e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760b1f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7c1484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8761b4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officeooo:rsid="00340494" style:font-style-asian="normal" style:font-weight-asian="bold" style:font-style-complex="normal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weight="bold" style:font-weight-asian="bold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US" fo:font-weight="bold" officeooo:rsid="001a20f1" style:font-weight-asian="bold" style:font-weight-complex="bold"/>
    </style:style>
    <style:style style:name="T17" style:family="text">
      <style:text-properties fo:language="en" fo:country="US" fo:font-weight="bold" officeooo:rsid="002b926c" style:font-weight-asian="bold" style:font-weight-complex="bold"/>
    </style:style>
    <style:style style:name="T18" style:family="text">
      <style:text-properties fo:language="en" fo:country="US" fo:font-weight="bold" officeooo:rsid="001a20f1" style:font-weight-asian="bold"/>
    </style:style>
    <style:style style:name="T19" style:family="text">
      <style:text-properties fo:language="en" fo:country="US" fo:font-weight="bold" officeooo:rsid="007bdbe8" style:font-weight-asian="bold"/>
    </style:style>
    <style:style style:name="T20" style:family="text">
      <style:text-properties fo:language="en" fo:country="US" style:language-asian="ru" style:country-asian="RU"/>
    </style:style>
    <style:style style:name="T21" style:family="text">
      <style:text-properties fo:language="en" fo:country="US" fo:font-style="italic" style:font-style-asian="italic"/>
    </style:style>
    <style:style style:name="T22" style:family="text">
      <style:text-properties fo:language="en" fo:country="US" fo:font-style="italic" officeooo:rsid="007bdbe8" style:font-style-asian="italic"/>
    </style:style>
    <style:style style:name="T23" style:family="text">
      <style:text-properties fo:language="en" fo:country="US" fo:font-style="italic" fo:font-weight="bold" style:font-style-asian="italic" style:font-weight-asian="bold"/>
    </style:style>
    <style:style style:name="T24" style:family="text">
      <style:text-properties fo:language="en" fo:country="US" fo:font-style="italic" fo:font-weight="bold" officeooo:rsid="007bdbe8" style:font-style-asian="italic" style:font-weight-asian="bold"/>
    </style:style>
    <style:style style:name="T25" style:family="text">
      <style:text-properties fo:language="en" fo:country="US" fo:font-style="italic" fo:font-weight="bold" officeooo:rsid="007bdbe8" style:font-style-asian="italic" style:font-weight-asian="bold" style:font-weight-complex="bold"/>
    </style:style>
    <style:style style:name="T26" style:family="text">
      <style:text-properties fo:language="en" fo:country="US" fo:font-style="italic" fo:font-weight="normal" style:font-style-asian="italic" style:font-weight-asian="normal"/>
    </style:style>
    <style:style style:name="T27" style:family="text">
      <style:text-properties fo:language="en" fo:country="US" fo:font-style="italic" fo:font-weight="normal" officeooo:rsid="00552900" style:font-style-asian="italic" style:font-weight-asian="normal"/>
    </style:style>
    <style:style style:name="T28" style:family="text">
      <style:text-properties fo:language="en" fo:country="US" fo:font-style="italic" fo:font-weight="normal" officeooo:rsid="0074a91e" style:font-style-asian="italic" style:font-weight-asian="normal"/>
    </style:style>
    <style:style style:name="T29" style:family="text">
      <style:text-properties fo:language="en" fo:country="US" fo:font-style="italic" style:text-underline-style="solid" style:text-underline-width="auto" style:text-underline-color="font-color" officeooo:rsid="006d04a6" style:font-style-asian="italic" style:font-style-complex="italic"/>
    </style:style>
    <style:style style:name="T30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31" style:family="text">
      <style:text-properties fo:language="en" fo:country="US" officeooo:rsid="001a20f1"/>
    </style:style>
    <style:style style:name="T32" style:family="text">
      <style:text-properties fo:language="en" fo:country="US" officeooo:rsid="001b02ca"/>
    </style:style>
    <style:style style:name="T33" style:family="text">
      <style:text-properties fo:language="en" fo:country="US" officeooo:rsid="001d5d87"/>
    </style:style>
    <style:style style:name="T34" style:family="text">
      <style:text-properties fo:language="en" fo:country="US" officeooo:rsid="001fca26"/>
    </style:style>
    <style:style style:name="T35" style:family="text">
      <style:text-properties fo:language="en" fo:country="US" officeooo:rsid="00252944"/>
    </style:style>
    <style:style style:name="T36" style:family="text">
      <style:text-properties fo:language="en" fo:country="US" officeooo:rsid="0026207e"/>
    </style:style>
    <style:style style:name="T37" style:family="text">
      <style:text-properties fo:language="en" fo:country="US" officeooo:rsid="0026842e"/>
    </style:style>
    <style:style style:name="T38" style:family="text">
      <style:text-properties fo:language="en" fo:country="US" officeooo:rsid="003207a2"/>
    </style:style>
    <style:style style:name="T39" style:family="text">
      <style:text-properties fo:language="en" fo:country="US" officeooo:rsid="0036bd16"/>
    </style:style>
    <style:style style:name="T40" style:family="text">
      <style:text-properties fo:language="en" fo:country="US" officeooo:rsid="003898b0"/>
    </style:style>
    <style:style style:name="T41" style:family="text">
      <style:text-properties fo:language="en" fo:country="US" officeooo:rsid="0053fa50"/>
    </style:style>
    <style:style style:name="T42" style:family="text">
      <style:text-properties fo:language="en" fo:country="US" officeooo:rsid="002b926c"/>
    </style:style>
    <style:style style:name="T43" style:family="text">
      <style:text-properties fo:language="en" fo:country="US" fo:font-weight="normal" style:font-weight-asian="normal" style:font-weight-complex="normal"/>
    </style:style>
    <style:style style:name="T44" style:family="text">
      <style:text-properties fo:language="en" fo:country="US" fo:font-weight="normal" officeooo:rsid="002b926c" style:font-weight-asian="normal" style:font-weight-complex="normal"/>
    </style:style>
    <style:style style:name="T45" style:family="text">
      <style:text-properties fo:language="en" fo:country="US" fo:font-weight="normal" officeooo:rsid="005d9269" style:font-weight-asian="normal" style:font-weight-complex="normal"/>
    </style:style>
    <style:style style:name="T46" style:family="text">
      <style:text-properties fo:language="en" fo:country="US" officeooo:rsid="005f8b61"/>
    </style:style>
    <style:style style:name="T47" style:family="text">
      <style:text-properties fo:language="en" fo:country="US" officeooo:rsid="0068d67f"/>
    </style:style>
    <style:style style:name="T48" style:family="text">
      <style:text-properties fo:language="en" fo:country="US" fo:font-style="normal" style:text-underline-style="none" style:font-style-asian="normal" style:font-style-complex="normal"/>
    </style:style>
    <style:style style:name="T49" style:family="text">
      <style:text-properties fo:language="en" fo:country="US" officeooo:rsid="00552900"/>
    </style:style>
    <style:style style:name="T50" style:family="text">
      <style:text-properties fo:language="en" fo:country="US" officeooo:rsid="00760b1f"/>
    </style:style>
    <style:style style:name="T51" style:family="text">
      <style:text-properties fo:language="en" fo:country="US" officeooo:rsid="0078f699"/>
    </style:style>
    <style:style style:name="T52" style:family="text">
      <style:text-properties fo:language="en" fo:country="US" officeooo:rsid="007a24fb"/>
    </style:style>
    <style:style style:name="T53" style:family="text">
      <style:text-properties fo:language="en" fo:country="US" officeooo:rsid="007bdbe8"/>
    </style:style>
    <style:style style:name="T54" style:family="text">
      <style:text-properties fo:font-size="18pt" style:font-size-asian="18pt" style:font-size-complex="18pt"/>
    </style:style>
    <style:style style:name="T55" style:family="text">
      <style:text-properties fo:font-size="18pt" fo:language="en" fo:country="US" style:font-size-asian="18pt" style:font-size-complex="18pt"/>
    </style:style>
    <style:style style:name="T56" style:family="text">
      <style:text-properties fo:font-style="italic" style:font-style-asian="italic"/>
    </style:style>
    <style:style style:name="T57" style:family="text">
      <style:text-properties fo:font-style="italic" officeooo:rsid="001d3747" style:font-style-asian="italic"/>
    </style:style>
    <style:style style:name="T58" style:family="text">
      <style:text-properties fo:font-style="italic" officeooo:rsid="005bd7fa" style:font-style-asian="italic" style:font-style-complex="italic"/>
    </style:style>
    <style:style style:name="T59" style:family="text">
      <style:text-properties fo:font-style="italic" officeooo:rsid="007bdbe8" style:font-style-asian="italic"/>
    </style:style>
    <style:style style:name="T60" style:family="text">
      <style:text-properties fo:font-style="italic" fo:font-weight="bold" style:font-style-asian="italic" style:font-weight-asian="bold"/>
    </style:style>
    <style:style style:name="T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026207e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0340494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3b9cb1" style:font-style-asian="italic" style:font-weight-asian="bold" style:font-style-complex="italic" style:font-weight-complex="bold"/>
    </style:style>
    <style:style style:name="T65" style:family="text">
      <style:text-properties fo:font-style="italic" fo:font-weight="bold" officeooo:rsid="00356c4d" style:font-style-asian="italic" style:font-weight-asian="bold" style:font-style-complex="italic" style:font-weight-complex="bold"/>
    </style:style>
    <style:style style:name="T66" style:family="text">
      <style:text-properties fo:font-style="italic" fo:font-weight="bold" officeooo:rsid="00552900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officeooo:rsid="0074a91e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07c1484" style:font-style-asian="italic" style:font-weight-asian="bold" style:font-style-complex="italic" style:font-weight-complex="bold"/>
    </style:style>
    <style:style style:name="T69" style:family="text">
      <style:text-properties fo:font-style="italic" fo:font-weight="bold" style:font-style-asian="italic" style:font-weight-asian="bold" style:font-weight-complex="bold"/>
    </style:style>
    <style:style style:name="T70" style:family="text">
      <style:text-properties fo:font-style="italic" fo:font-weight="bold" officeooo:rsid="001fca26" style:font-style-asian="italic" style:font-weight-asian="bold"/>
    </style:style>
    <style:style style:name="T71" style:family="text">
      <style:text-properties fo:font-style="italic" fo:font-weight="bold" officeooo:rsid="007bdbe8" style:font-style-asian="italic" style:font-weight-asian="bold"/>
    </style:style>
    <style:style style:name="T72" style:family="text">
      <style:text-properties fo:font-style="italic" fo:font-weight="normal" style:font-style-asian="italic" style:font-weight-asian="normal"/>
    </style:style>
    <style:style style:name="T7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5" style:family="text">
      <style:text-properties fo:language="en" fo:country="GB"/>
    </style:style>
    <style:style style:name="T76" style:family="text">
      <style:text-properties fo:font-weight="bold" style:font-weight-asian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238cdf" style:font-weight-asian="bold" style:font-weight-complex="bold"/>
    </style:style>
    <style:style style:name="T79" style:family="text">
      <style:text-properties fo:font-weight="bold" officeooo:rsid="00356c4d" style:font-weight-asian="bold" style:font-weight-complex="bold"/>
    </style:style>
    <style:style style:name="T80" style:family="text">
      <style:text-properties fo:font-weight="bold" officeooo:rsid="0046c201" style:font-weight-asian="bold" style:font-weight-complex="bold"/>
    </style:style>
    <style:style style:name="T81" style:family="text">
      <style:text-properties fo:font-weight="bold" officeooo:rsid="007a24fb" style:font-weight-asian="bold" style:font-weight-complex="bold"/>
    </style:style>
    <style:style style:name="T82" style:family="text">
      <style:text-properties fo:font-weight="bold" officeooo:rsid="002d0be2" style:font-weight-asian="bold"/>
    </style:style>
    <style:style style:name="T83" style:family="text">
      <style:text-properties fo:font-weight="bold" officeooo:rsid="007bdbe8" style:font-weight-asian="bold"/>
    </style:style>
    <style:style style:name="T84" style:family="text">
      <style:text-properties style:font-name="Arial" fo:font-size="9pt" fo:font-weight="bold" style:font-size-asian="9pt" style:language-asian="ru" style:country-asian="RU" style:font-weight-asian="bold" style:font-name-complex="Arial" style:font-size-complex="9pt" style:font-weight-complex="bold"/>
    </style:style>
    <style:style style:name="T85" style:family="text">
      <style:text-properties style:language-asian="ru" style:country-asian="RU"/>
    </style:style>
    <style:style style:name="T86" style:family="text">
      <style:text-properties style:font-name="Wingdings" fo:language="en" fo:country="US"/>
    </style:style>
    <style:style style:name="T87" style:family="text">
      <style:text-properties style:text-underline-style="solid" style:text-underline-width="auto" style:text-underline-color="font-color" fo:font-weight="bold" style:font-weight-asian="bold"/>
    </style:style>
    <style:style style:name="T88" style:family="text">
      <style:text-properties fo:font-size="14pt" fo:language="en" fo:country="US" fo:font-weight="bold" style:font-size-asian="14pt" style:font-weight-asian="bold" style:font-size-complex="14pt"/>
    </style:style>
    <style:style style:name="T89" style:family="text">
      <style:text-properties fo:language="ru" fo:country="RU"/>
    </style:style>
    <style:style style:name="T90" style:family="text">
      <style:text-properties fo:language="ru" fo:country="RU" style:language-complex="ar" style:country-complex="SA"/>
    </style:style>
    <style:style style:name="T91" style:family="text">
      <style:text-properties officeooo:rsid="000ee514"/>
    </style:style>
    <style:style style:name="T92" style:family="text">
      <style:text-properties officeooo:rsid="0012f416"/>
    </style:style>
    <style:style style:name="T93" style:family="text">
      <style:text-properties officeooo:rsid="0015e788"/>
    </style:style>
    <style:style style:name="T94" style:family="text">
      <style:text-properties officeooo:rsid="001725a7"/>
    </style:style>
    <style:style style:name="T95" style:family="text">
      <style:text-properties officeooo:rsid="0018f999"/>
    </style:style>
    <style:style style:name="T96" style:family="text">
      <style:text-properties officeooo:rsid="001a20f1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font-weight="normal" officeooo:rsid="0046c201" style:font-weight-asian="normal" style:font-weight-complex="normal"/>
    </style:style>
    <style:style style:name="T99" style:family="text">
      <style:text-properties fo:font-weight="normal" officeooo:rsid="007a24fb" style:font-weight-asian="normal" style:font-weight-complex="normal"/>
    </style:style>
    <style:style style:name="T100" style:family="text">
      <style:text-properties fo:font-weight="normal" officeooo:rsid="007bf9e7" style:font-weight-asian="normal" style:font-weight-complex="normal"/>
    </style:style>
    <style:style style:name="T101" style:family="text">
      <style:text-properties officeooo:rsid="001d3747"/>
    </style:style>
    <style:style style:name="T102" style:family="text">
      <style:text-properties officeooo:rsid="001d5d87"/>
    </style:style>
    <style:style style:name="T103" style:family="text">
      <style:text-properties officeooo:rsid="001fca26"/>
    </style:style>
    <style:style style:name="T104" style:family="text">
      <style:text-properties officeooo:rsid="00238cdf"/>
    </style:style>
    <style:style style:name="T105" style:family="text">
      <style:text-properties officeooo:rsid="00252944"/>
    </style:style>
    <style:style style:name="T106" style:family="text">
      <style:text-properties officeooo:rsid="0026207e"/>
    </style:style>
    <style:style style:name="T107" style:family="text">
      <style:text-properties officeooo:rsid="0026842e"/>
    </style:style>
    <style:style style:name="T108" style:family="text">
      <style:text-properties officeooo:rsid="002735d3"/>
    </style:style>
    <style:style style:name="T109" style:family="text">
      <style:text-properties officeooo:rsid="00296bff"/>
    </style:style>
    <style:style style:name="T110" style:family="text">
      <style:text-properties officeooo:rsid="002af7d7"/>
    </style:style>
    <style:style style:name="T111" style:family="text">
      <style:text-properties officeooo:rsid="002b5f7d"/>
    </style:style>
    <style:style style:name="T112" style:family="text">
      <style:text-properties officeooo:rsid="002e5020"/>
    </style:style>
    <style:style style:name="T113" style:family="text">
      <style:text-properties officeooo:rsid="002f30a2"/>
    </style:style>
    <style:style style:name="T114" style:family="text">
      <style:text-properties officeooo:rsid="003128d9"/>
    </style:style>
    <style:style style:name="T115" style:family="text">
      <style:text-properties officeooo:rsid="003207a2"/>
    </style:style>
    <style:style style:name="T116" style:family="text">
      <style:text-properties officeooo:rsid="00340494"/>
    </style:style>
    <style:style style:name="T117" style:family="text">
      <style:text-properties officeooo:rsid="0034c48b"/>
    </style:style>
    <style:style style:name="T118" style:family="text">
      <style:text-properties officeooo:rsid="00356c4d"/>
    </style:style>
    <style:style style:name="T119" style:family="text">
      <style:text-properties officeooo:rsid="0036bd16"/>
    </style:style>
    <style:style style:name="T120" style:family="text">
      <style:text-properties officeooo:rsid="003898b0"/>
    </style:style>
    <style:style style:name="T121" style:family="text">
      <style:text-properties officeooo:rsid="003a5443"/>
    </style:style>
    <style:style style:name="T122" style:family="text">
      <style:text-properties officeooo:rsid="003b9cb1"/>
    </style:style>
    <style:style style:name="T123" style:family="text">
      <style:text-properties officeooo:rsid="003c6038"/>
    </style:style>
    <style:style style:name="T124" style:family="text">
      <style:text-properties officeooo:rsid="003e4f7c"/>
    </style:style>
    <style:style style:name="T125" style:family="text">
      <style:text-properties officeooo:rsid="003ffd98"/>
    </style:style>
    <style:style style:name="T126" style:family="text">
      <style:text-properties officeooo:rsid="00417e17"/>
    </style:style>
    <style:style style:name="T127" style:family="text">
      <style:text-properties officeooo:rsid="0041d150"/>
    </style:style>
    <style:style style:name="T128" style:family="text">
      <style:text-properties officeooo:rsid="0041d9fe"/>
    </style:style>
    <style:style style:name="T129" style:family="text">
      <style:text-properties officeooo:rsid="00440b16"/>
    </style:style>
    <style:style style:name="T130" style:family="text">
      <style:text-properties officeooo:rsid="0046c201"/>
    </style:style>
    <style:style style:name="T131" style:family="text">
      <style:text-properties officeooo:rsid="004863fb"/>
    </style:style>
    <style:style style:name="T132" style:family="text">
      <style:text-properties officeooo:rsid="004b2ed0"/>
    </style:style>
    <style:style style:name="T133" style:family="text">
      <style:text-properties officeooo:rsid="004ca2f4"/>
    </style:style>
    <style:style style:name="T134" style:family="text">
      <style:text-properties officeooo:rsid="004cfece"/>
    </style:style>
    <style:style style:name="T135" style:family="text">
      <style:text-properties officeooo:rsid="004e7bbb"/>
    </style:style>
    <style:style style:name="T136" style:family="text">
      <style:text-properties officeooo:rsid="00506473"/>
    </style:style>
    <style:style style:name="T137" style:family="text">
      <style:text-properties officeooo:rsid="0050fbaa"/>
    </style:style>
    <style:style style:name="T138" style:family="text">
      <style:text-properties officeooo:rsid="0052b455"/>
    </style:style>
    <style:style style:name="T139" style:family="text">
      <style:text-properties officeooo:rsid="0053fa50"/>
    </style:style>
    <style:style style:name="T140" style:family="text">
      <style:text-properties officeooo:rsid="00549675"/>
    </style:style>
    <style:style style:name="T141" style:family="text">
      <style:text-properties officeooo:rsid="00552900"/>
    </style:style>
    <style:style style:name="T142" style:family="text">
      <style:text-properties officeooo:rsid="005bd7fa"/>
    </style:style>
    <style:style style:name="T143" style:family="text">
      <style:text-properties officeooo:rsid="005c2333"/>
    </style:style>
    <style:style style:name="T144" style:family="text">
      <style:text-properties officeooo:rsid="005f8b61"/>
    </style:style>
    <style:style style:name="T145" style:family="text">
      <style:text-properties officeooo:rsid="00616354"/>
    </style:style>
    <style:style style:name="T146" style:family="text">
      <style:text-properties officeooo:rsid="00633b8f"/>
    </style:style>
    <style:style style:name="T147" style:family="text">
      <style:text-properties officeooo:rsid="00667566"/>
    </style:style>
    <style:style style:name="T148" style:family="text">
      <style:text-properties officeooo:rsid="0067178b"/>
    </style:style>
    <style:style style:name="T149" style:family="text">
      <style:text-properties officeooo:rsid="006841c1"/>
    </style:style>
    <style:style style:name="T150" style:family="text">
      <style:text-properties officeooo:rsid="0068d67f"/>
    </style:style>
    <style:style style:name="T151" style:family="text">
      <style:text-properties officeooo:rsid="006b8b49"/>
    </style:style>
    <style:style style:name="T152" style:family="text">
      <style:text-properties officeooo:rsid="006d04a6"/>
    </style:style>
    <style:style style:name="T153" style:family="text">
      <style:text-properties officeooo:rsid="006de087"/>
    </style:style>
    <style:style style:name="T154" style:family="text">
      <style:text-properties officeooo:rsid="007036af"/>
    </style:style>
    <style:style style:name="T155" style:family="text">
      <style:text-properties officeooo:rsid="00732518"/>
    </style:style>
    <style:style style:name="T156" style:family="text">
      <style:text-properties officeooo:rsid="0074a91e"/>
    </style:style>
    <style:style style:name="T157" style:family="text">
      <style:text-properties fo:font-size="11pt" fo:font-style="normal" fo:font-weight="bold" officeooo:rsid="0074a91e" style:font-size-asian="11pt" style:font-style-asian="normal" style:font-weight-asian="bold" style:font-size-complex="11pt" style:font-style-complex="normal" style:font-weight-complex="bold"/>
    </style:style>
    <style:style style:name="T158" style:family="text">
      <style:text-properties fo:font-size="11pt" fo:font-style="normal" fo:font-weight="bold" officeooo:rsid="007c1484" style:font-size-asian="11pt" style:font-style-asian="normal" style:font-weight-asian="bold" style:font-size-complex="11pt" style:font-style-complex="normal" style:font-weight-complex="bold"/>
    </style:style>
    <style:style style:name="T159" style:family="text">
      <style:text-properties officeooo:rsid="00760b1f"/>
    </style:style>
    <style:style style:name="T160" style:family="text">
      <style:text-properties officeooo:rsid="0076ac19"/>
    </style:style>
    <style:style style:name="T161" style:family="text">
      <style:text-properties officeooo:rsid="0078f699"/>
    </style:style>
    <style:style style:name="T162" style:family="text">
      <style:text-properties officeooo:rsid="007a24fb"/>
    </style:style>
    <style:style style:name="T163" style:family="text">
      <style:text-properties officeooo:rsid="007c1484"/>
    </style:style>
    <style:style style:name="T164" style:family="text">
      <style:text-properties officeooo:rsid="007cd188"/>
    </style:style>
    <style:style style:name="T165" style:family="text">
      <style:text-properties officeooo:rsid="007f5995"/>
    </style:style>
    <style:style style:name="T166" style:family="text">
      <style:text-properties officeooo:rsid="008761b4"/>
    </style:style>
    <style:style style:name="T167" style:family="text"/>
    <style:style style:name="T168" style:family="text">
      <style:text-properties fo:color="#000000" style:font-name="Arial" fo:font-size="13pt" fo:language="en" fo:country="US" style:font-name-asian="Times New Roman" style:font-size-asian="13pt" style:font-name-complex="Arial" style:font-size-complex="13pt" style:language-complex="ar" style:country-complex="SA"/>
    </style:style>
    <style:style style:name="T169" style:family="text">
      <style:text-properties fo:color="#000000" style:font-name="Arial" fo:font-size="9pt" fo:language="en" fo:country="US" style:font-name-asian="Times New Roman" style:font-size-asian="9pt" style:font-name-complex="Arial" style:font-size-complex="9pt" style:language-complex="ar" style:country-complex="SA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58cm" fo:text-indent="-0.635cm" fo:margin-left="2.35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93cm" fo:text-indent="-0.635cm" fo:margin-left="2.99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628cm" fo:text-indent="-0.635cm" fo:margin-left="3.62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63cm" fo:text-indent="-0.635cm" fo:margin-left="4.26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98cm" fo:text-indent="-0.635cm" fo:margin-left="4.89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33cm" fo:text-indent="-0.635cm" fo:margin-left="5.53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68cm" fo:text-indent="-0.635cm" fo:margin-left="6.16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03cm" fo:text-indent="-0.635cm" fo:margin-left="6.80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38cm" fo:text-indent="-0.635cm" fo:margin-left="7.43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73cm" fo:text-indent="-0.635cm" fo:margin-left="8.073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none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07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true" draw:auto-grow-width="true" fo:min-height="1.055cm" fo:min-width="1.607cm" fo:padding-top="0cm" fo:padding-bottom="0cm" fo:padding-left="0cm" fo:padding-right="0cm" fo:wrap-option="no-wrap" draw:shadow="hidden" style:run-through="foreground"/>
    </style:style>
    <style:style style:name="gr6" style:family="graphic">
      <style:graphic-properties draw:stroke="none" draw:fill="none" draw:fill-color="#ffffff" draw:textarea-horizontal-align="justify" draw:textarea-vertical-align="middle" draw:auto-grow-height="true" draw:auto-grow-width="true" fo:min-height="1.055cm" fo:min-width="1.351cm" fo:padding-top="0cm" fo:padding-bottom="0cm" fo:padding-left="0cm" fo:padding-right="0cm" fo:wrap-option="no-wrap" draw:shadow="hidden" style:run-through="foreground"/>
    </style:style>
    <style:style style:name="gr7" style:family="graphic">
      <style:graphic-properties draw:stroke="solid" svg:stroke-width="0.04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8" style:family="graphic">
      <style:graphic-properties draw:stroke="none" draw:fill="solid" draw:fill-color="#000000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9" style:family="graphic">
      <style:graphic-properties draw:stroke="none" draw:fill="none" draw:fill-color="#ffffff" draw:textarea-horizontal-align="justify" draw:textarea-vertical-align="middle" draw:auto-grow-height="true" fo:min-height="0.423cm" fo:min-width="3.08cm" fo:padding-top="0cm" fo:padding-bottom="0cm" fo:padding-left="0cm" fo:padding-right="0cm" fo:wrap-option="wrap" draw:shadow="hidden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EyeLine Communications" text:name="CompanyId"/>
      </text:user-field-decls>
      <text:p text:style-name="P174"><text:title>Техническое описание</text:title></text:p>
      <text:p text:style-name="P138"><text:subject>Модуль тарификации INMan</text:subject></text:p>
      <text:p text:style-name="Document_20_Title"><text:span text:style-name="T54">Версия </text:span><text:span text:style-name="T55"><text:user-defined text:name="Version">0.8.0</text:user-defined></text:span></text:p>
      <text:h text:style-name="P175" text:outline-level="1" text:is-list-header="true" text:restart-numbering="true" text:start-value="1"/>
      <text:table-of-content text:style-name="Sect1" text:protected="true" text:name="Оглавление2">
        <text:table-of-content-source text:outline-level="5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2_Head">
            <text:p text:style-name="Contents_20_Heading">Содержание</text:p>
          </text:index-title>
          <text:p text:style-name="P170"><text:a xlink:type="simple" xlink:href="#__RefHeading__9131_1268417483" text:style-name="Internet_20_link" text:visited-style-name="Internet_20_link">1. <text:s/>Введение<text:tab/>3</text:a></text:p>
          <text:p text:style-name="P171"><text:a xlink:type="simple" xlink:href="#__RefHeading__9133_1268417483" text:style-name="Internet_20_link" text:visited-style-name="Internet_20_link">1.1 <text:s/>Цель<text:tab/>3</text:a></text:p>
          <text:p text:style-name="P171"><text:a xlink:type="simple" xlink:href="#__RefHeading__9135_1268417483" text:style-name="Internet_20_link" text:visited-style-name="Internet_20_link">1.2 <text:s/>Область действия<text:tab/>3</text:a></text:p>
          <text:p text:style-name="P171"><text:a xlink:type="simple" xlink:href="#__RefHeading__9137_1268417483" text:style-name="Internet_20_link" text:visited-style-name="Internet_20_link">1.3 <text:s/>Определения и сокращения<text:tab/>3</text:a></text:p>
          <text:p text:style-name="P171"><text:a xlink:type="simple" xlink:href="#__RefHeading__9139_1268417483" text:style-name="Internet_20_link" text:visited-style-name="Internet_20_link">1.4 <text:s/>История изменений<text:tab/>3</text:a></text:p>
          <text:p text:style-name="P171"><text:a xlink:type="simple" xlink:href="#__RefHeading__9141_1268417483" text:style-name="Internet_20_link" text:visited-style-name="Internet_20_link">1.5 <text:s/>Ссылки<text:tab/>5</text:a></text:p>
          <text:p text:style-name="P170"><text:a xlink:type="simple" xlink:href="#__RefHeading__9143_1268417483" text:style-name="Internet_20_link" text:visited-style-name="Internet_20_link">2. <text:s/>Общее описание INMan-a<text:tab/>5</text:a></text:p>
          <text:p text:style-name="P171"><text:a xlink:type="simple" xlink:href="#__RefHeading__9145_1268417483" text:style-name="Internet_20_link" text:visited-style-name="Internet_20_link">2.1 <text:s/>Описание требований<text:tab/>5</text:a></text:p>
          <text:p text:style-name="P173"><text:a xlink:type="simple" xlink:href="#__RefHeading__9147_1268417483" text:style-name="Internet_20_link" text:visited-style-name="Internet_20_link">2.1.1 <text:s text:c="2"/>Интеграция с SMSC/USSDC.<text:tab/>5</text:a></text:p>
          <text:p text:style-name="P173"><text:a xlink:type="simple" xlink:href="#__RefHeading__9149_1268417483" text:style-name="Internet_20_link" text:visited-style-name="Internet_20_link">2.1.2 <text:s text:c="2"/>Взаимодействие с IN-платформой.<text:tab/>6</text:a></text:p>
          <text:p text:style-name="P173"><text:a xlink:type="simple" xlink:href="#__RefHeading__9151_1268417483" text:style-name="Internet_20_link" text:visited-style-name="Internet_20_link">2.1.3 <text:s text:c="2"/>Режимы тарификации.<text:tab/>6</text:a></text:p>
          <text:p text:style-name="P171"><text:a xlink:type="simple" xlink:href="#__RefHeading__9153_1268417483" text:style-name="Internet_20_link" text:visited-style-name="Internet_20_link">2.2 <text:s/>Ограничения и расхождения<text:tab/>7</text:a></text:p>
          <text:p text:style-name="P171"><text:a xlink:type="simple" xlink:href="#__RefHeading__9155_1268417483" text:style-name="Internet_20_link" text:visited-style-name="Internet_20_link">2.1 <text:s/>Протоколы, используемые при тарификации SMS/USSD сообщений.<text:tab/>7</text:a></text:p>
          <text:p text:style-name="P173"><text:a xlink:type="simple" xlink:href="#__RefHeading__9157_1268417483" text:style-name="Internet_20_link" text:visited-style-name="Internet_20_link">2.1.1 Обзор протокола взаимодействия INMan-IN<text:tab/>7</text:a></text:p>
          <text:p text:style-name="P173"><text:a xlink:type="simple" xlink:href="#__RefHeading__9159_1268417483" text:style-name="Internet_20_link" text:visited-style-name="Internet_20_link">2.1.2 Сценарий взаимодействия INMan – IN (оказание услуги разрешено)<text:tab/>7</text:a></text:p>
          <text:p text:style-name="P173"><text:a xlink:type="simple" xlink:href="#__RefHeading__9161_1268417483" text:style-name="Internet_20_link" text:visited-style-name="Internet_20_link">2.1.3 Сценарий взаимодействия INMan – IN (оказание услуги запрещено)<text:tab/>8</text:a></text:p>
          <text:p text:style-name="P173"><text:a xlink:type="simple" xlink:href="#__RefHeading__9163_1268417483" text:style-name="Internet_20_link" text:visited-style-name="Internet_20_link">2.1.4 Общий сценарий взаимодействия <text:s/>Отправитель – USSDC – INMan – IN - Получатель<text:tab/>8</text:a></text:p>
          <text:p text:style-name="P171"><text:a xlink:type="simple" xlink:href="#__RefHeading__9165_1268417483" text:style-name="Internet_20_link" text:visited-style-name="Internet_20_link">2.2 <text:s/>Принципы тарификации.<text:tab/>8</text:a></text:p>
          <text:p text:style-name="P173"><text:a xlink:type="simple" xlink:href="#__RefHeading__9167_1268417483" text:style-name="Internet_20_link" text:visited-style-name="Internet_20_link">2.2.1 <text:s/>Определение и взаимодействие с IN-платформой абонента.<text:tab/>8</text:a></text:p>
          <text:p text:style-name="P172"><text:a xlink:type="simple" xlink:href="#__RefHeading__9257_12684174832" text:style-name="Internet_20_link" text:visited-style-name="Internet_20_link">2.2.1.1 <text:s/>Провайдер абонента.<text:tab/>9</text:a></text:p>
          <text:p text:style-name="P172"><text:a xlink:type="simple" xlink:href="#__RefHeading__9257_12684174831" text:style-name="Internet_20_link" text:visited-style-name="Internet_20_link">2.2.1.2 <text:s/>Политика абонента.<text:tab/>9</text:a></text:p>
          <text:p text:style-name="P173"><text:a xlink:type="simple" xlink:href="#__RefHeading__9169_1268417483" text:style-name="Internet_20_link" text:visited-style-name="Internet_20_link">2.2.2 <text:s/>Логика и режимы тарификации.<text:tab/>9</text:a></text:p>
          <text:p text:style-name="P173"><text:a xlink:type="simple" xlink:href="#__RefHeading__9171_1268417483" text:style-name="Internet_20_link" text:visited-style-name="Internet_20_link">2.2.3 <text:s/>Тарификация SMS Extra услуг.<text:tab/>10</text:a></text:p>
          <text:p text:style-name="P173"><text:a xlink:type="simple" xlink:href="#__RefHeading__9173_1268417483" text:style-name="Internet_20_link" text:visited-style-name="Internet_20_link">2.2.4 <text:s/>Генерация CDR записей.<text:tab/>10</text:a></text:p>
          <text:p text:style-name="P170"><text:a xlink:type="simple" xlink:href="#__RefHeading__9175_1268417483" text:style-name="Internet_20_link" text:visited-style-name="Internet_20_link">3. <text:s/>Протоколы взаимодействия клиентов с INMan-ом<text:tab/>11</text:a></text:p>
          <text:p text:style-name="P171"><text:a xlink:type="simple" xlink:href="#__RefHeading__9177_1268417483" text:style-name="Internet_20_link" text:visited-style-name="Internet_20_link">3.1 <text:s/>Общий формат клиентских протоколов INMan-a.<text:tab/>11</text:a></text:p>
          <text:p text:style-name="P173"><text:a xlink:type="simple" xlink:href="#__RefHeading__9179_1268417483" text:style-name="Internet_20_link" text:visited-style-name="Internet_20_link">3.1.1 <text:s/>Используемые типы данных и их формат передачи.<text:tab/>11</text:a></text:p>
          <text:p text:style-name="P171"><text:a xlink:type="simple" xlink:href="#__RefHeading__9181_1268417483" text:style-name="Internet_20_link" text:visited-style-name="Internet_20_link">3.2 <text:s/>Обзор протокола тарификации ExtraSMS/SMS/USSD сообщений (USSDC-INMAN).<text:tab/>11</text:a></text:p>
          <text:p text:style-name="P173"><text:a xlink:type="simple" xlink:href="#__RefHeading__9183_1268417483" text:style-name="Internet_20_link" text:visited-style-name="Internet_20_link">3.2.1 <text:s/>Описание взаимодействия<text:tab/>12</text:a></text:p>
          <text:p text:style-name="P172"><text:a xlink:type="simple" xlink:href="#__RefHeading__9185_1268417483" text:style-name="Internet_20_link" text:visited-style-name="Internet_20_link">3.2.1.1 <text:s/>Сценарий взаимодействия (оказание услуги разрешено)<text:tab/>12</text:a></text:p>
          <text:p text:style-name="P172"><text:a xlink:type="simple" xlink:href="#__RefHeading__9187_1268417483" text:style-name="Internet_20_link" text:visited-style-name="Internet_20_link">3.2.1.2 <text:s/>Сценарий взаимодействия (оказание услуги запрещено)<text:tab/>12</text:a></text:p>
          <text:p text:style-name="P172"><text:a xlink:type="simple" xlink:href="#__RefHeading__9189_1268417483" text:style-name="Internet_20_link" text:visited-style-name="Internet_20_link">3.2.1.3 <text:s/>Сценарий взаимодействия (протарифицировать уже оказанную услугу)<text:tab/>12</text:a></text:p>
          <text:p text:style-name="P173"><text:a xlink:type="simple" xlink:href="#__RefHeading__9191_1268417483" text:style-name="Internet_20_link" text:visited-style-name="Internet_20_link">3.2.2 <text:s/>Асинхронность протокола<text:tab/>13</text:a></text:p>
          <text:p text:style-name="P173"><text:a xlink:type="simple" xlink:href="#__RefHeading__9193_1268417483" text:style-name="Internet_20_link" text:visited-style-name="Internet_20_link">3.2.3 <text:s/>Описание формата PDU <text:tab/>13</text:a></text:p>
          <text:p text:style-name="P171"><text:a xlink:type="simple" xlink:href="#__RefHeading__9195_1268417483" text:style-name="Internet_20_link" text:visited-style-name="Internet_20_link">3.3 <text:s/>Структура <text:s/>PDU протокола тарификации SMS/USSD сообщений.<text:tab/>13</text:a></text:p>
          <text:p text:style-name="P173"><text:a xlink:type="simple" xlink:href="#__RefHeading__9197_1268417483" text:style-name="Internet_20_link" text:visited-style-name="Internet_20_link">3.3.1 <text:s/>Структура ChargeSms PDU (тэг 0x01)<text:tab/>13</text:a></text:p>
          <text:p text:style-name="P173"><text:a xlink:type="simple" xlink:href="#__RefHeading__9199_1268417483" text:style-name="Internet_20_link" text:visited-style-name="Internet_20_link">3.3.2 <text:s/>Структура ChargeSmsResult PDU (тэг 0x02)<text:tab/>14</text:a></text:p>
          <text:p text:style-name="P173"><text:a xlink:type="simple" xlink:href="#__RefHeading__9201_1268417483" text:style-name="Internet_20_link" text:visited-style-name="Internet_20_link">3.3.3 <text:s/>Структура DeliverySmsResult PDU (тэг 0x03)<text:tab/>15</text:a></text:p>
          <text:p text:style-name="P173"><text:a xlink:type="simple" xlink:href="#__RefHeading__9203_1268417483" text:style-name="Internet_20_link" text:visited-style-name="Internet_20_link">3.3.4 <text:s/>Структура DeliveredSmsData PDU (тэг 0x04)<text:tab/>15</text:a></text:p>
          <text:p text:style-name="P171"><text:a xlink:type="simple" xlink:href="#__RefHeading__9205_1268417483" text:style-name="Internet_20_link" text:visited-style-name="Internet_20_link">3.4 <text:s/>Обзор протокола определения контракта абонента (USSDC-INMAN).<text:tab/>17</text:a></text:p>
          <text:p text:style-name="P173"><text:a xlink:type="simple" xlink:href="#__RefHeading__9207_1268417483" text:style-name="Internet_20_link" text:visited-style-name="Internet_20_link">3.4.1 <text:s/>Асинхронность протокола<text:tab/>17</text:a></text:p>
          <text:p text:style-name="P173"><text:a xlink:type="simple" xlink:href="#__RefHeading__9209_1268417483" text:style-name="Internet_20_link" text:visited-style-name="Internet_20_link">3.4.2 <text:s/>Описание формата PDU <text:tab/>17</text:a></text:p>
          <text:p text:style-name="P171"><text:a xlink:type="simple" xlink:href="#__RefHeading__9211_1268417483" text:style-name="Internet_20_link" text:visited-style-name="Internet_20_link">3.5 <text:s/>Структура <text:s/>PDU протокола определения контракта абонента.<text:tab/>17</text:a></text:p>
          <text:p text:style-name="P173"><text:a xlink:type="simple" xlink:href="#__RefHeading__9213_1268417483" text:style-name="Internet_20_link" text:visited-style-name="Internet_20_link">3.5.1 <text:s/>Структура AbntContractRequest PDU (тэг 0x06)<text:tab/>17</text:a></text:p>
          <text:p text:style-name="P173"><text:a xlink:type="simple" xlink:href="#__RefHeading__9215_1268417483" text:style-name="Internet_20_link" text:visited-style-name="Internet_20_link">3.5.2 <text:s/>Структура AbntContractResult PDU (тэг 0x07)<text:tab/>18</text:a></text:p>
          <text:p text:style-name="P170"><text:a xlink:type="simple" xlink:href="#__RefHeading__9217_1268417483" text:style-name="Internet_20_link" text:visited-style-name="Internet_20_link">4. <text:s/>Структура CSV файла для генерации CDR записей.<text:tab/>18</text:a></text:p>
          <text:p text:style-name="P171"><text:a xlink:type="simple" xlink:href="#__RefHeading__9219_1268417483" text:style-name="Internet_20_link" text:visited-style-name="Internet_20_link">4.1 <text:s/>Типы и формат данных полей CSV файла.<text:tab/>18</text:a></text:p>
          <text:p text:style-name="P171"><text:a xlink:type="simple" xlink:href="#__RefHeading__9221_1268417483" text:style-name="Internet_20_link" text:visited-style-name="Internet_20_link">4.2 <text:s/>Строка данных CSV файла (TDR).<text:tab/>19</text:a></text:p>
          <text:p text:style-name="P170"><text:soft-page-break/><text:a xlink:type="simple" xlink:href="#__RefHeading__9223_1268417483" text:style-name="Internet_20_link" text:visited-style-name="Internet_20_link">5. <text:s/>Описание файла конфигурации INMan-а.<text:tab/>20</text:a></text:p>
          <text:p text:style-name="P171"><text:a xlink:type="simple" xlink:href="#__RefHeading__9225_12684174831" text:style-name="Internet_20_link" text:visited-style-name="Internet_20_link">5.1 <text:s/>Структура файла конфигурации.<text:tab/>20</text:a></text:p>
          <text:p text:style-name="P171"><text:a xlink:type="simple" xlink:href="#__RefHeading__9225_1268417483" text:style-name="Internet_20_link" text:visited-style-name="Internet_20_link">5.2 <text:s/>Конфигурируемые сервисы.<text:tab/>21</text:a></text:p>
          <text:p text:style-name="P171"><text:a xlink:type="simple" xlink:href="#__RefHeading__9227_1268417483" text:style-name="Internet_20_link" text:visited-style-name="Internet_20_link">5.3 <text:s/>Сводный список секций файла конфигурации.<text:tab/>22</text:a></text:p>
          <text:p text:style-name="P171"><text:a xlink:type="simple" xlink:href="#__RefHeading__9229_12684174831" text:style-name="Internet_20_link" text:visited-style-name="Internet_20_link">5.4 <text:s/>Структура секции Files (сервис icsSvcHost).<text:tab/>23</text:a></text:p>
          <text:p text:style-name="P171"><text:a xlink:type="simple" xlink:href="#__RefHeading__9229_1268417483" text:style-name="Internet_20_link" text:visited-style-name="Internet_20_link">5.5 <text:s/>Структура секции Services (сервис icsSvcHost).<text:tab/>23</text:a></text:p>
          <text:p text:style-name="P171"><text:a xlink:type="simple" xlink:href="#__RefHeading__9231_1268417483" text:style-name="Internet_20_link" text:visited-style-name="Internet_20_link">5.6 <text:s/>Параметры секции Host (сервис icsTCPServer).<text:tab/>24</text:a></text:p>
          <text:p text:style-name="P171"><text:a xlink:type="simple" xlink:href="#__RefHeading__9233_1268417483" text:style-name="Internet_20_link" text:visited-style-name="Internet_20_link">5.7 <text:s/>Параметры секции AbonentsCache (сервис icsAbntCache).<text:tab/>24</text:a></text:p>
          <text:p text:style-name="P171"><text:a xlink:type="simple" xlink:href="#__RefHeading__9235_1268417483" text:style-name="Internet_20_link" text:visited-style-name="Internet_20_link">5.8 <text:s/>Параметры секции SS7 (сервис icsTCAPDisp).<text:tab/>24</text:a></text:p>
          <text:p text:style-name="P171"><text:a xlink:type="simple" xlink:href="#__RefHeading__9237_1268417483" text:style-name="Internet_20_link" text:visited-style-name="Internet_20_link">5.9 <text:s/>Параметры секции SS7_HD (сервис icsTCAPDisp).<text:tab/>25</text:a></text:p>
          <text:p text:style-name="P173"><text:a xlink:type="simple" xlink:href="#__RefHeading__9239_1268417483" text:style-name="Internet_20_link" text:visited-style-name="Internet_20_link">5.9.1 <text:s/>Параметры подсекции SS7Units.<text:tab/>25</text:a></text:p>
          <text:p text:style-name="P173"><text:a xlink:type="simple" xlink:href="#__RefHeading__9241_1268417483" text:style-name="Internet_20_link" text:visited-style-name="Internet_20_link">5.9.2 <text:s/>Параметры подсекции Layouts.<text:tab/>26</text:a></text:p>
          <text:p text:style-name="P171"><text:a xlink:type="simple" xlink:href="#__RefHeading__9243_1268417483" text:style-name="Internet_20_link" text:visited-style-name="Internet_20_link">5.10 <text:s/>Шаблон секции TCAPUser<text:tab/>26</text:a></text:p>
          <text:p text:style-name="P171"><text:a xlink:type="simple" xlink:href="#__RefHeading__9245_1268417483" text:style-name="Internet_20_link" text:visited-style-name="Internet_20_link">5.11 <text:s/>Параметры секции AbonentDetector (сервис icsAbntDetector).<text:tab/>27</text:a></text:p>
          <text:p text:style-name="P171"><text:a xlink:type="simple" xlink:href="#__RefHeading__9247_1268417483" text:style-name="Internet_20_link" text:visited-style-name="Internet_20_link">5.12 <text:s/>Параметры секции Billing (сервис icsSmBilling).<text:tab/>27</text:a></text:p>
          <text:p text:style-name="P173"><text:a xlink:type="simple" xlink:href="#__RefHeading__9249_1268417483" text:style-name="Internet_20_link" text:visited-style-name="Internet_20_link">5.12.1 <text:s/>Параметры подсекции BillingModes.<text:tab/>28</text:a></text:p>
          <text:p text:style-name="P171"><text:a xlink:type="simple" xlink:href="#__RefHeading__10423_1186924277" text:style-name="Internet_20_link" text:visited-style-name="Internet_20_link">5.13 <text:s/>Шаблон секции SMS-Extra (сервис icsSmBilling).<text:tab/>29</text:a></text:p>
          <text:p text:style-name="P171"><text:a xlink:type="simple" xlink:href="#__RefHeading__9251_1268417483" text:style-name="Internet_20_link" text:visited-style-name="Internet_20_link">5.14 <text:s/>Параметры секции AbonentPolicies (сервис icsIAPManager).<text:tab/>30</text:a></text:p>
          <text:p text:style-name="P173"><text:a xlink:type="simple" xlink:href="#__RefHeading__9241_12684174831" text:style-name="Internet_20_link" text:visited-style-name="Internet_20_link">5.14.1 <text:s/>Шаблон подсекции 'AbonentPolicy'.<text:tab/>31</text:a></text:p>
          <text:p text:style-name="P171"><text:a xlink:type="simple" xlink:href="#__RefHeading__9253_1268417483" text:style-name="Internet_20_link" text:visited-style-name="Internet_20_link">5.15 <text:s/>Структура и параметры секции IN-Platforms (сервис icsIAPManager).<text:tab/>32</text:a></text:p>
          <text:p text:style-name="P173"><text:a xlink:type="simple" xlink:href="#__RefHeading__9255_1268417483" text:style-name="Internet_20_link" text:visited-style-name="Internet_20_link">5.15.1 <text:s/>Параметры конфигурации в формате ‘параметры диалога’<text:tab/>32</text:a></text:p>
          <text:p text:style-name="P172"><text:a xlink:type="simple" xlink:href="#__RefHeading__9257_1268417483" text:style-name="Internet_20_link" text:visited-style-name="Internet_20_link">5.15.1.1 <text:s/>Параметры подсекции ServiceKeys.<text:tab/>34</text:a></text:p>
          <text:p text:style-name="P172"><text:a xlink:type="simple" xlink:href="#__RefHeading__9259_1268417483" text:style-name="Internet_20_link" text:visited-style-name="Internet_20_link">5.15.1.2 <text:s/>Параметры подсекции SSFLocationIdentification.<text:tab/>34</text:a></text:p>
          <text:p text:style-name="P173"><text:a xlink:type="simple" xlink:href="#__RefHeading__9261_1268417483" text:style-name="Internet_20_link" text:visited-style-name="Internet_20_link">5.15.2 <text:s text:c="2"/>Параметры конфигурации в формате ‘alias-платформы’<text:tab/>35</text:a></text:p>
          <text:p text:style-name="P171"><text:a xlink:type="simple" xlink:href="#__RefHeading__9263_1268417483" text:style-name="Internet_20_link" text:visited-style-name="Internet_20_link">5.16 <text:s/>Параметры секции AbonentProviders (сервис icsIAPManager).<text:tab/>35</text:a></text:p>
          <text:p text:style-name="P173"><text:a xlink:type="simple" xlink:href="#__RefHeading__9265_1268417483" text:style-name="Internet_20_link" text:visited-style-name="Internet_20_link">5.16.1 <text:s text:c="2"/>Параметры подсекции Config для провайдера icsIAPrvdSRI.<text:tab/>36</text:a></text:p>
          <text:p text:style-name="P173"><text:a xlink:type="simple" xlink:href="#__RefHeading__9267_1268417483" text:style-name="Internet_20_link" text:visited-style-name="Internet_20_link">5.16.2 <text:s text:c="2"/>Параметры подсекции Config для провайдера icsIAPrvdATSI.<text:tab/>36</text:a></text:p>
          <text:p text:style-name="P170"><text:a xlink:type="simple" xlink:href="#__RefHeading__9271_1268417483" text:style-name="Internet_20_link" text:visited-style-name="Internet_20_link">6. <text:s/>Информация о компании<text:tab/>37</text:a></text:p>
          <text:p text:style-name="P170"><text:a xlink:type="simple" xlink:href="#__RefHeading__9273_1268417483" text:style-name="Internet_20_link" text:visited-style-name="Internet_20_link">7. <text:s/>Контактная информация<text:tab/>37</text:a></text:p>
        </text:index-body>
      </text:table-of-content>
      <text:p text:style-name="P31"/>
      <text:h text:style-name="P176" text:outline-level="1"><text:bookmark text:name="__RefHeading__9131_1268417483"/><text:s/>Введение<text:bookmark-end text:name="__RefHeading__9131_1268417483"/></text:h>
      <text:h text:style-name="Heading_20_2" text:outline-level="2"><text:bookmark text:name="__RefHeading__9133_1268417483"/><text:s/>Цель<text:bookmark-end text:name="__RefHeading__9133_1268417483"/></text:h>
      <text:p text:style-name="Text_20_body">В данном документе описывается предназначение, структура <text:s/>и логика работы модуля тарификации. Также приводится перечень требований, проектных ограничений и других аспектов, необходимых для наиболее полного и всестороннего понимания предлагаемого решения.</text:p>
      <text:p text:style-name="Text_20_body"/>
      <text:h text:style-name="Heading_20_2" text:outline-level="2"><text:bookmark text:name="__RefHeading__9135_1268417483"/><text:s/>Область действия<text:bookmark-end text:name="__RefHeading__9135_1268417483"/></text:h>
      <text:p text:style-name="Text_20_body">Документ подготовлен в рамках проекта <text:span text:style-name="T56">EyeLine SMSC/USSDC</text:span> и предназначен для использования участниками и аудиторами данного проекта.</text:p>
      <text:p text:style-name="Text_20_body"/>
      <text:h text:style-name="Heading_20_2" text:outline-level="2"><text:bookmark text:name="__RefHeading__9137_1268417483"/><text:s/>Определения и сокращения<text:bookmark-end text:name="__RefHeading__9137_1268417483"/></text:h>
      <text:p text:style-name="P20">CAP – CAMEL Application Part</text:p>
      <text:p text:style-name="P20">MSC – Mobile Switching Centre</text:p>
      <text:p text:style-name="P20">IN – Intelligent Network</text:p>
      <text:p text:style-name="P19"><text:span text:style-name="T13">USSD – Unstructured </text:span><text:span text:style-name="T13">Supplementary Service Data</text:span></text:p>
      <text:h text:style-name="Heading_20_2" text:outline-level="2"><text:bookmark text:name="__RefHeading__9139_1268417483"/><text:s/>История изменений<text:bookmark-end text:name="__RefHeading__9139_1268417483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36">Дата</text:p>
          </table:table-cell>
          <table:table-cell table:style-name="Таблица1.A1" office:value-type="string">
            <text:p text:style-name="P136">Версия</text:p>
          </table:table-cell>
          <table:table-cell table:style-name="Таблица1.A1" office:value-type="string">
            <text:p text:style-name="P136">Описание</text:p>
          </table:table-cell>
          <table:table-cell table:style-name="Таблица1.D1" office:value-type="string">
            <text:p text:style-name="P137">Автор</text:p>
          </table:table-cell>
        </table:table-row>
        <table:table-row table:style-name="Таблица1.1">
          <table:table-cell table:style-name="Таблица1.A2" office:value-type="string">
            <text:p text:style-name="P116">23-Марта-2006</text:p>
          </table:table-cell>
          <table:table-cell table:style-name="Таблица1.A2" office:value-type="string">
            <text:p text:style-name="P111"><text:span text:style-name="T75">0.</text:span><text:span text:style-name="T75">1.0</text:span></text:p>
          </table:table-cell>
          <table:table-cell table:style-name="Таблица1.A2" office:value-type="string">
            <text:p text:style-name="P111">структура документа, описание взаимодействия</text:p>
          </table:table-cell>
          <table:table-cell table:style-name="Таблица1.D2" office:value-type="string">
            <text:p text:style-name="P111">Виктор Рыжков</text:p>
          </table:table-cell>
        </table:table-row>
        <table:table-row table:style-name="Таблица1.1">
          <table:table-cell table:style-name="Таблица1.A2" office:value-type="string">
            <text:p text:style-name="P111"><text:span text:style-name="T13">04-</text:span>Апреля-2006</text:p>
          </table:table-cell>
          <table:table-cell table:style-name="Таблица1.A2" office:value-type="string">
            <text:p text:style-name="P111">0.1.0</text:p>
          </table:table-cell>
          <table:table-cell table:style-name="Таблица1.A2" office:value-type="string">
            <text:p text:style-name="P111">описание <text:span text:style-name="T13">PDU</text:span> протокола, параметров <text:span text:style-name="T13">config</text:span>.<text:span text:style-name="T13">xml</text:span></text:p>
          </table:table-cell>
          <table:table-cell table:style-name="Таблица1.D2" office:value-type="string">
            <text:p text:style-name="P111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1">2<text:span text:style-name="T13">9</text:span>-Мая-2006</text:p>
          </table:table-cell>
          <table:table-cell table:style-name="Таблица1.A2" office:value-type="string">
            <text:p text:style-name="P118">0.4.1</text:p>
          </table:table-cell>
          <table:table-cell table:style-name="Таблица1.A2" office:value-type="string">
            <text:p text:style-name="P111">поддержка внешних модулей <text:span text:style-name="T13">AbonentProvider</text:span>-а</text:p>
          </table:table-cell>
          <table:table-cell table:style-name="Таблица1.D2" office:value-type="string">
            <text:p text:style-name="P111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1">20-Сентября-2006</text:p>
          </table:table-cell>
          <table:table-cell table:style-name="Таблица1.A2" office:value-type="string">
            <text:p text:style-name="P118">0.5.0</text:p>
          </table:table-cell>
          <table:table-cell table:style-name="Таблица1.A2" office:value-type="string">
            <text:p text:style-name="P111">базовая поддержка “<text:a xlink:type="simple" xlink:href="#_Понятие_‘политики_абонентов’,"><text:span text:style-name="Internet_20_link">комплексных политик абонентов</text:span></text:a>’</text:p>
          </table:table-cell>
          <table:table-cell table:style-name="Таблица1.D2" office:value-type="string">
            <text:p text:style-name="P111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1"><text:span text:style-name="T13">26-</text:span>Октября-2006</text:p>
          </table:table-cell>
          <table:table-cell table:style-name="Таблица1.A2" office:value-type="string">
            <text:p text:style-name="P111">0.5.1</text:p>
          </table:table-cell>
          <table:table-cell table:style-name="Таблица1.A2" office:value-type="string">
            <text:p text:style-name="P111">поддержка тарификации <text:span text:style-name="T13">SMS</text:span> <text:span text:style-name="T13">Extra</text:span> услуг.</text:p>
          </table:table-cell>
          <table:table-cell table:style-name="Таблица1.D2" office:value-type="string">
            <text:p text:style-name="P111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1"><text:span text:style-name="T13">26-</text:span>Октября-2006</text:p>
          </table:table-cell>
          <table:table-cell table:style-name="Таблица1.A2" office:value-type="string">
            <text:p text:style-name="P118">0.5.2</text:p>
          </table:table-cell>
          <table:table-cell table:style-name="Таблица1.A2" office:value-type="string">
            <text:p text:style-name="P111">изменения транспортного протокола <text:span text:style-name="T13">SMSC</text:span>-<text:span text:style-name="T13">INMan</text:span></text:p>
          </table:table-cell>
          <table:table-cell table:style-name="Таблица1.D2" office:value-type="string">
            <text:p text:style-name="P111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1"><text:span text:style-name="T13">06-</text:span>Декабря-2006</text:p>
          </table:table-cell>
          <table:table-cell table:style-name="Таблица1.A2" office:value-type="string">
            <text:p text:style-name="P111">0.5.4</text:p>
          </table:table-cell>
          <table:table-cell table:style-name="Таблица1.A2" office:value-type="string">
            <text:p text:style-name="P111">добавлен протокол <text:a xlink:type="simple" xlink:href="#_Обзор_протокола_определения_контрак"><text:span text:style-name="Internet_20_link">определения контракта абонента</text:span></text:a></text:p>
          </table:table-cell>
          <table:table-cell table:style-name="Таблица1.D2" office:value-type="string">
            <text:p text:style-name="P111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1"><text:span text:style-name="T13">07-</text:span>Декабря-2006</text:p>
          </table:table-cell>
          <table:table-cell table:style-name="Таблица1.A2" office:value-type="string">
            <text:p text:style-name="P111">0.5.<text:span text:style-name="T13">5</text:span></text:p>
          </table:table-cell>
          <table:table-cell table:style-name="Таблица1.A2" office:value-type="string">
            <text:p text:style-name="P111">добавлен<text:span text:style-name="T13"> </text:span>код<text:span text:style-name="T13"> </text:span>ошибки<text:span text:style-name="T13"> INMan-a </text:span>в<text:span text:style-name="T13"> </text:span><text:a xlink:type="simple" xlink:href="#_Структура_AbntContractResult_PDU"><text:span text:style-name="Internet_20_link"><text:span text:style-name="T13">AbntContractResult</text:span></text:span></text:a></text:p>
          </table:table-cell>
          <table:table-cell table:style-name="Таблица1.D2" office:value-type="string">
            <text:p text:style-name="P111">Роман<text:span text:style-name="T13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1"><text:span text:style-name="T13">19-</text:span>Декабря-2006</text:p>
          </table:table-cell>
          <table:table-cell table:style-name="Таблица1.A2" office:value-type="string">
            <text:p text:style-name="P118">0.5.7</text:p>
          </table:table-cell>
          <table:table-cell table:style-name="Таблица1.A2" office:value-type="string">
            <text:p text:style-name="P111">новый параметр <text:span text:style-name="T13">IDPLocationInfo</text:span> в <text:a xlink:type="simple" xlink:href="#_Параметры_секции_IN-Platforms._1"><text:span text:style-name="Internet_20_link">конфигурации<text:line-break/> </text:span></text:a><text:a xlink:type="simple" xlink:href="#_Параметры_секции_IN-Platforms._1"><text:span text:style-name="Internet_20_link"><text:span text:style-name="T13">IN</text:span></text:span></text:a><text:a xlink:type="simple" xlink:href="#_Параметры_секции_IN-Platforms._1"><text:span text:style-name="Internet_20_link">-платформ</text:span></text:a></text:p>
          </table:table-cell>
          <table:table-cell table:style-name="Таблица1.D2" office:value-type="string">
            <text:p text:style-name="P111">Роман<text:span text:style-name="T13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1"><text:span text:style-name="T13">23-</text:span>Января-2007</text:p>
          </table:table-cell>
          <table:table-cell table:style-name="Таблица1.A2" office:value-type="string">
            <text:p text:style-name="P111">0.5.9</text:p>
          </table:table-cell>
          <table:table-cell table:style-name="Таблица1.A2" office:value-type="string">
            <text:p text:style-name="P111">добавлен <text:span text:style-name="T13">IMSI </text:span>в <text:a xlink:type="simple" xlink:href="#_Структура_AbntContractResult_PDU"><text:span text:style-name="Internet_20_link"><text:span text:style-name="T13">AbntContractResult</text:span></text:span></text:a></text:p>
          </table:table-cell>
          <table:table-cell table:style-name="Таблица1.D2" office:value-type="string">
            <text:p text:style-name="P111">Роман<text:span text:style-name="T13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1"><text:span text:style-name="T13">04-</text:span>Апреля-200<text:span text:style-name="T13">7</text:span></text:p>
          </table:table-cell>
          <table:table-cell table:style-name="Таблица1.A2" office:value-type="string">
            <text:p text:style-name="P118">0.6.0</text:p>
          </table:table-cell>
          <table:table-cell table:style-name="Таблица1.A2" office:value-type="string">
            <text:p text:style-name="P111">Изменена логика тарификации <text:span text:style-name="T13">SMS</text:span> <text:span text:style-name="T13">Extra</text:span> услуг, введен новый формат их файла конфигурации.</text:p>
          </table:table-cell>
          <table:table-cell table:style-name="Таблица1.D2" office:value-type="string">
            <text:p text:style-name="P111">Роман<text:span text:style-name="T13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1"><text:span text:style-name="T13">10-</text:span>Мая-2007</text:p>
          </table:table-cell>
          <table:table-cell table:style-name="Таблица1.A2" office:value-type="string">
            <text:p text:style-name="P118">0.6.1</text:p>
          </table:table-cell>
          <table:table-cell table:style-name="Таблица1.A2" office:value-type="string">
            <text:p text:style-name="P111">Добавлена строка описания кода ошибки в <text:a xlink:type="simple" xlink:href="#_Структура_ChargeSmsResult_PDU"><text:span text:style-name="Internet_20_link"><text:span text:style-name="T13">ChargeSmsResult</text:span></text:span></text:a> и <text:a xlink:type="simple" xlink:href="#_Структура_AbntContractResult_PDU"><text:span text:style-name="Internet_20_link"><text:span text:style-name="T13">AbntContractResult</text:span></text:span></text:a></text:p>
          </table:table-cell>
          <table:table-cell table:style-name="Таблица1.D2" office:value-type="string">
            <text:p text:style-name="P111">Роман<text:span text:style-name="T13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1"><text:span text:style-name="T13">15-</text:span>Мая-2007</text:p>
          </table:table-cell>
          <table:table-cell table:style-name="Таблица1.A2" office:value-type="string">
            <text:p text:style-name="P118">0.6.2</text:p>
          </table:table-cell>
          <table:table-cell table:style-name="Таблица1.A2" office:value-type="string">
            <text:p text:style-name="P111">Введена возможность задать <text:a xlink:type="simple" xlink:href="#_Логика_тарификации"><text:span text:style-name="Internet_20_link">режим тарификации</text:span></text:a> для каждого типа сообщения отдельно. Соответствующие изменения в секции <text:a xlink:type="simple" xlink:href="#_Параметры_секции_Billing."><text:span text:style-name="Internet_20_link"><text:span text:style-name="T13">Billing</text:span></text:span></text:a>.</text:p>
          </table:table-cell>
          <table:table-cell table:style-name="Таблица1.D2" office:value-type="string">
            <text:p text:style-name="P111">Роман<text:span text:style-name="T13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1"><text:span text:style-name="T13">1</text:span>7<text:span text:style-name="T13">-</text:span>Мая-2007</text:p>
          </table:table-cell>
          <table:table-cell table:style-name="Таблица1.A2" office:value-type="string">
            <text:p text:style-name="P111">0.6.3</text:p>
          </table:table-cell>
          <table:table-cell table:style-name="Таблица1.A2" office:value-type="string">
            <text:p text:style-name="P111">Новый параметр <text:span text:style-name="T13">abonentTypeRequest</text:span> в секции <text:a xlink:type="simple" xlink:href="#_Параметры_секции_Billing."><text:span text:style-name="Internet_20_link"><text:span text:style-name="T13">Billing</text:span></text:span></text:a>. файла конфигурации. Описание <text:a xlink:type="simple" xlink:href="#_Структура_CSV_файла"><text:span text:style-name="Internet_20_link"><text:span text:style-name="T13">CSV </text:span></text:span></text:a><text:a xlink:type="simple" xlink:href="#_Структура_CSV_файла"><text:span text:style-name="Internet_20_link">файла</text:span></text:a>.</text:p>
          </table:table-cell>
          <table:table-cell table:style-name="Таблица1.D2" office:value-type="string">
            <text:p text:style-name="P111">Роман<text:span text:style-name="T13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1"><text:span text:style-name="T13">18-</text:span>Мая-2007</text:p>
          </table:table-cell>
          <table:table-cell table:style-name="Таблица1.A2" office:value-type="string">
            <text:p text:style-name="P111">0.6.<text:span text:style-name="T13">4</text:span></text:p>
          </table:table-cell>
          <table:table-cell table:style-name="Таблица1.A2" office:value-type="string">
            <text:p text:style-name="P111">Введено понятие <text:a xlink:type="simple" xlink:href="#_Логика_тарификации"><text:span text:style-name="Internet_20_link">типа тарификации</text:span></text:a> (<text:span text:style-name="T13">ON</text:span>_<text:span text:style-name="T13">SUBMIT</text:span>, <text:span text:style-name="T13">ON</text:span>_<text:span text:style-name="T13">DELIVERY</text:span>). Расширение протокола тарификации <text:s/>- новое <text:span text:style-name="T13">PDU</text:span> <text:a xlink:type="simple" xlink:href="#_Структура_DeliveredSmsData_PDU"><text:span text:style-name="Internet_20_link"><text:span text:style-name="T13">DeliveredSmsData</text:span></text:span></text:a></text:p>
          </table:table-cell>
          <table:table-cell table:style-name="Таблица1.D2" office:value-type="string">
            <text:p text:style-name="P111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1"><text:span text:style-name="T13">22-</text:span>Мая-2007</text:p>
          </table:table-cell>
          <table:table-cell table:style-name="Таблица1.A2" office:value-type="string">
            <text:p text:style-name="P111">0.6.<text:span text:style-name="T13">4</text:span></text:p>
          </table:table-cell>
          <table:table-cell table:style-name="Таблица1.A2" office:value-type="string">
            <text:p text:style-name="P111"><text:span text:style-name="T13">C</text:span>корректировано описание <text:a xlink:type="simple" xlink:href="#_Структура_CSV_файла"><text:span text:style-name="Internet_20_link"><text:span text:style-name="T13">CSV </text:span></text:span></text:a><text:a xlink:type="simple" xlink:href="#_Структура_CSV_файла"><text:span text:style-name="Internet_20_link">файла</text:span></text:a></text:p>
          </table:table-cell>
          <table:table-cell table:style-name="Таблица1.D2" office:value-type="string">
            <text:p text:style-name="P111">Роман Герасимов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11"><text:span text:style-name="T13">28-</text:span>Мая-2007</text:p>
          </table:table-cell>
          <table:table-cell table:style-name="Таблица1.A2" office:value-type="string">
            <text:p text:style-name="P118">0.6.5</text:p>
          </table:table-cell>
          <table:table-cell table:style-name="Таблица1.A2" office:value-type="string">
            <text:p text:style-name="P111">Поддержка вторичного <text:a xlink:type="simple" xlink:href="#_Логика_тарификации"><text:span text:style-name="Internet_20_link">режима тарификации</text:span></text:a> в случае ошибки взаимодействия с <text:span text:style-name="T13">IN</text:span>. Соответствующие изменения в секции <text:a xlink:type="simple" xlink:href="#_Параметры_подсекции_BillingModes."><text:span text:style-name="Internet_20_link"><text:span text:style-name="T13">Billing</text:span></text:span></text:a><text:a xlink:type="simple" xlink:href="#_Параметры_подсекции_BillingModes."><text:span text:style-name="Internet_20_link">.</text:span></text:a><text:a xlink:type="simple" xlink:href="#_Параметры_подсекции_BillingModes."><text:span text:style-name="Internet_20_link"><text:span text:style-name="T13">BillingModes</text:span></text:span></text:a> файла конфигурации.</text:p>
          </table:table-cell>
          <table:table-cell table:style-name="Таблица1.D2" office:value-type="string">
            <text:p text:style-name="P111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1"><text:span text:style-name="T13">31-</text:span>Мая-2007</text:p>
          </table:table-cell>
          <table:table-cell table:style-name="Таблица1.A2" office:value-type="string">
            <text:p text:style-name="P118">0.6.6</text:p>
          </table:table-cell>
          <table:table-cell table:style-name="Таблица1.A2" office:value-type="string">
            <text:p text:style-name="P111">Поддержка <text:span text:style-name="T13">MT</text:span> тарификации. Соответствующие изменения в <text:span text:style-name="T13">PDU</text:span>: <text:a xlink:type="simple" xlink:href="#_Структура_ChargeSms_PDU_1"><text:span text:style-name="Internet_20_link"><text:span text:style-name="T13">ChargeSms</text:span></text:span></text:a> и <text:a xlink:type="simple" xlink:href="#_Структура_DeliveredSmsData_PDU"><text:span text:style-name="Internet_20_link"><text:span text:style-name="T13">DeliveredSmsData</text:span></text:span></text:a> </text:p>
          </table:table-cell>
          <table:table-cell table:style-name="Таблица1.D2" office:value-type="string">
            <text:p text:style-name="P111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1"><text:span text:style-name="T13">04-</text:span>Июня-2007</text:p>
          </table:table-cell>
          <table:table-cell table:style-name="Таблица1.A2" office:value-type="string">
            <text:p text:style-name="P111">0.6.7</text:p>
          </table:table-cell>
          <table:table-cell table:style-name="Таблица1.A2" office:value-type="string">
            <text:p text:style-name="P111">Введена возможность конфигурации режима тарификации не только в зависимости от типа сообщения но и от типа тарификации МО или МТ. Соответствующие изменения в секции <text:a xlink:type="simple" xlink:href="#_Параметры_подсекции_BillingModes."><text:span text:style-name="Internet_20_link"><text:span text:style-name="T13">BillingModes</text:span></text:span></text:a></text:p>
          </table:table-cell>
          <table:table-cell table:style-name="Таблица1.D2" office:value-type="string">
            <text:p text:style-name="P111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1"><text:span text:style-name="T13">22-</text:span>Июня-2007</text:p>
          </table:table-cell>
          <table:table-cell table:style-name="Таблица1.A2" office:value-type="string">
            <text:p text:style-name="P111">0.6.<text:span text:style-name="T13">10</text:span></text:p>
          </table:table-cell>
          <table:table-cell table:style-name="Таблица1.A2" office:value-type="string">
            <text:p text:style-name="P111">Введена возможность конфигурации <text:s/>тарификации сообщения-носителя для <text:span text:style-name="T13">SMS</text:span> <text:span text:style-name="T13">Extra</text:span> сообщений. Изменения в формате <text:a xlink:type="simple" xlink:href="#_Описание_файла_конфигурации"><text:span text:style-name="Internet_20_link">файла конфигурации SMS Extra услуг</text:span></text:a>.</text:p>
          </table:table-cell>
          <table:table-cell table:style-name="Таблица1.D2" office:value-type="string">
            <text:p text:style-name="P111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1"><text:span text:style-name="T13">06-</text:span>Июля-2007</text:p>
          </table:table-cell>
          <table:table-cell table:style-name="Таблица1.A2" office:value-type="string">
            <text:p text:style-name="P118">0.6.11</text:p>
          </table:table-cell>
          <table:table-cell table:style-name="Таблица1.A2" office:value-type="string">
            <text:p text:style-name="P111">В конфигурацию <text:span text:style-name="T13">IN</text:span>-платформ введены новые возможности:</text:p>
            <text:p text:style-name="Table_20_Text">1) задать алгоритм для вычисления сервис-ключей. </text:p>
            <text:p text:style-name="Table_20_Text">2) указать <text:s/><text:span text:style-name="T13">alias</text:span>-платформу</text:p>
            <text:p text:style-name="Table_20_Text">Изменены <text:a xlink:type="simple" xlink:href="#_Параметры_секции_IN-Platforms._1"><text:span text:style-name="Internet_20_link">Параметры секции IN-Platforms.</text:span></text:a></text:p>
          </table:table-cell>
          <table:table-cell table:style-name="Таблица1.D2" office:value-type="string">
            <text:p text:style-name="P111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1"><text:span text:style-name="T13">14-</text:span>Сентября-2007</text:p>
          </table:table-cell>
          <table:table-cell table:style-name="Таблица1.A2" office:value-type="string">
            <text:p text:style-name="P111">0.6.20</text:p>
          </table:table-cell>
          <table:table-cell table:style-name="Таблица1.A2" office:value-type="string">
            <text:p text:style-name="P111">Введена поддержка <text:span text:style-name="T13">IN</text:span>-платформ фирмы <text:span text:style-name="T13">Commverse</text:span>.</text:p>
            <text:p text:style-name="Table_20_Text">Изменены <text:a xlink:type="simple" xlink:href="#_Параметры_конфигурации_в_формате ‘п"><text:span text:style-name="Internet_20_link">параметры диалога секции IN-Platforms</text:span></text:a> :</text:p>
            <text:list xml:id="list907372651" text:style-name="WW8Num33">
              <text:list-item>
                <text:p text:style-name="P151">новый параметр <text:span text:style-name="T13">IDPReqMode</text:span></text:p>
              </text:list-item>
              <text:list-item>
                <text:p text:style-name="P151">новый параметр <text:span text:style-name="T13">RPCList_retry</text:span></text:p>
              </text:list-item>
              <text:list-item>
                <text:p text:style-name="P151">исключен устаревший <text:span text:style-name="T13">RPCList_postpaid</text:span></text:p>
              </text:list-item>
            </text:list>
          </table:table-cell>
          <table:table-cell table:style-name="Таблица1.D2" office:value-type="string">
            <text:p text:style-name="P111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1"><text:span text:style-name="T13">11-</text:span>Марта-2008</text:p>
          </table:table-cell>
          <table:table-cell table:style-name="Таблица1.A2" office:value-type="string">
            <text:p text:style-name="P111">0.7.0</text:p>
          </table:table-cell>
          <table:table-cell table:style-name="Таблица1.A2" office:value-type="string">
            <text:p text:style-name="P111"><text:span text:style-name="T89">Добавлен</text:span><text:span text:style-name="T89"> </text:span><text:span text:style-name="T13">тип контракта абонента в <text:s/></text:span><text:a xlink:type="simple" xlink:href="#_Структура_ChargeSmsResult_PDU"><text:span text:style-name="Internet_20_link">ChargeSmsResult.</text:span></text:a></text:p>
            <text:p text:style-name="P111"><text:span text:style-name="T13">INMan</text:span> переведен на технологию конфигурируемых сервисов. Изменена структура документа. Значительные изменения в <text:a xlink:type="simple" xlink:href="#_Описание_параметров_конфигурации_IN"><text:span text:style-name="Internet_20_link">параметрах файла конфигурации</text:span></text:a>.</text:p>
          </table:table-cell>
          <table:table-cell table:style-name="Таблица1.D2" office:value-type="string">
            <text:p text:style-name="P111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111">16-Октября-2008</text:p>
          </table:table-cell>
          <table:table-cell table:style-name="Таблица1.A25" office:value-type="string">
            <text:p text:style-name="P111">0.7.3</text:p>
          </table:table-cell>
          <table:table-cell table:style-name="Таблица1.A25" office:value-type="string">
            <text:p text:style-name="P111">В протокол тарификации SMS/USSD сообщений добавлена возможность указания клиентом SMPP service type для сохранения его в записи <text:a xlink:type="simple" xlink:href="#4.2.Поля данных CSV файла.|outline">CSV файла</text:a>. <text:s text:c="5"/>Соответствующие изменения в <text:span text:style-name="T13">PDU</text:span> <text:a xlink:type="simple" xlink:href="#_Структура_ChargeSms_PDU_1"><text:span text:style-name="Internet_20_link"><text:span text:style-name="T13">ChargeSms</text:span></text:span></text:a> и <text:s text:c="2"/><text:a xlink:type="simple" xlink:href="#_Структура_DeliveredSmsData_PDU"><text:span text:style-name="Internet_20_link"><text:span text:style-name="T13">DeliveredSmsData</text:span></text:span></text:a> . </text:p>
          </table:table-cell>
          <table:table-cell table:style-name="Таблица1.D25" office:value-type="string">
            <text:p text:style-name="P111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111">13-Апреля-2009</text:p>
          </table:table-cell>
          <table:table-cell table:style-name="Таблица1.A25" office:value-type="string">
            <text:p text:style-name="P111">0.7.7</text:p>
          </table:table-cell>
          <table:table-cell table:style-name="Таблица1.A25" office:value-type="string">
            <text:p text:style-name="P111">Введена поддержка EIN HD SS7 стэка. Новая секция файла конфигурации <text:a xlink:type="simple" xlink:href="#5.4. Параметры секции SS7_HD (сервис icsTCAPDisp).|outline">SS7_HD</text:a>.</text:p>
          </table:table-cell>
          <table:table-cell table:style-name="Таблица1.D25" office:value-type="string">
            <text:p text:style-name="P111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111">05-Мая-2009</text:p>
          </table:table-cell>
          <table:table-cell table:style-name="Таблица1.A25" office:value-type="string">
            <text:p text:style-name="P111">0.7.8</text:p>
          </table:table-cell>
          <table:table-cell table:style-name="Таблица1.A25" office:value-type="string">
            <text:p text:style-name="P111">Изменено задание адреса <text:s/>Comm<text:span text:style-name="T93">o</text:span>n Parts Manager-a в секции файла конфигурации <text:a xlink:type="simple" xlink:href="#5.4. Параметры секции SS7_HD (сервис icsTCAPDisp).|outline">SS7_HD</text:a>.</text:p>
          </table:table-cell>
          <table:table-cell table:style-name="Таблица1.D25" office:value-type="string">
            <text:p text:style-name="P111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111">24-Сентября-2009</text:p>
          </table:table-cell>
          <table:table-cell table:style-name="Таблица1.A25" office:value-type="string">
            <text:p text:style-name="P111">0.7.10</text:p>
          </table:table-cell>
          <table:table-cell table:style-name="Таблица1.A25" office:value-type="string">
            <text:p text:style-name="P111">Добавления в протоколе тарификации: </text:p>
            <text:list xml:id="list1945816412" text:style-name="L1">
              <text:list-item>
                <text:p text:style-name="P152">введена новая политика тарификации <text:a xlink:type="simple" xlink:href="#2.2.1. Логика и режимы тарификации.|outline">ON_SUBMIT_COLLECTED</text:a></text:p>
              </text:list-item>
              <text:list-item>
                <text:p text:style-name="P152">введена возможность <text:s/>принудительно задать режим тарификации CDR независимо от настроек в файле конфигурации, изменения в PDU <text:a xlink:type="simple" xlink:href="#3.1.1. Структура ChargeSms PDU (тэг 0x01)|outline">ChargeSms</text:a> и <text:a xlink:type="simple" xlink:href="#3.1.4. Структура DeliveredSmsData PDU (тэг 0x04)|outline">DeliveredSmsData</text:a></text:p>
              </text:list-item>
            </text:list>
          </table:table-cell>
          <table:table-cell table:style-name="Таблица1.D25" office:value-type="string">
            <text:p text:style-name="P111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111">23-Октября-2009</text:p>
          </table:table-cell>
          <table:table-cell table:style-name="Таблица1.A25" office:value-type="string">
            <text:p text:style-name="P111">0.7.11</text:p>
          </table:table-cell>
          <table:table-cell table:style-name="Таблица1.A25" office:value-type="string">
            <text:p text:style-name="P111">Исключёна поддержка ORACLE DB в качестве <text:a xlink:type="simple" xlink:href="#2.2.1. Понятие ‘политики абонентов’, ‘провайдер абонента’.|outline">провайдера абонентов</text:a>. Провайдер абонентов использующий <text:span text:style-name="T13">HLR</text:span> сервис <text:span text:style-name="T13">SEND</text:span>_<text:span text:style-name="T13">ROUTING</text:span>_<text:span text:style-name="T13">INFO реализован как отдельный конфигурируемый сервис. </text:span><text:span text:style-name="T90">Изменения</text:span><text:span text:style-name="T13"> в секции файла конфигурации </text:span><text:a xlink:type="simple" xlink:href="#5.2. Параметры секции AbonentProviders (сервис icsIAPManager).|outline"><text:span text:style-name="T89">AbonentProviders</text:span></text:a></text:p>
          </table:table-cell>
          <table:table-cell table:style-name="Таблица1.D25" office:value-type="string">
            <text:p text:style-name="P111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111">26-Мая-2010</text:p>
          </table:table-cell>
          <table:table-cell table:style-name="Таблица1.A25" office:value-type="string">
            <text:p text:style-name="P111">0.7.11</text:p>
          </table:table-cell>
          <table:table-cell table:style-name="Таблица1.A25" office:value-type="string">
            <text:p text:style-name="P111">Исправлены мелкие опечатки.</text:p>
          </table:table-cell>
          <table:table-cell table:style-name="Таблица1.D25" office:value-type="string">
            <text:p text:style-name="P111">Роман Герасимов</text:p>
          </table:table-cell>
        </table:table-row>
        <text:soft-page-break/>
        <table:table-row table:style-name="Таблица1.1">
          <table:table-cell table:style-name="Таблица1.A25" office:value-type="string">
            <text:p text:style-name="P129">03<text:span text:style-name="T136">-Декабря-2010</text:span></text:p>
          </table:table-cell>
          <table:table-cell table:style-name="Таблица1.A25" office:value-type="string">
            <text:p text:style-name="P129">0.8.0</text:p>
          </table:table-cell>
          <table:table-cell table:style-name="Таблица1.A25" office:value-type="string">
            <text:p text:style-name="P131">Введено много новой функциональности:</text:p>
            <text:list xml:id="list982150435" text:style-name="L2">
              <text:list-item>
                <text:p text:style-name="P153"><text:span text:style-name="T101">задание </text:span><text:span text:style-name="T93">новы</text:span><text:span text:style-name="T101">х</text:span><text:span text:style-name="T93"> параметр</text:span><text:span text:style-name="T101">ов</text:span><text:span text:style-name="T93"> </text:span><text:span text:style-name="T101">диалога с</text:span><text:span text:style-name="T93"> IN-платформ</text:span><text:span text:style-name="T101">ой через файл конфигурации (см. <text:line-break/></text:span><text:a xlink:type="simple" xlink:href="#5.12.1. Параметры конфигурации в формате ‘параметры диалога’|outline"><text:span text:style-name="T101">Параметры конфигурации в формате ‘</text:span></text:a><text:a xlink:type="simple" xlink:href="#5.12.1. Параметры конфигурации в формате ‘параметры диалога’|outline"><text:span text:style-name="T57">параметры диалога</text:span></text:a><text:a xlink:type="simple" xlink:href="#5.12.1. Параметры конфигурации в формате ‘параметры диалога’|outline"><text:span text:style-name="T101">’</text:span></text:a><text:span text:style-name="T101">)</text:span></text:p>
              </text:list-item>
              <text:list-item>
                <text:p text:style-name="P154"><text:span text:style-name="T102">новый сервис </text:span><text:a xlink:type="simple" xlink:href="#2.2.1. Понятие ‘политики абонентов’, ‘провайдер абонента’.|outline"><text:span text:style-name="T102">провайдера абонентов</text:span></text:a><text:span text:style-name="T102">. использующий </text:span><text:span text:style-name="T33">HLR</text:span><text:span text:style-name="T102"> сервис ANY_TIME_SUBSCRIPTION_INTERROGATION</text:span><text:span text:style-name="T33"> (см. </text:span><text:a xlink:type="simple" xlink:href="#5.1. Конфигурируемые сервисы.|outline"><text:span text:style-name="T37">Конфигурируемые сервисы</text:span></text:a> , <text:a xlink:type="simple" xlink:href="#5.13.2.  Параметры подсекции Config для провайдера icsIAPrvdATSI.|outline"><text:span text:style-name="T107">Параметры подсекции Config для провайдера icsIAPrvdATSI</text:span></text:a><text:span text:style-name="T33">)</text:span></text:p>
              </text:list-item>
              <text:list-item>
                <text:p text:style-name="P156"><text:span text:style-name="T111">изменён формат конфигурации политик абонентов </text:span><text:span text:style-name="T121">(см. </text:span><text:a xlink:type="simple" xlink:href="#5.11. Параметры секции AbonentPolicies (сервис icsIAPManager).|outline"><text:span text:style-name="T121">Параметры секции AbonentPolicies</text:span></text:a><text:span text:style-name="T121">)</text:span><text:span text:style-name="T111">, введен</text:span><text:span text:style-name="T116">а</text:span><text:span text:style-name="T111"> </text:span><text:span text:style-name="T116">поддержка</text:span><text:span text:style-name="T111"> вторичного провайдера абонентов </text:span><text:span text:style-name="T130">и привязка политики к пулу адресов</text:span><text:span text:style-name="T111"> </text:span><text:span text:style-name="T121">(см. </text:span><text:a xlink:type="simple" xlink:href="#2.2.1.2. Политика абонента.|outline"><text:span text:style-name="T121">Политика абонента</text:span></text:a><text:span text:style-name="T121"> </text:span><text:span text:style-name="T165">и </text:span><text:a xlink:type="simple" xlink:href="#5.14.1. Шаблон подсекции 'AbonentPolicy'.|outline"><text:span text:style-name="T165">Шаблон подсекции 'AbonentPolicy'</text:span></text:a><text:span text:style-name="T121">)</text:span></text:p>
              </text:list-item>
              <text:list-item>
                <text:p text:style-name="P157"><text:span text:style-name="T130">изменена трактовка параметра </text:span><text:span text:style-name="T80">abonentPolicy</text:span><text:span text:style-name="T98"> в <text:s/>секциях </text:span><text:a xlink:type="simple" xlink:href="#5.10. Параметры секции Billing (сервис icsSmBilling).|outline"><text:span text:style-name="T80">Billing</text:span></text:a><text:span text:style-name="T98"> и </text:span><text:a xlink:type="simple" xlink:href="#5.9. Параметры секции AbonentDetector (сервис icsAbntDetector).|outline"><text:span text:style-name="T80">AbonentDetector</text:span></text:a></text:p>
              </text:list-item>
              <text:list-item>
                <text:p text:style-name="P158">конфигурация INMan-a теперь может быть разбита на несколько файлов <text:span text:style-name="T138">(см. </text:span><text:a xlink:type="simple" xlink:href="#5.1. Структура файла конфигурации.|outline"><text:span text:style-name="T143">Структура файла конфигурации</text:span></text:a><text:span text:style-name="T138">)</text:span>, новая секция верхнего уровня <text:a xlink:type="simple" xlink:href="#5.4. Структура секции Files.|outline">“Files”</text:a></text:p>
              </text:list-item>
              <text:list-item>
                <text:p text:style-name="P155"><text:span text:style-name="T42">изменена трактовка параметра </text:span><text:span text:style-name="T17">smsExtraConfig</text:span><text:span text:style-name="T44"> в секци</text:span><text:span text:style-name="T45">и</text:span><text:span text:style-name="T44"> </text:span><text:a xlink:type="simple" xlink:href="#5.10. Параметры секции Billing (сервис icsSmBilling).|outline"><text:span text:style-name="T17">Billing</text:span></text:a><text:span text:style-name="T44"> </text:span></text:p>
              </text:list-item>
            </text:list>
          </table:table-cell>
          <table:table-cell table:style-name="Таблица1.D25" office:value-type="string">
            <text:p text:style-name="P112">Роман Герасимов</text:p>
          </table:table-cell>
        </table:table-row>
      </table:table>
      <text:p text:style-name="Text_20_body"/>
      <text:p text:style-name="Text_20_body"/>
      <text:h text:style-name="Heading_20_2" text:outline-level="2"><text:bookmark text:name="__RefHeading__9141_1268417483"/><text:s/>Ссылки<text:bookmark-end text:name="__RefHeading__9141_1268417483"/></text:h>
      <text:p text:style-name="P19"><text:span text:style-name="T13">3</text:span><text:span text:style-name="T13">GPP TS 22.078 version 6.7.0 Release 6 - CAMEL Service description</text:span></text:p>
      <text:p text:style-name="P20">3GPP TS 23.078 version 6.6.0 Release 6 - CAMEL Technical realization</text:p>
      <text:p text:style-name="P20">3GPP TS 29.078 version 6.4.0 Release 6 - CAMEL CAP specification</text:p>
      <text:p text:style-name="P20"/>
      <text:h text:style-name="Heading_20_1" text:outline-level="1"><text:bookmark text:name="__RefHeading__9143_1268417483"/><text:s/>Общее описание <text:span text:style-name="T13">INMan-a</text:span><text:bookmark-end text:name="__RefHeading__9143_1268417483"/></text:h>
      <text:p text:style-name="Text_20_body">Операторы мобильной связи все шире предлагают свои услуги на базе предоплаченной модели оказания услуг, повсеместно происходит установка <text:span text:style-name="T13">IN</text:span> платформ. В этой связи возникает необходимость <text:span text:style-name="T13">on</text:span>-<text:span text:style-name="T13">line</text:span> тарификации услуг на базе <text:span text:style-name="T13">USSD</text:span> технологии. Однако, на текущий момент организация взаимодействия <text:span text:style-name="T13">USSD</text:span> центров или <text:span text:style-name="T13">MSC</text:span> и <text:span text:style-name="T13">IN</text:span> платформы стандартом не регламентируется. Именно этот пробел и восполняет <text:span text:style-name="T60"><text:subject>Модуль тарификации INMan</text:subject></text:span><text:span text:style-name="T56">.</text:span></text:p>
      <text:p text:style-name="P27"/>
      <text:h text:style-name="Heading_20_2" text:outline-level="2"><text:bookmark text:name="__RefHeading__9145_1268417483"/><text:s/><text:bookmark-start text:name="_Описание_требований"/>Описание требований<text:bookmark-end text:name="__RefHeading__9145_1268417483"/><text:bookmark-end text:name="_Описание_требований"/></text:h>
      <text:p text:style-name="Text_20_body">Эта секция перечисляет в табличной форме требования к модулю тарификации и описывает способы удовлетворения этим требованиям.</text:p>
      <text:p text:style-name="Text_20_body"/>
      <text:h text:style-name="Heading_20_3" text:outline-level="3"><text:bookmark text:name="__RefHeading__9147_1268417483"/><text:s text:c="2"/>Интеграция с <text:span text:style-name="T13">SMSC</text:span>/<text:span text:style-name="T13">USSDC</text:span>.<text:bookmark-end text:name="__RefHeading__9147_1268417483"/></text:h>
      <text:p text:style-name="Text_20_body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0">Требование</text:p>
          </table:table-cell>
          <table:table-cell table:style-name="Таблица2.B1" office:value-type="string">
            <text:p text:style-name="P50">Способ достижения</text:p>
          </table:table-cell>
        </table:table-row>
        <table:table-row table:style-name="Таблица2.1">
          <table:table-cell table:style-name="Таблица2.A2" office:value-type="string">
            <text:list xml:id="list1800616997" text:style-name="WW8Num30">
              <text:list-item>
                <text:p text:style-name="P187">Модуль должен самостоятельно и в <text:span text:style-name="T13">on</text:span>-<text:span text:style-name="T13">line</text:span> режиме тарифицировать через IN платформу USSD сообщения, проходящие через Sibinco USSDC </text:p>
              </text:list-item>
            </text:list>
          </table:table-cell>
          <table:table-cell table:style-name="Таблица2.B2" office:value-type="string">
            <text:p text:style-name="P55">Трактовать USSD сообщение как SMS сообщение. Эмулировать взаимодействие по протоколу <text:span text:style-name="T13">CAP</text:span> между MSC и IN при обработке <text:span text:style-name="T13">SMS</text:span> сообщения.</text:p>
          </table:table-cell>
        </table:table-row>
        <table:table-row table:style-name="Таблица2.1">
          <table:table-cell table:style-name="Таблица2.A2" office:value-type="string">
            <text:list xml:id="list1293502753" text:continue-numbering="true" text:style-name="WW8Num30">
              <text:list-item>
                <text:p text:style-name="P187">Модуль должен быть необязательным компонентом <text:span text:style-name="T13">Sibinco</text:span> USSDC</text:p>
              </text:list-item>
            </text:list>
          </table:table-cell>
          <table:table-cell table:style-name="Таблица2.B2" office:value-type="string">
            <text:p text:style-name="P55">Реализовать модуль в виде внешнего приложения.</text:p>
          </table:table-cell>
        </table:table-row>
        <text:soft-page-break/>
        <table:table-row table:style-name="Таблица2.1">
          <table:table-cell table:style-name="Таблица2.A2" office:value-type="string">
            <text:list xml:id="list950821269" text:continue-numbering="true" text:style-name="WW8Num30">
              <text:list-item>
                <text:p text:style-name="P187">Модуль должен взаимодействовать не только с <text:span text:style-name="T13">Sibinco</text:span> <text:span text:style-name="T13">USSDC</text:span>, но и с любым другим клиентом, которому необходима тарификация <text:span text:style-name="T13">USSD</text:span> сообщений</text:p>
              </text:list-item>
            </text:list>
          </table:table-cell>
          <table:table-cell table:style-name="Таблица2.B2" office:value-type="string">
            <text:p text:style-name="P55">Реализовать модуль в виде внешнего приложения, предоставляющего услугу тарификации по определенному протоколу взаимодействия .</text:p>
          </table:table-cell>
        </table:table-row>
        <table:table-row table:style-name="Таблица2.1">
          <table:table-cell table:style-name="Таблица2.A2" office:value-type="string">
            <text:list xml:id="list1684428414" text:continue-numbering="true" text:style-name="WW8Num30">
              <text:list-item>
                <text:p text:style-name="P187">Модуль должен обеспечивать удаленное взаимодействие с клиентами</text:p>
              </text:list-item>
            </text:list>
          </table:table-cell>
          <table:table-cell table:style-name="Таблица2.B2" office:value-type="string">
            <text:p text:style-name="P55">Реализовать протокол с использованием <text:span text:style-name="T13">TCP</text:span>/<text:span text:style-name="T13">IP</text:span> транспорта</text:p>
          </table:table-cell>
        </table:table-row>
        <table:table-row table:style-name="Таблица2.1">
          <table:table-cell table:style-name="Таблица2.A2" office:value-type="string">
            <text:list xml:id="list1764955975" text:continue-numbering="true" text:style-name="WW8Num30">
              <text:list-item>
                <text:p text:style-name="P187">Протокол взаимодействия модуля и клиента должен быть простым и открытым</text:p>
              </text:list-item>
            </text:list>
          </table:table-cell>
          <table:table-cell table:style-name="Таблица2.B2" office:value-type="string">
            <text:p text:style-name="P55">Предоставить описание команд, их формат и последовательность взаимодействия</text:p>
          </table:table-cell>
        </table:table-row>
        <table:table-row table:style-name="Таблица2.1">
          <table:table-cell table:style-name="Таблица2.A2" office:value-type="string">
            <text:list xml:id="list311324519" text:continue-numbering="true" text:style-name="WW8Num30">
              <text:list-item>
                <text:p text:style-name="P187">Модуль должен обеспечивать одновременное подключение нескольких клиентов</text:p>
              </text:list-item>
            </text:list>
          </table:table-cell>
          <table:table-cell table:style-name="Таблица2.B2" office:value-type="string">
            <text:p text:style-name="P55">Разрешить одновременное открытие нескольких транспортных соединений.</text:p>
          </table:table-cell>
        </table:table-row>
        <table:table-row table:style-name="Таблица2.1">
          <table:table-cell table:style-name="Таблица2.A2" office:value-type="string">
            <text:list xml:id="list1417712069" text:continue-numbering="true" text:style-name="WW8Num30">
              <text:list-item>
                <text:p text:style-name="P187">Модуль должен обеспечивать высокую пропускную способность обработки заявок на тарификацию</text:p>
              </text:list-item>
            </text:list>
          </table:table-cell>
          <table:table-cell table:style-name="Таблица2.B2" office:value-type="string">
            <text:p text:style-name="P55">Реализовать асинхронный протокол общения с клиентами</text:p>
          </table:table-cell>
        </table:table-row>
        <table:table-row table:style-name="Таблица2.1">
          <table:table-cell table:style-name="Таблица2.A2" office:value-type="string">
            <text:list xml:id="list1624683509" text:continue-numbering="true" text:style-name="WW8Num30">
              <text:list-item>
                <text:p text:style-name="P187">Модуль должен снять с <text:span text:style-name="T13">Sibinco</text:span> <text:span text:style-name="T13">USSDC</text:span> обязанность по генерации <text:span text:style-name="T13">CDR</text:span> файлов</text:p>
              </text:list-item>
            </text:list>
          </table:table-cell>
          <table:table-cell table:style-name="Таблица2.B2" office:value-type="string">
            <text:p text:style-name="P55">Реализовать поддержку генерации <text:span text:style-name="T13">CDR</text:span> файлов</text:p>
          </table:table-cell>
        </table:table-row>
      </table:table>
      <text:p text:style-name="Text_20_body"/>
      <text:h text:style-name="Heading_20_3" text:outline-level="3"><text:bookmark text:name="__RefHeading__9149_1268417483"/><text:s text:c="2"/>Взаимодействие с <text:span text:style-name="T13">IN</text:span>-платформой.<text:bookmark-end text:name="__RefHeading__9149_1268417483"/></text:h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0">Требование</text:p>
          </table:table-cell>
          <table:table-cell table:style-name="Таблица3.B1" office:value-type="string">
            <text:p text:style-name="P50">Способ достижения</text:p>
          </table:table-cell>
        </table:table-row>
        <table:table-row table:style-name="Таблица3.1">
          <table:table-cell table:style-name="Таблица3.A2" office:value-type="string">
            <text:list xml:id="list1854391125" text:continue-list="list1624683509" text:style-name="WW8Num30">
              <text:list-item text:start-value="1">
                <text:p text:style-name="P187">Протокол взаимодействия модуля с клиентами должен учитывать логику взаимодействия с <text:span text:style-name="T13">IN</text:span> платформой</text:p>
              </text:list-item>
            </text:list>
          </table:table-cell>
          <table:table-cell table:style-name="Таблица3.B2" office:value-type="string">
            <text:p text:style-name="P55">Команды протокола должны следовать логике <text:span text:style-name="T13">CAP</text:span> <text:s/><text:span text:style-name="T13">SMS</text:span> диалога .</text:p>
          </table:table-cell>
        </table:table-row>
        <table:table-row table:style-name="Таблица3.1">
          <table:table-cell table:style-name="Таблица3.A2" office:value-type="string">
            <text:list xml:id="list76699025" text:continue-numbering="true" text:style-name="WW8Num30">
              <text:list-item>
                <text:p text:style-name="P187">Модуль должен взаимодействовать с <text:span text:style-name="T13">IN</text:span> платформами разных поставщиков</text:p>
              </text:list-item>
            </text:list>
          </table:table-cell>
          <table:table-cell table:style-name="Таблица3.B2" office:value-type="string">
            <text:p text:style-name="P55">Обеспечить возможность внешней конфигурации параметров взаимодействия с разными <text:span text:style-name="T13">IN</text:span> платформами </text:p>
          </table:table-cell>
        </table:table-row>
        <table:table-row table:style-name="Таблица3.1">
          <table:table-cell table:style-name="Таблица3.A2" office:value-type="string">
            <text:list xml:id="list740276562" text:continue-numbering="true" text:style-name="WW8Num30">
              <text:list-item>
                <text:p text:style-name="P187">Модуль должен взаимодействовать с несколькими <text:span text:style-name="T13">IN</text:span> платформами одновременно</text:p>
              </text:list-item>
            </text:list>
          </table:table-cell>
          <table:table-cell table:style-name="Таблица3.B2" office:value-type="string">
            <text:p text:style-name="P55">Реализовать возможность одновременного запуска нескольких подмодулей для конкретных <text:span text:style-name="T13">IN</text:span> платформ</text:p>
          </table:table-cell>
        </table:table-row>
        <table:table-row table:style-name="Таблица3.1">
          <table:table-cell table:style-name="Таблица3.A2" office:value-type="string">
            <text:list xml:id="list865271817" text:continue-numbering="true" text:style-name="WW8Num30">
              <text:list-item>
                <text:p text:style-name="P187">Модуль должен самостоятельно решать, с какой <text:span text:style-name="T13">IN</text:span> платформой взаимодействовать на основании <text:span text:style-name="T13">MSISDN</text:span> абонента</text:p>
              </text:list-item>
            </text:list>
          </table:table-cell>
          <table:table-cell table:style-name="Таблица3.B2" office:value-type="string">
            <text:p text:style-name="P55">Реализовать возможность внешней конфигурации стратегии вычисления номера <text:span text:style-name="T13">IN</text:span> платформы и параметров для взаимодействия с ней на основании <text:span text:style-name="T13">MSISDN</text:span>. Например, <text:span text:style-name="T13">AnyTimeSubscriptionInterrogation</text:span>, запрос в БД.</text:p>
          </table:table-cell>
        </table:table-row>
        <table:table-row table:style-name="Таблица3.1">
          <table:table-cell table:style-name="Таблица3.A2" office:value-type="string">
            <text:list xml:id="list2147390292" text:continue-numbering="true" text:style-name="WW8Num30">
              <text:list-item>
                <text:p text:style-name="P187">Модуль не должен взаимодействовать с <text:span text:style-name="T13">IN</text:span> платформой для <text:span text:style-name="T13">postpaid</text:span> абонентов</text:p>
              </text:list-item>
            </text:list>
          </table:table-cell>
          <table:table-cell table:style-name="Таблица3.B2" office:value-type="string">
            <text:p text:style-name="P55">Реализовать подмодуль вычисления типа контракта абонента. Например<text:span text:style-name="T13">, AnyTimeSubscriptionInterrogation, </text:span>запрос<text:span text:style-name="T13"> </text:span>в<text:span text:style-name="T13"> </text:span>БД<text:span text:style-name="T13">.</text:span></text:p>
          </table:table-cell>
        </table:table-row>
        <table:table-row table:style-name="Таблица3.1">
          <table:table-cell table:style-name="Таблица3.A2" office:value-type="string">
            <text:list xml:id="list428328114" text:continue-numbering="true" text:style-name="WW8Num30">
              <text:list-item>
                <text:p text:style-name="P187">Модуль не должен вычислять тип контракта абонента, каждый раз обращаясь к внешним системам</text:p>
              </text:list-item>
            </text:list>
          </table:table-cell>
          <table:table-cell table:style-name="Таблица3.B2" office:value-type="string">
            <text:p text:style-name="P55">Реализовать кэширование типа контракта абонента</text:p>
          </table:table-cell>
        </table:table-row>
        <table:table-row table:style-name="Таблица3.1">
          <table:table-cell table:style-name="Таблица3.A2" office:value-type="string">
            <text:list xml:id="list822066720" text:continue-numbering="true" text:style-name="WW8Num30">
              <text:list-item>
                <text:p text:style-name="P187">Модуль не должен заполнять кэш типов контрактов каждый раз при запуске</text:p>
              </text:list-item>
            </text:list>
          </table:table-cell>
          <table:table-cell table:style-name="Таблица3.B2" office:value-type="string">
            <text:p text:style-name="P55">Кэш должен иметь возможность сохраняться на файловой системе.</text:p>
          </table:table-cell>
        </table:table-row>
      </table:table>
      <text:p text:style-name="Text_20_body"/>
      <text:h text:style-name="Heading_20_3" text:outline-level="3"><text:bookmark text:name="__RefHeading__9151_1268417483"/><text:s text:c="2"/>Режимы тарификации.<text:bookmark-end text:name="__RefHeading__9151_1268417483"/></text:h>
      <text:p text:style-name="Text_20_body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50">Требование</text:p>
          </table:table-cell>
          <table:table-cell table:style-name="Таблица4.B1" office:value-type="string">
            <text:p text:style-name="P50">Способ достижения</text:p>
          </table:table-cell>
        </table:table-row>
        <table:table-row table:style-name="Таблица4.1">
          <table:table-cell table:style-name="Таблица4.A2" office:value-type="string">
            <text:list xml:id="list358437637" text:continue-list="list822066720" text:style-name="WW8Num30">
              <text:list-item text:start-value="1">
                <text:p text:style-name="P187">Модуль должен <text:span text:style-name="T92">поддерживать</text:span> выборочную тарификацию <text:span text:style-name="T13">SMS</text:span> и/или <text:span text:style-name="T13">USSD</text:span> сообщений</text:p>
              </text:list-item>
            </text:list>
          </table:table-cell>
          <table:table-cell table:style-name="Таблица4.B2" office:value-type="string">
            <text:p text:style-name="P55">Обеспечить возможность внешней конфигурации режима тарификации.</text:p>
          </table:table-cell>
        </table:table-row>
        <text:soft-page-break/>
        <table:table-row table:style-name="Таблица4.1">
          <table:table-cell table:style-name="Таблица4.A2" office:value-type="string">
            <text:list xml:id="list1549630637" text:continue-numbering="true" text:style-name="WW8Num30">
              <text:list-item>
                <text:p text:style-name="P187">Модуль должен поддерживать <text:s/>тарификацию сообщений, использующих дополнительные услуги (<text:span text:style-name="T13">SMS</text:span> <text:span text:style-name="T13">Extra</text:span>) </text:p>
              </text:list-item>
            </text:list>
          </table:table-cell>
          <table:table-cell table:style-name="Таблица4.B2" office:value-type="string">
            <text:p text:style-name="P55">Обеспечить возможность внешней конфигурации дополнительных услуг (<text:span text:style-name="T13">SMS</text:span> <text:span text:style-name="T13">Extra</text:span>)</text:p>
          </table:table-cell>
        </table:table-row>
        <table:table-row table:style-name="Таблица4.1">
          <table:table-cell table:style-name="Таблица4.A2" office:value-type="string">
            <text:list xml:id="list526067080" text:continue-numbering="true" text:style-name="WW8Num30">
              <text:list-item>
                <text:p text:style-name="P187">Модуль должен поддерживать раздельную тарификацию как посылки, так и доставки сообщений</text:p>
              </text:list-item>
            </text:list>
          </table:table-cell>
          <table:table-cell table:style-name="Таблица4.B2" office:value-type="string">
            <text:p text:style-name="P55">Реализовать такую возможность в протоколе тарификации.</text:p>
          </table:table-cell>
        </table:table-row>
      </table:table>
      <text:h text:style-name="Heading_20_2" text:outline-level="2" text:is-list-header="true" text:restart-numbering="true" text:start-value="1"/>
      <text:p text:style-name="Text_20_body"/>
      <text:h text:style-name="Heading_20_2" text:outline-level="2"><text:bookmark text:name="__RefHeading__9153_1268417483"/><text:s/>Ограничения и расхождения<text:bookmark-end text:name="__RefHeading__9153_1268417483"/></text:h>
      <text:list xml:id="list1642880288" text:style-name="WW8Num16">
        <text:list-item>
          <text:p text:style-name="P188">Динамическая реконфигурация не поддерживается.</text:p>
        </text:list-item>
        <text:list-item>
          <text:p text:style-name="P188">Для работы с элементами сигнальной сети требуется установленное <text:span text:style-name="T13">TCAP</text:span> <text:span text:style-name="T13">API</text:span> компании <text:span text:style-name="T13">TietoEnator</text:span>.</text:p>
        </text:list-item>
      </text:list>
      <text:p text:style-name="P48"/>
      <text:h text:style-name="Heading_20_2" text:outline-level="2" text:restart-numbering="true" text:start-value="1"><text:bookmark text:name="__RefHeading__9155_1268417483"/><text:s/>Протоколы, используемые при тарификации <text:span text:style-name="T13">SMS</text:span>/<text:span text:style-name="T13">USSD</text:span> сообщений.<text:bookmark-end text:name="__RefHeading__9155_1268417483"/></text:h>
      <text:p text:style-name="Text_20_body"><draw:frame draw:style-name="fr2" draw:name="Графический объект1" text:anchor-type="as-char" svg:width="16.79cm" svg:height="2.942cm" draw:z-index="0"><draw:image xlink:href="Pictures/20000082000303A2000082D892B9CF78.wmf" xlink:type="simple" xlink:show="embed" xlink:actuate="onLoad"/></draw:frame></text:p>
      <text:p text:style-name="Text_20_body"/>
      <text:p text:style-name="Text_20_body"><text:bookmark-start text:name="_Структура_ChargeSms_PDU"/><text:bookmark-end text:name="_Структура_ChargeSms_PDU"/><text:bookmark-start text:name="_Асинхронность_протокола_1"/><text:bookmark-end text:name="_Асинхронность_протокола_1"/><text:bookmark-start text:name="_Обзор_протокола_определения"/><text:bookmark-end text:name="_Обзор_протокола_определения"/><text:bookmark-start text:name="_Асинхронность_протокола"/><text:bookmark-end text:name="_Асинхронность_протокола"/><text:bookmark-start text:name="_Общий_формат_протоколов"/><text:bookmark-end text:name="_Общий_формат_протоколов"/></text:p>
      <text:h text:style-name="Heading_20_3" text:outline-level="3"><text:bookmark text:name="__RefHeading__9157_1268417483"/>Обзор протокола взаимодействия <text:span text:style-name="T13">INMan</text:span>-<text:span text:style-name="T13">IN</text:span><text:bookmark-end text:name="__RefHeading__9157_1268417483"/></text:h>
      <text:p text:style-name="P9"/>
      <text:p text:style-name="P9">Для взаимодействия с <text:span text:style-name="T13">IN</text:span> платформой используется протокол <text:span text:style-name="T13">CAP</text:span>3 (<text:span text:style-name="T13">CAMEL</text:span> <text:span text:style-name="T13">phase</text:span> 3) <text:s/>в той его части, которая описывает взаимодействие <text:span text:style-name="T13">MSC</text:span> и <text:span text:style-name="T13">IN</text:span> платформы в момент обработки <text:span text:style-name="T13">MO</text:span> <text:span text:style-name="T13">SMS</text:span>. <text:s/>Детальное описание можно найти в спецификациях <text:span text:style-name="T84">3GPP TS 29.078. </text:span>Примерные сценарии взаимодействия описаны ниже.</text:p>
      <text:p text:style-name="Text_20_body"/>
      <text:h text:style-name="Heading_20_3" text:outline-level="3"><text:bookmark text:name="__RefHeading__9159_1268417483"/>Сценарий взаимодействия <text:span text:style-name="T13">INMan</text:span> – <text:span text:style-name="T13">IN</text:span> (оказание услуги разрешено)<text:bookmark-end text:name="__RefHeading__9159_1268417483"/></text:h>
      <text:p text:style-name="Text_20_body"><draw:frame draw:style-name="fr2" draw:name="Графический объект2" text:anchor-type="as-char" svg:width="7.846cm" svg:height="5.232cm" draw:z-index="2"><draw:image xlink:href="Pictures/2000005C000143990000D7B3BEFBAE6E.wmf" xlink:type="simple" xlink:show="embed" xlink:actuate="onLoad"/></draw:frame></text:p>
      <text:h text:style-name="Heading_20_3" text:outline-level="3"><text:bookmark text:name="__RefHeading__9161_1268417483"/><text:soft-page-break/>Сценарий взаимодействия <text:span text:style-name="T13">INMan</text:span> – <text:span text:style-name="T13">IN</text:span> (оказание услуги запрещено)<text:bookmark-end text:name="__RefHeading__9161_1268417483"/></text:h>
      <text:p text:style-name="Text_20_body"><draw:frame draw:style-name="fr2" draw:name="Графический объект3" text:anchor-type="as-char" svg:width="7.846cm" svg:height="5.232cm" draw:z-index="3"><draw:image xlink:href="Pictures/20000043000143990000D7B39A793F4B.wmf" xlink:type="simple" xlink:show="embed" xlink:actuate="onLoad"/></draw:frame></text:p>
      <text:h text:style-name="Heading_20_3" text:outline-level="3"><text:bookmark text:name="__RefHeading__9163_1268417483"/>Общий сценарий взаимодействия <text:s/>Отправитель – <text:span text:style-name="T13">USSDC</text:span> – <text:span text:style-name="T13">INMan</text:span> – <text:span text:style-name="T13">IN</text:span> - Получатель<text:bookmark-end text:name="__RefHeading__9163_1268417483"/></text:h>
      <text:p text:style-name="Standard"><draw:frame draw:style-name="fr2" draw:name="Графический объект4" text:anchor-type="as-char" svg:width="17.492cm" svg:height="9.338cm" draw:z-index="69"><draw:image xlink:href="Pictures/200000E50002FCEA00019859F0082EBF.wmf" xlink:type="simple" xlink:show="embed" xlink:actuate="onLoad"/></draw:frame></text:p>
      <text:p text:style-name="Standard"/>
      <text:p text:style-name="Standard"/>
      <text:h text:style-name="Heading_20_2" text:outline-level="2"><text:bookmark text:name="__RefHeading__9165_1268417483"/><text:s/>Принципы тарификации.<text:bookmark-end text:name="__RefHeading__9165_1268417483"/></text:h>
      <text:p text:style-name="Standard"/>
      <text:h text:style-name="Heading_20_3" text:outline-level="3"><text:bookmark text:name="__RefHeading__9167_1268417483"/><text:s/><text:span text:style-name="T114">Определение и взаимодействие с IN-платформой абонента</text:span><text:bookmark-start text:name="_Понятие_‘политики_абонентов’,"/>.<text:bookmark-end text:name="__RefHeading__9167_1268417483"/><text:bookmark-end text:name="_Понятие_‘политики_абонентов’,"/></text:h>
      <text:p text:style-name="Text_20_body">Для выполнения условий <text:span text:style-name="T115">по взаимодействию с IN-платформой абонента, определённых в разделе </text:span><text:s/><text:a xlink:type="simple" xlink:href="#_Описание_требований"><text:span text:style-name="Internet_20_link">требований к функциональности</text:span></text:a> <text:span text:style-name="T13">IN</text:span><text:span text:style-name="T38">M</text:span><text:span text:style-name="T13">an</text:span>-<text:span text:style-name="T13">a,</text:span> вводится понятие ‘политики абонента’, задающей стратегию определения контракта абонента по его <text:span text:style-name="T13">MSISDN</text:span> и определения параметров последующего диалога с <text:span text:style-name="T13">IN</text:span>-платформой, если необходимо. </text:p>
      <text:p text:style-name="Text_20_body">Логически, при тарификации услуги, действия <text:span text:style-name="T13">INMan</text:span>-<text:span text:style-name="T13">a</text:span> состоят из трех фаз:</text:p>
      <text:list xml:id="list143784708" text:style-name="WW8Num39">
        <text:list-item>
          <text:p text:style-name="P211">обращение к некоему внешнему для <text:span text:style-name="T13">INMan</text:span>-<text:span text:style-name="T13">a</text:span> приложению/модулю, способному определить тип контракта абонента</text:p>
        </text:list-item>
        <text:list-item>
          <text:p text:style-name="P211">в случае <text:span text:style-name="T13">prepaid</text:span> абонента определение адреса <text:span text:style-name="T13">IN</text:span>-платформы и параметров для диалога с ней либо от внешнего приложения/модуля, либо из конфигурации <text:span text:style-name="T13">INMan</text:span>-<text:span text:style-name="T13">a</text:span></text:p>
        </text:list-item>
        <text:list-item>
          <text:p text:style-name="P211">диалог с <text:span text:style-name="T13">IN</text:span>-платформой</text:p>
        </text:list-item>
      </text:list>
      <text:p text:style-name="P101"/>
      <text:h text:style-name="P148" text:outline-level="4" text:restart-numbering="true" text:start-value="1"><text:bookmark text:name="__RefHeading__9257_12684174832"/><text:soft-page-break/><text:span text:style-name="T76"><text:s/></text:span><text:bookmark-start text:name="_Параметры_подсекции_ServiceKeys.2"/><text:span text:style-name="T76">Провайдер абонент</text:span><text:span text:style-name="T82">а</text:span><text:bookmark-end text:name="_Параметры_подсекции_ServiceKeys.2"/><text:span text:style-name="T76">.</text:span><text:bookmark-end text:name="__RefHeading__9257_12684174832"/></text:h>
      <text:p text:style-name="P34">В терминах реализации <text:span text:style-name="T13">INMan</text:span>-<text:span text:style-name="T13">a</text:span> внешний модуль из <text:span text:style-name="T112">вышеуказанн</text:span><text:span text:style-name="T115">ых</text:span><text:span text:style-name="T112"> </text:span>пп.1 <text:span text:style-name="T115">и пп.2</text:span> называется <text:span text:style-name="T61">‘провайдер абонента’</text:span>. Его природа и функциональность может быть совершенно различной (база данных, <text:span text:style-name="T13">MAP</text:span> сервис <text:span text:style-name="T13">HLR</text:span>-<text:span text:style-name="T13">a</text:span>, <text:span text:style-name="T13">etc</text:span>), <text:s/>Поэтому подмодули <text:span text:style-name="T13">INMan</text:span>-а взаимодействующие с ‘провайдерами абонентов’ реализованы в виде динамических библиотек, конфигурируемых при загрузке. <text:s/></text:p>
      <text:p text:style-name="P34">На данный момент в <text:span text:style-name="T13">INMan</text:span>-е реализована работа со следующими типами ‘провайдеров абонентов’:</text:p>
      <text:list xml:id="list841282867" text:style-name="WW8Num43">
        <text:list-item>
          <text:p text:style-name="P212"><text:span text:style-name="T13">ORACLE</text:span> база данных - возвращает только тип контракта абонента, <text:span text:style-name="T122">(</text:span><text:span text:style-name="T61">не поддерживается начиная с версии 0.7.11</text:span><text:span text:style-name="T64">)</text:span></text:p>
        </text:list-item>
        <text:list-item>
          <text:p text:style-name="P213"><text:span text:style-name="T13">HLR</text:span> Сервис <text:span text:style-name="T13">SEND</text:span>_<text:span text:style-name="T13">ROUTING</text:span>_<text:span text:style-name="T13">INFO</text:span> – возвращает тип контракта абонента, <text:span text:style-name="T113">его IMSI, <text:s/></text:span>а для <text:span text:style-name="T13">prepaid</text:span> абонента также и <text:span text:style-name="T13">ISDN</text:span> адрес <text:span text:style-name="T13">IN</text:span>-платформы (без параметров для диалога) <text:span text:style-name="T128">и </text:span><text:span text:style-name="T113">текущий VLR,</text:span><text:span text:style-name="T116">; данный сервис оказывает существенную нагрузку на сигнальную сеть, так как задействует ресурсы, используемые для обеспечения звонков.</text:span></text:p>
        </text:list-item>
        <text:list-item>
          <text:p text:style-name="P214"><text:span text:style-name="T13">HLR</text:span> Сервис <text:span text:style-name="T13">ANY</text:span>_<text:span text:style-name="T13">TIME</text:span>_<text:span text:style-name="T13">SUBSCRIPTION</text:span>_<text:span text:style-name="T13">INTERROGATION</text:span> - возвращает тип контракта абонента, <text:span text:style-name="T116">ограничения, наложенные на абонента оператором связи, </text:span>а для <text:span text:style-name="T13">prepaid</text:span> абонента также и <text:span text:style-name="T13">ISDN</text:span> адрес <text:span text:style-name="T13">IN</text:span>-платформы с параметрами для диалога<text:span text:style-name="T116">; <text:s/>данный сервис <text:s/>оказывает небольшую нагрузку на сигнальную сеть, однако требует от HLR-a поддержки функциональности уровня CAMEL phase-4</text:span><text:span text:style-name="T122">; </text:span><text:span text:style-name="T116"><text:s/></text:span><text:span text:style-name="T122">(</text:span><text:span text:style-name="T64">п</text:span><text:span text:style-name="T63">о</text:span><text:span text:style-name="T64">лноценно</text:span><text:span text:style-name="T63"> </text:span><text:span text:style-name="T64">по</text:span><text:span text:style-name="T63">ддерживается начиная с версии 0.</text:span><text:span text:style-name="T64">8</text:span><text:span text:style-name="T63">.</text:span><text:span text:style-name="T64">0)</text:span></text:p>
        </text:list-item>
      </text:list>
      <text:p text:style-name="Text_20_body"/>
      <text:h text:style-name="P149" text:outline-level="4"><text:bookmark text:name="__RefHeading__9257_12684174831"/><text:span text:style-name="T76"><text:s/></text:span><text:bookmark-start text:name="_Параметры_подсекции_ServiceKeys.1"/><text:span text:style-name="T76">Политик</text:span><text:span text:style-name="T82">а</text:span><text:span text:style-name="T76"> абонент</text:span><text:span text:style-name="T82">а</text:span><text:bookmark-end text:name="_Параметры_подсекции_ServiceKeys.1"/><text:span text:style-name="T76">.</text:span><text:bookmark-end text:name="__RefHeading__9257_12684174831"/></text:h>
      <text:p text:style-name="P36">Как видно, не всегда можно получить всю необходимую информацию для полноценного диалога с <text:span text:style-name="T13">IN</text:span>-платформой от <text:span text:style-name="T118">одного </text:span>‘провайдера абонента’. Поэтому предусмотрена возможность задания минимально необходимых, а также дополнительных, в зависимости от производителя, параметров в файле конфигурации <text:span text:style-name="T13">INMan</text:span>-<text:span text:style-name="T13">a</text:span>. <text:s/></text:p>
      <text:p text:style-name="P36"><text:span text:style-name="T118">Также, начиная с версии </text:span><text:span text:style-name="T79">0.8.0</text:span><text:span text:style-name="T118"> поддерживается использование вторичного </text:span><text:span text:style-name="T65">'провайдера абонентов'</text:span><text:span text:style-name="T118">, который используется если требуемые данные об абоненте не получены от первичного.</text:span></text:p>
      <text:p text:style-name="Text_20_body">Таким образом, <text:span text:style-name="T61">‘политика абонента’</text:span> состоит из:</text:p>
      <text:list xml:id="list2009865512" text:style-name="WW8Num28">
        <text:list-item>
          <text:p text:style-name="P215">конфигурации для <text:span text:style-name="T116">одного или более </text:span><text:span text:style-name="T61">‘провайдера абонента’ </text:span><text:span text:style-name="T5">(один - до версии </text:span><text:span text:style-name="T12">0.8.0</text:span><text:span text:style-name="T5">, два - после)</text:span></text:p>
        </text:list-item>
        <text:list-item>
          <text:p text:style-name="P215">конфигурации для одной иди нескольких <text:span text:style-name="T13">IN</text:span>-платформ</text:p>
        </text:list-item>
        <text:list-item>
          <text:p text:style-name="P216">набора адресных пулов абонентов, для которых применяется политика.</text:p>
        </text:list-item>
      </text:list>
      <text:p text:style-name="P35"><text:span text:style-name="T117">П</text:span>ривяз<text:span text:style-name="T117">ка </text:span>‘политик<text:span text:style-name="T117">и</text:span> абонентов’ к определенному пулу адресов, позволя<text:span text:style-name="T117">ет</text:span> гибко настроить стратеги<text:span text:style-name="T117">и</text:span> тарификации для раз<text:span text:style-name="T117">личных</text:span> <text:span text:style-name="T117">групп абонентов</text:span>.</text:p>
      <text:p text:style-name="Text_20_body"/>
      <text:h text:style-name="Heading_20_3" text:outline-level="3"><text:bookmark text:name="__RefHeading__9169_1268417483"/><text:s/><text:bookmark-start text:name="_Логика_и_режимы"/><text:bookmark-start text:name="_Логика_тарификации"/>Логика и режимы тарификации.<text:bookmark-end text:name="__RefHeading__9169_1268417483"/><text:bookmark-end text:name="_Логика_и_режимы"/><text:bookmark-end text:name="_Логика_тарификации"/></text:h>
      <text:p text:style-name="P96">Для обеспечения гибкой системы тарификации в <text:span text:style-name="T13">INMan</text:span>-е введена возможность задания режима тарификации на каждый тип тарифицируемого сообщения. </text:p>
      <text:p text:style-name="P96">Под понятием ‘тип сообщения’ подразумевается совокупность типа носителя (<text:span text:style-name="T13">DP</text:span> <text:span text:style-name="T13">bearer</text:span> <text:span text:style-name="T13">type</text:span>) и запрошенных особенностей тарификации (к примеру, использовать <text:span text:style-name="T13">SMS</text:span> <text:span text:style-name="T13">Extra</text:span> сервисы).</text:p>
      <text:p text:style-name="P96">На данный момент различаются следующие типы тарифицируемых сообщений:</text:p>
      <text:list xml:id="list725235895" text:style-name="WW8Num29">
        <text:list-item>
          <text:p text:style-name="P234"><text:span text:style-name="T13">SMS – </text:span>обычный <text:span text:style-name="T13">SMS </text:span>пакет</text:p>
        </text:list-item>
        <text:list-item>
          <text:p text:style-name="P234"><text:span text:style-name="T13">USSD</text:span> – обычный пакет с данными <text:span text:style-name="T13">USSD</text:span></text:p>
        </text:list-item>
        <text:list-item>
          <text:p text:style-name="P234"><text:span text:style-name="T13">XSMS</text:span> – <text:span text:style-name="T13">SMS</text:span> пакет использующий <text:span text:style-name="T13">SMS</text:span> <text:span text:style-name="T13">Extra</text:span> сервисы</text:p>
        </text:list-item>
      </text:list>
      <text:p text:style-name="P96">На каждый тип сообщения можно задать следующие <text:span text:style-name="T60">режимы тарификации</text:span><text:span text:style-name="T76">:</text:span></text:p>
      <text:list xml:id="list49104453" text:style-name="WW8Num13">
        <text:list-item>
          <text:p text:style-name="P235"><text:span text:style-name="T13">OFF</text:span> – тарификация запрещена (по умолчанию),</text:p>
        </text:list-item>
        <text:list-item>
          <text:p text:style-name="P235"><text:span text:style-name="T13">CDR</text:span> – тарифицировать через создание <text:span text:style-name="T13">CDR</text:span> записей</text:p>
        </text:list-item>
        <text:list-item>
          <text:p text:style-name="P236"><text:soft-page-break/><text:span text:style-name="T13">IN</text:span> <text:s/>- <text:s/>тарифицировать <text:span text:style-name="T119">prepaid абонентов </text:span>через обращение к <text:span text:style-name="T119">соответствующей </text:span><text:span text:style-name="T13">IN</text:span>-платформе, <text:s/>в случае невозможности - использовать <text:s/>вторичный режим (<text:span text:style-name="T13">CDR</text:span> или <text:span text:style-name="T13">OFF</text:span>) в соответствии с заданными установками в файле конфигурации<text:span text:style-name="T119">, postpaid абоннетов тарифицировать через создание </text:span><text:span text:style-name="T39">CDR</text:span><text:span text:style-name="T119"> записей</text:span></text:p>
        </text:list-item>
      </text:list>
      <text:p text:style-name="P96">Задание <text:span text:style-name="T69">режимов тарификации</text:span> производится в секции <text:a xlink:type="simple" xlink:href="#_Параметры_подсекции_BillingModes."><text:span text:style-name="Internet_20_link"><text:span text:style-name="T13">Billing</text:span></text:span></text:a><text:a xlink:type="simple" xlink:href="#_Параметры_подсекции_BillingModes."><text:span text:style-name="Internet_20_link">.</text:span></text:a><text:a xlink:type="simple" xlink:href="#_Параметры_подсекции_BillingModes."><text:span text:style-name="Internet_20_link"><text:span text:style-name="T13">BillingModes</text:span></text:span></text:a> файла конфигурации <text:span text:style-name="T13">INMan</text:span>-<text:span text:style-name="T13">a</text:span>. Если какой-либо тип сообщения не указан в кофигурации, то для него используется режим тарификации по умолчанию (<text:span text:style-name="T13">OFF</text:span>).</text:p>
      <text:p text:style-name="P147"><text:span text:style-name="T14">NOTE</text:span><text:span text:style-name="T76">:</text:span> <text:span text:style-name="T13">SMSC</text:span> имеет возможность запросить у <text:span text:style-name="T13">INMan</text:span>-а <text:span text:style-name="T120">как </text:span>безусловную тарификацию через <text:span text:style-name="T13">IN</text:span>-платформу, <text:span text:style-name="T120">так и <text:s/>безусловную тарификацию посредством <text:s/>создания </text:span><text:span text:style-name="T40">CDR</text:span><text:span text:style-name="T120"> записей, через соответствующие поля в </text:span><text:s/><text:a xlink:type="simple" xlink:href="#_Структура_ChargeSms_PDU_1"><text:span text:style-name="Internet_20_link"><text:span text:style-name="T13">ChargeSms</text:span></text:span></text:a><text:a xlink:type="simple" xlink:href="#_Структура_ChargeSms_PDU_1"><text:span text:style-name="Internet_20_link"> </text:span></text:a><text:a xlink:type="simple" xlink:href="#_Структура_ChargeSms_PDU_1"><text:span text:style-name="Internet_20_link"><text:span text:style-name="T13">PDU</text:span></text:span></text:a> .</text:p>
      <text:p text:style-name="Text_20_body">Изначально модуль <text:span text:style-name="T13">INMan</text:span> поддерживал только один <text:span text:style-name="T61">тип тарификации</text:span> - МО , то есть тарификацию отправителя сообщения, <text:s/>но начиная с версии <text:span text:style-name="T77">0.6.6</text:span> введена поддержка: также и <text:span text:style-name="T61">типа тарификации </text:span><text:s/>МТ, <text:s/>то есть тарификацию получателя. Требуемый <text:span text:style-name="T61">тип тарификации</text:span> задается соответствующими полями <text:span text:style-name="T13">PDU</text:span> протокола тарификации <text:a xlink:type="simple" xlink:href="#_Структура_ChargeSms_PDU_1"><text:span text:style-name="Internet_20_link"><text:span text:style-name="T13">ChargeSms</text:span></text:span></text:a> или <text:a xlink:type="simple" xlink:href="#_Структура_DeliveredSmsData_PDU"><text:span text:style-name="Internet_20_link"><text:span text:style-name="T13">DeliveredSmsData</text:span></text:span></text:a>.</text:p>
      <text:p text:style-name="Text_20_body">Для обеспечения раздельной тарификации как посылки так и доставки сообщений поддерживаются следующие <text:span text:style-name="T60">политики тарификации</text:span>:</text:p>
      <text:list xml:id="list1415041086" text:style-name="WW8Num18">
        <text:list-item>
          <text:p text:style-name="P189"><text:span text:style-name="T15">ON</text:span><text:span text:style-name="T77">_</text:span><text:span text:style-name="T15">SUBMIT</text:span> – тарификация в момент посылки сообщения с проверкой платежеспособности</text:p>
        </text:list-item>
        <text:list-item>
          <text:p text:style-name="P189"><text:span text:style-name="T15">ON</text:span><text:span text:style-name="T77">_</text:span><text:span text:style-name="T15">DELIVERY</text:span> <text:s/>– тарификация в момент доставки сообщения, с предварительной проверкой платежеспособности в момент отправки,</text:p>
        </text:list-item>
        <text:list-item>
          <text:p text:style-name="P189"><text:span text:style-name="T15">ON</text:span><text:span text:style-name="T77">_</text:span><text:span text:style-name="T15">DATA</text:span><text:span text:style-name="T77">_</text:span><text:span text:style-name="T15">COLLECTED</text:span> – тарификация уже после доставки сообщения без проверки платежеспособности (тарификация производится только через <text:span text:style-name="T13">CDR)</text:span>.</text:p>
        </text:list-item>
        <text:list-item>
          <text:p text:style-name="P189"><text:span text:style-name="T77">ON_SUBMIT_COLLECTED</text:span> - тарификация в момент посылки сообщения <text:s/>без проверки платежеспособности (тарификация производится только через <text:span text:style-name="T13">CDR)</text:span>.</text:p>
        </text:list-item>
      </text:list>
      <text:p text:style-name="Text_20_body"/>
      <text:h text:style-name="Heading_20_3" text:outline-level="3"><text:bookmark text:name="__RefHeading__9171_1268417483"/><text:s/>Тарификация <text:span text:style-name="T13">SMS</text:span> <text:span text:style-name="T13">Extra</text:span> услуг.<text:bookmark-end text:name="__RefHeading__9171_1268417483"/></text:h>
      <text:p text:style-name="Text_20_body">Для обеспечения тарификации <text:span text:style-name="T13">SMS</text:span> <text:span text:style-name="T13">Extra</text:span> услуг, между <text:span text:style-name="T13">SMSC</text:span>/<text:span text:style-name="T13">USSDC</text:span> и <text:span text:style-name="T13">INMan</text:span>-ом вводится соглашение на идентификацию соответствующих сервисов посредством битовой маски, в которой каждому единичному сервису выделяется один бит. Со стороны <text:span text:style-name="T13">SMSC</text:span> значения этих битов жестко прописаны в исполняемом коде, однако <text:span text:style-name="T13">INMan</text:span> получает их из специального <text:a xlink:type="simple" xlink:href="#_Описание_файла_конфигурации"><text:span text:style-name="Internet_20_link">файла конфигурации </text:span></text:a><text:a xlink:type="simple" xlink:href="#_Описание_файла_конфигурации"><text:span text:style-name="Internet_20_link"><text:span text:style-name="T13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13">Extra</text:span></text:span></text:a><text:a xlink:type="simple" xlink:href="#_Описание_файла_конфигурации"><text:span text:style-name="Internet_20_link"> услуг</text:span></text:a>.</text:p>
      <text:p text:style-name="Text_20_body">В случае поддержки <text:span text:style-name="T13">SMSC</text:span> дополнительных услуг <text:span text:style-name="T13">SMS</text:span> <text:span text:style-name="T13">Extra</text:span>, он добавляет в запрос <text:a xlink:type="simple" xlink:href="#_Структура_ChargeSms_PDU"><text:span text:style-name="Internet_20_link"><text:span text:style-name="T13">CHARGE</text:span></text:span></text:a><text:a xlink:type="simple" xlink:href="#_Структура_ChargeSms_PDU"><text:span text:style-name="Internet_20_link">_</text:span></text:a><text:a xlink:type="simple" xlink:href="#_Структура_ChargeSms_PDU"><text:span text:style-name="Internet_20_link"><text:span text:style-name="T13">SMS</text:span></text:span></text:a> маску пакета услуг для тарификации. Если <text:a xlink:type="simple" xlink:href="#_Параметры_подсекции_BillingModes."><text:span text:style-name="Internet_20_link">режим тарификации</text:span></text:a> <text:span text:style-name="T13">INMan</text:span>-<text:span text:style-name="T13">a</text:span>, заданный в его файле конфигурации, разрешает тарифицирование, то по этой маске <text:span text:style-name="T13">INMan</text:span> определяет из <text:a xlink:type="simple" xlink:href="#_Описание_файла_конфигурации"><text:span text:style-name="Internet_20_link">файла конфигурации </text:span></text:a><text:a xlink:type="simple" xlink:href="#_Описание_файла_конфигурации"><text:span text:style-name="Internet_20_link"><text:span text:style-name="T13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13">Extra</text:span></text:span></text:a><text:a xlink:type="simple" xlink:href="#_Описание_файла_конфигурации"><text:span text:style-name="Internet_20_link"> услуг</text:span></text:a> сервис-код и короткий номер,соответствующие пакету услуг. Тарификация базового <text:span text:style-name="T13">SMS</text:span> сообщения и пакета <text:span text:style-name="T13">SMS</text:span> <text:span text:style-name="T13">Extra</text:span> услуг проводится в зависимости от типа контракта абонента:</text:p>
      <text:list xml:id="list1804460079" text:style-name="WW8Num36">
        <text:list-item>
          <text:p text:style-name="P209">для <text:span text:style-name="T13">postpaid</text:span> –создается <text:span text:style-name="T13">CDR</text:span> запись по базовому <text:span text:style-name="T13">SMS</text:span> сообщению, дополнительно содержащая сервис-код пакета услуг</text:p>
        </text:list-item>
        <text:list-item>
          <text:p text:style-name="P209">для <text:span text:style-name="T13">prepaid</text:span> – по базовому <text:span text:style-name="T13">SMS</text:span> ничего не делается, (подразумевается, что оно было протарифицировано коммутатором), кроме случая, когда в маске пакета услуг <text:span text:style-name="T13">SMSC</text:span> выставил бит безусловной тарификации через <text:span text:style-name="T13">IN</text:span> платформу, а для <text:span text:style-name="T13">SMS</text:span> <text:span text:style-name="T13">Extra</text:span> услуг инициируется диалог с <text:span text:style-name="T13">IN</text:span>-платформой, в котором короткий номер используется в качестве dstSubscriberNumber.<text:line-break/><text:span text:style-name="T13">NOTE</text:span>: начиная с версии 0.6.10 появилась возможность задать в <text:a xlink:type="simple" xlink:href="#_Описание_файла_конфигурации"><text:span text:style-name="Internet_20_link">файле конфигурации </text:span></text:a><text:a xlink:type="simple" xlink:href="#_Описание_файла_конфигурации"><text:span text:style-name="Internet_20_link"><text:span text:style-name="T13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13">Extra</text:span></text:span></text:a><text:a xlink:type="simple" xlink:href="#_Описание_файла_конфигурации"><text:span text:style-name="Internet_20_link"> услуг</text:span></text:a> признак тарификации и для базового <text:span text:style-name="T13">SMS</text:span>.</text:p>
        </text:list-item>
      </text:list>
      <text:p text:style-name="P96"/>
      <text:h text:style-name="Heading_20_3" text:outline-level="3"><text:bookmark text:name="__RefHeading__9173_1268417483"/><text:s/>Генерация <text:span text:style-name="T13">CDR </text:span>записей.<text:bookmark-end text:name="__RefHeading__9173_1268417483"/></text:h>
      <text:p text:style-name="P37">Так как формат <text:span text:style-name="T13">CDR </text:span>(<text:span text:style-name="T13">charging</text:span> <text:span text:style-name="T13">data</text:span> <text:span text:style-name="T13">record</text:span>) записей не стандартизован и различается для различных биллинговых систем, <text:span text:style-name="T13">INMan</text:span> не создает их непосредственно. Вместо этого он создает так называемые <text:span text:style-name="T13">CSV</text:span> файлы, содержащие транзакции <text:span text:style-name="T13">INMan</text:span>-<text:span text:style-name="T13">a</text:span> с необходимыми данными <text:span text:style-name="T123">(Transaction Data Record), </text:span>которые конвертируются в конечны<text:span text:style-name="T125">е</text:span> <text:span text:style-name="T13">CDR</text:span> сторонними утилитами, <text:span text:style-name="T129">поставляемыми вместе с INMan-ом.</text:span>. </text:p>
      <text:p text:style-name="P38">NOTE: <text:s/>В общем случае, при проведении тарификации, количество TDR записей не соответствует количеству результирующих CDR записей, более того зависимость между ними нелинейна !!!</text:p>
      <text:p text:style-name="P37"><text:soft-page-break/>Формат <text:span text:style-name="T13">CSV</text:span> файла <text:span text:style-name="T146">подробно </text:span>описан в глаке ‘<text:a xlink:type="simple" xlink:href="#_Структура_CSV_файла"><text:span text:style-name="Internet_20_link">Структура </text:span></text:a><text:a xlink:type="simple" xlink:href="#_Структура_CSV_файла"><text:span text:style-name="Internet_20_link"><text:span text:style-name="T13">CSV</text:span></text:span></text:a><text:a xlink:type="simple" xlink:href="#_Структура_CSV_файла"><text:span text:style-name="Internet_20_link"> файла для генерации </text:span></text:a><text:a xlink:type="simple" xlink:href="#_Структура_CSV_файла"><text:span text:style-name="Internet_20_link"><text:span text:style-name="T13">CDR</text:span></text:span></text:a><text:a xlink:type="simple" xlink:href="#_Структура_CSV_файла"><text:span text:style-name="Internet_20_link"> записей.</text:span></text:a><text:span text:style-name="T13">’</text:span></text:p>
      <text:p text:style-name="P27"/>
      <text:h text:style-name="Heading_20_1" text:outline-level="1"><text:bookmark text:name="__RefHeading__9175_1268417483"/><text:s/><text:bookmark-start text:name="_Протоколы_взаимодействия_клиентов_с"/>Протоколы взаимодействия клиентов с <text:bookmark-end text:name="_Протоколы_взаимодействия_клиентов_с"/><text:span text:style-name="T13">INMan</text:span>-ом<text:bookmark-end text:name="__RefHeading__9175_1268417483"/></text:h>
      <text:p text:style-name="P48"/>
      <text:h text:style-name="Heading_20_2" text:outline-level="2"><text:bookmark text:name="__RefHeading__9177_1268417483"/><text:s/>Общий формат клиентских протоколов <text:span text:style-name="T13">INMan</text:span>-<text:span text:style-name="T13">a</text:span>.<text:bookmark-end text:name="__RefHeading__9177_1268417483"/></text:h>
      <text:p text:style-name="Text_20_body">Все клиентские протоколы, поддерживаемые <text:span text:style-name="T13">INMan</text:span>-ом, основаны на обмене протокольными единицами (<text:span text:style-name="T13">PDU</text:span>) с использованием транспортных возможностей <text:span text:style-name="T13">TCP</text:span>/<text:span text:style-name="T13">IP</text:span> и имеют единый формат пакетов. Все пакеты состоят из двух частей: служебного заголовка и содержимого <text:span text:style-name="T13">PDU</text:span> сериализованных в следующем порядке:</text:p>
      <text:p text:style-name="Text_20_body"/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62">Uint32</text:p>
          </table:table-cell>
          <table:table-cell table:style-name="Таблица5.A1" office:value-type="string">
            <text:p text:style-name="P62">Uint16</text:p>
          </table:table-cell>
          <table:table-cell table:style-name="Таблица5.A1" office:value-type="string">
            <text:p text:style-name="P62">Uint16</text:p>
          </table:table-cell>
          <table:table-cell table:style-name="Таблица5.A1" office:value-type="string">
            <text:p text:style-name="P62"/>
          </table:table-cell>
          <table:table-cell table:style-name="Таблица5.E1" office:value-type="string">
            <text:p text:style-name="P62"/>
          </table:table-cell>
        </table:table-row>
        <table:table-row table:style-name="Таблица5.1">
          <table:table-cell table:style-name="Таблица5.A1" office:value-type="string">
            <text:p text:style-name="P62">Packet length</text:p>
          </table:table-cell>
          <table:table-cell table:style-name="Таблица5.A1" office:value-type="string">
            <text:p text:style-name="P62">PDU tag</text:p>
          </table:table-cell>
          <table:table-cell table:style-name="Таблица5.A1" office:value-type="string">
            <text:p text:style-name="P62">Header format </text:p>
          </table:table-cell>
          <table:table-cell table:style-name="Таблица5.A1" office:value-type="string">
            <text:p text:style-name="P62">Header content</text:p>
          </table:table-cell>
          <table:table-cell table:style-name="Таблица5.E1" office:value-type="string">
            <text:p text:style-name="P62">PDU content</text:p>
          </table:table-cell>
        </table:table-row>
      </table:table>
      <text:p text:style-name="Text_20_body"/>
      <text:p text:style-name="Text_20_body">где:</text:p>
      <text:list xml:id="list1536270282" text:style-name="WW8Num34">
        <text:list-item>
          <text:p text:style-name="P229"><text:span text:style-name="T13">Packet</text:span> <text:span text:style-name="T13">length</text:span> – длина всего пакета в октетах</text:p>
        </text:list-item>
        <text:list-item>
          <text:p text:style-name="P229"><text:span text:style-name="T13">PDU</text:span> <text:span text:style-name="T13">tag</text:span> – идентификатор <text:span text:style-name="T13">PDU</text:span>, определяющий как выбранный протокол общения(тарификация к примеру), так и дальнейшее содержимое пакета</text:p>
        </text:list-item>
        <text:list-item>
          <text:p text:style-name="P229"><text:span text:style-name="T13">Header</text:span> <text:span text:style-name="T13">format</text:span> – формат служебного <text:span text:style-name="T95">заголовка</text:span> </text:p>
        </text:list-item>
        <text:list-item>
          <text:p text:style-name="P229"><text:span text:style-name="T13">Header</text:span> <text:span text:style-name="T13">content</text:span> <text:s/>– содержимое <text:s/>служебного <text:span text:style-name="T95">заголовка</text:span>, сериализованное в соответствии с форматом <text:s/></text:p>
        </text:list-item>
        <text:list-item>
          <text:p text:style-name="P229"><text:span text:style-name="T13">PDU</text:span> <text:span text:style-name="T13">content</text:span> <text:s/>- сериализованное содержимое <text:span text:style-name="T13">PDU</text:span> </text:p>
        </text:list-item>
      </text:list>
      <text:p text:style-name="P104"/>
      <text:h text:style-name="Heading_20_3" text:outline-level="3" text:restart-numbering="true" text:start-value="1"><text:bookmark text:name="__RefHeading__9179_1268417483"/><text:s/>Используемые типы данных и их формат передачи.<text:bookmark-end text:name="__RefHeading__9179_1268417483"/></text:h>
      <text:p text:style-name="Text_20_body">Следующие типы данных используются в <text:span text:style-name="T13">TCP</text:span>/<text:span text:style-name="T13">IP</text:span> протоколах, поддерживаемых <text:span text:style-name="T13">INMan</text:span>-ом</text:p>
      <text:list xml:id="list795851649" text:style-name="WW8Num35">
        <text:list-item>
          <text:p text:style-name="P230"><text:span text:style-name="T13">Boolean</text:span><text:tab/>- передается как один октет, ноль означает <text:span text:style-name="T13">false</text:span>, <text:s/>любое ненулевой значение – <text:span text:style-name="T13">true</text:span>;<text:line-break/>далее упоминается как: <text:span text:style-name="T13">Bool</text:span></text:p>
        </text:list-item>
        <text:list-item>
          <text:p text:style-name="P230"><text:span text:style-name="T13">Unsigned</text:span> <text:span text:style-name="T13">Integers</text:span> (8, 16, 32, 64 <text:span text:style-name="T13">bits</text:span>) – беззнаковые целые с различным максимальными значениями, передаются как определенное количество октетов (1, 2, 4, 8) в сетевом порядке байт;<text:line-break/>далее упоминается как: <text:span text:style-name="T13">UInt</text:span>8, <text:span text:style-name="T13">UInt</text:span>16, <text:span text:style-name="T13">UInt</text:span>32, <text:span text:style-name="T13">UInt</text:span>64</text:p>
        </text:list-item>
        <text:list-item>
          <text:p text:style-name="P230"><text:span text:style-name="T13">Signed</text:span> <text:span text:style-name="T13">Integers</text:span> (16, 32 <text:span text:style-name="T13">bits</text:span>) – знаковые целые с различным максимальными/минимальными значениями, передаются как определенное количество октетов (2, 4) в сетевом порядке байт;<text:line-break/>далее упоминается как: <text:span text:style-name="T13">Int</text:span>16, <text:span text:style-name="T13">Int</text:span>32</text:p>
        </text:list-item>
        <text:list-item>
          <text:p text:style-name="P230"><text:span text:style-name="T13">TimeT</text:span><text:tab/>- знаковое целое, хранящее время в секундах, передается как <text:span text:style-name="T13">signed</text:span> <text:span text:style-name="T13">integer</text:span> (32<text:span text:style-name="T13">bit</text:span>)</text:p>
        </text:list-item>
        <text:list-item>
          <text:p text:style-name="P231"><text:span text:style-name="T13">Variable</text:span> <text:span text:style-name="T13">length</text:span> <text:span text:style-name="T13">strings</text:span> – последовательность октетов произвольной длины, передаются с префиксом длины, кодируемым следующим образом: длина, как беззнаковое целое представляется минимальным числом бит, кратным 7-ми, разбивается на группы по 7бит, которые передаются от младших к старшим в октетах, где взведенный старший бит является признаком, того что это не последний октет префикса длины:<text:line-break/>таким образом длины до 127 кодируются как один октет с нулевым старшим битом, <text:s/>длины от 128 до 16383, как два октета, со взведенным 8-м битом в первом октете и нулевым во втором, и т.д;<text:line-break/>соответственно пустая строка передается как один нулевой октет;<text:line-break/>далее упоминается как: <text:span text:style-name="T13">VarString</text:span></text:p>
        </text:list-item>
      </text:list>
      <text:p text:style-name="Text_20_body"/>
      <text:h text:style-name="P162" text:outline-level="2"><text:bookmark text:name="__RefHeading__9181_1268417483"/><text:s/><text:bookmark-start text:name="_Обзор_протокола_тарификации_(USSDC-"/>Обзор протокола тарификации <text:bookmark-end text:name="_Обзор_протокола_тарификации_(USSDC-"/><text:span text:style-name="T152">ExtraSMS/</text:span><text:span text:style-name="T13">SMS</text:span>/<text:span text:style-name="T13">USSD</text:span> сообщений (<text:span text:style-name="T13">USSDC</text:span>-<text:span text:style-name="T13">INMAN</text:span>).<text:bookmark-end text:name="__RefHeading__9181_1268417483"/></text:h>
      <text:p text:style-name="P184"/>
      <text:p text:style-name="Text_20_body"><text:soft-page-break/>Данный протокол предназначен для взаимодействия между <text:span text:style-name="T13">INMan</text:span> и его клиентами, которым необходимо осуществлять тарификацию услуг по отсылке/доставке <text:span text:style-name="T13">SMS</text:span>/<text:span text:style-name="T13">USSD</text:span> сообщений. Протокол использует единый формат <text:span text:style-name="T13">TCP</text:span>/<text:span text:style-name="T13">IP</text:span> соединений <text:span text:style-name="T13">INMan</text:span>-<text:span text:style-name="T13">a</text:span>.</text:p>
      <text:p text:style-name="Text_20_body">Клиентам для взаимодействия с <text:span text:style-name="T13">INMan</text:span>-ом необходимо инициировать транспортное соединение, после установления которого, можно начинатьобмен <text:span text:style-name="T13">PDU</text:span>.</text:p>
      <text:p text:style-name="P23">Протоколом определены следующие протокольные единицы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21">Наименование</text:p>
          </table:table-cell>
          <table:table-cell table:style-name="Таблица6.A1" office:value-type="string">
            <text:p text:style-name="P21">Направлении передачи</text:p>
          </table:table-cell>
          <table:table-cell table:style-name="Таблица6.C1" office:value-type="string">
            <text:p text:style-name="P21">Описание</text:p>
          </table:table-cell>
        </table:table-row>
        <table:table-row table:style-name="Таблица6.1">
          <table:table-cell table:style-name="Таблица6.A2" office:value-type="string">
            <text:p text:style-name="P22"><text:a xlink:type="simple" xlink:href="#_Структура_ChargeSms_PDU_1"><text:span text:style-name="Internet_20_link">ChargeSms</text:span></text:a></text:p>
          </table:table-cell>
          <table:table-cell table:style-name="Таблица6.A2" office:value-type="string">
            <text:p text:style-name="P22">от клиента в сторону <text:span text:style-name="T13">INMan</text:span></text:p>
          </table:table-cell>
          <table:table-cell table:style-name="Таблица6.C2" office:value-type="string">
            <text:p text:style-name="P22">Запрашивает возможность оказания услуги</text:p>
          </table:table-cell>
        </table:table-row>
        <table:table-row table:style-name="Таблица6.1">
          <table:table-cell table:style-name="Таблица6.A2" office:value-type="string">
            <text:p text:style-name="P22"><text:a xlink:type="simple" xlink:href="#_Структура_ChargeSmsResult_PDU"><text:span text:style-name="Internet_20_link"><text:span text:style-name="T13">ChargeSmsResult</text:span></text:span></text:a></text:p>
          </table:table-cell>
          <table:table-cell table:style-name="Таблица6.A2" office:value-type="string">
            <text:p text:style-name="P22">от <text:span text:style-name="T13">INMan</text:span> в сторону клиента</text:p>
          </table:table-cell>
          <table:table-cell table:style-name="Таблица6.C2" office:value-type="string">
            <text:p text:style-name="P22">Разрешить<text:span text:style-name="T13">/</text:span>запретить оказание услуги</text:p>
          </table:table-cell>
        </table:table-row>
        <table:table-row table:style-name="Таблица6.1">
          <table:table-cell table:style-name="Таблица6.A2" office:value-type="string">
            <text:p text:style-name="P22"><text:a xlink:type="simple" xlink:href="#_Структура_DeliverySmsResult_PDU"><text:span text:style-name="Internet_20_link">DeliverySmsResult</text:span></text:a></text:p>
          </table:table-cell>
          <table:table-cell table:style-name="Таблица6.A2" office:value-type="string">
            <text:p text:style-name="P22">от клиента в сторону <text:span text:style-name="T13">INMan</text:span></text:p>
          </table:table-cell>
          <table:table-cell table:style-name="Таблица6.C2" office:value-type="string">
            <text:p text:style-name="P22">Информирует о статусе оказания услуги</text:p>
          </table:table-cell>
        </table:table-row>
        <table:table-row table:style-name="Таблица6.1">
          <table:table-cell table:style-name="Таблица6.A2" office:value-type="string">
            <text:p text:style-name="P22"><text:a xlink:type="simple" xlink:href="#_Структура_DeliveredSmsData_PDU"><text:span text:style-name="Internet_20_link"><text:span text:style-name="T13">DeliveredSmsData</text:span></text:span></text:a></text:p>
          </table:table-cell>
          <table:table-cell table:style-name="Таблица6.A2" office:value-type="string">
            <text:p text:style-name="P22">от клиента в сторону <text:span text:style-name="T13">INMan</text:span></text:p>
          </table:table-cell>
          <table:table-cell table:style-name="Таблица6.C2" office:value-type="string">
            <text:p text:style-name="P22">Сообщает данные об уже оказанной услуге для проведения тарификации.</text:p>
          </table:table-cell>
        </table:table-row>
      </table:table>
      <text:p text:style-name="Text_20_body"/>
      <text:h text:style-name="Heading_20_3" text:outline-level="3"><text:bookmark text:name="__RefHeading__9183_1268417483"/><text:s/>Описание взаимодействия<text:bookmark-end text:name="__RefHeading__9183_1268417483"/></text:h>
      <text:p text:style-name="P96">Перечисленные протокольные единицы предназначены для организации диалога в процессе оказания услуги для её тарификации. В начале диалога клиент запрашивает возможность оказания услуги, и после получения разрешения производит оказание услуги (например, доставку сообщения) с последующим уведомление о статусе. Если в оказании услуги отказано, то уведомление производить не нужно.</text:p>
      <text:p text:style-name="P96">В случае, если одна одна из сторон столкнулась с ошибкой при приеме <text:span text:style-name="T13">PDU</text:span>, препятствующей дальнейшему взаимодействию, то эта сторона должна проиницировать закрытие текущего соединения и открыть новое.</text:p>
      <text:p text:style-name="P96"/>
      <text:h text:style-name="Heading_20_4" text:outline-level="4"><text:bookmark text:name="__RefHeading__9185_1268417483"/><text:s/>Сценарий взаимодействия (оказание услуги разрешено)<text:bookmark-end text:name="__RefHeading__9185_1268417483"/></text:h>
      <text:p text:style-name="Text_20_body"><draw:frame draw:style-name="fr2" draw:name="Графический объект5" text:anchor-type="as-char" svg:width="7.846cm" svg:height="4.526cm" draw:z-index="5"><draw:image xlink:href="Pictures/20000057000143990000BADD1ECB8A87.wmf" xlink:type="simple" xlink:show="embed" xlink:actuate="onLoad"/></draw:frame></text:p>
      <text:h text:style-name="Heading_20_4" text:outline-level="4"><text:bookmark text:name="__RefHeading__9187_1268417483"/><text:s/>Сценарий взаимодействия (оказание услуги запрещено)<text:bookmark-end text:name="__RefHeading__9187_1268417483"/></text:h>
      <text:p text:style-name="Text_20_body"><draw:frame draw:style-name="fr2" draw:name="Графический объект6" text:anchor-type="as-char" svg:width="7.846cm" svg:height="3.268cm" draw:z-index="6"><draw:image xlink:href="Pictures/2000004700014399000086FBA87E2058.wmf" xlink:type="simple" xlink:show="embed" xlink:actuate="onLoad"/></draw:frame></text:p>
      <text:p text:style-name="Text_20_body"/>
      <text:h text:style-name="Heading_20_4" text:outline-level="4"><text:bookmark text:name="__RefHeading__9189_1268417483"/><text:s/>Сценарий взаимодействия (протарифицировать уже оказанную услугу)<text:bookmark-end text:name="__RefHeading__9189_1268417483"/></text:h>
      <text:p text:style-name="P29"><draw:g text:anchor-type="as-char" svg:y="0cm" draw:z-index="1" draw:style-name="gr1"><draw:rect draw:style-name="gr2" draw:text-style-name="P239" svg:width="7.815cm" svg:height="2.89cm" svg:x="0cm" svg:y="0cm"><text:p/></draw:rect><draw:custom-shape draw:style-name="gr3" draw:text-style-name="P240" svg:width="2.087cm" svg:height="0.622cm" svg:x="0cm" svg:y="0.078cm"><text:p/><draw:enhanced-geometry svg:viewBox="0 0 21600 21600" draw:type="rectangle" draw:enhanced-path="M 0 0 L 21600 0 21600 21600 0 21600 0 0 Z N"/></draw:custom-shape><draw:custom-shape draw:style-name="gr4" draw:text-style-name="P240" svg:width="2.087cm" svg:height="0.622cm" svg:x="0cm" svg:y="0.078cm"><text:p/><draw:enhanced-geometry svg:viewBox="0 0 21600 21600" draw:type="rectangle" draw:enhanced-path="M 0 0 L 21600 0 21600 21600 0 21600 0 0 Z N"/></draw:custom-shape><draw:frame draw:style-name="gr5" draw:text-style-name="P241" svg:width="1.608cm" svg:height="1.056cm" svg:x="0.222cm" svg:y="0.108cm"><draw:text-box><text:p text:style-name="P241"><text:span text:style-name="T168">USSDC</text:span></text:p></draw:text-box></draw:frame><draw:custom-shape draw:style-name="gr3" draw:text-style-name="P240" svg:width="1.893cm" svg:height="0.622cm" svg:x="5.879cm" svg:y="0.078cm"><text:p/><draw:enhanced-geometry svg:viewBox="0 0 21600 21600" draw:type="rectangle" draw:enhanced-path="M 0 0 L 21600 0 21600 21600 0 21600 0 0 Z N"/></draw:custom-shape><draw:custom-shape draw:style-name="gr4" draw:text-style-name="P240" svg:width="1.893cm" svg:height="0.622cm" svg:x="5.879cm" svg:y="0.078cm"><text:p/><draw:enhanced-geometry svg:viewBox="0 0 21600 21600" draw:type="rectangle" draw:enhanced-path="M 0 0 L 21600 0 21600 21600 0 21600 0 0 Z N"/></draw:custom-shape><draw:frame draw:style-name="gr6" draw:text-style-name="P241" svg:width="1.352cm" svg:height="1.056cm" svg:x="6.137cm" svg:y="0.108cm"><draw:text-box><text:p text:style-name="P241"><text:span text:style-name="T168">INMan</text:span></text:p></draw:text-box></draw:frame><draw:line draw:style-name="gr7" draw:text-style-name="P239" svg:x1="1.044cm" svg:y1="1.949cm" svg:x2="6.482cm" svg:y2="1.951cm"><text:p/></draw:line><draw:custom-shape draw:style-name="gr8" draw:text-style-name="P240" svg:width="0.375cm" svg:height="0.251cm" svg:x="6.452cm" svg:y="1.824cm"><text:p/><draw:enhanced-geometry svg:viewBox="0 0 212 142" draw:type="non-primitive" draw:enhanced-path="M 0 0 L 212 71 0 142 0 0 Z N"/></draw:custom-shape><draw:custom-shape draw:style-name="gr3" draw:text-style-name="P240" svg:width="3.941cm" svg:height="0.401cm" svg:x="1.951cm" svg:y="1.75cm"><text:p/><draw:enhanced-geometry svg:viewBox="0 0 21600 21600" draw:type="rectangle" draw:enhanced-path="M 0 0 L 21600 0 21600 21600 0 21600 0 0 Z N"/></draw:custom-shape><draw:frame draw:style-name="gr9" draw:text-style-name="P241" svg:width="3.081cm" svg:height="0.426cm" svg:x="2.503cm" svg:y="1.905cm"><draw:text-box><text:p text:style-name="P241"><text:span text:style-name="T169">DeliveredSmsData</text:span></text:p></draw:text-box></draw:frame><draw:line draw:style-name="gr7" draw:text-style-name="P239" svg:x1="1.044cm" svg:y1="0.699cm" svg:x2="1.046cm" svg:y2="2.89cm"><text:p/></draw:line><draw:line draw:style-name="gr7" draw:text-style-name="P239" svg:x1="6.826cm" svg:y1="0.699cm" svg:x2="6.828cm" svg:y2="2.89cm"><text:p/></draw:line></draw:g></text:p>
      <text:p text:style-name="Text_20_body"/>
      <text:h text:style-name="Heading_20_3" text:outline-level="3"><text:bookmark text:name="__RefHeading__9191_1268417483"/><text:soft-page-break/><text:s/>Асинхронность протокола<text:bookmark-end text:name="__RefHeading__9191_1268417483"/></text:h>
      <text:p text:style-name="Text_20_body">Протокол регламентирует последовательность операций только в рамках одного диалога. Клиент может инициировать несколько параллельных диалогов. Принадлежность протокольной единицы тому или иному диалогу отслеживается с помощью специального поля в служебном заголовке пакета, значение которого задается клиентом при старте диалога с <text:span text:style-name="T13">INMan</text:span>-ом.</text:p>
      <text:p text:style-name="Text_20_body"/>
      <text:h text:style-name="Heading_20_3" text:outline-level="3"><text:bookmark text:name="__RefHeading__9193_1268417483"/><text:s/>Описание формата <text:span text:style-name="T13">PDU</text:span> <text:bookmark-end text:name="__RefHeading__9193_1268417483"/></text:h>
      <text:p text:style-name="Text_20_body">Все пакеты протокола тарификации имеют единый служебный заголовок, с идентификатором формата 0<text:span text:style-name="T13">x</text:span>01 и содержащим <text:a xlink:type="simple" xlink:href="#_Асинхронность_протокола"><text:span text:style-name="Internet_20_link">идентификатор диалога с </text:span></text:a><text:a xlink:type="simple" xlink:href="#_Асинхронность_протокола"><text:span text:style-name="Internet_20_link"><text:span text:style-name="T13">INMan</text:span></text:span></text:a><text:a xlink:type="simple" xlink:href="#_Асинхронность_протокола"><text:span text:style-name="Internet_20_link">-ом</text:span></text:a>. Таким образом, все пакеты, в соответствии с <text:a xlink:type="simple" xlink:href="#_Общий_формат_протоколов"><text:span text:style-name="Internet_20_link">общим форматом пакетов</text:span></text:a>, <text:s/>имеют следующую структуру:</text:p>
      <text:p text:style-name="Text_20_body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62">Uint32</text:p>
          </table:table-cell>
          <table:table-cell table:style-name="Таблица7.A1" office:value-type="string">
            <text:p text:style-name="P62">Uint16</text:p>
          </table:table-cell>
          <table:table-cell table:style-name="Таблица7.A1" office:value-type="string">
            <text:p text:style-name="P62">Uint16</text:p>
          </table:table-cell>
          <table:table-cell table:style-name="Таблица7.A1" office:value-type="string">
            <text:p text:style-name="P62">Uint32</text:p>
          </table:table-cell>
          <table:table-cell table:style-name="Таблица7.E1" office:value-type="string">
            <text:p text:style-name="P62"/>
          </table:table-cell>
        </table:table-row>
        <table:table-row table:style-name="Таблица7.1">
          <table:table-cell table:style-name="Таблица7.A1" office:value-type="string">
            <text:p text:style-name="P62">Packet length</text:p>
          </table:table-cell>
          <table:table-cell table:style-name="Таблица7.A1" office:value-type="string">
            <text:p text:style-name="P62">PDU tag </text:p>
          </table:table-cell>
          <table:table-cell table:style-name="Таблица7.A1" office:value-type="string">
            <text:p text:style-name="P62">0x01</text:p>
          </table:table-cell>
          <table:table-cell table:style-name="Таблица7.A1" office:value-type="string">
            <text:p text:style-name="P55"><text:span text:style-name="T13">Dialog Id</text:span><text:span text:style-name="T13"> </text:span></text:p>
          </table:table-cell>
          <table:table-cell table:style-name="Таблица7.E1" office:value-type="string">
            <text:p text:style-name="P62">PDU content</text:p>
          </table:table-cell>
        </table:table-row>
      </table:table>
      <text:p text:style-name="Text_20_body"/>
      <text:p text:style-name="Text_20_body">где:</text:p>
      <text:list xml:id="list1932122179" text:style-name="WW8Num41">
        <text:list-item>
          <text:p text:style-name="P232"><text:span text:style-name="T13">Packet</text:span> <text:span text:style-name="T13">length</text:span> – длина всего пакета в октетах</text:p>
        </text:list-item>
        <text:list-item>
          <text:p text:style-name="P232"><text:span text:style-name="T13">PDU</text:span> <text:span text:style-name="T13">tag</text:span> – тэг <text:span text:style-name="T13">PDU</text:span> протокола тарификации:</text:p>
          <text:list>
            <text:list-item>
              <text:p text:style-name="P210"><text:span text:style-name="T13">0x01</text:span> - <text:a xlink:type="simple" xlink:href="#_Структура_ChargeSms_PDU_1"><text:span text:style-name="Internet_20_link"><text:span text:style-name="T14">ChargeSms</text:span></text:span></text:a> </text:p>
            </text:list-item>
            <text:list-item>
              <text:p text:style-name="P210"><text:span text:style-name="T13">0x02</text:span> - <text:a xlink:type="simple" xlink:href="#_Структура_ChargeSmsResult_PDU"><text:span text:style-name="Internet_20_link"><text:span text:style-name="T14">ChargeSmsResult</text:span></text:span></text:a><text:span text:style-name="T13"> </text:span></text:p>
            </text:list-item>
            <text:list-item>
              <text:p text:style-name="P210"><text:span text:style-name="T13">0x03</text:span> - <text:a xlink:type="simple" xlink:href="#_Структура_DeliverySmsResult_PDU"><text:span text:style-name="Internet_20_link"><text:span text:style-name="T14">DeliverySmsResult</text:span></text:span></text:a></text:p>
            </text:list-item>
            <text:list-item>
              <text:p text:style-name="P210"><text:span text:style-name="T13">0x04 - </text:span><text:a xlink:type="simple" xlink:href="#_Структура_DeliveredSmsData_PDU"><text:span text:style-name="Internet_20_link"><text:span text:style-name="T14">DeliveredSmsData</text:span></text:span></text:a></text:p>
            </text:list-item>
          </text:list>
        </text:list-item>
        <text:list-item>
          <text:p text:style-name="P232"><text:span text:style-name="T13">Dialog</text:span> <text:span text:style-name="T13">Id</text:span> – уникальный идентификатор диалога <text:span text:style-name="T13">SMSC</text:span> <text:span text:style-name="T86"></text:span> <text:span text:style-name="T13">INMan</text:span>, назначаемый <text:span text:style-name="T13">SMSC</text:span> для обеспечения асинхронности его запросов.</text:p>
        </text:list-item>
      </text:list>
      <text:p text:style-name="Text_20_body">Содержимое всех <text:span text:style-name="T13">PDU</text:span> подробно описано в главе <text:a xlink:type="simple" xlink:href="#_Структура__PDU_протокола тарификаци"><text:span text:style-name="Internet_20_link">‘Структура <text:s/></text:span></text:a><text:a xlink:type="simple" xlink:href="#_Структура__PDU_протокола тарификаци"><text:span text:style-name="Internet_20_link"><text:span text:style-name="T13">PDU</text:span></text:span></text:a><text:a xlink:type="simple" xlink:href="#_Структура__PDU_протокола тарификаци"><text:span text:style-name="Internet_20_link"> протокола тарификации </text:span></text:a><text:a xlink:type="simple" xlink:href="#_Структура__PDU_протокола тарификаци"><text:span text:style-name="Internet_20_link"><text:span text:style-name="T13">SMS</text:span></text:span></text:a><text:a xlink:type="simple" xlink:href="#_Структура__PDU_протокола тарификаци"><text:span text:style-name="Internet_20_link">/</text:span></text:a><text:a xlink:type="simple" xlink:href="#_Структура__PDU_протокола тарификаци"><text:span text:style-name="Internet_20_link"><text:span text:style-name="T13">USSD</text:span></text:span></text:a><text:a xlink:type="simple" xlink:href="#_Структура__PDU_протокола тарификаци"><text:span text:style-name="Internet_20_link"> сообщений.’</text:span></text:a></text:p>
      <text:p text:style-name="Text_20_body"/>
      <text:h text:style-name="Heading_20_2" text:outline-level="2"><text:bookmark text:name="__RefHeading__9195_1268417483"/><text:s/>Структура <text:s/><text:span text:style-name="T13">PDU</text:span> протокола тарификации <text:span text:style-name="T13">SMS</text:span>/<text:span text:style-name="T13">USSD</text:span> сообщений.<text:bookmark-end text:name="__RefHeading__9195_1268417483"/></text:h>
      <text:p text:style-name="Text_20_body"/>
      <text:h text:style-name="Heading_20_3" text:outline-level="3"><text:bookmark text:name="__RefHeading__9197_1268417483"/><text:s/><text:bookmark-start text:name="_Структура_ChargeSms_PDU_1"/>Структура <text:bookmark-end text:name="_Структура_ChargeSms_PDU_1"/><text:span text:style-name="T13">ChargeSms</text:span> <text:span text:style-name="T13">PDU</text:span> (тэг 0<text:span text:style-name="T13">x</text:span>01)<text:bookmark-end text:name="__RefHeading__9197_1268417483"/></text:h>
      <text:p text:style-name="Text_20_body">Данное <text:span text:style-name="T13">PDU</text:span> содержит данные для инициации диалога с <text:span text:style-name="T13">IN</text:span> платформой и данные для генерации <text:span text:style-name="T13">CDR</text:span>.</text:p>
      <text:p text:style-name="Text_20_body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55">Поле</text:p>
          </table:table-cell>
          <table:table-cell table:style-name="Таблица8.A1" office:value-type="string">
            <text:p text:style-name="P55">Тип</text:p>
          </table:table-cell>
          <table:table-cell table:style-name="Таблица8.A1" office:value-type="string">
            <text:p text:style-name="P55">Длина</text:p>
          </table:table-cell>
          <table:table-cell table:style-name="Таблица8.D1" office:value-type="string">
            <text:p text:style-name="P55">Описание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50">Служебные поля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62">chrgFlags</text:p>
          </table:table-cell>
          <table:table-cell table:style-name="Таблица8.A3" office:value-type="string">
            <text:p text:style-name="P62">UInt8</text:p>
          </table:table-cell>
          <table:table-cell table:style-name="Таблица8.A3" office:value-type="string">
            <text:p text:style-name="P62">1</text:p>
          </table:table-cell>
          <table:table-cell table:style-name="Таблица8.A2" office:value-type="string">
            <text:p text:style-name="P55">флаги <text:s/>определяющие <text:a xlink:type="simple" xlink:href="#2.2.1. Логика и режимы тарификации.|outline">режим и тип тарификации</text:a>:</text:p>
            <text:p text:style-name="P55">bit0 — тип тарификации: </text:p>
            <text:p text:style-name="P55"><text:s text:c="4"/>0 — <text:span text:style-name="T13">MO (тарифицировать отправителя)</text:span>, </text:p>
            <text:p text:style-name="P55"><text:s text:c="4"/>1 — <text:span text:style-name="T13">MT (тарифицировать получателя)</text:span></text:p>
            <text:p text:style-name="P62">bit1 – выбор <text:s/>режима тарификации</text:p>
            <text:p text:style-name="P62"><text:s text:c="4"/>0 – в соответствии с контрактом тарифицируемого абонента и типом сообщения <text:s/></text:p>
            <text:p text:style-name="P62"><text:s text:c="5"/>1 - принудительный режим тарификации CDR</text:p>
          </table:table-cell>
        </table:table-row>
        <table:table-row table:style-name="Таблица8.1">
          <table:table-cell table:style-name="Таблица8.A3" office:value-type="string">
            <text:p text:style-name="P55">smsXSrvsId</text:p>
          </table:table-cell>
          <table:table-cell table:style-name="Таблица8.A3" office:value-type="string">
            <text:p text:style-name="P62">UInt32</text:p>
          </table:table-cell>
          <table:table-cell table:style-name="Таблица8.A3" office:value-type="string">
            <text:p text:style-name="P62">4</text:p>
          </table:table-cell>
          <table:table-cell table:style-name="Таблица8.A2" office:value-type="string">
            <text:p text:style-name="P55">совместная маска использованных <text:a xlink:type="simple" xlink:href="#_Описание_файла_конфигурации"><text:span text:style-name="Internet_20_link"><text:span text:style-name="T13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13">Extra</text:span></text:span></text:a><text:a xlink:type="simple" xlink:href="#_Описание_файла_конфигурации"><text:span text:style-name="Internet_20_link"> услуг</text:span></text:a> и флагов <text:soft-page-break/>спец. тарификаци:</text:p>
            <text:p text:style-name="P48">0x40000000 – безусловная тарификация через <text:span text:style-name="T13">IN</text:span>-платформу, независимо от параметра <text:s/>файла конфигурации <text:a xlink:type="simple" xlink:href="#_Параметры_секции_Billing."><text:span text:style-name="Internet_20_link"><text:span text:style-name="T13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13">billMode</text:span></text:span></text:a>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50">Данные для диалога с <text:span text:style-name="T13">IN</text:span> платформой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62">dstSubscriberNumber</text:p>
          </table:table-cell>
          <table:table-cell table:style-name="Таблица8.A3" office:value-type="string">
            <text:p text:style-name="P62">VarString</text:p>
          </table:table-cell>
          <table:table-cell table:style-name="Таблица8.A3" office:value-type="string">
            <text:p text:style-name="P55">1 – 21</text:p>
          </table:table-cell>
          <table:table-cell table:style-name="Таблица8.A2" office:value-type="string">
            <text:p text:style-name="P55">адрес получателя</text:p>
          </table:table-cell>
        </table:table-row>
        <table:table-row table:style-name="Таблица8.1">
          <table:table-cell table:style-name="Таблица8.A3" office:value-type="string">
            <text:p text:style-name="P62">callingPartyNumber</text:p>
          </table:table-cell>
          <table:table-cell table:style-name="Таблица8.A3" office:value-type="string">
            <text:p text:style-name="P62">VarString</text:p>
          </table:table-cell>
          <table:table-cell table:style-name="Таблица8.A3" office:value-type="string">
            <text:p text:style-name="P55">1 – 21</text:p>
          </table:table-cell>
          <table:table-cell table:style-name="Таблица8.A2" office:value-type="string">
            <text:p text:style-name="P55">адрес отправителя</text:p>
          </table:table-cell>
        </table:table-row>
        <table:table-row table:style-name="Таблица8.1">
          <table:table-cell table:style-name="Таблица8.A3" office:value-type="string">
            <text:p text:style-name="P55">callingImsi</text:p>
          </table:table-cell>
          <table:table-cell table:style-name="Таблица8.A3" office:value-type="string">
            <text:p text:style-name="P62">VarString</text:p>
          </table:table-cell>
          <table:table-cell table:style-name="Таблица8.A3" office:value-type="string">
            <text:p text:style-name="P55">1 –<text:span text:style-name="T13"> 21</text:span></text:p>
          </table:table-cell>
          <table:table-cell table:style-name="Таблица8.A2" office:value-type="string">
            <text:p text:style-name="P55"><text:span text:style-name="T13">IMSI</text:span> отправителя</text:p>
          </table:table-cell>
        </table:table-row>
        <table:table-row table:style-name="Таблица8.1">
          <table:table-cell table:style-name="Таблица8.A3" office:value-type="string">
            <text:p text:style-name="P55">smscAddress</text:p>
          </table:table-cell>
          <table:table-cell table:style-name="Таблица8.A3" office:value-type="string">
            <text:p text:style-name="P62">VarString</text:p>
          </table:table-cell>
          <table:table-cell table:style-name="Таблица8.A3" office:value-type="string">
            <text:p text:style-name="P55">1 –<text:span text:style-name="T13"> 21</text:span></text:p>
          </table:table-cell>
          <table:table-cell table:style-name="Таблица8.A2" office:value-type="string">
            <text:p text:style-name="P55"><text:span text:style-name="T13">SMSC</text:span> адрес получателя</text:p>
          </table:table-cell>
        </table:table-row>
        <table:table-row table:style-name="Таблица8.1">
          <table:table-cell table:style-name="Таблица8.A3" office:value-type="string">
            <text:p text:style-name="P55">submitTimeTZ</text:p>
          </table:table-cell>
          <table:table-cell table:style-name="Таблица8.A3" office:value-type="string">
            <text:p text:style-name="P62">TimeT</text:p>
          </table:table-cell>
          <table:table-cell table:style-name="Таблица8.A3" office:value-type="string">
            <text:p text:style-name="P62">4</text:p>
          </table:table-cell>
          <table:table-cell table:style-name="Таблица8.A2" office:value-type="string">
            <text:p text:style-name="P55">время посылки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55">tpShortMessageSpecificInfo</text:p>
          </table:table-cell>
          <table:table-cell table:style-name="Таблица8.A3" office:value-type="string">
            <text:p text:style-name="P62">UInt8</text:p>
          </table:table-cell>
          <table:table-cell table:style-name="Таблица8.A3" office:value-type="string">
            <text:p text:style-name="P62">1</text:p>
          </table:table-cell>
          <table:table-cell table:style-name="Таблица8.A2" office:value-type="string">
            <text:p text:style-name="P10"><text:span text:style-name="T85">первый</text:span><text:span text:style-name="T20"> </text:span><text:span text:style-name="T85">октет</text:span><text:span text:style-name="T20"> short message TPDU <text:s/>(3GPP TS 23.040)</text:span></text:p>
            <text:p text:style-name="P8"/>
          </table:table-cell>
        </table:table-row>
        <table:table-row table:style-name="Таблица8.1">
          <table:table-cell table:style-name="Таблица8.A3" office:value-type="string">
            <text:p text:style-name="P62">tpProtocolIdentifier</text:p>
          </table:table-cell>
          <table:table-cell table:style-name="Таблица8.A3" office:value-type="string">
            <text:p text:style-name="P62">UInt8</text:p>
          </table:table-cell>
          <table:table-cell table:style-name="Таблица8.A3" office:value-type="string">
            <text:p text:style-name="P62">1</text:p>
          </table:table-cell>
          <table:table-cell table:style-name="Таблица8.A2" office:value-type="string">
            <text:p text:style-name="P55">идентификатор протокола из <text:span text:style-name="T20">short</text:span><text:span text:style-name="T85"> </text:span><text:span text:style-name="T20">message</text:span><text:span text:style-name="T85"> </text:span><text:span text:style-name="T20">TPDU</text:span><text:span text:style-name="T85"> <text:s/></text:span></text:p>
          </table:table-cell>
        </table:table-row>
        <table:table-row table:style-name="Таблица8.1">
          <table:table-cell table:style-name="Таблица8.A3" office:value-type="string">
            <text:p text:style-name="P62">tpDataCodingScheme</text:p>
          </table:table-cell>
          <table:table-cell table:style-name="Таблица8.A3" office:value-type="string">
            <text:p text:style-name="P62">UInt8</text:p>
          </table:table-cell>
          <table:table-cell table:style-name="Таблица8.A3" office:value-type="string">
            <text:p text:style-name="P62">1</text:p>
          </table:table-cell>
          <table:table-cell table:style-name="Таблица8.A2" office:value-type="string">
            <text:p text:style-name="P55"><text:span text:style-name="T13">DCS </text:span>из<text:span text:style-name="T13"> </text:span><text:span text:style-name="T20">short message TPDU <text:s/></text:span></text:p>
          </table:table-cell>
        </table:table-row>
        <table:table-row table:style-name="Таблица8.1">
          <table:table-cell table:style-name="Таблица8.A3" office:value-type="string">
            <text:p text:style-name="P62">tpValidityPeriod</text:p>
          </table:table-cell>
          <table:table-cell table:style-name="Таблица8.A3" office:value-type="string">
            <text:p text:style-name="P62">TimeT</text:p>
          </table:table-cell>
          <table:table-cell table:style-name="Таблица8.A3" office:value-type="string">
            <text:p text:style-name="P62">4</text:p>
          </table:table-cell>
          <table:table-cell table:style-name="Таблица8.A2" office:value-type="string">
            <text:p text:style-name="P55">период жизни сообщения в секундах</text:p>
          </table:table-cell>
        </table:table-row>
        <table:table-row table:style-name="Таблица8.1">
          <table:table-cell table:style-name="Таблица8.A3" office:value-type="string">
            <text:p text:style-name="P62">locationInformationMSC</text:p>
          </table:table-cell>
          <table:table-cell table:style-name="Таблица8.A3" office:value-type="string">
            <text:p text:style-name="P62">VarString</text:p>
          </table:table-cell>
          <table:table-cell table:style-name="Таблица8.A3" office:value-type="string">
            <text:p text:style-name="P55"><text:span text:style-name="T13">1 – </text:span><text:span text:style-name="T13">21</text:span></text:p>
          </table:table-cell>
          <table:table-cell table:style-name="Таблица8.A2" office:value-type="string">
            <text:p text:style-name="P55">номер коммутатора, в зоне действия которого находился отправитель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50">Данные для генерации <text:span text:style-name="T13">CDR</text:span>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55">callingSMEid</text:p>
          </table:table-cell>
          <table:table-cell table:style-name="Таблица8.A3" office:value-type="string">
            <text:p text:style-name="P62">VarString</text:p>
          </table:table-cell>
          <table:table-cell table:style-name="Таблица8.A3" office:value-type="string">
            <text:p text:style-name="P55">1 - <text:span text:style-name="T13">…</text:span></text:p>
          </table:table-cell>
          <table:table-cell table:style-name="Таблица8.A2" office:value-type="string">
            <text:p text:style-name="P55">идентификатор службы, через которую сообщение принято</text:p>
          </table:table-cell>
        </table:table-row>
        <table:table-row table:style-name="Таблица8.1">
          <table:table-cell table:style-name="Таблица8.A3" office:value-type="string">
            <text:p text:style-name="P55">routeId</text:p>
          </table:table-cell>
          <table:table-cell table:style-name="Таблица8.A3" office:value-type="string">
            <text:p text:style-name="P62">VarString</text:p>
          </table:table-cell>
          <table:table-cell table:style-name="Таблица8.A3" office:value-type="string">
            <text:p text:style-name="P55">1 - <text:span text:style-name="T13">…</text:span></text:p>
          </table:table-cell>
          <table:table-cell table:style-name="Таблица8.A2" office:value-type="string">
            <text:p text:style-name="P55">идентификатор<text:span text:style-name="T13"> </text:span>маршрута</text:p>
          </table:table-cell>
        </table:table-row>
        <table:table-row table:style-name="Таблица8.1">
          <table:table-cell table:style-name="Таблица8.A3" office:value-type="string">
            <text:p text:style-name="P62">serviceId</text:p>
          </table:table-cell>
          <table:table-cell table:style-name="Таблица8.A3" office:value-type="string">
            <text:p text:style-name="P62">Int32</text:p>
          </table:table-cell>
          <table:table-cell table:style-name="Таблица8.A3" office:value-type="string">
            <text:p text:style-name="P62">4</text:p>
          </table:table-cell>
          <table:table-cell table:style-name="Таблица8.A2" office:value-type="string">
            <text:p text:style-name="P55">идентификатор услуги (из маршрута)</text:p>
          </table:table-cell>
        </table:table-row>
        <table:table-row table:style-name="Таблица8.1">
          <table:table-cell table:style-name="Таблица8.A3" office:value-type="string">
            <text:p text:style-name="P62">userMsgRef</text:p>
          </table:table-cell>
          <table:table-cell table:style-name="Таблица8.A3" office:value-type="string">
            <text:p text:style-name="P55"><text:span text:style-name="T13">Int</text:span><text:span text:style-name="T13">32</text:span></text:p>
          </table:table-cell>
          <table:table-cell table:style-name="Таблица8.A3" office:value-type="string">
            <text:p text:style-name="P62">4</text:p>
          </table:table-cell>
          <table:table-cell table:style-name="Таблица8.A2" office:value-type="string">
            <text:p text:style-name="P55">пользовательский идентификатор сообщения <text:span text:style-name="T13">(SMPP)</text:span></text:p>
          </table:table-cell>
        </table:table-row>
        <table:table-row table:style-name="Таблица8.1">
          <table:table-cell table:style-name="Таблица8.A3" office:value-type="string">
            <text:p text:style-name="P62">msgId</text:p>
          </table:table-cell>
          <table:table-cell table:style-name="Таблица8.A3" office:value-type="string">
            <text:p text:style-name="P62">UInt64</text:p>
          </table:table-cell>
          <table:table-cell table:style-name="Таблица8.A3" office:value-type="string">
            <text:p text:style-name="P62">8</text:p>
          </table:table-cell>
          <table:table-cell table:style-name="Таблица8.A2" office:value-type="string">
            <text:p text:style-name="P55">системный идентификатор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62">ussdServiceOp</text:p>
          </table:table-cell>
          <table:table-cell table:style-name="Таблица8.A3" office:value-type="string">
            <text:p text:style-name="P62">Int32</text:p>
          </table:table-cell>
          <table:table-cell table:style-name="Таблица8.A3" office:value-type="string">
            <text:p text:style-name="P62">4</text:p>
          </table:table-cell>
          <table:table-cell table:style-name="Таблица8.A2" office:value-type="string">
            <text:p text:style-name="P55">код<text:span text:style-name="T13"> USSD </text:span>операции</text:p>
          </table:table-cell>
        </table:table-row>
        <table:table-row table:style-name="Таблица8.1">
          <table:table-cell table:style-name="Таблица8.A3" office:value-type="string">
            <text:p text:style-name="P62">partsNum</text:p>
          </table:table-cell>
          <table:table-cell table:style-name="Таблица8.A3" office:value-type="string">
            <text:p text:style-name="P62">UInt8</text:p>
          </table:table-cell>
          <table:table-cell table:style-name="Таблица8.A3" office:value-type="string">
            <text:p text:style-name="P62">1</text:p>
          </table:table-cell>
          <table:table-cell table:style-name="Таблица8.A2" office:value-type="string">
            <text:p text:style-name="P55">число частей для <text:span text:style-name="T13">multipart</text:span>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55">msgLen</text:p>
          </table:table-cell>
          <table:table-cell table:style-name="Таблица8.A3" office:value-type="string">
            <text:p text:style-name="P62">UInt16</text:p>
          </table:table-cell>
          <table:table-cell table:style-name="Таблица8.A3" office:value-type="string">
            <text:p text:style-name="P62">2</text:p>
          </table:table-cell>
          <table:table-cell table:style-name="Таблица8.A2" office:value-type="string">
            <text:p text:style-name="P55">общая длина сообщения (все части)</text:p>
          </table:table-cell>
        </table:table-row>
        <table:table-row table:style-name="Таблица8.1">
          <table:table-cell table:style-name="Таблица8.A3" office:value-type="string">
            <text:p text:style-name="P55">ch<text:span text:style-name="T13">a</text:span>rg<text:span text:style-name="T13">ePolicy</text:span></text:p>
          </table:table-cell>
          <table:table-cell table:style-name="Таблица8.A3" office:value-type="string">
            <text:p text:style-name="P62">UInt8</text:p>
          </table:table-cell>
          <table:table-cell table:style-name="Таблица8.A3" office:value-type="string">
            <text:p text:style-name="P62">1</text:p>
          </table:table-cell>
          <table:table-cell table:style-name="Таблица8.A2" office:value-type="string">
            <text:p text:style-name="P55">тип <text:span text:style-name="T60">политики тарификации </text:span><text:s/>(см. <text:a xlink:type="simple" xlink:href="#_Логика_тарификации"><text:span text:style-name="Internet_20_link">Логика и режимы тарификации.</text:span></text:a>):</text:p>
            <text:p text:style-name="P48">0 - <text:span text:style-name="T13">ON</text:span>_<text:span text:style-name="T13">SUBMIT</text:span> ,</text:p>
            <text:p text:style-name="P48">1 - <text:s/><text:span text:style-name="T13">ON</text:span>_<text:span text:style-name="T13">DELIVERY</text:span>,</text:p>
            <text:p text:style-name="P48">2 - <text:span text:style-name="T13">ON</text:span>_<text:span text:style-name="T13">DATA</text:span>_<text:span text:style-name="T13">COLLECTED</text:span></text:p>
            <text:p text:style-name="P55">3 - ON_SUBMIT_COLLECTED </text:p>
          </table:table-cell>
        </table:table-row>
        <table:table-row table:style-name="Таблица8.1">
          <table:table-cell table:style-name="Таблица8.A26" office:value-type="string">
            <text:p text:style-name="P55">dsmSrvType</text:p>
          </table:table-cell>
          <table:table-cell table:style-name="Таблица8.A26" office:value-type="string">
            <text:p text:style-name="P62">VarString</text:p>
          </table:table-cell>
          <table:table-cell table:style-name="Таблица8.A26" office:value-type="string">
            <text:p text:style-name="P62">1 - …</text:p>
          </table:table-cell>
          <table:table-cell table:style-name="Таблица8.D26" office:value-type="string">
            <text:p text:style-name="P55">тип SMS сервиса, ассоциированного с сообщением (SMPP) </text:p>
          </table:table-cell>
        </table:table-row>
      </table:table>
      <text:p text:style-name="Text_20_body"/>
      <text:p text:style-name="Text_20_body"/>
      <text:h text:style-name="Heading_20_3" text:outline-level="3"><text:bookmark text:name="__RefHeading__9199_1268417483"/><text:s/><text:bookmark-start text:name="_Структура_ChargeSmsResult_PDU"/>Структура<text:bookmark-end text:name="_Структура_ChargeSmsResult_PDU"/><text:span text:style-name="T13"> ChargeSmsResult PDU (</text:span>тэг<text:span text:style-name="T13"> 0x02)</text:span><text:bookmark-end text:name="__RefHeading__9199_1268417483"/></text:h>
      <text:p text:style-name="Text_20_body">Данное <text:span text:style-name="T13">PDU</text:span> содержит ответ <text:span text:style-name="T13">INMan</text:span>-<text:span text:style-name="T13">a</text:span> на запрос услуги.</text:p>
      <text:p text:style-name="Text_20_body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55">Поле</text:p>
          </table:table-cell>
          <table:table-cell table:style-name="Таблица9.A1" office:value-type="string">
            <text:p text:style-name="P55">Тип</text:p>
          </table:table-cell>
          <table:table-cell table:style-name="Таблица9.A1" office:value-type="string">
            <text:p text:style-name="P55">Длина</text:p>
          </table:table-cell>
          <table:table-cell table:style-name="Таблица9.D1" office:value-type="string">
            <text:p text:style-name="P55">Описание</text:p>
          </table:table-cell>
        </table:table-row>
        <table:table-row table:style-name="Таблица9.1">
          <table:table-cell table:style-name="Таблица9.A2" office:value-type="string">
            <text:p text:style-name="P62">value</text:p>
          </table:table-cell>
          <table:table-cell table:style-name="Таблица9.A2" office:value-type="string">
            <text:p text:style-name="P62">UInt16</text:p>
          </table:table-cell>
          <table:table-cell table:style-name="Таблица9.A2" office:value-type="string">
            <text:p text:style-name="P62">2</text:p>
          </table:table-cell>
          <table:table-cell table:style-name="Таблица9.D2" office:value-type="string">
            <text:p text:style-name="P55">0<text:span text:style-name="T13">x</text:span>00 – услуга доступна, иначе - недоступна</text:p>
          </table:table-cell>
        </table:table-row>
        <table:table-row table:style-name="Таблица9.1">
          <table:table-cell table:style-name="Таблица9.A2" office:value-type="string">
            <text:p text:style-name="P62">errorcode</text:p>
          </table:table-cell>
          <table:table-cell table:style-name="Таблица9.A2" office:value-type="string">
            <text:p text:style-name="P62">Uint32</text:p>
          </table:table-cell>
          <table:table-cell table:style-name="Таблица9.A2" office:value-type="string">
            <text:p text:style-name="P62">4</text:p>
          </table:table-cell>
          <table:table-cell table:style-name="Таблица9.D2" office:value-type="string">
            <text:p text:style-name="P55">Универсальный код ошибки <text:span text:style-name="T13">INMan</text:span>-<text:span text:style-name="T13">a</text:span></text:p>
            <text:p text:style-name="P48"><text:soft-page-break/><text:span text:style-name="T13">NOTE</text:span>: <text:s/>ненулевой код возможен и при разрешении услуги, это означает, что несмотря на ошибку взаимодействия с <text:span text:style-name="T13">IN</text:span>, <text:s/>конфигурация <text:span text:style-name="T13">INMan</text:span>-а позволяет протарифицировать услугу через <text:span text:style-name="T13">CDR</text:span>.</text:p>
          </table:table-cell>
        </table:table-row>
        <table:table-row table:style-name="Таблица9.1">
          <table:table-cell table:style-name="Таблица9.A2" office:value-type="string">
            <text:p text:style-name="P62">errMsg</text:p>
          </table:table-cell>
          <table:table-cell table:style-name="Таблица9.A2" office:value-type="string">
            <text:p text:style-name="P62">VarString</text:p>
          </table:table-cell>
          <table:table-cell table:style-name="Таблица9.A2" office:value-type="string">
            <text:p text:style-name="P55">1 .. <text:span text:style-name="T13">N</text:span></text:p>
          </table:table-cell>
          <table:table-cell table:style-name="Таблица9.D2" office:value-type="string">
            <text:p text:style-name="P55">расшифровка кода ошибки</text:p>
          </table:table-cell>
        </table:table-row>
        <table:table-row table:style-name="Таблица9.1">
          <table:table-cell table:style-name="Таблица9.A5" office:value-type="string">
            <text:p text:style-name="P91">cntrType</text:p>
          </table:table-cell>
          <table:table-cell table:style-name="Таблица9.A5" office:value-type="string">
            <text:p text:style-name="P91">Uint8</text:p>
          </table:table-cell>
          <table:table-cell table:style-name="Таблица9.C5" office:value-type="float" office:value="1">
            <text:p text:style-name="P55">1</text:p>
          </table:table-cell>
          <table:table-cell table:style-name="Таблица9.D5" office:value-type="string">
            <text:p text:style-name="P55">тип контракта:</text:p>
            <text:p text:style-name="P48">0<text:span text:style-name="T13">x</text:span>00 – <text:span text:style-name="T13">unknown</text:span> или контракт не удалось определить из-за ошибки (см. код в <text:span text:style-name="T13">errorcode</text:span>)</text:p>
            <text:p text:style-name="P48"><text:span text:style-name="T13">0</text:span><text:span text:style-name="T13">x01 – postpaid,</text:span></text:p>
            <text:p text:style-name="P92">0<text:span text:style-name="T13">x</text:span>02 – <text:span text:style-name="T13">prepaid</text:span>(обслуживается <text:span text:style-name="T13">IN</text:span>-платформой)</text:p>
          </table:table-cell>
        </table:table-row>
      </table:table>
      <text:p text:style-name="Text_20_body"/>
      <text:p text:style-name="Text_20_body"/>
      <text:h text:style-name="Heading_20_3" text:outline-level="3"><text:bookmark text:name="__RefHeading__9201_1268417483"/><text:s/><text:bookmark-start text:name="_Структура_DeliverySmsResult_PDU"/>Структура<text:bookmark-end text:name="_Структура_DeliverySmsResult_PDU"/><text:span text:style-name="T13"> DeliverySmsResult PDU (</text:span>тэг<text:span text:style-name="T13"> 0x03)</text:span><text:bookmark-end text:name="__RefHeading__9201_1268417483"/></text:h>
      <text:p text:style-name="Text_20_body">Данное <text:span text:style-name="T13">PDU</text:span> содержит данные для завершения диалога с <text:span text:style-name="T13">IN</text:span> платформой и данные для генерации <text:span text:style-name="T13">CDR</text:span>.</text:p>
      <text:p text:style-name="Text_20_body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Таблица10.1">
          <table:table-cell table:style-name="Таблица10.A1" office:value-type="string">
            <text:p text:style-name="P55">Поле</text:p>
          </table:table-cell>
          <table:table-cell table:style-name="Таблица10.A1" office:value-type="string">
            <text:p text:style-name="P55">Тип</text:p>
          </table:table-cell>
          <table:table-cell table:style-name="Таблица10.A1" office:value-type="string">
            <text:p text:style-name="P55">Длина</text:p>
          </table:table-cell>
          <table:table-cell table:style-name="Таблица10.D1" office:value-type="string">
            <text:p text:style-name="P55">Описание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50">Данные для диалога с <text:span text:style-name="T13">IN</text:span> платформой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office:value-type="string">
            <text:p text:style-name="P55">value</text:p>
          </table:table-cell>
          <table:table-cell table:style-name="Таблица10.A3" office:value-type="string">
            <text:p text:style-name="P62">UInt32</text:p>
          </table:table-cell>
          <table:table-cell table:style-name="Таблица10.A3" office:value-type="string">
            <text:p text:style-name="P62">2</text:p>
          </table:table-cell>
          <table:table-cell table:style-name="Таблица10.A2" office:value-type="string">
            <text:p text:style-name="P55">0<text:span text:style-name="T13">x</text:span>00 – доставка успешна, иначе код ошибки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50">Данные для генерации <text:span text:style-name="T13">CDR</text:span>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office:value-type="string">
            <text:p text:style-name="P62">final</text:p>
          </table:table-cell>
          <table:table-cell table:style-name="Таблица10.A3" office:value-type="string">
            <text:p text:style-name="P62">Bool</text:p>
          </table:table-cell>
          <table:table-cell table:style-name="Таблица10.A3" office:value-type="string">
            <text:p text:style-name="P62">1</text:p>
          </table:table-cell>
          <table:table-cell table:style-name="Таблица10.A2" office:value-type="string">
            <text:p text:style-name="P55"><text:span text:style-name="T13">true – </text:span>последняя попытка доставки</text:p>
          </table:table-cell>
        </table:table-row>
        <table:table-row table:style-name="Таблица10.1">
          <table:table-cell table:style-name="Таблица10.A3" office:value-type="string">
            <text:p text:style-name="P55">destImsi</text:p>
          </table:table-cell>
          <table:table-cell table:style-name="Таблица10.A3" office:value-type="string">
            <text:p text:style-name="P62">VarString</text:p>
          </table:table-cell>
          <table:table-cell table:style-name="Таблица10.A3" office:value-type="string">
            <text:p text:style-name="P55">1 –<text:span text:style-name="T13"> 21</text:span></text:p>
          </table:table-cell>
          <table:table-cell table:style-name="Таблица10.A2" office:value-type="string">
            <text:p text:style-name="P55"><text:span text:style-name="T13">IMSI</text:span> получателя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55">destMSC</text:p>
          </table:table-cell>
          <table:table-cell table:style-name="Таблица10.A3" office:value-type="string">
            <text:p text:style-name="P62">VarString</text:p>
          </table:table-cell>
          <table:table-cell table:style-name="Таблица10.A3" office:value-type="string">
            <text:p text:style-name="P55">1 –<text:span text:style-name="T13"> 21</text:span></text:p>
          </table:table-cell>
          <table:table-cell table:style-name="Таблица10.A2" office:value-type="string">
            <text:p text:style-name="P55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55">destSMEid</text:p>
          </table:table-cell>
          <table:table-cell table:style-name="Таблица10.A3" office:value-type="string">
            <text:p text:style-name="P62">VarString</text:p>
          </table:table-cell>
          <table:table-cell table:style-name="Таблица10.A3" office:value-type="string">
            <text:p text:style-name="P55">1 - <text:span text:style-name="T13">…</text:span></text:p>
          </table:table-cell>
          <table:table-cell table:style-name="Таблица10.A2" office:value-type="string">
            <text:p text:style-name="P55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55">divertedAdr</text:p>
          </table:table-cell>
          <table:table-cell table:style-name="Таблица10.A3" office:value-type="string">
            <text:p text:style-name="P62">VarString</text:p>
          </table:table-cell>
          <table:table-cell table:style-name="Таблица10.A3" office:value-type="string">
            <text:p text:style-name="P55">1 -<text:span text:style-name="T13"> 21</text:span></text:p>
          </table:table-cell>
          <table:table-cell table:style-name="Таблица10.A2" office:value-type="string">
            <text:p text:style-name="P55">Изначальный адрес получателя, если доставка была произведена на другой адрес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55">finalTimeTZ</text:p>
          </table:table-cell>
          <table:table-cell table:style-name="Таблица10.A3" office:value-type="string">
            <text:p text:style-name="P62">TimeT</text:p>
          </table:table-cell>
          <table:table-cell table:style-name="Таблица10.A3" office:value-type="string">
            <text:p text:style-name="P62">4</text:p>
          </table:table-cell>
          <table:table-cell table:style-name="Таблица10.A2" office:value-type="string">
            <text:p text:style-name="P55">Время последней <text:s/>доставки или попытки доставки</text:p>
          </table:table-cell>
        </table:table-row>
      </table:table>
      <text:p text:style-name="Text_20_body"/>
      <text:p text:style-name="P48"/>
      <text:h text:style-name="Heading_20_3" text:outline-level="3"><text:bookmark text:name="__RefHeading__9203_1268417483"/><text:s/><text:bookmark-start text:name="_Структура_DeliveredSmsData_PDU"/>Структура<text:bookmark-end text:name="_Структура_DeliveredSmsData_PDU"/><text:span text:style-name="T13"> DeliveredSmsData PDU (</text:span>тэг<text:span text:style-name="T13"> 0x04)</text:span><text:bookmark-end text:name="__RefHeading__9203_1268417483"/></text:h>
      <text:p text:style-name="Text_20_body">Данное <text:span text:style-name="T13">PDU</text:span> содержит все данные об уже доставленном сообщении, достаточные для инициации диалога с <text:span text:style-name="T13">IN</text:span> платформой и <text:s/>генерации <text:span text:style-name="T13">CDR</text:span>. На данный момент это <text:span text:style-name="T13">PDU</text:span> используется только для проведения тарификации типа <text:span text:style-name="T13">ON</text:span>_<text:span text:style-name="T13">DATA</text:span>_<text:span text:style-name="T13">COLLECTED</text:span> (см. <text:a xlink:type="simple" xlink:href="#_Логика_тарификации"><text:span text:style-name="Internet_20_link">Логика и режимы тарификации.</text:span></text:a>) </text:p>
      <text:p text:style-name="Text_20_body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office:value-type="string">
            <text:p text:style-name="P55">Поле</text:p>
          </table:table-cell>
          <table:table-cell table:style-name="Таблица11.A1" office:value-type="string">
            <text:p text:style-name="P55">Тип</text:p>
          </table:table-cell>
          <table:table-cell table:style-name="Таблица11.A1" office:value-type="string">
            <text:p text:style-name="P55">Длина</text:p>
          </table:table-cell>
          <table:table-cell table:style-name="Таблица11.D1" office:value-type="string">
            <text:p text:style-name="P55">Описание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50">Служебные поля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62">chrgFlags</text:p>
          </table:table-cell>
          <table:table-cell table:style-name="Таблица11.A3" office:value-type="string">
            <text:p text:style-name="P62">UInt8</text:p>
          </table:table-cell>
          <table:table-cell table:style-name="Таблица11.A3" office:value-type="string">
            <text:p text:style-name="P62">1</text:p>
          </table:table-cell>
          <table:table-cell table:style-name="Таблица11.A2" office:value-type="string">
            <text:p text:style-name="P55">флаги <text:s/>определяющие <text:a xlink:type="simple" xlink:href="#2.2.1. Логика и режимы тарификации.|outline">режим и тип тарификации</text:a>:</text:p>
            <text:p text:style-name="P55">bit0 — тип тарификации: </text:p>
            <text:p text:style-name="P55"><text:s text:c="4"/>0 — <text:span text:style-name="T13">MO (тарифицировать отправителя)</text:span>, </text:p>
            <text:p text:style-name="P55"><text:s text:c="4"/>1 — <text:span text:style-name="T13">MT (тарифицировать получателя)</text:span></text:p>
            <text:p text:style-name="P62">bit1 – выбор <text:s/>режима тарификации</text:p>
            <text:p text:style-name="P62"><text:soft-page-break/><text:s text:c="4"/>0 – в соответствии с контрактом тарифицируемого абонента и типом сообщения <text:s/></text:p>
            <text:p text:style-name="P62"><text:s text:c="5"/>1 - принудительный режим тарификации CDR</text:p>
          </table:table-cell>
        </table:table-row>
        <table:table-row table:style-name="Таблица11.1">
          <table:table-cell table:style-name="Таблица11.A3" office:value-type="string">
            <text:p text:style-name="P55">smsXSrvsId</text:p>
          </table:table-cell>
          <table:table-cell table:style-name="Таблица11.A3" office:value-type="string">
            <text:p text:style-name="P62">UInt32</text:p>
          </table:table-cell>
          <table:table-cell table:style-name="Таблица11.A3" office:value-type="string">
            <text:p text:style-name="P62">4</text:p>
          </table:table-cell>
          <table:table-cell table:style-name="Таблица11.A2" office:value-type="string">
            <text:p text:style-name="P55">совместная маска использованных <text:a xlink:type="simple" xlink:href="#_Описание_файла_конфигурации"><text:span text:style-name="Internet_20_link"><text:span text:style-name="T13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13">Extra</text:span></text:span></text:a><text:a xlink:type="simple" xlink:href="#_Описание_файла_конфигурации"><text:span text:style-name="Internet_20_link"> услуг</text:span></text:a> и флагов спец. тарификаци:</text:p>
            <text:p text:style-name="P48">0x40000000 – безусловная тарификация через <text:span text:style-name="T13">IN</text:span>-платформу, независимо от параметра <text:s/>файла конфигурации <text:a xlink:type="simple" xlink:href="#_Параметры_секции_Billing."><text:span text:style-name="Internet_20_link"><text:span text:style-name="T13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13">billMode</text:span></text:span></text:a>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50">Данные для диалога с <text:span text:style-name="T13">IN</text:span> платформой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55"><text:span text:style-name="T13">dstSubscriber</text:span><text:span text:style-name="T13">Number</text:span></text:p>
          </table:table-cell>
          <table:table-cell table:style-name="Таблица11.A3" office:value-type="string">
            <text:p text:style-name="P62">VarString</text:p>
          </table:table-cell>
          <table:table-cell table:style-name="Таблица11.A3" office:value-type="string">
            <text:p text:style-name="P55">1 – 21</text:p>
          </table:table-cell>
          <table:table-cell table:style-name="Таблица11.A2" office:value-type="string">
            <text:p text:style-name="P55">адрес получателя</text:p>
          </table:table-cell>
        </table:table-row>
        <table:table-row table:style-name="Таблица11.1">
          <table:table-cell table:style-name="Таблица11.A3" office:value-type="string">
            <text:p text:style-name="P62">callingPartyNumber</text:p>
          </table:table-cell>
          <table:table-cell table:style-name="Таблица11.A3" office:value-type="string">
            <text:p text:style-name="P62">VarString</text:p>
          </table:table-cell>
          <table:table-cell table:style-name="Таблица11.A3" office:value-type="string">
            <text:p text:style-name="P55">1 – 21</text:p>
          </table:table-cell>
          <table:table-cell table:style-name="Таблица11.A2" office:value-type="string">
            <text:p text:style-name="P55">адрес отправителя</text:p>
          </table:table-cell>
        </table:table-row>
        <table:table-row table:style-name="Таблица11.1">
          <table:table-cell table:style-name="Таблица11.A3" office:value-type="string">
            <text:p text:style-name="P55">callingImsi</text:p>
          </table:table-cell>
          <table:table-cell table:style-name="Таблица11.A3" office:value-type="string">
            <text:p text:style-name="P62">VarString</text:p>
          </table:table-cell>
          <table:table-cell table:style-name="Таблица11.A3" office:value-type="string">
            <text:p text:style-name="P55">1 –<text:span text:style-name="T13"> 21</text:span></text:p>
          </table:table-cell>
          <table:table-cell table:style-name="Таблица11.A2" office:value-type="string">
            <text:p text:style-name="P55"><text:span text:style-name="T13">IMSI</text:span> отправителя</text:p>
          </table:table-cell>
        </table:table-row>
        <table:table-row table:style-name="Таблица11.1">
          <table:table-cell table:style-name="Таблица11.A3" office:value-type="string">
            <text:p text:style-name="P55">smscAddress</text:p>
          </table:table-cell>
          <table:table-cell table:style-name="Таблица11.A3" office:value-type="string">
            <text:p text:style-name="P62">VarString</text:p>
          </table:table-cell>
          <table:table-cell table:style-name="Таблица11.A3" office:value-type="string">
            <text:p text:style-name="P55">1 –<text:span text:style-name="T13"> 21</text:span></text:p>
          </table:table-cell>
          <table:table-cell table:style-name="Таблица11.A2" office:value-type="string">
            <text:p text:style-name="P55"><text:span text:style-name="T13">SMSC</text:span> адрес получателя</text:p>
          </table:table-cell>
        </table:table-row>
        <table:table-row table:style-name="Таблица11.1">
          <table:table-cell table:style-name="Таблица11.A3" office:value-type="string">
            <text:p text:style-name="P55">submitTimeTZ</text:p>
          </table:table-cell>
          <table:table-cell table:style-name="Таблица11.A3" office:value-type="string">
            <text:p text:style-name="P62">TimeT</text:p>
          </table:table-cell>
          <table:table-cell table:style-name="Таблица11.A3" office:value-type="string">
            <text:p text:style-name="P62">4</text:p>
          </table:table-cell>
          <table:table-cell table:style-name="Таблица11.A2" office:value-type="string">
            <text:p text:style-name="P55">время посылки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55">tpShortMessageSpecificInfo</text:p>
          </table:table-cell>
          <table:table-cell table:style-name="Таблица11.A3" office:value-type="string">
            <text:p text:style-name="P62">UInt8</text:p>
          </table:table-cell>
          <table:table-cell table:style-name="Таблица11.A3" office:value-type="string">
            <text:p text:style-name="P62">1</text:p>
          </table:table-cell>
          <table:table-cell table:style-name="Таблица11.A2" office:value-type="string">
            <text:p text:style-name="P10"><text:span text:style-name="T85">первый</text:span><text:span text:style-name="T20"> </text:span><text:span text:style-name="T85">октет</text:span><text:span text:style-name="T20"> short message TPDU <text:s/>(3GPP TS 23.040)</text:span></text:p>
            <text:p text:style-name="P8"/>
          </table:table-cell>
        </table:table-row>
        <table:table-row table:style-name="Таблица11.1">
          <table:table-cell table:style-name="Таблица11.A3" office:value-type="string">
            <text:p text:style-name="P62">tpProtocolIdentifier</text:p>
          </table:table-cell>
          <table:table-cell table:style-name="Таблица11.A3" office:value-type="string">
            <text:p text:style-name="P62">UInt8</text:p>
          </table:table-cell>
          <table:table-cell table:style-name="Таблица11.A3" office:value-type="string">
            <text:p text:style-name="P62">1</text:p>
          </table:table-cell>
          <table:table-cell table:style-name="Таблица11.A2" office:value-type="string">
            <text:p text:style-name="P55">идентификатор протокола из <text:span text:style-name="T20">short</text:span><text:span text:style-name="T85"> </text:span><text:span text:style-name="T20">message</text:span><text:span text:style-name="T85"> </text:span><text:span text:style-name="T20">TPDU</text:span><text:span text:style-name="T85"> <text:s/></text:span></text:p>
          </table:table-cell>
        </table:table-row>
        <table:table-row table:style-name="Таблица11.1">
          <table:table-cell table:style-name="Таблица11.A3" office:value-type="string">
            <text:p text:style-name="P62">tpDataCodingScheme</text:p>
          </table:table-cell>
          <table:table-cell table:style-name="Таблица11.A3" office:value-type="string">
            <text:p text:style-name="P62">UInt8</text:p>
          </table:table-cell>
          <table:table-cell table:style-name="Таблица11.A3" office:value-type="string">
            <text:p text:style-name="P62">1</text:p>
          </table:table-cell>
          <table:table-cell table:style-name="Таблица11.A2" office:value-type="string">
            <text:p text:style-name="P55"><text:span text:style-name="T13">DCS </text:span>из<text:span text:style-name="T13"> </text:span><text:span text:style-name="T20">short message TPDU <text:s/></text:span></text:p>
          </table:table-cell>
        </table:table-row>
        <table:table-row table:style-name="Таблица11.1">
          <table:table-cell table:style-name="Таблица11.A3" office:value-type="string">
            <text:p text:style-name="P62">tpValidityPeriod</text:p>
          </table:table-cell>
          <table:table-cell table:style-name="Таблица11.A3" office:value-type="string">
            <text:p text:style-name="P62">TimeT</text:p>
          </table:table-cell>
          <table:table-cell table:style-name="Таблица11.A3" office:value-type="string">
            <text:p text:style-name="P62">4</text:p>
          </table:table-cell>
          <table:table-cell table:style-name="Таблица11.A2" office:value-type="string">
            <text:p text:style-name="P55">период жизни сообщения в секундах</text:p>
          </table:table-cell>
        </table:table-row>
        <table:table-row table:style-name="Таблица11.1">
          <table:table-cell table:style-name="Таблица11.A3" office:value-type="string">
            <text:p text:style-name="P62">locationInformationMSC</text:p>
          </table:table-cell>
          <table:table-cell table:style-name="Таблица11.A3" office:value-type="string">
            <text:p text:style-name="P62">VarString</text:p>
          </table:table-cell>
          <table:table-cell table:style-name="Таблица11.A3" office:value-type="string">
            <text:p text:style-name="P55"><text:span text:style-name="T13">1 – </text:span><text:span text:style-name="T13">21</text:span></text:p>
          </table:table-cell>
          <table:table-cell table:style-name="Таблица11.A2" office:value-type="string">
            <text:p text:style-name="P55">номер коммутатора, в зоне действия которого находился отправитель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50">Данные для генерации <text:span text:style-name="T13">CDR</text:span>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55">callingSMEid</text:p>
          </table:table-cell>
          <table:table-cell table:style-name="Таблица11.A3" office:value-type="string">
            <text:p text:style-name="P62">VarString</text:p>
          </table:table-cell>
          <table:table-cell table:style-name="Таблица11.A3" office:value-type="string">
            <text:p text:style-name="P55">1 - <text:span text:style-name="T13">…</text:span></text:p>
          </table:table-cell>
          <table:table-cell table:style-name="Таблица11.A2" office:value-type="string">
            <text:p text:style-name="P55">идентификатор службы, через которую сообщение принято</text:p>
          </table:table-cell>
        </table:table-row>
        <table:table-row table:style-name="Таблица11.1">
          <table:table-cell table:style-name="Таблица11.A3" office:value-type="string">
            <text:p text:style-name="P55">routeId</text:p>
          </table:table-cell>
          <table:table-cell table:style-name="Таблица11.A3" office:value-type="string">
            <text:p text:style-name="P62">VarString</text:p>
          </table:table-cell>
          <table:table-cell table:style-name="Таблица11.A3" office:value-type="string">
            <text:p text:style-name="P55">1 - <text:span text:style-name="T13">…</text:span></text:p>
          </table:table-cell>
          <table:table-cell table:style-name="Таблица11.A2" office:value-type="string">
            <text:p text:style-name="P55">идентификатор<text:span text:style-name="T13"> </text:span>маршрута</text:p>
          </table:table-cell>
        </table:table-row>
        <table:table-row table:style-name="Таблица11.1">
          <table:table-cell table:style-name="Таблица11.A3" office:value-type="string">
            <text:p text:style-name="P62">serviceId</text:p>
          </table:table-cell>
          <table:table-cell table:style-name="Таблица11.A3" office:value-type="string">
            <text:p text:style-name="P62">Int32</text:p>
          </table:table-cell>
          <table:table-cell table:style-name="Таблица11.A3" office:value-type="string">
            <text:p text:style-name="P62">4</text:p>
          </table:table-cell>
          <table:table-cell table:style-name="Таблица11.A2" office:value-type="string">
            <text:p text:style-name="P55">идентификатор услуги (из маршрута)</text:p>
          </table:table-cell>
        </table:table-row>
        <table:table-row table:style-name="Таблица11.1">
          <table:table-cell table:style-name="Таблица11.A3" office:value-type="string">
            <text:p text:style-name="P62">userMsgRef</text:p>
          </table:table-cell>
          <table:table-cell table:style-name="Таблица11.A3" office:value-type="string">
            <text:p text:style-name="P62">Int32</text:p>
          </table:table-cell>
          <table:table-cell table:style-name="Таблица11.A3" office:value-type="string">
            <text:p text:style-name="P62">4</text:p>
          </table:table-cell>
          <table:table-cell table:style-name="Таблица11.A2" office:value-type="string">
            <text:p text:style-name="P55">пользовательский идентификатор сообщения <text:span text:style-name="T13">(SMPP)</text:span></text:p>
          </table:table-cell>
        </table:table-row>
        <table:table-row table:style-name="Таблица11.1">
          <table:table-cell table:style-name="Таблица11.A3" office:value-type="string">
            <text:p text:style-name="P62">msgId</text:p>
          </table:table-cell>
          <table:table-cell table:style-name="Таблица11.A3" office:value-type="string">
            <text:p text:style-name="P62">UInt64</text:p>
          </table:table-cell>
          <table:table-cell table:style-name="Таблица11.A3" office:value-type="string">
            <text:p text:style-name="P62">8</text:p>
          </table:table-cell>
          <table:table-cell table:style-name="Таблица11.A2" office:value-type="string">
            <text:p text:style-name="P55">системный идентификатор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62">ussdServiceOp</text:p>
          </table:table-cell>
          <table:table-cell table:style-name="Таблица11.A3" office:value-type="string">
            <text:p text:style-name="P62">Int32</text:p>
          </table:table-cell>
          <table:table-cell table:style-name="Таблица11.A3" office:value-type="string">
            <text:p text:style-name="P62">4</text:p>
          </table:table-cell>
          <table:table-cell table:style-name="Таблица11.A2" office:value-type="string">
            <text:p text:style-name="P55">код<text:span text:style-name="T13"> USSD </text:span>операции</text:p>
          </table:table-cell>
        </table:table-row>
        <table:table-row table:style-name="Таблица11.1">
          <table:table-cell table:style-name="Таблица11.A3" office:value-type="string">
            <text:p text:style-name="P62">partsNum</text:p>
          </table:table-cell>
          <table:table-cell table:style-name="Таблица11.A3" office:value-type="string">
            <text:p text:style-name="P62">UInt8</text:p>
          </table:table-cell>
          <table:table-cell table:style-name="Таблица11.A3" office:value-type="string">
            <text:p text:style-name="P62">1</text:p>
          </table:table-cell>
          <table:table-cell table:style-name="Таблица11.A2" office:value-type="string">
            <text:p text:style-name="P55">число частей для <text:span text:style-name="T13">multipart</text:span>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55">msgLen</text:p>
          </table:table-cell>
          <table:table-cell table:style-name="Таблица11.A3" office:value-type="string">
            <text:p text:style-name="P62">UInt16</text:p>
          </table:table-cell>
          <table:table-cell table:style-name="Таблица11.A3" office:value-type="string">
            <text:p text:style-name="P62">2</text:p>
          </table:table-cell>
          <table:table-cell table:style-name="Таблица11.A2" office:value-type="string">
            <text:p text:style-name="P55">общая длина сообщения (все части)</text:p>
          </table:table-cell>
        </table:table-row>
        <table:table-row table:style-name="Таблица11.1">
          <table:table-cell table:style-name="Таблица11.A25" office:value-type="string">
            <text:p text:style-name="P55">dsmSrvType</text:p>
          </table:table-cell>
          <table:table-cell table:style-name="Таблица11.A25" office:value-type="string">
            <text:p text:style-name="P62">VarString</text:p>
          </table:table-cell>
          <table:table-cell table:style-name="Таблица11.A25" office:value-type="string">
            <text:p text:style-name="P62">1 - …</text:p>
          </table:table-cell>
          <table:table-cell table:style-name="Таблица11.D25" office:value-type="string">
            <text:p text:style-name="P55">тип SMS сервиса, ассоциированного с сообщением (SMPP) </text:p>
          </table:table-cell>
        </table:table-row>
        <table:table-row table:style-name="Таблица11.1">
          <table:table-cell table:style-name="Таблица11.A3" office:value-type="string">
            <text:p text:style-name="P62">dlvrRes</text:p>
          </table:table-cell>
          <table:table-cell table:style-name="Таблица11.A3" office:value-type="string">
            <text:p text:style-name="P62">UInt32</text:p>
          </table:table-cell>
          <table:table-cell table:style-name="Таблица11.A3" office:value-type="string">
            <text:p text:style-name="P62">2</text:p>
          </table:table-cell>
          <table:table-cell table:style-name="Таблица11.A2" office:value-type="string">
            <text:p text:style-name="P55">0<text:span text:style-name="T13">x</text:span>00 – доставка успешна, иначе код ошибки</text:p>
          </table:table-cell>
        </table:table-row>
        <table:table-row table:style-name="Таблица11.1">
          <table:table-cell table:style-name="Таблица11.A3" office:value-type="string">
            <text:p text:style-name="P55">destImsi</text:p>
          </table:table-cell>
          <table:table-cell table:style-name="Таблица11.A3" office:value-type="string">
            <text:p text:style-name="P62">VarString</text:p>
          </table:table-cell>
          <table:table-cell table:style-name="Таблица11.A3" office:value-type="string">
            <text:p text:style-name="P55">1 –<text:span text:style-name="T13"> 21</text:span></text:p>
          </table:table-cell>
          <table:table-cell table:style-name="Таблица11.A2" office:value-type="string">
            <text:p text:style-name="P55"><text:span text:style-name="T13">IMSI</text:span> получателя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55">destMSC</text:p>
          </table:table-cell>
          <table:table-cell table:style-name="Таблица11.A3" office:value-type="string">
            <text:p text:style-name="P62">VarString</text:p>
          </table:table-cell>
          <table:table-cell table:style-name="Таблица11.A3" office:value-type="string">
            <text:p text:style-name="P55">1 –<text:span text:style-name="T13"> 21</text:span></text:p>
          </table:table-cell>
          <table:table-cell table:style-name="Таблица11.A2" office:value-type="string">
            <text:p text:style-name="P55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55">destSMEid</text:p>
          </table:table-cell>
          <table:table-cell table:style-name="Таблица11.A3" office:value-type="string">
            <text:p text:style-name="P62">VarString</text:p>
          </table:table-cell>
          <table:table-cell table:style-name="Таблица11.A3" office:value-type="string">
            <text:p text:style-name="P55">1 - <text:span text:style-name="T13">…</text:span></text:p>
          </table:table-cell>
          <table:table-cell table:style-name="Таблица11.A2" office:value-type="string">
            <text:p text:style-name="P55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55">divertedAdr</text:p>
          </table:table-cell>
          <table:table-cell table:style-name="Таблица11.A3" office:value-type="string">
            <text:p text:style-name="P55"><text:span text:style-name="T13">VarStr</text:span><text:span text:style-name="T13">ing</text:span></text:p>
          </table:table-cell>
          <table:table-cell table:style-name="Таблица11.A3" office:value-type="string">
            <text:p text:style-name="P55">1 -<text:span text:style-name="T13"> 21</text:span></text:p>
          </table:table-cell>
          <table:table-cell table:style-name="Таблица11.A2" office:value-type="string">
            <text:p text:style-name="P55">Изначальный адрес получателя, если доставка была произведена на другой адрес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55">finalTimeTZ</text:p>
          </table:table-cell>
          <table:table-cell table:style-name="Таблица11.A3" office:value-type="string">
            <text:p text:style-name="P62">TimeT</text:p>
          </table:table-cell>
          <table:table-cell table:style-name="Таблица11.A3" office:value-type="string">
            <text:p text:style-name="P62">4</text:p>
          </table:table-cell>
          <table:table-cell table:style-name="Таблица11.A2" office:value-type="string">
            <text:p text:style-name="P55">Время последней <text:s/>доставки или попытки доставки</text:p>
          </table:table-cell>
        </table:table-row>
      </table:table>
      <text:p text:style-name="Text_20_body"/>
      <text:p text:style-name="P48"/>
      <text:h text:style-name="Heading_20_2" text:outline-level="2"><text:bookmark text:name="__RefHeading__9205_1268417483"/><text:soft-page-break/><text:s/><text:bookmark-start text:name="_Обзор_протокола_определения_контрак"/>Обзор протокола определения контракта абонента (<text:bookmark-end text:name="_Обзор_протокола_определения_контрак"/><text:span text:style-name="T13">USSDC</text:span>-<text:span text:style-name="T13">INMAN</text:span>).<text:bookmark-end text:name="__RefHeading__9205_1268417483"/></text:h>
      <text:p text:style-name="Text_20_body"/>
      <text:p text:style-name="Text_20_body">Данный протокол предназначен для взаимодействия между <text:span text:style-name="T13">INMan</text:span> и его клиентами, которым необходимо определить тип контракта абонента - <text:span text:style-name="T13">postpaid</text:span> или <text:span text:style-name="T13">prepaid</text:span>, а для последнего типа также и адрес обслуживающей <text:span text:style-name="T13">IN</text:span>-платформы .</text:p>
      <text:p text:style-name="Text_20_body">Протокол использует единый формат <text:span text:style-name="T13">TCP</text:span>/<text:span text:style-name="T13">IP</text:span> соединений <text:span text:style-name="T13">INMan</text:span>-<text:span text:style-name="T13">a</text:span>. Клиентам для взаимодействия с <text:span text:style-name="T13">INMan</text:span>-ом необходимо инициировать транспортное соединение, после установления которого, можно начинать обмен <text:span text:style-name="T13">PDU</text:span>.</text:p>
      <text:p text:style-name="P23">Протоколом определены следующие протокольные единицы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21">Наименование</text:p>
          </table:table-cell>
          <table:table-cell table:style-name="Таблица12.A1" office:value-type="string">
            <text:p text:style-name="P21">Направлении передачи</text:p>
          </table:table-cell>
          <table:table-cell table:style-name="Таблица12.C1" office:value-type="string">
            <text:p text:style-name="P21">Описание</text:p>
          </table:table-cell>
        </table:table-row>
        <table:table-row table:style-name="Таблица12.1">
          <table:table-cell table:style-name="Таблица12.A2" office:value-type="string">
            <text:p text:style-name="P22"><text:a xlink:type="simple" xlink:href="#3.5.1. Структура AbntContractRequest PDU (тэг 0x06)|outline">AbntContractRequest</text:a></text:p>
          </table:table-cell>
          <table:table-cell table:style-name="Таблица12.A2" office:value-type="string">
            <text:p text:style-name="P22">от клиента в сторону <text:span text:style-name="T13">INMan</text:span>-а</text:p>
          </table:table-cell>
          <table:table-cell table:style-name="Таблица12.C2" office:value-type="string">
            <text:p text:style-name="P22">Запро<text:span text:style-name="T13">c</text:span> типа контракта и параметров обслуживающей <text:s/><text:span text:style-name="T13">IN</text:span>-платформы (если есть)</text:p>
          </table:table-cell>
        </table:table-row>
        <table:table-row table:style-name="Таблица12.1">
          <table:table-cell table:style-name="Таблица12.A2" office:value-type="string">
            <text:p text:style-name="P22"><text:a xlink:type="simple" xlink:href="#_Структура_AbntContractResult_PDU"><text:span text:style-name="T13">AbntContractRes</text:span></text:a><text:a xlink:type="simple" xlink:href="#_Структура_AbntContractResult_PDU"><text:span text:style-name="T13">ult</text:span></text:a></text:p>
          </table:table-cell>
          <table:table-cell table:style-name="Таблица12.A2" office:value-type="string">
            <text:p text:style-name="P22">от <text:span text:style-name="T13">INMan</text:span>-а в сторону клиента</text:p>
          </table:table-cell>
          <table:table-cell table:style-name="Таблица12.C2" office:value-type="string">
            <text:p text:style-name="P22">Ответ с типом <text:s/>контракта и параметрами обслуживающей <text:s/><text:span text:style-name="T13">IN</text:span>-платформы (если есть)</text:p>
          </table:table-cell>
        </table:table-row>
      </table:table>
      <text:p text:style-name="Text_20_body"/>
      <text:h text:style-name="Heading_20_3" text:outline-level="3"><text:bookmark text:name="__RefHeading__9207_1268417483"/><text:s/>Асинхронность протокола<text:bookmark-end text:name="__RefHeading__9207_1268417483"/></text:h>
      <text:p text:style-name="Text_20_body">Протокол регламентирует последовательность операций только в рамках одного диалога. Клиент может инициировать несколько параллельных диалогов. Принадлежность протокольной единицы тому или иному диалогу отслеживается с помощью специального поля в служебном заголовке пакета, значение которого задается клиентом при старте диалога с <text:span text:style-name="T13">INMan</text:span>-ом.</text:p>
      <text:p text:style-name="Text_20_body"/>
      <text:h text:style-name="Heading_20_3" text:outline-level="3"><text:bookmark text:name="__RefHeading__9209_1268417483"/><text:s/>Описание формата <text:span text:style-name="T13">PDU</text:span> <text:bookmark-end text:name="__RefHeading__9209_1268417483"/></text:h>
      <text:p text:style-name="Text_20_body">Все пакеты протокола определения контракта абонента имеют единый служебный заголовок, с идентификатором формата 0<text:span text:style-name="T13">x</text:span>01 и содержащим <text:a xlink:type="simple" xlink:href="#_Асинхронность_протокола_1"><text:span text:style-name="Internet_20_link">идентификатор диалога с </text:span></text:a><text:a xlink:type="simple" xlink:href="#_Асинхронность_протокола_1"><text:span text:style-name="Internet_20_link"><text:span text:style-name="T13">INMan</text:span></text:span></text:a><text:a xlink:type="simple" xlink:href="#_Асинхронность_протокола_1"><text:span text:style-name="Internet_20_link">-ом</text:span></text:a>. Таким образом, все пакеты, в соответствии с <text:a xlink:type="simple" xlink:href="#_Общий_формат_протоколов"><text:span text:style-name="Internet_20_link">общим форматом пакетов</text:span></text:a>, <text:s/>имеют следующую структуру:</text:p>
      <text:p text:style-name="Text_20_body"/>
      <table:table table:name="Таблица13" table:style-name="Таблица13">
        <table:table-column table:style-name="Таблица13.A"/>
        <table:table-column table:style-name="Таблица13.B" table:number-columns-repeated="2"/>
        <table:table-column table:style-name="Таблица13.D"/>
        <table:table-column table:style-name="Таблица13.E"/>
        <table:table-row table:style-name="Таблица13.1">
          <table:table-cell table:style-name="Таблица13.A1" office:value-type="string">
            <text:p text:style-name="P62">Uint32</text:p>
          </table:table-cell>
          <table:table-cell table:style-name="Таблица13.A1" office:value-type="string">
            <text:p text:style-name="P62">Uint16</text:p>
          </table:table-cell>
          <table:table-cell table:style-name="Таблица13.A1" office:value-type="string">
            <text:p text:style-name="P62">Uint16</text:p>
          </table:table-cell>
          <table:table-cell table:style-name="Таблица13.A1" office:value-type="string">
            <text:p text:style-name="P62">Uint32</text:p>
          </table:table-cell>
          <table:table-cell table:style-name="Таблица13.E1" office:value-type="string">
            <text:p text:style-name="P62"/>
          </table:table-cell>
        </table:table-row>
        <table:table-row table:style-name="Таблица13.1">
          <table:table-cell table:style-name="Таблица13.A1" office:value-type="string">
            <text:p text:style-name="P55"><text:span text:style-name="T13">Pack</text:span><text:span text:style-name="T13">et length</text:span></text:p>
          </table:table-cell>
          <table:table-cell table:style-name="Таблица13.A1" office:value-type="string">
            <text:p text:style-name="P62">PDU tag </text:p>
          </table:table-cell>
          <table:table-cell table:style-name="Таблица13.A1" office:value-type="string">
            <text:p text:style-name="P62">0x01</text:p>
          </table:table-cell>
          <table:table-cell table:style-name="Таблица13.A1" office:value-type="string">
            <text:p text:style-name="P55"><text:span text:style-name="T13">Dialog Id</text:span><text:span text:style-name="T13"> </text:span></text:p>
          </table:table-cell>
          <table:table-cell table:style-name="Таблица13.E1" office:value-type="string">
            <text:p text:style-name="P62">PDU content</text:p>
          </table:table-cell>
        </table:table-row>
      </table:table>
      <text:p text:style-name="Text_20_body"/>
      <text:p text:style-name="Text_20_body">где:</text:p>
      <text:list xml:id="list1112382669" text:continue-list="list1932122179" text:style-name="WW8Num41">
        <text:list-item text:start-value="1">
          <text:p text:style-name="P232"><text:span text:style-name="T13">Packet</text:span> <text:span text:style-name="T13">length</text:span> – длина всего пакета в октетах</text:p>
        </text:list-item>
        <text:list-item>
          <text:p text:style-name="P232"><text:span text:style-name="T13">PDU</text:span> <text:span text:style-name="T13">tag</text:span> – тэг <text:span text:style-name="T13">PDU</text:span> протокола тарификации:</text:p>
          <text:list>
            <text:list-item>
              <text:p text:style-name="P210"><text:span text:style-name="T13">0x0</text:span>6 - AbntContractRequest</text:p>
            </text:list-item>
            <text:list-item>
              <text:p text:style-name="P210"><text:span text:style-name="T13">0x0</text:span>7 - <text:span text:style-name="T13">AbntContractResult</text:span></text:p>
            </text:list-item>
          </text:list>
        </text:list-item>
        <text:list-item>
          <text:p text:style-name="P232"><text:span text:style-name="T13">Dialog</text:span> <text:span text:style-name="T13">Id</text:span> – уникальный идентификатор диалога Клиент <text:span text:style-name="T86"></text:span> <text:span text:style-name="T13">INMan</text:span>, назначаемый клиентом для обеспечения асинхронности его запросов</text:p>
        </text:list-item>
      </text:list>
      <text:p text:style-name="Text_20_body">Содержимое всех PDU подробно описано в главе ‘<text:a xlink:type="simple" xlink:href="#_Структура__PDU_протокола определени"><text:span text:style-name="Internet_20_link">Структура <text:s/></text:span></text:a><text:a xlink:type="simple" xlink:href="#_Структура__PDU_протокола определени"><text:span text:style-name="Internet_20_link"><text:span text:style-name="T13">PDU</text:span></text:span></text:a><text:a xlink:type="simple" xlink:href="#_Структура__PDU_протокола определени"><text:span text:style-name="Internet_20_link"> протокола определения контракта абонента.</text:span></text:a>’</text:p>
      <text:p text:style-name="P48"><text:bookmark-start text:name="_Структура__PDU_протокола тарификаци"/><text:bookmark-end text:name="_Структура__PDU_протокола тарификаци"/></text:p>
      <text:h text:style-name="Heading_20_2" text:outline-level="2"><text:bookmark text:name="__RefHeading__9211_1268417483"/><text:s/><text:bookmark-start text:name="_Структура__PDU_протокола определени"/>Структура <text:bookmark-end text:name="_Структура__PDU_протокола определени"/><text:s/><text:span text:style-name="T13">PDU</text:span> протокола определения контракта абонента.<text:bookmark-end text:name="__RefHeading__9211_1268417483"/></text:h>
      <text:p text:style-name="Text_20_body"/>
      <text:h text:style-name="Heading_20_3" text:outline-level="3"><text:bookmark text:name="__RefHeading__9213_1268417483"/><text:s/>Структура<text:span text:style-name="T13"> AbntContractRequest PDU (</text:span>тэг<text:span text:style-name="T13"> 0x06)</text:span><text:bookmark-end text:name="__RefHeading__9213_1268417483"/></text:h>
      <text:p text:style-name="Text_20_body">Данное <text:span text:style-name="T13">PDU</text:span> содержит идентификатор абонента и параметры, влияющие на определения его контракта.</text:p>
      <text:p text:style-name="Text_20_body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Таблица14.1">
          <table:table-cell table:style-name="Таблица14.A1" office:value-type="string">
            <text:p text:style-name="P55">Поле</text:p>
          </table:table-cell>
          <table:table-cell table:style-name="Таблица14.A1" office:value-type="string">
            <text:p text:style-name="P55">Тип</text:p>
          </table:table-cell>
          <table:table-cell table:style-name="Таблица14.A1" office:value-type="string">
            <text:p text:style-name="P55">Длина</text:p>
          </table:table-cell>
          <table:table-cell table:style-name="Таблица14.D1" office:value-type="string">
            <text:p text:style-name="P55">Описание</text:p>
          </table:table-cell>
        </table:table-row>
        <text:soft-page-break/>
        <table:table-row table:style-name="Таблица14.1">
          <table:table-cell table:style-name="Таблица14.A2" office:value-type="string">
            <text:p text:style-name="P55"><text:s/><text:span text:style-name="T13">useCache</text:span></text:p>
          </table:table-cell>
          <table:table-cell table:style-name="Таблица14.A2" office:value-type="string">
            <text:p text:style-name="P62">Bool</text:p>
          </table:table-cell>
          <table:table-cell table:style-name="Таблица14.A2" office:value-type="string">
            <text:p text:style-name="P62">1</text:p>
          </table:table-cell>
          <table:table-cell table:style-name="Таблица14.D2" office:value-type="string">
            <text:p text:style-name="P55">флаг, разрешающий <text:span text:style-name="T13">INMan</text:span>-у <text:s/>взять информацию о контракте из кэша. При <text:span text:style-name="T13">false</text:span> значении, <text:span text:style-name="T13">INMan</text:span> определит контракт в соответствии с подходящей <text:a xlink:type="simple" xlink:href="#_Понятие_‘политики_абонентов’,"><text:span text:style-name="Internet_20_link">‘политикой абонента’</text:span></text:a> (<text:a xlink:type="simple" xlink:href="#_Параметры_секции_AbonentPolicies."><text:span text:style-name="Internet_20_link">см. </text:span></text:a><text:a xlink:type="simple" xlink:href="#_Параметры_секции_AbonentPolicies."><text:span text:style-name="Internet_20_link"><text:span text:style-name="T13">AbonentPolicies</text:span></text:span></text:a>)</text:p>
          </table:table-cell>
        </table:table-row>
        <table:table-row table:style-name="Таблица14.1">
          <table:table-cell table:style-name="Таблица14.A2" office:value-type="string">
            <text:p text:style-name="P55"><text:span text:style-name="T13">s</text:span><text:span text:style-name="T13">ubscriberNumber</text:span></text:p>
          </table:table-cell>
          <table:table-cell table:style-name="Таблица14.A2" office:value-type="string">
            <text:p text:style-name="P62">VarString</text:p>
          </table:table-cell>
          <table:table-cell table:style-name="Таблица14.A2" office:value-type="string">
            <text:p text:style-name="P62">1 – 21</text:p>
          </table:table-cell>
          <table:table-cell table:style-name="Таблица14.D2" office:value-type="string">
            <text:p text:style-name="P55">номер абонента</text:p>
          </table:table-cell>
        </table:table-row>
      </table:table>
      <text:p text:style-name="P27"/>
      <text:p text:style-name="P27"/>
      <text:h text:style-name="Heading_20_3" text:outline-level="3"><text:bookmark text:name="__RefHeading__9215_1268417483"/><text:s/><text:bookmark-start text:name="_Структура_AbntContractResult_PDU"/>Структура<text:bookmark-end text:name="_Структура_AbntContractResult_PDU"/><text:span text:style-name="T13"> AbntContractResult PDU (</text:span>тэг<text:span text:style-name="T13"> 0x07)</text:span><text:bookmark-end text:name="__RefHeading__9215_1268417483"/></text:h>
      <text:p text:style-name="Text_20_body">Данное <text:span text:style-name="T13">PDU</text:span> содержит ответ <text:span text:style-name="T13">INMan</text:span>-<text:span text:style-name="T13">a</text:span> с контрактом абонента, и параметрами обслуживающей <text:span text:style-name="T13">IN</text:span>-платформы, если таковая есть.</text:p>
      <text:p text:style-name="Text_20_body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Таблица15.1">
          <table:table-cell table:style-name="Таблица15.A1" office:value-type="string">
            <text:p text:style-name="P55">Поле</text:p>
          </table:table-cell>
          <table:table-cell table:style-name="Таблица15.A1" office:value-type="string">
            <text:p text:style-name="P55">Тип</text:p>
          </table:table-cell>
          <table:table-cell table:style-name="Таблица15.A1" office:value-type="string">
            <text:p text:style-name="P55">Длина</text:p>
          </table:table-cell>
          <table:table-cell table:style-name="Таблица15.D1" office:value-type="string">
            <text:p text:style-name="P55">Описание</text:p>
          </table:table-cell>
        </table:table-row>
        <table:table-row table:style-name="Таблица15.1">
          <table:table-cell table:style-name="Таблица15.A2" office:value-type="string">
            <text:p text:style-name="P55">nmPolicy</text:p>
          </table:table-cell>
          <table:table-cell table:style-name="Таблица15.A2" office:value-type="string">
            <text:p text:style-name="P62">VarString</text:p>
          </table:table-cell>
          <table:table-cell table:style-name="Таблица15.A2" office:value-type="string">
            <text:p text:style-name="P55">1 .. <text:span text:style-name="T13">N</text:span></text:p>
          </table:table-cell>
          <table:table-cell table:style-name="Таблица15.D2" office:value-type="string">
            <text:p text:style-name="P55">имя ‘политики абонента’, которое было использовано <text:span text:style-name="T13">INMan</text:span>-ом для определения контракта; нулевая длина означает, что был использован кэш.</text:p>
          </table:table-cell>
        </table:table-row>
        <table:table-row table:style-name="Таблица15.1">
          <table:table-cell table:style-name="Таблица15.A2" office:value-type="string">
            <text:p text:style-name="P55"><text:s/><text:span text:style-name="T13">cntrType</text:span></text:p>
          </table:table-cell>
          <table:table-cell table:style-name="Таблица15.A2" office:value-type="string">
            <text:p text:style-name="P55"><text:span text:style-name="T13">UInt</text:span><text:span text:style-name="T13">8</text:span></text:p>
          </table:table-cell>
          <table:table-cell table:style-name="Таблица15.A2" office:value-type="string">
            <text:p text:style-name="P62">1</text:p>
          </table:table-cell>
          <table:table-cell table:style-name="Таблица15.D2" office:value-type="string">
            <text:p text:style-name="P55">тип контракта:</text:p>
            <text:p text:style-name="P48">0<text:span text:style-name="T13">x</text:span>00 – <text:span text:style-name="T13">unknown</text:span> или контракт не удалось определить из-за ошибки (см. код в <text:span text:style-name="T13">serviceKeyOrError</text:span>)</text:p>
            <text:p text:style-name="P48"><text:span text:style-name="T13">0</text:span><text:span text:style-name="T13">x01 – postpaid,</text:span></text:p>
            <text:p text:style-name="P48">0<text:span text:style-name="T13">x</text:span>02 – <text:span text:style-name="T13">prepaid</text:span>(обслуживается <text:span text:style-name="T13">IN</text:span>-платформой)</text:p>
          </table:table-cell>
        </table:table-row>
        <table:table-row table:style-name="Таблица15.1">
          <table:table-cell table:style-name="Таблица15.A2" office:value-type="string">
            <text:p text:style-name="P62">gsmSCFAddress</text:p>
          </table:table-cell>
          <table:table-cell table:style-name="Таблица15.A2" office:value-type="string">
            <text:p text:style-name="P62">VarString</text:p>
          </table:table-cell>
          <table:table-cell table:style-name="Таблица15.A2" office:value-type="string">
            <text:p text:style-name="P62">1 – 21</text:p>
          </table:table-cell>
          <table:table-cell table:style-name="Таблица15.D2" office:value-type="string">
            <text:p text:style-name="P55"><text:span text:style-name="T13">ISDN</text:span> адрес <text:span text:style-name="T13">IN</text:span>-платформы в виде “<text:span text:style-name="T13">Ton</text:span> <text:span text:style-name="T76">.</text:span> <text:span text:style-name="T13">Npi</text:span>. <text:span text:style-name="T13">Address</text:span>”</text:p>
            <text:p text:style-name="P48">для <text:span text:style-name="T13">postpaid</text:span> абонента – нулевое значение(один нулевой байт).</text:p>
          </table:table-cell>
        </table:table-row>
        <table:table-row table:style-name="Таблица15.1">
          <table:table-cell table:style-name="Таблица15.A2" office:value-type="string">
            <text:p text:style-name="P55"><text:span text:style-name="T13">serviceKey</text:span><text:span text:style-name="T13">OrError</text:span></text:p>
          </table:table-cell>
          <table:table-cell table:style-name="Таблица15.A2" office:value-type="string">
            <text:p text:style-name="P55"><text:span text:style-name="T13">Uint</text:span>32</text:p>
          </table:table-cell>
          <table:table-cell table:style-name="Таблица15.A2" office:value-type="string">
            <text:p text:style-name="P55">4</text:p>
          </table:table-cell>
          <table:table-cell table:style-name="Таблица15.D2" office:value-type="string">
            <text:p text:style-name="P55">если <text:s/><text:span text:style-name="T13">gsmSCFAddress</text:span> <text:s/>задан, то идентификатор сервиса <text:span text:style-name="T13">IN</text:span>-платформы для отправки <text:span text:style-name="T13">SMS</text:span>, иначе код ошибки <text:span text:style-name="T13">INMan</text:span>-<text:span text:style-name="T13">a</text:span></text:p>
          </table:table-cell>
        </table:table-row>
        <table:table-row table:style-name="Таблица15.1">
          <table:table-cell table:style-name="Таблица15.A2" office:value-type="string">
            <text:p text:style-name="P62">abImsi</text:p>
          </table:table-cell>
          <table:table-cell table:style-name="Таблица15.A2" office:value-type="string">
            <text:p text:style-name="P62">VarString</text:p>
          </table:table-cell>
          <table:table-cell table:style-name="Таблица15.A2" office:value-type="string">
            <text:p text:style-name="P62">1 -- 17</text:p>
          </table:table-cell>
          <table:table-cell table:style-name="Таблица15.D2" office:value-type="string">
            <text:p text:style-name="P55"><text:span text:style-name="T13">IMSI</text:span> абонента, если определен, иначе один нулевой байт</text:p>
          </table:table-cell>
        </table:table-row>
        <table:table-row table:style-name="Таблица15.1">
          <table:table-cell table:style-name="Таблица15.A2" office:value-type="string">
            <text:p text:style-name="P62">errMsg</text:p>
          </table:table-cell>
          <table:table-cell table:style-name="Таблица15.A2" office:value-type="string">
            <text:p text:style-name="P62">VarString</text:p>
          </table:table-cell>
          <table:table-cell table:style-name="Таблица15.A2" office:value-type="string">
            <text:p text:style-name="P55">1 .. <text:span text:style-name="T13">N</text:span></text:p>
          </table:table-cell>
          <table:table-cell table:style-name="Таблица15.D2" office:value-type="string">
            <text:p text:style-name="P55">описание ошибки или один нулевой байт</text:p>
          </table:table-cell>
        </table:table-row>
      </table:table>
      <text:p text:style-name="Text_20_body"/>
      <text:p text:style-name="Text_20_body"/>
      <text:h text:style-name="Heading_20_1" text:outline-level="1"><text:bookmark text:name="__RefHeading__9217_1268417483"/><text:s/><text:bookmark-start text:name="_Структура_CSV_файла_для генерации C"/><text:bookmark-start text:name="_Структура_CSV_файла"/>Структура <text:bookmark-end text:name="_Структура_CSV_файла_для генерации C"/><text:bookmark-end text:name="_Структура_CSV_файла"/><text:span text:style-name="T13">CSV</text:span> файла для генерации <text:span text:style-name="T13">CDR</text:span> записей.<text:bookmark-end text:name="__RefHeading__9217_1268417483"/></text:h>
      <text:p text:style-name="Text_20_body"/>
      <text:p text:style-name="Text_20_body"><text:span text:style-name="T13">CSV</text:span> (от англ. <text:span text:style-name="T13">comma</text:span> <text:span text:style-name="T13">separated</text:span> <text:span text:style-name="T13">values</text:span>) представляет из себя обыкновенный текстовый файл, в котором существует два типа строк:</text:p>
      <text:list xml:id="list1386139190" text:style-name="WW8Num21">
        <text:list-item>
          <text:p text:style-name="P233">строка заголовка – это первая строчка файла, содержит перечисление через запятую имен полей данных, такая строчка в файле может быть только одна</text:p>
        </text:list-item>
        <text:list-item>
          <text:p text:style-name="P233">строка данных <text:s text:c="2"/>- содержит перечисление через запятую значений в текстовом виде полей данных, таких строчек может быть произвольное количество (даже 0)</text:p>
        </text:list-item>
      </text:list>
      <text:p text:style-name="Text_20_body"/>
      <text:h text:style-name="Heading_20_2" text:outline-level="2" text:restart-numbering="true" text:start-value="1"><text:bookmark text:name="__RefHeading__9219_1268417483"/><text:s/>Типы и формат данных полей <text:span text:style-name="T13">CSV</text:span> файла.<text:bookmark-end text:name="__RefHeading__9219_1268417483"/></text:h>
      <text:p text:style-name="Text_20_body">Для полей <text:span text:style-name="T13">CSV</text:span> файла используются следующие типы данных</text:p>
      <text:list xml:id="list1168679185" text:style-name="WW8Num19">
        <text:list-item>
          <text:p text:style-name="P198"><text:span text:style-name="T13">U</text:span><text:span text:style-name="T13">Int</text:span>[8|32|64|] – беззнаковые целые с различным максимальными значениями (8, 32, 64 <text:span text:style-name="T13">bits</text:span>), записываются <text:s/>как строка содержащая только десятичные символы (‘0’ – ‘9’)</text:p>
        </text:list-item>
        <text:list-item>
          <text:p text:style-name="P198"><text:span text:style-name="T13">DateString</text:span> <text:s text:c="7"/>- <text:s/>дата и время, записывается как строчка в виде <text:s/><text:span text:style-name="T13">DD</text:span><text:span text:style-name="T76">.</text:span><text:span text:style-name="T13">MM</text:span><text:span text:style-name="T76">.</text:span><text:span text:style-name="T13">YYYY</text:span> <text:span text:style-name="T13">HH</text:span><text:span text:style-name="T76">:</text:span><text:span text:style-name="T13">MM</text:span><text:span text:style-name="T76">:</text:span><text:span text:style-name="T13">SS</text:span> например 17.05.2007 09:53:28</text:p>
        </text:list-item>
        <text:list-item>
          <text:p text:style-name="P198"><text:soft-page-break/><text:span text:style-name="T13">NumString</text:span><text:tab/> <text:s text:c="3"/>- <text:s/>просто строка десятичных символов(‘0’ – ‘9’) в кавычках, например "250013901464251"</text:p>
        </text:list-item>
        <text:list-item>
          <text:p text:style-name="P198"><text:span text:style-name="T13">AddrString</text:span> <text:s text:c="6"/>- <text:span text:style-name="T13">ISDN</text:span> <text:s/>адрес, записывается как строчка в кавычках в <text:s/>виде: “<text:span text:style-name="T76">.</text:span><text:span text:style-name="T13">Ton</text:span><text:span text:style-name="T76">.</text:span><text:span text:style-name="T13">Npi</text:span><text:span text:style-name="T76">.</text:span><text:span text:style-name="T13">Signals</text:span>”, например: ".1.1.79139343290" </text:p>
        </text:list-item>
        <text:list-item>
          <text:p text:style-name="P198"><text:span text:style-name="T13">CString</text:span><text:tab/><text:tab/> <text:s text:c="3"/>- просто строчка в кавычках, содержащая <text:span text:style-name="T13">ASCII</text:span> символы, например<text:line-break/> "<text:span text:style-name="T124">mts</text:span>.sms &gt; plmn.kem"</text:p>
        </text:list-item>
      </text:list>
      <text:p text:style-name="P48"/>
      <text:h text:style-name="Heading_20_2" text:outline-level="2"><text:bookmark text:name="__RefHeading__9221_1268417483"/><text:s/><text:span text:style-name="T124">Строка </text:span>данных <text:span text:style-name="T13">CSV</text:span> файла <text:span text:style-name="T146">(TDR)</text:span>.<text:bookmark-end text:name="__RefHeading__9221_1268417483"/></text:h>
      <text:p text:style-name="P37"><text:span text:style-name="T124">Одна строка данных </text:span><text:span text:style-name="T13">CSV</text:span> файл<text:span text:style-name="T124">а</text:span> <text:span text:style-name="T124">представляет собой </text:span><text:span text:style-name="T125">одну TDR (Transaction Data Record) запись INMan-a. </text:span><text:span text:style-name="T126">В ней </text:span>определены следующие поля данных:</text:p>
      <text:p text:style-name="Text_20_body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Таблица16.1">
          <table:table-cell table:style-name="Таблица16.A1" office:value-type="string">
            <text:p text:style-name="P55">Поле</text:p>
          </table:table-cell>
          <table:table-cell table:style-name="Таблица16.A1" office:value-type="string">
            <text:p text:style-name="P55">Соотв.Тип</text:p>
          </table:table-cell>
          <table:table-cell table:style-name="Таблица16.C1" office:value-type="string">
            <text:p text:style-name="P55">Описание</text:p>
          </table:table-cell>
        </table:table-row>
        <table:table-row table:style-name="Таблица16.1">
          <table:table-cell table:style-name="Таблица16.A2" office:value-type="string">
            <text:p text:style-name="P55">MSG_ID</text:p>
          </table:table-cell>
          <table:table-cell table:style-name="Таблица16.A2" office:value-type="string">
            <text:p text:style-name="P55"><text:span text:style-name="T13">UInt</text:span>64</text:p>
          </table:table-cell>
          <table:table-cell table:style-name="Таблица16.C2" office:value-type="string">
            <text:p text:style-name="P55">системный идентификатор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62">RECORD_TYPE</text:p>
          </table:table-cell>
          <table:table-cell table:style-name="Таблица16.A2" office:value-type="string">
            <text:p text:style-name="P62">UInt8</text:p>
          </table:table-cell>
          <table:table-cell table:style-name="Таблица16.C2" office:value-type="string">
            <text:p text:style-name="P55">тип <text:span text:style-name="T13">CDR</text:span> записи: 0 (<text:span text:style-name="T13">ordinary</text:span>)– обыкновенная доставка, 1 (<text:span text:style-name="T13">diverted</text:span>)- сообщение доставлено с переадресацией (см <text:span text:style-name="T13">DIVERTED</text:span>_<text:span text:style-name="T13">FOR</text:span>)</text:p>
          </table:table-cell>
        </table:table-row>
        <table:table-row table:style-name="Таблица16.1">
          <table:table-cell table:style-name="Таблица16.A2" office:value-type="string">
            <text:p text:style-name="P62">MEDIA_TYPE</text:p>
          </table:table-cell>
          <table:table-cell table:style-name="Таблица16.A2" office:value-type="string">
            <text:p text:style-name="P62">UInt8</text:p>
          </table:table-cell>
          <table:table-cell table:style-name="Таблица16.C2" office:value-type="string">
            <text:p text:style-name="P55">тип содержимого сообщения: 0 – текст, 1 – бинарные данные</text:p>
          </table:table-cell>
        </table:table-row>
        <table:table-row table:style-name="Таблица16.1">
          <table:table-cell table:style-name="Таблица16.A2" office:value-type="string">
            <text:p text:style-name="P62">BEARER_TYPE</text:p>
          </table:table-cell>
          <table:table-cell table:style-name="Таблица16.A2" office:value-type="string">
            <text:p text:style-name="P62">Uint8</text:p>
          </table:table-cell>
          <table:table-cell table:style-name="Таблица16.C2" office:value-type="string">
            <text:p text:style-name="P55">тип носителя сообщения: 0 – <text:span text:style-name="T13">SMS</text:span>, 1 - <text:span text:style-name="T13">USSD</text:span></text:p>
          </table:table-cell>
        </table:table-row>
        <table:table-row table:style-name="Таблица16.1">
          <table:table-cell table:style-name="Таблица16.A2" office:value-type="string">
            <text:p text:style-name="P62">SUBMIT</text:p>
          </table:table-cell>
          <table:table-cell table:style-name="Таблица16.A2" office:value-type="string">
            <text:p text:style-name="P62">DateString</text:p>
          </table:table-cell>
          <table:table-cell table:style-name="Таблица16.C2" office:value-type="string">
            <text:p text:style-name="P55">время посылки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62">FINALIZED</text:p>
          </table:table-cell>
          <table:table-cell table:style-name="Таблица16.A2" office:value-type="string">
            <text:p text:style-name="P62">DateString</text:p>
          </table:table-cell>
          <table:table-cell table:style-name="Таблица16.C2" office:value-type="string">
            <text:p text:style-name="P55">время доставки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62">STATUS</text:p>
          </table:table-cell>
          <table:table-cell table:style-name="Таблица16.A2" office:value-type="string">
            <text:p text:style-name="P55"><text:span text:style-name="T13">UInt</text:span>32</text:p>
          </table:table-cell>
          <table:table-cell table:style-name="Таблица16.C2" office:value-type="string">
            <text:p text:style-name="P55">статус доставки: 0 – успешно, иначе - код ошибки</text:p>
          </table:table-cell>
        </table:table-row>
        <table:table-row table:style-name="Таблица16.1">
          <table:table-cell table:style-name="Таблица16.A2" office:value-type="string">
            <text:p text:style-name="P62">SRC_ADDR</text:p>
          </table:table-cell>
          <table:table-cell table:style-name="Таблица16.A2" office:value-type="string">
            <text:p text:style-name="P62">AddrString</text:p>
          </table:table-cell>
          <table:table-cell table:style-name="Таблица16.C2" office:value-type="string">
            <text:p text:style-name="P55">адрес 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62">SRC_IMSI</text:p>
          </table:table-cell>
          <table:table-cell table:style-name="Таблица16.A2" office:value-type="string">
            <text:p text:style-name="P62">NumString</text:p>
          </table:table-cell>
          <table:table-cell table:style-name="Таблица16.C2" office:value-type="string">
            <text:p text:style-name="P55"><text:span text:style-name="T13">IMSI </text:span>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62">SRC_MSC</text:p>
          </table:table-cell>
          <table:table-cell table:style-name="Таблица16.A2" office:value-type="string">
            <text:p text:style-name="P62">AddrString</text:p>
          </table:table-cell>
          <table:table-cell table:style-name="Таблица16.C2" office:value-type="string">
            <text:p text:style-name="P55">номер коммутатора, в зоне действия которого находился отправитель</text:p>
          </table:table-cell>
        </table:table-row>
        <table:table-row table:style-name="Таблица16.1">
          <table:table-cell table:style-name="Таблица16.A2" office:value-type="string">
            <text:p text:style-name="P62">SRC_SME_ID</text:p>
          </table:table-cell>
          <table:table-cell table:style-name="Таблица16.A2" office:value-type="string">
            <text:p text:style-name="P62">CString</text:p>
          </table:table-cell>
          <table:table-cell table:style-name="Таблица16.C2" office:value-type="string">
            <text:p text:style-name="P55">идентификатор службы, через которую сообщение принято</text:p>
          </table:table-cell>
        </table:table-row>
        <table:table-row table:style-name="Таблица16.1">
          <table:table-cell table:style-name="Таблица16.A2" office:value-type="string">
            <text:p text:style-name="P62">DST_ADDR</text:p>
          </table:table-cell>
          <table:table-cell table:style-name="Таблица16.A2" office:value-type="string">
            <text:p text:style-name="P62">AddrString</text:p>
          </table:table-cell>
          <table:table-cell table:style-name="Таблица16.C2" office:value-type="string">
            <text:p text:style-name="P55">адрес получателя</text:p>
          </table:table-cell>
        </table:table-row>
        <table:table-row table:style-name="Таблица16.1">
          <table:table-cell table:style-name="Таблица16.A2" office:value-type="string">
            <text:p text:style-name="P62">DST_IMSI</text:p>
          </table:table-cell>
          <table:table-cell table:style-name="Таблица16.A2" office:value-type="string">
            <text:p text:style-name="P62">NumString</text:p>
          </table:table-cell>
          <table:table-cell table:style-name="Таблица16.C2" office:value-type="string">
            <text:p text:style-name="P55"><text:span text:style-name="T13">IMSI </text:span>получателя</text:p>
          </table:table-cell>
        </table:table-row>
        <table:table-row table:style-name="Таблица16.1">
          <table:table-cell table:style-name="Таблица16.A2" office:value-type="string">
            <text:p text:style-name="P62">DST_MSC</text:p>
          </table:table-cell>
          <table:table-cell table:style-name="Таблица16.A2" office:value-type="string">
            <text:p text:style-name="P62">AddrString</text:p>
          </table:table-cell>
          <table:table-cell table:style-name="Таблица16.C2" office:value-type="string">
            <text:p text:style-name="P55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62">DST_SME_ID</text:p>
          </table:table-cell>
          <table:table-cell table:style-name="Таблица16.A2" office:value-type="string">
            <text:p text:style-name="P62">CString</text:p>
          </table:table-cell>
          <table:table-cell table:style-name="Таблица16.C2" office:value-type="string">
            <text:p text:style-name="P55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62">DIVERTED_FOR</text:p>
          </table:table-cell>
          <table:table-cell table:style-name="Таблица16.A2" office:value-type="string">
            <text:p text:style-name="P62">AddrString</text:p>
          </table:table-cell>
          <table:table-cell table:style-name="Таблица16.C2" office:value-type="string">
            <text:p text:style-name="P55">реальный адрес получателя если сообщение доставлено с переадресацией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62">ROUTE_ID</text:p>
          </table:table-cell>
          <table:table-cell table:style-name="Таблица16.A2" office:value-type="string">
            <text:p text:style-name="P62">CString</text:p>
          </table:table-cell>
          <table:table-cell table:style-name="Таблица16.C2" office:value-type="string">
            <text:p text:style-name="P55">идентификатор маршрута</text:p>
          </table:table-cell>
        </table:table-row>
        <table:table-row table:style-name="Таблица16.1">
          <table:table-cell table:style-name="Таблица16.A2" office:value-type="string">
            <text:p text:style-name="P62">SERVICE_ID</text:p>
          </table:table-cell>
          <table:table-cell table:style-name="Таблица16.A2" office:value-type="string">
            <text:p text:style-name="P62">UInt32</text:p>
          </table:table-cell>
          <table:table-cell table:style-name="Таблица16.C2" office:value-type="string">
            <text:p text:style-name="P55">идентификатор услуги (из маршрута), в случае <text:span text:style-name="T13">SMS</text:span> <text:span text:style-name="T13">Extra</text:span> - сервис код пакета услуг <text:span text:style-name="T13">SMS</text:span> <text:span text:style-name="T13">Extra</text:span></text:p>
          </table:table-cell>
        </table:table-row>
        <table:table-row table:style-name="Таблица16.1">
          <table:table-cell table:style-name="Таблица16.A2" office:value-type="string">
            <text:p text:style-name="P62">SERVICE_TYPE</text:p>
          </table:table-cell>
          <table:table-cell table:style-name="Таблица16.A2" office:value-type="string">
            <text:p text:style-name="P62">CString</text:p>
          </table:table-cell>
          <table:table-cell table:style-name="Таблица16.C2" office:value-type="string">
            <text:p text:style-name="P55">тип SMS сервиса, ассоциированного с сообщением (SMPP) </text:p>
          </table:table-cell>
        </table:table-row>
        <table:table-row table:style-name="Таблица16.1">
          <table:table-cell table:style-name="Таблица16.A21" office:value-type="string">
            <text:p text:style-name="P62">USER_MSG_REF</text:p>
          </table:table-cell>
          <table:table-cell table:style-name="Таблица16.A21" office:value-type="string">
            <text:p text:style-name="P62">UInt32</text:p>
          </table:table-cell>
          <table:table-cell table:style-name="Таблица16.C21" office:value-type="string">
            <text:p text:style-name="P55">пользовательский идентификатор сообщения <text:span text:style-name="T13">(SMPP)</text:span></text:p>
          </table:table-cell>
        </table:table-row>
        <table:table-row table:style-name="Таблица16.1">
          <table:table-cell table:style-name="Таблица16.A2" office:value-type="string">
            <text:p text:style-name="P62">DATA_LENGTH</text:p>
          </table:table-cell>
          <table:table-cell table:style-name="Таблица16.A2" office:value-type="string">
            <text:p text:style-name="P62">UInt32</text:p>
          </table:table-cell>
          <table:table-cell table:style-name="Таблица16.C2" office:value-type="string">
            <text:p text:style-name="P55">общая длина сообщения в байтах для бинарного, в символах для текстового</text:p>
          </table:table-cell>
        </table:table-row>
        <table:table-row table:style-name="Таблица16.1">
          <table:table-cell table:style-name="Таблица16.A2" office:value-type="string">
            <text:p text:style-name="P62">PARTS_NUM</text:p>
          </table:table-cell>
          <table:table-cell table:style-name="Таблица16.A2" office:value-type="string">
            <text:p text:style-name="P62">UInt8</text:p>
          </table:table-cell>
          <table:table-cell table:style-name="Таблица16.C2" office:value-type="string">
            <text:p text:style-name="P55">число частей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62">SMSX_SRV</text:p>
          </table:table-cell>
          <table:table-cell table:style-name="Таблица16.A2" office:value-type="string">
            <text:p text:style-name="P62">UInt32</text:p>
          </table:table-cell>
          <table:table-cell table:style-name="Таблица16.C2" office:value-type="string">
            <text:p text:style-name="P55">маска пакета услуг <text:span text:style-name="T13">SMS</text:span> <text:span text:style-name="T13">Extra</text:span></text:p>
          </table:table-cell>
        </table:table-row>
        <table:table-row table:style-name="Таблица16.1">
          <table:table-cell table:style-name="Таблица16.A21" office:value-type="string">
            <text:p text:style-name="P62">MT</text:p>
          </table:table-cell>
          <table:table-cell table:style-name="Таблица16.A21" office:value-type="string">
            <text:p text:style-name="P62">UInt8</text:p>
          </table:table-cell>
          <table:table-cell table:style-name="Таблица16.C21" office:value-type="string">
            <text:p text:style-name="P55">1 – тарификация получателя, 0 – тарификация отправителя</text:p>
          </table:table-cell>
        </table:table-row>
        <text:soft-page-break/>
        <table:table-row table:style-name="Таблица16.1">
          <table:table-cell table:style-name="Таблица16.A2" office:value-type="string">
            <text:p text:style-name="P62">CONTRACT</text:p>
          </table:table-cell>
          <table:table-cell table:style-name="Таблица16.A2" office:value-type="string">
            <text:p text:style-name="P62">UInt8</text:p>
          </table:table-cell>
          <table:table-cell table:style-name="Таблица16.C2" office:value-type="string">
            <text:p text:style-name="P55">тип контракта абонента:</text:p>
            <text:p text:style-name="P48">0<text:span text:style-name="T13">x</text:span>00 – <text:span text:style-name="T13">unknown</text:span> или контракт не удалось определить из-за ошибки </text:p>
            <text:p text:style-name="P48"><text:span text:style-name="T13">0</text:span><text:span text:style-name="T13">x01 – postpaid,</text:span></text:p>
            <text:p text:style-name="P48">0<text:span text:style-name="T13">x</text:span>02 – <text:span text:style-name="T13">prepaid</text:span>(обслуживается <text:span text:style-name="T13">IN</text:span>-платформой)</text:p>
          </table:table-cell>
        </table:table-row>
        <table:table-row table:style-name="Таблица16.1">
          <table:table-cell table:style-name="Таблица16.A2" office:value-type="string">
            <text:p text:style-name="P62">CHARGE</text:p>
          </table:table-cell>
          <table:table-cell table:style-name="Таблица16.A2" office:value-type="string">
            <text:p text:style-name="P62">UInt8</text:p>
          </table:table-cell>
          <table:table-cell table:style-name="Таблица16.C2" office:value-type="string">
            <text:p text:style-name="P55">тип <text:span text:style-name="T60">политики тарификации </text:span><text:s/>(см. <text:a xlink:type="simple" xlink:href="#_Логика_тарификации"><text:span text:style-name="Internet_20_link">Логика и режимы тарификации.</text:span></text:a>):</text:p>
            <text:p text:style-name="P48">0 - <text:span text:style-name="T13">ON</text:span>_<text:span text:style-name="T13">SUBMIT</text:span> ,</text:p>
            <text:p text:style-name="P48">1 - <text:s/><text:span text:style-name="T13">ON</text:span>_<text:span text:style-name="T13">DELIVERY</text:span>,</text:p>
            <text:p text:style-name="P48">2 - <text:span text:style-name="T13">ON</text:span>_<text:span text:style-name="T13">DATA</text:span>_<text:span text:style-name="T13">COLLECTED</text:span></text:p>
            <text:p text:style-name="P48">3 - ON_SUBMIT_COLLECTED </text:p>
          </table:table-cell>
        </table:table-row>
        <table:table-row table:style-name="Таблица16.1">
          <table:table-cell table:style-name="Таблица16.A2" office:value-type="string">
            <text:p text:style-name="P55"><text:span text:style-name="T13">IN</text:span>_<text:span text:style-name="T13">BILL</text:span></text:p>
          </table:table-cell>
          <table:table-cell table:style-name="Таблица16.A2" office:value-type="string">
            <text:p text:style-name="P55"><text:span text:style-name="T13">UInt</text:span>8</text:p>
          </table:table-cell>
          <table:table-cell table:style-name="Таблица16.C2" office:value-type="string">
            <text:p text:style-name="P55">флаг проведения тарификации через <text:span text:style-name="T13">IN</text:span> платформу:</text:p>
            <text:p text:style-name="P48">0 – нет,</text:p>
            <text:p text:style-name="P48">1 – да</text:p>
          </table:table-cell>
        </table:table-row>
      </table:table>
      <text:p text:style-name="P48"/>
      <text:p text:style-name="P48"/>
      <text:h text:style-name="Heading_20_1" text:outline-level="1"><text:bookmark text:name="__RefHeading__9223_1268417483"/><text:s/><text:bookmark-start text:name="_Описание_параметров_конфигурации_IN"/>Описание файла конфигурации <text:bookmark-end text:name="_Описание_параметров_конфигурации_IN"/><text:span text:style-name="T13">INMan</text:span>-а.<text:bookmark-end text:name="__RefHeading__9223_1268417483"/></text:h>
      <text:p text:style-name="Text_20_body"/>
      <text:h text:style-name="P163" text:outline-level="2"><text:bookmark text:name="__RefHeading__9225_12684174831"/><text:s/><text:span text:style-name="T139">Структура файла конфигурации</text:span><text:bookmark-start text:name="_Конфигурируемые_сервисы.1"/>.<text:bookmark-end text:name="__RefHeading__9225_12684174831"/><text:bookmark-end text:name="_Конфигурируемые_сервисы.1"/></text:h>
      <text:p text:style-name="P44">При старте <text:span text:style-name="T13">INMan</text:span> считывает параметры инициализации из <text:span text:style-name="T139">одного или более </text:span>файл<text:span text:style-name="T139">ов</text:span> конфигурации. <text:span text:style-name="T139">Каждый</text:span> файл является <text:span text:style-name="T13">xml</text:span> документом <text:span text:style-name="T139">определённого формата</text:span>, структура которого позволяет создавать иерархическое пространство имен для параметров и <text:span text:style-name="T139">задавать их </text:span>тип<text:span text:style-name="T139">ы и значения</text:span>. <text:s/><text:span text:style-name="T139">Формат <text:s/>файлов конфигурации следующий:</text:span></text:p>
      <text:p text:style-name="P142"><text:span text:style-name="T76">Начало</text:span><text:span text:style-name="T14"> </text:span><text:span text:style-name="T76">файла</text:span></text:p>
      <text:p text:style-name="P144">&lt;?xml version="1.0" encoding="ISO-8859-1"?&gt;</text:p>
      <text:p text:style-name="P144">&lt;!DOCTYPE config SYSTEM "file://configuration.dtd"&gt;</text:p>
      <text:p text:style-name="P144">&lt;config&gt;</text:p>
      <text:p text:style-name="P146"/>
      <text:p text:style-name="P142"><text:span text:style-name="T13"><text:s text:c="2"/>&lt;!</text:span><text:span text:style-name="T41">-- параметры конфигурации --</text:span><text:span text:style-name="T13">&gt;</text:span></text:p>
      <text:p text:style-name="P144"/>
      <text:p text:style-name="P142">&lt;/config&gt;</text:p>
      <text:p text:style-name="P140">Конец файла</text:p>
      <text:p text:style-name="P39"/>
      <text:p text:style-name="P205">Внутри документа допустимы только два вида тэгов:</text:p>
      <text:list xml:id="list1195312046" text:style-name="L3">
        <text:list-item>
          <text:p text:style-name="P177">section — задаёт иерархию параметров конфигурации;</text:p>
        </text:list-item>
        <text:list-item>
          <text:p text:style-name="P177">param — задаёт тип и значение параметра конфигурации; распознаются следующие типы параметров:</text:p>
        </text:list-item>
      </text:list>
      <text:list xml:id="list1405802833" text:style-name="L4">
        <text:list-item>
          <text:p text:style-name="P178">int — знаковое целое число</text:p>
        </text:list-item>
        <text:list-item>
          <text:p text:style-name="P179"><text:span text:style-name="T139">bool — </text:span><text:span text:style-name="T140">булевский флаг с допустимыми значениями: <text:s/>true/false, yes/no, on/off</text:span></text:p>
        </text:list-item>
        <text:list-item>
          <text:p text:style-name="P179"><text:span text:style-name="T139">string — строка произвольных символов </text:span><text:span text:style-name="T140">любой длины</text:span></text:p>
        </text:list-item>
      </text:list>
      <text:p text:style-name="P87"/>
      <text:p text:style-name="P39">Ниже приведен пример конфигурационного файла с одним корневым параметром <text:span text:style-name="T23">version</text:span> и параметром <text:span text:style-name="T60">maxBillings</text:span> внутри секции <text:span text:style-name="T23">Billing</text:span>.</text:p>
      <text:p text:style-name="P143"><text:soft-page-break/><text:span text:style-name="T76">Начало</text:span><text:span text:style-name="T14"> </text:span><text:span text:style-name="T76">файла</text:span></text:p>
      <text:p text:style-name="P145">&lt;?xml version="1.0" encoding="ISO-8859-1"?&gt;</text:p>
      <text:p text:style-name="P145">&lt;!DOCTYPE config SYSTEM "file://configuration.dtd"&gt;</text:p>
      <text:p text:style-name="P145">&lt;config&gt;</text:p>
      <text:p text:style-name="P145"><text:s text:c="2"/>&lt;param name="version" type="string"&gt;0.7.0&lt;/param&gt;</text:p>
      <text:p text:style-name="P145"><text:s text:c="2"/>&lt;section name="Billing"&gt;</text:p>
      <text:p text:style-name="P145"><text:s text:c="4"/>&lt;param name="maxBillings" type="int"&gt;500&lt;/param&gt;</text:p>
      <text:p text:style-name="P143"><text:span text:style-name="T13"><text:s text:c="2"/></text:span>&lt;/section&gt; <text:s/></text:p>
      <text:p text:style-name="P143">&lt;/config&gt;</text:p>
      <text:p text:style-name="P141">Конец файла</text:p>
      <text:p text:style-name="P40"/>
      <text:p text:style-name="P40"><text:span text:style-name="T141">Как было указано выше, <text:s/>конфигурация INMan-a может быть представлена несколькими файлами. В этом случае логически выделяется один головной файл, который должен содержать секцию </text:span><text:a xlink:type="simple" xlink:href="#5.4. Структура секции Files.|outline"><text:span text:style-name="T66">'Files'</text:span></text:a><text:span text:style-name="T6">, задающий распределение секций по файлам. Именно этот файл должен подаваться аргументо</text:span><text:span text:style-name="T7">м</text:span><text:span text:style-name="T6"> командной строки при запуске <text:s/>INMan-a.</text:span></text:p>
      <text:p text:style-name="P39"/>
      <text:h text:style-name="Heading_20_2" text:outline-level="2"><text:bookmark text:name="__RefHeading__9225_1268417483"/><text:s/><text:bookmark-start text:name="_Конфигурируемые_сервисы."/>Конфигурируемые сервисы.<text:bookmark-end text:name="__RefHeading__9225_1268417483"/><text:bookmark-end text:name="_Конфигурируемые_сервисы."/></text:h>
      <text:p text:style-name="Text_20_body">Эксплуатация модуля тарификации выявила, что его функциональность востребована в различных вариантах на инсталляциях с различными как ПО так и оборудованием. Основные варианты использования <text:span text:style-name="T13">INMan-a</text:span> следующие:</text:p>
      <text:list xml:id="list529117490" text:style-name="WW8Num42">
        <text:list-item>
          <text:p text:style-name="P206">сервис тарификации (только тарификация <text:span text:style-name="T159">ExtraSMS/</text:span><text:span text:style-name="T13">SMS</text:span>/<text:span text:style-name="T13">USSD</text:span> сообщений, работа с сигнальной сетью)</text:p>
        </text:list-item>
        <text:list-item>
          <text:p text:style-name="P206">сервис определителя абонентов (только определение данных контракта абонента, работа с сигнальной сетью)</text:p>
        </text:list-item>
        <text:list-item>
          <text:p text:style-name="P206"><text:span text:style-name="T13">backup</text:span> архиватор <text:span text:style-name="T13">CDR</text:span>-ов (работа без сигнальной сети, создание <text:span text:style-name="T13">CDR</text:span> записей по оказанным услугам <text:s/>в случае сбоев сигнальной сети или для последующего использования в системах статистики) </text:p>
        </text:list-item>
      </text:list>
      <text:p text:style-name="Text_20_body">Для обеспечения возможности гибкой настройки <text:span text:style-name="T13">INMan</text:span>-<text:span text:style-name="T13">a</text:span> под <text:span text:style-name="T143">конкретные</text:span> нужды, начиная с версии 0.7.0 <text:span text:style-name="T13">INMan</text:span> был перестроен по технологии ‘конфигурируемых динамически подгружаемых сервисов’, далее упоминающиеся как просто ‘конфигурируемые сервисы’ . Эта технология позволяет при старте <text:span text:style-name="T13">INMan</text:span>-<text:span text:style-name="T13">a</text:span>, в соответствии с настройками файла конфигурации, определить востребованные сервисы и загрузить и проинициализировать для дальнейшей работы только их. </text:p>
      <text:p text:style-name="Text_20_body">Каждый сервис идентифицируется уникальным идентификатором (<text:span text:style-name="T13">UId</text:span>) и может быть либо встроен в <text:span text:style-name="T13">INMan</text:span>, либо динамически загружен при его старте. </text:p>
      <text:p text:style-name="Text_20_body">Функционально все сервисы подразделяются на <text:span text:style-name="T159">три</text:span> группы :</text:p>
      <text:list xml:id="list420743001" text:style-name="WW8Num11">
        <text:list-item>
          <text:p text:style-name="P207">сервисы <text:span text:style-name="T159">ядра INMan-a</text:span> (<text:span text:style-name="T50">core</text:span>) – <text:span text:style-name="T159">обеспечивают базовую функциональность для управления сервисами из других групп</text:span><text:span text:style-name="T50">, не могут быть динамически загружены.</text:span></text:p>
        </text:list-item>
        <text:list-item>
          <text:p text:style-name="P208">сервисы верхнего уровня (topLevel) – непосредственно обслуживают клиентов INMan-a</text:p>
        </text:list-item>
        <text:list-item>
          <text:p text:style-name="P207">разделяемые сервисы (<text:span text:style-name="T13">shared</text:span>)– обслуживают другие сервисы.</text:p>
        </text:list-item>
      </text:list>
      <text:p text:style-name="Text_20_body">Сервисы <text:span text:style-name="T159">всех</text:span> групп могут быть конфигурируемыми. Таким <text:s/>сервисам назначена по умолчанию секция в файле конфигурации, которая может быть переназначена в специальной секции этого файла.</text:p>
      <text:p text:style-name="Text_20_body">Для выбора нужных сервисов верхнего уровня <text:s/>а также для переназначения секций конфигурации для конфигурируемых сервисов служит головная секция файла конфигурации с зарезервированным именем ‘<text:a xlink:type="simple" xlink:href="#_Структура_секции_Services."><text:span text:style-name="Internet_20_link"><text:span text:style-name="T13">Services</text:span></text:span></text:a><text:a xlink:type="simple" xlink:href="#_Структура_секции_Services."><text:span text:style-name="Internet_20_link">’</text:span></text:a>. </text:p>
      <text:p text:style-name="Text_20_body">В данной версии, для настройки <text:s/>посредством <text:s/>файла конфигурации доступны следующие сервисы:</text:p>
      <text:p text:style-name="Standard">Таблица <text:sequence text:ref-name="refTable0" text:name="Table" text:formula="ooow:Table+1" style:num-format="1">1</text:sequence>: Конфигурируемые сервисы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row table:style-name="Таблица17.1">
          <table:table-cell table:style-name="Таблица17.A1" office:value-type="string">
            <text:p text:style-name="P15"><text:span text:style-name="T13">UId</text:span><text:line-break/>(тип сервиса)</text:p>
          </table:table-cell>
          <table:table-cell table:style-name="Таблица17.A1" office:value-type="string">
            <text:p text:style-name="P15">Имя секции <text:line-break/>по умолчанию<text:line-break/> (+ допол.-е)</text:p>
          </table:table-cell>
          <table:table-cell table:style-name="Таблица17.A1" office:value-type="string">
            <text:p text:style-name="P15">Тип загрузки<text:line-break/>(имя динамической <text:line-break/>библиотеки)</text:p>
          </table:table-cell>
          <table:table-cell table:style-name="Таблица17.D1" office:value-type="string">
            <text:p text:style-name="P15">Описание</text:p>
          </table:table-cell>
        </table:table-row>
        <table:table-row table:style-name="Таблица17.1">
          <table:table-cell table:style-name="Таблица17.A2" office:value-type="string">
            <text:p text:style-name="P135"><text:span text:style-name="T142">IcsSvcHost<text:line-break/></text:span><text:span text:style-name="T9">(core)</text:span></text:p>
          </table:table-cell>
          <table:table-cell table:style-name="Таблица17.A2" office:value-type="string">
            <text:p text:style-name="P114"><text:a xlink:type="simple" xlink:href="#5.4. Структура секции Files.|outline"><text:span text:style-name="T58">Files</text:span></text:a><text:span text:style-name="T142"> <text:s/>, </text:span><text:a xlink:type="simple" xlink:href="#5.5. Структура секции Services.|outline"><text:span text:style-name="T58">Services</text:span></text:a></text:p>
          </table:table-cell>
          <table:table-cell table:style-name="Таблица17.A2" office:value-type="string">
            <text:p text:style-name="P64">Prelinked</text:p>
          </table:table-cell>
          <table:table-cell table:style-name="Таблица17.D2" office:value-type="string">
            <text:p text:style-name="P199">Ядро INMan-a, управляет и координирует все сервисы.</text:p>
          </table:table-cell>
        </table:table-row>
        <table:table-row table:style-name="Таблица17.1">
          <table:table-cell table:style-name="Таблица17.A3" office:value-type="string">
            <text:p text:style-name="P111"><text:span text:style-name="T60">icsTCPServer<text:line-break/></text:span><text:soft-page-break/>(<text:span text:style-name="T13">shared</text:span>)</text:p>
          </table:table-cell>
          <table:table-cell table:style-name="Таблица17.A3" office:value-type="string">
            <text:p text:style-name="P111"><text:a xlink:type="simple" xlink:href="#_Параметры_секции_Host_(сервис icsTC"><text:span text:style-name="Internet_20_link"><text:span text:style-name="T21">Host</text:span></text:span></text:a></text:p>
          </table:table-cell>
          <table:table-cell table:style-name="Таблица17.A3" office:value-type="string">
            <text:p text:style-name="P62">Prelinked</text:p>
          </table:table-cell>
          <table:table-cell table:style-name="Таблица17.D3" office:value-type="string">
            <text:p text:style-name="P55">Обслуживает <text:span text:style-name="T13">TCP</text:span> соединения клиентов <text:soft-page-break/><text:span text:style-name="T13">INMan</text:span>-<text:span text:style-name="T13">a</text:span>, в соответствии с правилами, описанными в <text:s/>главе “<text:a xlink:type="simple" xlink:href="#_Протоколы_взаимодействия_клиентов_с"><text:span text:style-name="Internet_20_link">Протоколы взаимодействия клиентов с INMan-ом</text:span></text:a>’</text:p>
          </table:table-cell>
        </table:table-row>
        <table:table-row table:style-name="Таблица17.1">
          <table:table-cell table:style-name="Таблица17.A2" office:value-type="string">
            <text:p text:style-name="P111"><text:span text:style-name="T60">icsAbntCache</text:span><text:span text:style-name="T23"><text:line-break/></text:span>(<text:span text:style-name="T13">shared</text:span>)</text:p>
          </table:table-cell>
          <table:table-cell table:style-name="Таблица17.A2" office:value-type="string">
            <text:p text:style-name="P111"><text:a xlink:type="simple" xlink:href="#_Параметры_секции_AbonentsCache_(сер"><text:span text:style-name="Internet_20_link"><text:span text:style-name="T21">AbonentsCache</text:span></text:span></text:a></text:p>
          </table:table-cell>
          <table:table-cell table:style-name="Таблица17.A2" office:value-type="string">
            <text:p text:style-name="P62">dynamic (libinman_ics_abcache.so)</text:p>
          </table:table-cell>
          <table:table-cell table:style-name="Таблица17.D2" office:value-type="string">
            <text:p text:style-name="P55">Кэш данных об абонентах (контракт, <text:span text:style-name="T13">IN</text:span>-платформы, <text:span text:style-name="T13">etc</text:span>) </text:p>
          </table:table-cell>
        </table:table-row>
        <table:table-row table:style-name="Таблица17.1">
          <table:table-cell table:style-name="Таблица17.A3" office:value-type="string">
            <text:p text:style-name="P127">icsTCAPDisp</text:p>
            <text:p text:style-name="P128">(shared)</text:p>
          </table:table-cell>
          <table:table-cell table:style-name="Таблица17.A3" office:value-type="string">
            <text:p text:style-name="P111"><text:a xlink:type="simple" xlink:href="#5.3. Параметры секции SS7 (сервис icsTCAPDisp).|outline">SS7</text:a> либо <text:a xlink:type="simple" xlink:href="#5.4. Параметры секции SS7_HD (сервис icsTCAPDisp).|outline">SS7_HD </text:a><text:s text:c="2"/></text:p>
          </table:table-cell>
          <table:table-cell table:style-name="Таблица17.A3" office:value-type="string">
            <text:p text:style-name="P62">dynamic (libinman_ics_tcapdsp.so)</text:p>
          </table:table-cell>
          <table:table-cell table:style-name="Таблица17.D3" office:value-type="string">
            <text:p text:style-name="P55">Предоставляет <text:span text:style-name="T13">TCAP</text:span> <text:span text:style-name="T13">API</text:span> для взаимодействия с элементами сигнальной сети, интегрируется <text:s/>с <text:span text:style-name="T13">SS</text:span>7 стэком <text:span text:style-name="T13">TietoEnator, обычным или HD в зависимости от варианта сборки INMan-a</text:span></text:p>
          </table:table-cell>
        </table:table-row>
        <table:table-row table:style-name="Таблица17.1">
          <table:table-cell table:style-name="Таблица17.A2" office:value-type="string">
            <text:p text:style-name="P111"><text:span text:style-name="T60">icsIAPManager</text:span><text:span text:style-name="T23"><text:line-break/></text:span>(<text:span text:style-name="T13">shared</text:span>)</text:p>
          </table:table-cell>
          <table:table-cell table:style-name="Таблица17.A2" office:value-type="string">
            <text:p text:style-name="P116"><text:a xlink:type="simple" xlink:href="#_Параметры_секции_AbonentPolicies."><text:span text:style-name="Internet_20_link"><text:span text:style-name="T21">AbonentPolicies</text:span></text:span></text:a><text:span text:style-name="T56"><text:line-break/></text:span><text:span text:style-name="T21">(</text:span><text:span text:style-name="T56">+ </text:span><text:a xlink:type="simple" xlink:href="#_Параметры_секции_IN-Platforms._1"><text:span text:style-name="Internet_20_link"><text:span text:style-name="T21">IN</text:span></text:span></text:a><text:a xlink:type="simple" xlink:href="#_Параметры_секции_IN-Platforms._1"><text:span text:style-name="Internet_20_link"><text:span text:style-name="T56">-</text:span></text:span></text:a><text:a xlink:type="simple" xlink:href="#_Параметры_секции_IN-Platforms._1"><text:span text:style-name="Internet_20_link"><text:span text:style-name="T21">platforms</text:span></text:span></text:a><text:span text:style-name="T21">,</text:span><text:span text:style-name="T56">, <text:line-break/></text:span><text:a xlink:type="simple" xlink:href="#_Параметры_секции_DataProvider."><text:span text:style-name="Internet_20_link"><text:span text:style-name="T21">AbonentProviders</text:span></text:span></text:a><text:span text:style-name="T56"> </text:span><text:span text:style-name="T21">)</text:span></text:p>
          </table:table-cell>
          <table:table-cell table:style-name="Таблица17.A2" office:value-type="string">
            <text:p text:style-name="P55"><text:span text:style-name="T13">d</text:span><text:span text:style-name="T13">ynamic (libinman_ics_iapmgr.so)</text:span></text:p>
          </table:table-cell>
          <table:table-cell table:style-name="Таблица17.D2" office:value-type="string">
            <text:p text:style-name="P55">Реестр ‘политик’ и ‘провайдеров’ абонентов.</text:p>
          </table:table-cell>
        </table:table-row>
        <table:table-row table:style-name="Таблица17.1">
          <table:table-cell table:style-name="Таблица17.A2" office:value-type="string">
            <text:p text:style-name="P111"><text:span text:style-name="T60">icsSmBilling</text:span><text:span text:style-name="T23"><text:line-break/></text:span><text:span text:style-name="T13">(topLevel)</text:span></text:p>
          </table:table-cell>
          <table:table-cell table:style-name="Таблица17.A2" office:value-type="string">
            <text:p text:style-name="P117"><text:a xlink:type="simple" xlink:href="#_Параметры_секции_Billing."><text:span text:style-name="Internet_20_link"><text:span text:style-name="T21">Billing</text:span></text:span></text:a><text:span text:style-name="Internet_20_link"><text:span text:style-name="T48"> ,<text:line-break/></text:span></text:span><text:a xlink:type="simple" xlink:href="#5.13. Шаблон секции SMS-Extra (сервис icsSmBilling).|outline"><text:span text:style-name="Internet_20_link"><text:span text:style-name="T29">SMS-Extra</text:span></text:span></text:a></text:p>
          </table:table-cell>
          <table:table-cell table:style-name="Таблица17.A2" office:value-type="string">
            <text:p text:style-name="P55"><text:span text:style-name="T13">d</text:span><text:span text:style-name="T13">ynamic (libinman_ics_smbill.so)</text:span></text:p>
          </table:table-cell>
          <table:table-cell table:style-name="Таблица17.D2" office:value-type="string">
            <text:p text:style-name="P55">Сервис тарификации <text:span text:style-name="T152">ExtraSMS/</text:span><text:span text:style-name="T13">SMS</text:span>/<text:span text:style-name="T13">USSD</text:span> сообщений, в соответствии с протоколом, описанным в главе <text:a xlink:type="simple" xlink:href="#_Обзор_протокола_тарификации_(USSDC-"><text:span text:style-name="Internet_20_link">Обзор протокола тарификации (USSDC-INMAN).</text:span></text:a></text:p>
          </table:table-cell>
        </table:table-row>
        <table:table-row table:style-name="Таблица17.1">
          <table:table-cell table:style-name="Таблица17.A2" office:value-type="string">
            <text:p text:style-name="P111"><text:span text:style-name="T23">icsAbntDetector</text:span><text:span text:style-name="T23"><text:line-break/></text:span><text:span text:style-name="T13">(topLevel)</text:span></text:p>
          </table:table-cell>
          <table:table-cell table:style-name="Таблица17.A2" office:value-type="string">
            <text:p text:style-name="P111"><text:s/><text:a xlink:type="simple" xlink:href="#_Параметры_секции_AbonentDetector_(с"><text:span text:style-name="Internet_20_link"><text:span text:style-name="T21">AbonentDetector</text:span></text:span></text:a></text:p>
          </table:table-cell>
          <table:table-cell table:style-name="Таблица17.A2" office:value-type="string">
            <text:p text:style-name="P55"><text:span text:style-name="T13">d</text:span><text:span text:style-name="T13">ynamic (libinman_ics_abdtcr.so)</text:span></text:p>
          </table:table-cell>
          <table:table-cell table:style-name="Таблица17.D2" office:value-type="string">
            <text:p text:style-name="P88">Сервис определения контракта абонентов, в соответствии с протоколом, описанным в главе <text:a xlink:type="simple" xlink:href="#_Обзор_протокола_определения_контрак"><text:span text:style-name="Internet_20_link">Обзор протокола определения </text:span></text:a><text:a xlink:type="simple" xlink:href="#_Обзор_протокола_определения_контрак"><text:span text:style-name="Internet_20_link">контракта абонента (USSDC-INMAN).</text:span></text:a></text:p>
          </table:table-cell>
        </table:table-row>
        <table:table-row table:style-name="Таблица17.1">
          <table:table-cell table:style-name="Таблица17.A3" office:value-type="string">
            <text:p text:style-name="P111"><text:span text:style-name="T60">icsIAPrvdSRI</text:span><text:span text:style-name="T23"><text:line-break/></text:span>(<text:span text:style-name="T13">shared</text:span>)</text:p>
          </table:table-cell>
          <table:table-cell table:style-name="Таблица17.A3" office:value-type="string">
            <text:p text:style-name="P111">Подсекция в</text:p>
            <text:p text:style-name="P111"><text:s/><text:a xlink:type="simple" xlink:href="#_Параметры_секции_DataProvider."><text:span text:style-name="Internet_20_link"><text:span text:style-name="T21">AbonentProviders</text:span></text:span></text:a></text:p>
          </table:table-cell>
          <table:table-cell table:style-name="Таблица17.A3" office:value-type="string">
            <text:p text:style-name="P62">dynamic (libinman_i<text:span text:style-name="T110">cs</text:span>_sri.so)</text:p>
          </table:table-cell>
          <table:table-cell table:style-name="Таблица17.D3" office:value-type="string">
            <text:p text:style-name="P89">Сервис '<text:a xlink:type="simple" xlink:href="#2.2.1. Понятие ‘политики абонентов’, ‘провайдер абонента’.|outline">провайдера абонентов</text:a>' <text:s/>использующий <text:span text:style-name="T13">HLR</text:span> сервис <text:span text:style-name="T13">SEND</text:span>_<text:span text:style-name="T13">ROUTING</text:span>_<text:span text:style-name="T13">INFO</text:span></text:p>
          </table:table-cell>
        </table:table-row>
        <table:table-row table:style-name="Таблица17.1">
          <table:table-cell table:style-name="Таблица17.A3" office:value-type="string">
            <text:p text:style-name="P113"><text:span text:style-name="T60">icsIAPrvd</text:span><text:span text:style-name="T70">ATSI</text:span><text:span text:style-name="T23"><text:line-break/></text:span>(<text:span text:style-name="T13">shared</text:span>)</text:p>
          </table:table-cell>
          <table:table-cell table:style-name="Таблица17.A3" office:value-type="string">
            <text:p text:style-name="P113">Подсекция в</text:p>
            <text:p text:style-name="P113"><text:s/><text:a xlink:type="simple" xlink:href="#_Параметры_секции_DataProvider."><text:span text:style-name="Internet_20_link"><text:span text:style-name="T21">AbonentProviders</text:span></text:span></text:a></text:p>
          </table:table-cell>
          <table:table-cell table:style-name="Таблица17.A3" office:value-type="string">
            <text:p text:style-name="P63">dynamic (libinman_i<text:span text:style-name="T110">cs</text:span>_<text:span text:style-name="T109">at</text:span>si.so)</text:p>
          </table:table-cell>
          <table:table-cell table:style-name="Таблица17.D3" office:value-type="string">
            <text:p text:style-name="P90">Сервис '<text:a xlink:type="simple" xlink:href="#2.2.1. Понятие ‘политики абонентов’, ‘провайдер абонента’.|outline">провайдера абонентов</text:a>' <text:s/>использующий <text:span text:style-name="T13">HLR</text:span> сервис <text:span text:style-name="T103">ANY_TIME_</text:span><text:span text:style-name="T13">S</text:span><text:span text:style-name="T34">UBSCRIPTION_INTERROGATION.</text:span></text:p>
          </table:table-cell>
        </table:table-row>
      </table:table>
      <text:p text:style-name="Caption"/>
      <text:p text:style-name="Text_20_body"/>
      <text:h text:style-name="Heading_20_2" text:outline-level="2"><text:bookmark text:name="__RefHeading__9227_1268417483"/><text:s/>Сводный список секций файла конфигурации.<text:bookmark-end text:name="__RefHeading__9227_1268417483"/></text:h>
      <text:p text:style-name="Text_20_body">В нижеследующей таблице перечислены все секции верхнего уровня, определенные в файле конфигурация <text:span text:style-name="T13">INMan</text:span>-<text:span text:style-name="T13">a</text:span> текущей версии.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Таблица18.1">
          <table:table-cell table:style-name="Таблица18.A1" office:value-type="string">
            <text:p text:style-name="P15">Имя секции<text:span text:style-name="T13"><text:line-break/>(</text:span>по умолчанию<text:span text:style-name="T13">)</text:span></text:p>
          </table:table-cell>
          <table:table-cell table:style-name="Таблица18.A1" office:value-type="string">
            <text:p text:style-name="P15">Наличие</text:p>
          </table:table-cell>
          <table:table-cell table:style-name="Таблица18.C1" office:value-type="string">
            <text:p text:style-name="P15">Краткое описание</text:p>
          </table:table-cell>
        </table:table-row>
        <table:table-row table:style-name="Таблица18.1">
          <table:table-cell table:style-name="Таблица18.A2" office:value-type="string">
            <text:p text:style-name="P132"><text:a xlink:type="simple" xlink:href="#5.4. Структура секции Files.|outline"><text:span text:style-name="T137">Files</text:span></text:a></text:p>
          </table:table-cell>
          <table:table-cell table:style-name="Таблица18.A2" office:value-type="string">
            <text:p text:style-name="P59">опциональная</text:p>
          </table:table-cell>
          <table:table-cell table:style-name="Таблица18.C2" office:value-type="string">
            <text:p text:style-name="P59"><text:span text:style-name="T137">задаёт расп</text:span><text:span text:style-name="T141">ределение </text:span><text:span text:style-name="T137">секций по файлам конфигурации</text:span></text:p>
          </table:table-cell>
        </table:table-row>
        <table:table-row table:style-name="Таблица18.1">
          <table:table-cell table:style-name="Таблица18.A2" office:value-type="string">
            <text:p text:style-name="P133"><text:a xlink:type="simple" xlink:href="#_Структура_секции_Services."><text:span text:style-name="Internet_20_link"><text:span text:style-name="T13">Services</text:span></text:span></text:a></text:p>
          </table:table-cell>
          <table:table-cell table:style-name="Таблица18.A2" office:value-type="string">
            <text:p text:style-name="P60">опциональная</text:p>
          </table:table-cell>
          <table:table-cell table:style-name="Таблица18.C2" office:value-type="string">
            <text:p text:style-name="P60">задаёт требуемые <text:span text:style-name="T13">topLevel </text:span>сервисы</text:p>
          </table:table-cell>
        </table:table-row>
        <table:table-row table:style-name="Таблица18.1">
          <table:table-cell table:style-name="Таблица18.A4" office:value-type="string">
            <text:p text:style-name="P111"><text:a xlink:type="simple" xlink:href="#_Параметры_секции_Host_(сервис icsTC"><text:span text:style-name="Internet_20_link"><text:span text:style-name="T21">Host</text:span></text:span></text:a></text:p>
          </table:table-cell>
          <table:table-cell table:style-name="Таблица18.A4" office:value-type="string">
            <text:p text:style-name="P55">обязательная</text:p>
          </table:table-cell>
          <table:table-cell table:style-name="Таблица18.C4" office:value-type="string">
            <text:p text:style-name="P200">задаёт сервисный hostId и порт INMan-a</text:p>
          </table:table-cell>
        </table:table-row>
        <table:table-row table:style-name="Таблица18.1">
          <table:table-cell table:style-name="Таблица18.A4" office:value-type="string">
            <text:p text:style-name="P111"><text:a xlink:type="simple" xlink:href="#_Параметры_секции_Billing."><text:span text:style-name="Internet_20_link"><text:span text:style-name="T21">Billing</text:span></text:span></text:a></text:p>
          </table:table-cell>
          <table:table-cell table:style-name="Таблица18.A4" office:value-type="string">
            <text:p text:style-name="P55">опциональная</text:p>
          </table:table-cell>
          <table:table-cell table:style-name="Таблица18.C4" office:value-type="string">
            <text:p text:style-name="P55">тарификация <text:s/><text:span text:style-name="T13">SMS</text:span>/<text:span text:style-name="T13">USSD</text:span> сообщений</text:p>
          </table:table-cell>
        </table:table-row>
        <table:table-row table:style-name="Таблица18.1">
          <table:table-cell table:style-name="Таблица18.A2" office:value-type="string">
            <text:p text:style-name="P134"><text:a xlink:type="simple" xlink:href="#5.13. Шаблон секции SMS-Extra (сервис icsSmBilling).|outline"><text:span text:style-name="T152">SMS-Extra</text:span></text:a></text:p>
          </table:table-cell>
          <table:table-cell table:style-name="Таблица18.A2" office:value-type="string">
            <text:p text:style-name="P61">опциональная</text:p>
          </table:table-cell>
          <table:table-cell table:style-name="Таблица18.C2" office:value-type="string">
            <text:p text:style-name="P61">тарификация <text:s/><text:span text:style-name="T152">Extra</text:span><text:span text:style-name="T13">SMS </text:span>сообщений</text:p>
          </table:table-cell>
        </table:table-row>
        <table:table-row table:style-name="Таблица18.1">
          <table:table-cell table:style-name="Таблица18.A4" office:value-type="string">
            <text:p text:style-name="P111"><text:a xlink:type="simple" xlink:href="#_Параметры_секции_AbonentDetector_(с"><text:span text:style-name="Internet_20_link"><text:span text:style-name="T21">AbonentDetector</text:span></text:span></text:a></text:p>
          </table:table-cell>
          <table:table-cell table:style-name="Таблица18.A4" office:value-type="string">
            <text:p text:style-name="P55">опциональная</text:p>
          </table:table-cell>
          <table:table-cell table:style-name="Таблица18.C4" office:value-type="string">
            <text:p text:style-name="P55">определение контракта абонентов</text:p>
          </table:table-cell>
        </table:table-row>
        <table:table-row table:style-name="Таблица18.1">
          <table:table-cell table:style-name="Таблица18.A4" office:value-type="string">
            <text:p text:style-name="P111"><text:a xlink:type="simple" xlink:href="#_Параметры_секции_SS7."><text:span text:style-name="Internet_20_link"><text:span text:style-name="T21">SS7</text:span></text:span></text:a></text:p>
          </table:table-cell>
          <table:table-cell table:style-name="Таблица18.A4" office:value-type="string">
            <text:p text:style-name="P55">опциональная</text:p>
          </table:table-cell>
          <table:table-cell table:style-name="Таблица18.C4" office:value-type="string">
            <text:p text:style-name="P55">интеграция с <text:span text:style-name="T13">SS</text:span>7 стэком <text:span text:style-name="T13">TietoEnator</text:span></text:p>
          </table:table-cell>
        </table:table-row>
        <table:table-row table:style-name="Таблица18.1">
          <table:table-cell table:style-name="Таблица18.A2" office:value-type="string">
            <text:p text:style-name="P111"><text:a xlink:type="simple" xlink:href="#5.4. Параметры секции SS7_HD (сервис icsTCAPDisp).|outline">SS7_HD</text:a> </text:p>
          </table:table-cell>
          <table:table-cell table:style-name="Таблица18.A2" office:value-type="string">
            <text:p text:style-name="P55">опциональная</text:p>
          </table:table-cell>
          <table:table-cell table:style-name="Таблица18.C2" office:value-type="string">
            <text:p text:style-name="P55">интеграция с HD версией <text:span text:style-name="T13">SS</text:span>7 стэка <text:span text:style-name="T13">TietoEnator</text:span></text:p>
          </table:table-cell>
        </table:table-row>
        <table:table-row table:style-name="Таблица18.1">
          <table:table-cell table:style-name="Таблица18.A4" office:value-type="string">
            <text:p text:style-name="P111"><text:a xlink:type="simple" xlink:href="#_Шаблон_секции_TCAPUser"><text:span text:style-name="Internet_20_link"><text:span text:style-name="T21">TCAPUser</text:span></text:span></text:a></text:p>
          </table:table-cell>
          <table:table-cell table:style-name="Таблица18.A4" office:value-type="string">
            <text:p text:style-name="P55">опциональная</text:p>
          </table:table-cell>
          <table:table-cell table:style-name="Таблица18.C4" office:value-type="string">
            <text:p text:style-name="P55">параметры работы с <text:span text:style-name="T13">TCAP</text:span> <text:span text:style-name="T13">API</text:span></text:p>
          </table:table-cell>
        </table:table-row>
        <table:table-row table:style-name="Таблица18.1">
          <table:table-cell table:style-name="Таблица18.A4" office:value-type="string">
            <text:p text:style-name="P111"><text:a xlink:type="simple" xlink:href="#_Параметры_секции_AbonentsCache_(сер"><text:span text:style-name="Internet_20_link"><text:span text:style-name="T21">AbonentsCache</text:span></text:span></text:a></text:p>
          </table:table-cell>
          <table:table-cell table:style-name="Таблица18.A4" office:value-type="string">
            <text:p text:style-name="P55">опциональная</text:p>
          </table:table-cell>
          <table:table-cell table:style-name="Таблица18.C4" office:value-type="string">
            <text:p text:style-name="P55">кэш данных об абонентах</text:p>
          </table:table-cell>
        </table:table-row>
        <table:table-row table:style-name="Таблица18.1">
          <table:table-cell table:style-name="Таблица18.A4" office:value-type="string">
            <text:p text:style-name="P111"><text:a xlink:type="simple" xlink:href="#_Параметры_секции_AbonentPolicies."><text:span text:style-name="Internet_20_link"><text:span text:style-name="T21">AbonentPolicies</text:span></text:span></text:a></text:p>
          </table:table-cell>
          <table:table-cell table:style-name="Таблица18.A4" office:value-type="string">
            <text:p text:style-name="P55">опциональная</text:p>
          </table:table-cell>
          <table:table-cell table:style-name="Таблица18.C4" office:value-type="string">
            <text:p text:style-name="P55">определения <text:span text:style-name="T13">‘</text:span>политик абонентов<text:span text:style-name="T13">’</text:span></text:p>
          </table:table-cell>
        </table:table-row>
        <text:soft-page-break/>
        <table:table-row table:style-name="Таблица18.1">
          <table:table-cell table:style-name="Таблица18.A4" office:value-type="string">
            <text:p text:style-name="P111"><text:a xlink:type="simple" xlink:href="#_Параметры_секции_IN-Platforms._1"><text:span text:style-name="Internet_20_link"><text:span text:style-name="T21">IN-platforms</text:span></text:span></text:a></text:p>
          </table:table-cell>
          <table:table-cell table:style-name="Таблица18.A4" office:value-type="string">
            <text:p text:style-name="P55">опциональная</text:p>
          </table:table-cell>
          <table:table-cell table:style-name="Таблица18.C4" office:value-type="string">
            <text:p text:style-name="P55">конфигурации известных <text:span text:style-name="T13">IN-</text:span>платформ</text:p>
          </table:table-cell>
        </table:table-row>
        <table:table-row table:style-name="Таблица18.1">
          <table:table-cell table:style-name="Таблица18.A4" office:value-type="string">
            <text:p text:style-name="P111"><text:a xlink:type="simple" xlink:href="#_Параметры_секции_DataProvider."><text:span text:style-name="Internet_20_link"><text:span text:style-name="T21">AbonentProviders</text:span></text:span></text:a></text:p>
          </table:table-cell>
          <table:table-cell table:style-name="Таблица18.A4" office:value-type="string">
            <text:p text:style-name="P55">опциональная</text:p>
          </table:table-cell>
          <table:table-cell table:style-name="Таблица18.C4" office:value-type="string">
            <text:p text:style-name="P55">конфигурации ‘провайдеров абонентов’</text:p>
          </table:table-cell>
        </table:table-row>
      </table:table>
      <text:p text:style-name="P139"/>
      <text:p text:style-name="P40"/>
      <text:h text:style-name="P164" text:outline-level="2"><text:bookmark text:name="__RefHeading__9229_12684174831"/><text:s/><text:bookmark-start text:name="_Структура_секции_Services.1"/>Структура секции <text:bookmark-end text:name="_Структура_секции_Services.1"/><text:span text:style-name="T141">Files</text:span><text:span text:style-name="T49"> (сервис </text:span><text:span text:style-name="T27">ics</text:span><text:span text:style-name="T28">SvcHost</text:span><text:span text:style-name="T49">).</text:span><text:bookmark-end text:name="__RefHeading__9229_12684174831"/></text:h>
      <text:p text:style-name="P45">Данная секция <text:span text:style-name="T155">предназначена для указания распределения секций по файлам конфигурации. </text:span><text:span text:style-name="T156">Она опциональна и может содержать только строковые параметры вида:</text:span></text:p>
      <text:p text:style-name="P46"><text:span text:style-name="T156">&lt;param name="</text:span><text:span text:style-name="T67">_SectionNamePrefix_</text:span><text:span text:style-name="T156">" type="string"&gt;</text:span><text:span text:style-name="T67">_SectionFileName_</text:span><text:span text:style-name="T156">&lt;/param&gt;</text:span></text:p>
      <text:p text:style-name="P180">где</text:p>
      <text:list xml:id="list1977460213" text:style-name="L5">
        <text:list-item>
          <text:p text:style-name="P181"><text:span text:style-name="T67">_SectionNamePrefix_</text:span><text:span text:style-name="T3"> - префикс имени секции, может содержать подстановочные символы</text:span></text:p>
          <text:p text:style-name="P181"><text:span text:style-name="T3"><text:s text:c="3"/>'</text:span><text:span text:style-name="T157">?</text:span><text:span text:style-name="T3">' - в любой позиции префикса, заменяет один символ</text:span></text:p>
          <text:p text:style-name="P181"><text:span text:style-name="T3"><text:s text:c="3"/>'</text:span><text:span text:style-name="T157">*</text:span><text:span text:style-name="T3">' - только в конце префикса, заменяет <text:s/>[0..N] символов</text:span></text:p>
        </text:list-item>
        <text:list-item>
          <text:p text:style-name="P181"><text:span text:style-name="T67">_SectionFileName_</text:span><text:span text:style-name="T8"> - имя файла конфигурации, соответствующего формату, описанному в </text:span><text:a xlink:type="simple" xlink:href="#5.1. Структура файла конфигурации.|outline"><text:span text:style-name="T8">Структура файла конфигурации</text:span></text:a></text:p>
          <text:p text:style-name="P221"><text:span text:style-name="T156">NOTE:</text:span><text:span text:style-name="T8"> <text:s/>INMan производит последовательный поиск файлов конфигурации в следующих директориях: <text:s text:c="2"/></text:span><text:span text:style-name="T156">( . <text:s/>./conf <text:s text:c="2"/>../conf )</text:span></text:p>
          <text:p text:style-name="P201"/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22">Например: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3">&lt;section name="Files"&gt;</text:p>
      <text:p text:style-name="P223"><text:s text:c="4"/>&lt;param name="IN-platforms" type="string"&gt;config.ins.xml&lt;/param&gt;</text:p>
      <text:p text:style-name="P223"><text:s text:c="4"/>&lt;param name="TCAPUser*" type="string"&gt;config.ss7.xml&lt;/param&gt;</text:p>
      <text:p text:style-name="P223"><text:s text:c="4"/>&lt;param name="SS7*" type="string"&gt;config.ss7.xml&lt;/param&gt;</text:p>
      <text:p text:style-name="P223">&lt;/section&gt;</text:p>
      <text:p text:style-name="P223"/>
      <text:h text:style-name="P164" text:outline-level="2"><text:bookmark text:name="__RefHeading__9229_1268417483"/><text:s/><text:bookmark-start text:name="_Структура_секции_Services."/>Структура секции <text:bookmark-end text:name="_Структура_секции_Services."/><text:span text:style-name="T13">Services </text:span><text:span text:style-name="T49">(сервис </text:span><text:span text:style-name="T27">ics</text:span><text:span text:style-name="T28">SvcHost</text:span><text:span text:style-name="T49">)</text:span>.<text:bookmark-end text:name="__RefHeading__9229_1268417483"/></text:h>
      <text:p text:style-name="Text_20_body">Данная секция является главной и служит для указания требуемых сервисов верхнего уровня, а также для переназначения секций конфигурации для конфигурируемых сервисов, перечисленных в разделе <text:a xlink:type="simple" xlink:href="#_Конфигурируемые_сервисы."><text:span text:style-name="Internet_20_link">Конфигурируемые сервисы.</text:span></text:a> </text:p>
      <text:p text:style-name="Text_20_body">Секция может содержать только строковые параметры вида:</text:p>
      <text:p text:style-name="P96"><text:s text:c="6"/><text:tab/><text:span text:style-name="T13">&lt;param name="SectionName" type="string"&gt;ICSIdent&lt;/param&gt;</text:span></text:p>
      <text:p text:style-name="P96">где </text:p>
      <text:list xml:id="list1079848644" text:style-name="WW8Num25">
        <text:list-item>
          <text:p text:style-name="P237"><text:span text:style-name="T13">SectionName</text:span> – имя секции файла конфигурации (не обязательно верхнего уровня), которая содержит настройки для сервиса, идентифицируемого значением данного строкового параметра <text:span text:style-name="T13">ICSIdent</text:span></text:p>
        </text:list-item>
        <text:list-item>
          <text:p text:style-name="P237"><text:span text:style-name="T13">ICSIdent</text:span> – строка, идентифицирующая сервис в одном из следующих форматов:</text:p>
        </text:list-item>
      </text:list>
      <text:list xml:id="list1994999652" text:style-name="WW8Num22">
        <text:list-item>
          <text:p text:style-name="P238"><text:span text:style-name="T13">[uid</text:span>:] <text:span text:style-name="T21">icsUId</text:span> – где <text:span text:style-name="T21">icsUId</text:span> уникальный идентификатор сервиса указанный в таблице из раздела <text:a xlink:type="simple" xlink:href="#_Конфигурируемые_сервисы."><text:span text:style-name="Internet_20_link">Конфигурируемые сервисы.</text:span></text:a>, если сервис является динамически подгружаемым, то <text:span text:style-name="T13">INMan</text:span> загрузит соответствующую библиотеку<office:annotation><dc:creator>Roman V. Gerasimov</dc:creator><dc:date>2008-10-15T00:00:00</dc:date><text:p>Путь к *.so библиотекам INMan-a должен быть включен в переменную окружения LD_LIBRARY_PATH</text:p></office:annotation>.</text:p>
        </text:list-item>
        <text:list-item>
          <text:p text:style-name="P238"><text:span text:style-name="T13">dll</text:span>: <text:span text:style-name="T21">libname</text:span><text:span text:style-name="T56">.</text:span><text:span text:style-name="T21">so</text:span> – где <text:span text:style-name="T21">libname</text:span><text:span text:style-name="T56">.</text:span><text:span text:style-name="T21">so</text:span> имя динамической библиотеки желаемого сервиса.</text:p>
        </text:list-item>
      </text:list>
      <text:p text:style-name="P96"><text:span text:style-name="T23">NOTE</text:span><text:span text:style-name="T60">:</text:span><text:span text:style-name="T56"> Для единообразии файлов конфигурации на введенных в эксплуатацию инсталляциях рекомендуется использовать </text:span><text:span text:style-name="T21">ICSIdent</text:span><text:span text:style-name="T56"> вида 1, так как режим загрузки сервисов (</text:span><text:span text:style-name="T21">prelinked</text:span><text:span text:style-name="T56">/</text:span><text:span text:style-name="T21">dynamic</text:span><text:span text:style-name="T56">) может различаться для разных инсталляций.</text:span></text:p>
      <text:p text:style-name="Text_20_body">Пример<text:span text:style-name="T13">:</text:span></text:p>
      <text:p text:style-name="P27"><text:s text:c="2"/>&lt;section name="Services"&gt;</text:p>
      <text:p text:style-name="P27"><text:soft-page-break/><text:s text:c="4"/>&lt;!-- Abonent contract type and gsmSCF params determination --&gt;</text:p>
      <text:p text:style-name="P27"><text:s text:c="4"/>&lt;param name="AbonentDetector" type="string"&gt;uid: icsAbntDetector&lt;/param&gt;</text:p>
      <text:p text:style-name="Text_20_body"><text:span text:style-name="T13"><text:s text:c="4"/>&lt;param name="</text:span><text:span text:style-name="T13">HostWAN" type="string"&gt;uid: icsTCPServer&lt;/param&gt;</text:span></text:p>
      <text:p text:style-name="Text_20_body">&lt;/section&gt;</text:p>
      <text:p text:style-name="Text_20_body"/>
      <text:p text:style-name="Text_20_body">В данном варианте <text:span text:style-name="T13">INMan</text:span> запустит сервис определения контракта абонентов, а настройки для сервиса <text:span text:style-name="T13">icsTCPServer</text:span> возьмет из секции ‘<text:span text:style-name="T13">HostWAN</text:span>’, вместо секции по умолчанию ‘<text:span text:style-name="T13">Host</text:span>’.</text:p>
      <text:p text:style-name="Text_20_body">Несмотря на то, что эта секция главная, она опциональна. Если она отсутствует или не имеет параметров, то считается, что секция имеет вид:</text:p>
      <text:p text:style-name="Text_20_body"><text:s text:c="2"/><text:span text:style-name="T13">&lt;section name="Services"&gt;</text:span></text:p>
      <text:p text:style-name="P27"><text:s text:c="4"/>&lt;param name="Billing" type="string"&gt;uid: icsSmBilling&lt;/param&gt;</text:p>
      <text:p text:style-name="Text_20_body"><text:span text:style-name="T13"><text:s text:c="2"/></text:span>&lt;/section&gt;</text:p>
      <text:p text:style-name="Text_20_body">Это сделано для совместимости с файлами конфигурации предыдущих версий <text:span text:style-name="T13">INMan</text:span>-<text:span text:style-name="T13">a</text:span>.</text:p>
      <text:p text:style-name="P139"/>
      <text:h text:style-name="Heading_20_2" text:outline-level="2"><text:bookmark text:name="__RefHeading__9231_1268417483"/><text:s/><text:bookmark-start text:name="_Параметры_секции_Host_(сервис icsTC"/>Параметры секции <text:bookmark-end text:name="_Параметры_секции_Host_(сервис icsTC"/><text:span text:style-name="T13">Host</text:span> (сервис <text:span text:style-name="T72">icsTCPServer</text:span>).<text:bookmark-end text:name="__RefHeading__9231_1268417483"/></text:h>
      <text:p text:style-name="P106">Данная секция является обязательной. В ней определены следующие параметры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 table:style-name="Таблица19.1">
          <table:table-cell table:style-name="Таблица19.A1" office:value-type="string">
            <text:p text:style-name="P15">Имя параметра</text:p>
          </table:table-cell>
          <table:table-cell table:style-name="Таблица19.A1" office:value-type="string">
            <text:p text:style-name="P15">Тип</text:p>
          </table:table-cell>
          <table:table-cell table:style-name="Таблица19.A1" office:value-type="string">
            <text:p text:style-name="P15">Наличие</text:p>
          </table:table-cell>
          <table:table-cell table:style-name="Таблица19.D1" office:value-type="string">
            <text:p text:style-name="P15">Описание</text:p>
          </table:table-cell>
        </table:table-row>
        <table:table-row table:style-name="Таблица19.1">
          <table:table-cell table:style-name="Таблица19.A2" office:value-type="string">
            <text:p text:style-name="P111"><text:span text:style-name="T13">H</text:span><text:span text:style-name="T13">ost</text:span></text:p>
          </table:table-cell>
          <table:table-cell table:style-name="Таблица19.A2" office:value-type="string">
            <text:p text:style-name="P50">строка</text:p>
          </table:table-cell>
          <table:table-cell table:style-name="Таблица19.A2" office:value-type="string">
            <text:p text:style-name="P55">обязательный</text:p>
          </table:table-cell>
          <table:table-cell table:style-name="Таблица19.D2" office:value-type="string">
            <text:p text:style-name="P55"><text:span text:style-name="T13">DNS</text:span> имя или адрес хоста <text:span text:style-name="T13">INMan</text:span>-<text:span text:style-name="T13">a</text:span></text:p>
          </table:table-cell>
        </table:table-row>
        <table:table-row table:style-name="Таблица19.1">
          <table:table-cell table:style-name="Таблица19.A2" office:value-type="string">
            <text:p text:style-name="P111"><text:span text:style-name="T13">P</text:span><text:span text:style-name="T13">ort</text:span></text:p>
          </table:table-cell>
          <table:table-cell table:style-name="Таблица19.A2" office:value-type="string">
            <text:p text:style-name="P50">целое</text:p>
          </table:table-cell>
          <table:table-cell table:style-name="Таблица19.A2" office:value-type="string">
            <text:p text:style-name="P55">обязательный</text:p>
          </table:table-cell>
          <table:table-cell table:style-name="Таблица19.D2" office:value-type="string">
            <text:p text:style-name="P55">Служебный порт <text:span text:style-name="T13">INMan-a</text:span></text:p>
          </table:table-cell>
        </table:table-row>
        <table:table-row table:style-name="Таблица19.1">
          <table:table-cell table:style-name="Таблица19.A2" office:value-type="string">
            <text:p text:style-name="P118">maxClients</text:p>
          </table:table-cell>
          <table:table-cell table:style-name="Таблица19.A2" office:value-type="string">
            <text:p text:style-name="P50">целое</text:p>
          </table:table-cell>
          <table:table-cell table:style-name="Таблица19.A2" office:value-type="string">
            <text:p text:style-name="P55">опциональный</text:p>
          </table:table-cell>
          <table:table-cell table:style-name="Таблица19.D2" office:value-type="string">
            <text:p text:style-name="P55">Максимальное количество клиентских соединений, по умолчанию: 3</text:p>
          </table:table-cell>
        </table:table-row>
      </table:table>
      <text:p text:style-name="Text_20_body"/>
      <text:h text:style-name="Heading_20_2" text:outline-level="2"><text:bookmark text:name="__RefHeading__9233_1268417483"/><text:s/><text:bookmark-start text:name="_Параметры_секции_AbonentsCache_(сер"/>Параметры секции <text:bookmark-end text:name="_Параметры_секции_AbonentsCache_(сер"/><text:span text:style-name="T21">AbonentsCache</text:span> (сервис <text:span text:style-name="T72">ics</text:span><text:span text:style-name="T26">AbntCache</text:span>).<text:bookmark-end text:name="__RefHeading__9233_1268417483"/></text:h>
      <text:p text:style-name="P106">Данная секция опциональна. Она используется только если один из сервисов востребовал функциональность кэша абонентов. В секции определены следующие параметры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Таблица20.1">
          <table:table-cell table:style-name="Таблица20.A1" office:value-type="string">
            <text:p text:style-name="P15">Имя параметра</text:p>
          </table:table-cell>
          <table:table-cell table:style-name="Таблица20.A1" office:value-type="string">
            <text:p text:style-name="P15">Тип</text:p>
          </table:table-cell>
          <table:table-cell table:style-name="Таблица20.A1" office:value-type="string">
            <text:p text:style-name="P15">Наличие</text:p>
          </table:table-cell>
          <table:table-cell table:style-name="Таблица20.D1" office:value-type="string">
            <text:p text:style-name="P15">Описание</text:p>
          </table:table-cell>
        </table:table-row>
        <table:table-row table:style-name="Таблица20.1">
          <table:table-cell table:style-name="Таблица20.A2" office:value-type="string">
            <text:p text:style-name="P118">cacheRAM</text:p>
          </table:table-cell>
          <table:table-cell table:style-name="Таблица20.A2" office:value-type="string">
            <text:p text:style-name="P50">целое <text:s/>(<text:span text:style-name="T13">Mb</text:span>)</text:p>
          </table:table-cell>
          <table:table-cell table:style-name="Таблица20.A2" office:value-type="string">
            <text:p text:style-name="P50">обязательный</text:p>
          </table:table-cell>
          <table:table-cell table:style-name="Таблица20.D2" office:value-type="string">
            <text:p text:style-name="P71">максимальный размер ОЗУ под кэш абонентов</text:p>
          </table:table-cell>
        </table:table-row>
        <table:table-row table:style-name="Таблица20.1">
          <table:table-cell table:style-name="Таблица20.A2" office:value-type="string">
            <text:p text:style-name="P111"><text:span text:style-name="T13">cache</text:span><text:span text:style-name="T13">Dir</text:span></text:p>
          </table:table-cell>
          <table:table-cell table:style-name="Таблица20.A2" office:value-type="string">
            <text:p text:style-name="P50">строка</text:p>
          </table:table-cell>
          <table:table-cell table:style-name="Таблица20.A2" office:value-type="string">
            <text:p text:style-name="P50">обязательный</text:p>
          </table:table-cell>
          <table:table-cell table:style-name="Таблица20.D2" office:value-type="string">
            <text:p text:style-name="P71">директория для хранения файлов кэша абонентов, если значение пустое, то кэшэм будет использоваться только ОЗУ</text:p>
          </table:table-cell>
        </table:table-row>
        <table:table-row table:style-name="Таблица20.1">
          <table:table-cell table:style-name="Таблица20.A2" office:value-type="string">
            <text:p text:style-name="P111"><text:span text:style-name="T13">cache</text:span><text:span text:style-name="T13">Expiration </text:span></text:p>
          </table:table-cell>
          <table:table-cell table:style-name="Таблица20.A2" office:value-type="string">
            <text:p text:style-name="P50">целое (минуты)<text:line-break/>[1 .. 65535]</text:p>
          </table:table-cell>
          <table:table-cell table:style-name="Таблица20.A2" office:value-type="string">
            <text:p text:style-name="P50">опциональный<text:line-break/>(<text:span text:style-name="T13">default</text:span>)</text:p>
          </table:table-cell>
          <table:table-cell table:style-name="Таблица20.D2" office:value-type="string">
            <text:p text:style-name="P71">время жизни записи кэша абонентов в минутах, по умолчанию: 20</text:p>
          </table:table-cell>
        </table:table-row>
        <table:table-row table:style-name="Таблица20.1">
          <table:table-cell table:style-name="Таблица20.A2" office:value-type="string">
            <text:p text:style-name="P111"><text:span text:style-name="T13">cacheR</text:span><text:span text:style-name="T13">ecords</text:span></text:p>
          </table:table-cell>
          <table:table-cell table:style-name="Таблица20.A2" office:value-type="string">
            <text:p text:style-name="P50">целое</text:p>
          </table:table-cell>
          <table:table-cell table:style-name="Таблица20.A2" office:value-type="string">
            <text:p text:style-name="P50">опциональный<text:line-break/>(<text:span text:style-name="T13">default</text:span>)</text:p>
          </table:table-cell>
          <table:table-cell table:style-name="Таблица20.D2" office:value-type="string">
            <text:p text:style-name="P71">начальное число записей файла кэша абонентов, при его создании; по умолчанию: 10000</text:p>
          </table:table-cell>
        </table:table-row>
      </table:table>
      <text:p text:style-name="Text_20_body"/>
      <text:h text:style-name="Heading_20_2" text:outline-level="2"><text:bookmark text:name="__RefHeading__9235_1268417483"/><text:s/><text:bookmark-start text:name="_Параметры_секции_SS7_(сервис icsTCA"/>Параметры секции <text:bookmark-end text:name="_Параметры_секции_SS7_(сервис icsTCA"/><text:span text:style-name="T13">SS</text:span>7 (сервис <text:span text:style-name="T72">icsTC</text:span><text:span text:style-name="T26">A</text:span><text:span text:style-name="T72">P</text:span><text:span text:style-name="T26">Disp</text:span>).<text:bookmark-end text:name="__RefHeading__9235_1268417483"/></text:h>
      <text:p text:style-name="P107">Данная секция опциональна. Она используется только если один из сервисов нуждается во взаимодействии с элементами сигнальной сети.</text:p>
      <text:p text:style-name="P107">Секция предназначена для настройки подключения к <text:span text:style-name="T13">SS</text:span>7 стэку фирмы <text:span text:style-name="T13">Tieto</text:span>Е<text:span text:style-name="T13">nator</text:span>. В секции определены следующие параметры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Таблица21.1">
          <table:table-cell table:style-name="Таблица21.A1" office:value-type="string">
            <text:p text:style-name="P15">Имя параметра</text:p>
          </table:table-cell>
          <table:table-cell table:style-name="Таблица21.A1" office:value-type="string">
            <text:p text:style-name="P15">Тип</text:p>
          </table:table-cell>
          <table:table-cell table:style-name="Таблица21.A1" office:value-type="string">
            <text:p text:style-name="P15">Наличие</text:p>
          </table:table-cell>
          <table:table-cell table:style-name="Таблица21.D1" office:value-type="string">
            <text:p text:style-name="P11">Описание</text:p>
          </table:table-cell>
        </table:table-row>
        <text:soft-page-break/>
        <table:table-row table:style-name="Таблица21.1">
          <table:table-cell table:style-name="Таблица21.A2" office:value-type="string">
            <text:p text:style-name="P118">ss7UserId</text:p>
          </table:table-cell>
          <table:table-cell table:style-name="Таблица21.A2" office:value-type="string">
            <text:p text:style-name="P50">целое<text:line-break/> ([1..20])</text:p>
          </table:table-cell>
          <table:table-cell table:style-name="Таблица21.A2" office:value-type="string">
            <text:p text:style-name="P50">обязательный</text:p>
          </table:table-cell>
          <table:table-cell table:style-name="Таблица21.D2" office:value-type="string">
            <text:p text:style-name="P71">идентификатор пользователя для использования <text:span text:style-name="T13">Tieto</text:span>Е<text:span text:style-name="T13">nator</text:span> <text:span text:style-name="T13">TCAP</text:span> <text:span text:style-name="T13">API</text:span>, <text:s/>рекомендуется: 3 (<text:span text:style-name="T13">USER</text:span>03_<text:span text:style-name="T13">ID</text:span>)</text:p>
          </table:table-cell>
        </table:table-row>
        <table:table-row table:style-name="Таблица21.1">
          <table:table-cell table:style-name="Таблица21.A2" office:value-type="string">
            <text:p text:style-name="P111">maxMsgNum</text:p>
          </table:table-cell>
          <table:table-cell table:style-name="Таблица21.A2" office:value-type="string">
            <text:p text:style-name="P50">целое ([1..65535])</text:p>
          </table:table-cell>
          <table:table-cell table:style-name="Таблица21.A2" office:value-type="string">
            <text:p text:style-name="P50">опциональный<text:span text:style-name="T13"><text:line-break/></text:span>(<text:span text:style-name="T13">default</text:span>)</text:p>
          </table:table-cell>
          <table:table-cell table:style-name="Таблица21.D2" office:value-type="string">
            <text:p text:style-name="P71">максимальное число сообщений в буффере входящих <text:span text:style-name="T13">SS</text:span>7 пакетов, по умолчанию: 512</text:p>
          </table:table-cell>
        </table:table-row>
      </table:table>
      <text:p text:style-name="Text_20_body"/>
      <text:h text:style-name="P166" text:outline-level="2"><text:bookmark text:name="__RefHeading__9237_1268417483"/><text:s/><text:bookmark-start text:name="_Параметры_секции_SS7_(сервис icsTCA1"/>Параметры секции <text:bookmark-end text:name="_Параметры_секции_SS7_(сервис icsTCA1"/><text:span text:style-name="T13">SS</text:span>7_HD (сервис <text:span text:style-name="T72">icsTC</text:span><text:span text:style-name="T26">A</text:span><text:span text:style-name="T72">P</text:span><text:span text:style-name="T26">Disp</text:span>).<text:bookmark-end text:name="__RefHeading__9237_1268417483"/></text:h>
      <text:p text:style-name="P107">Данная секция опциональна. Она используется только если один из сервисов нуждается во взаимодействии с элементами сигнальной сети.</text:p>
      <text:p text:style-name="P107">Секция предназначена для настройки подключения к HD (horizontal distribution) версии <text:span text:style-name="T13">SS</text:span>7 стэка фирмы <text:span text:style-name="T13">Tieto</text:span>Е<text:span text:style-name="T13">nator</text:span>. <text:s/>В секции определены параметры, необходимые для соединения с удаленным SS7 HD CommonParts manager-ом (см. сопроводительную документацию TietoInator), а также две подсекции:</text:p>
      <text:list xml:id="list427459264" text:style-name="L6">
        <text:list-item>
          <text:p text:style-name="P225"><text:span text:style-name="T73">SS7Units</text:span> - описывает модули HD SS7 стэка, доступные для взаимодействия</text:p>
        </text:list-item>
        <text:list-item>
          <text:p text:style-name="P226">Layouts<text:span text:style-name="T4"> <text:s/>- описывает варианты взаимодействия с модулями стэка.</text:span></text:p>
          <text:p text:style-name="P227">Параметры секции:</text:p>
        </text:list-item>
      </text:list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row table:style-name="Таблица34.1">
          <table:table-cell table:style-name="Таблица34.A1" office:value-type="string">
            <text:p text:style-name="P15">Имя параметра</text:p>
          </table:table-cell>
          <table:table-cell table:style-name="Таблица34.A1" office:value-type="string">
            <text:p text:style-name="P15">Тип</text:p>
          </table:table-cell>
          <table:table-cell table:style-name="Таблица34.A1" office:value-type="string">
            <text:p text:style-name="P15">Наличие</text:p>
          </table:table-cell>
          <table:table-cell table:style-name="Таблица34.D1" office:value-type="string">
            <text:p text:style-name="P11">Описание</text:p>
          </table:table-cell>
        </table:table-row>
        <table:table-row table:style-name="Таблица34.1">
          <table:table-cell table:style-name="Таблица34.A2" office:value-type="string">
            <text:p text:style-name="P118">cpMgrHosts</text:p>
          </table:table-cell>
          <table:table-cell table:style-name="Таблица34.A2" office:value-type="string">
            <text:p text:style-name="P50">cтрока (CSVList)<text:line-break/></text:p>
          </table:table-cell>
          <table:table-cell table:style-name="Таблица34.A2" office:value-type="string">
            <text:p text:style-name="P50">обязательный</text:p>
          </table:table-cell>
          <table:table-cell table:style-name="Таблица34.D2" office:value-type="string">
            <text:p text:style-name="P68">CSV список адресов хостов, на которых работают требуемые SS7 HD CommonParts manager-ы. Каждый адрес представляется в формате: ''DNS_имя : порт '</text:p>
            <text:p text:style-name="P71">Пример: 'localhost:6666 , localhost: 6667'</text:p>
          </table:table-cell>
        </table:table-row>
        <table:table-row table:style-name="Таблица34.1">
          <table:table-cell table:style-name="Таблица34.A3" office:value-type="string">
            <text:p text:style-name="P118">cpMgrInstId</text:p>
          </table:table-cell>
          <table:table-cell table:style-name="Таблица34.A3" office:value-type="string">
            <text:p text:style-name="P50">целое<text:line-break/> ([0..255])</text:p>
          </table:table-cell>
          <table:table-cell table:style-name="Таблица34.A3" office:value-type="string">
            <text:p text:style-name="P50">опциональный<text:span text:style-name="T13"><text:line-break/></text:span>(<text:span text:style-name="T13">default</text:span>)</text:p>
          </table:table-cell>
          <table:table-cell table:style-name="Таблица34.D3" office:value-type="string">
            <text:p text:style-name="P71">Номер экземпляра SS7 HD CommonParts manager-а, по умолчанию: 0</text:p>
          </table:table-cell>
        </table:table-row>
        <table:table-row table:style-name="Таблица34.1">
          <table:table-cell table:style-name="Таблица34.A3" office:value-type="string">
            <text:p text:style-name="P118">mp7UserId</text:p>
          </table:table-cell>
          <table:table-cell table:style-name="Таблица34.A3" office:value-type="string">
            <text:p text:style-name="P50">целое<text:line-break/> ([1..20])</text:p>
          </table:table-cell>
          <table:table-cell table:style-name="Таблица34.A3" office:value-type="string">
            <text:p text:style-name="P50">обязательный</text:p>
          </table:table-cell>
          <table:table-cell table:style-name="Таблица34.D3" office:value-type="string">
            <text:p text:style-name="P71">идентификатор пользователя для использования <text:span text:style-name="T13">Tieto</text:span>Е<text:span text:style-name="T13">nator</text:span> <text:span text:style-name="T13">TCAP</text:span> <text:span text:style-name="T13">API</text:span>, <text:s/>рекомендуется: 3 (<text:span text:style-name="T13">USER</text:span>03_<text:span text:style-name="T13">ID</text:span>)</text:p>
          </table:table-cell>
        </table:table-row>
        <table:table-row table:style-name="Таблица34.1">
          <table:table-cell table:style-name="Таблица34.A2" office:value-type="string">
            <text:p text:style-name="P111">maxMsgNum</text:p>
          </table:table-cell>
          <table:table-cell table:style-name="Таблица34.A2" office:value-type="string">
            <text:p text:style-name="P50">целое ([1..65535])</text:p>
          </table:table-cell>
          <table:table-cell table:style-name="Таблица34.A2" office:value-type="string">
            <text:p text:style-name="P50">опциональный<text:span text:style-name="T13"><text:line-break/></text:span>(<text:span text:style-name="T13">default</text:span>)</text:p>
          </table:table-cell>
          <table:table-cell table:style-name="Таблица34.D2" office:value-type="string">
            <text:p text:style-name="P71">максимальное число сообщений в буффере входящих <text:span text:style-name="T13">SS</text:span>7 пакетов, по умолчанию: 512</text:p>
          </table:table-cell>
        </table:table-row>
        <table:table-row table:style-name="Таблица34.1">
          <table:table-cell table:style-name="Таблица34.A3" office:value-type="string">
            <text:p text:style-name="P111">dfltLayout</text:p>
          </table:table-cell>
          <table:table-cell table:style-name="Таблица34.A3" office:value-type="string">
            <text:p text:style-name="P50">строка</text:p>
          </table:table-cell>
          <table:table-cell table:style-name="Таблица34.A3" office:value-type="string">
            <text:p text:style-name="P50">обязательный</text:p>
          </table:table-cell>
          <table:table-cell table:style-name="Таблица34.D3" office:value-type="string">
            <text:p text:style-name="P71">Имя подсекции из секции <text:s/><text:a xlink:type="simple" xlink:href="#5.4.2. Параметры подсекции Layouts.|outline">Layouts</text:a>, которая описывает вариант интеграции с модулями HD SS7 стэка.</text:p>
          </table:table-cell>
        </table:table-row>
      </table:table>
      <text:p text:style-name="P48"/>
      <text:h text:style-name="Heading_20_3" text:outline-level="3"><text:bookmark text:name="__RefHeading__9239_1268417483"/><text:s/><text:bookmark-start text:name="_Параметры_подсекции_BillingModes.11"/>Параметры подсекции <text:bookmark-end text:name="_Параметры_подсекции_BillingModes.11"/><text:span text:style-name="T13">SS7Units</text:span>.<text:bookmark-end text:name="__RefHeading__9239_1268417483"/></text:h>
      <text:p text:style-name="P48"><text:tab/>Данная подсекция обязательная. Она содержит только подсекции, описывающие модули HD SS7 стэка , доступные для взаимодействия. Каждая подсекция может иметь произвольное имя, но должна обязательно иметь следующие параметры:</text:p>
      <text:p text:style-name="P93"/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row table:style-name="Таблица36.1">
          <table:table-cell table:style-name="Таблица36.A1" office:value-type="string">
            <text:p text:style-name="P15">Имя параметра</text:p>
          </table:table-cell>
          <table:table-cell table:style-name="Таблица36.A1" office:value-type="string">
            <text:p text:style-name="P15">Тип</text:p>
          </table:table-cell>
          <table:table-cell table:style-name="Таблица36.A1" office:value-type="string">
            <text:p text:style-name="P15">Наличие</text:p>
          </table:table-cell>
          <table:table-cell table:style-name="Таблица36.D1" office:value-type="string">
            <text:p text:style-name="P11">Описание</text:p>
          </table:table-cell>
        </table:table-row>
        <table:table-row table:style-name="Таблица36.1">
          <table:table-cell table:style-name="Таблица36.A2" office:value-type="string">
            <text:p text:style-name="P118">unitId</text:p>
          </table:table-cell>
          <table:table-cell table:style-name="Таблица36.A2" office:value-type="string">
            <text:p text:style-name="P50">строка</text:p>
          </table:table-cell>
          <table:table-cell table:style-name="Таблица36.A2" office:value-type="string">
            <text:p text:style-name="P66">обязательный</text:p>
          </table:table-cell>
          <table:table-cell table:style-name="Таблица36.D2" office:value-type="string">
            <text:p text:style-name="P71">идентификатор <text:s/>модуля HD SS7 стэка, как указано в файле portss7.h</text:p>
          </table:table-cell>
        </table:table-row>
        <table:table-row table:style-name="Таблица36.1">
          <table:table-cell table:style-name="Таблица36.A2" office:value-type="string">
            <text:p text:style-name="P118">instancesList</text:p>
          </table:table-cell>
          <table:table-cell table:style-name="Таблица36.A2" office:value-type="string">
            <text:p text:style-name="P50">строка<text:line-break/>(CSV list)</text:p>
          </table:table-cell>
          <table:table-cell table:style-name="Таблица36.A2" office:value-type="string">
            <text:p text:style-name="P50">опциональный<text:span text:style-name="T13"><text:line-break/></text:span>(<text:span text:style-name="T13">default</text:span>)</text:p>
          </table:table-cell>
          <table:table-cell table:style-name="Таблица36.D2" office:value-type="string">
            <text:p text:style-name="P71">список номеров ([1..255]) экземпляров модуля, разделенных запятой, по умолчанию: 1</text:p>
          </table:table-cell>
        </table:table-row>
      </table:table>
      <text:p text:style-name="P48"/>
      <text:p text:style-name="P48"><text:span text:style-name="T61">NOTE</text:span>: на данный момент распознаются только следующие идентификаторы <text:s/>модулей HD SS7 стэка:</text:p>
      <text:list xml:id="list391588150" text:style-name="L7">
        <text:list-item>
          <text:p text:style-name="P182">TCAP_ID</text:p>
        </text:list-item>
        <text:list-item>
          <text:p text:style-name="P182">SCCP_ID</text:p>
        </text:list-item>
      </text:list>
      <text:p text:style-name="P48">Например:</text:p>
      <text:p text:style-name="P48"><text:s text:c="4"/>&lt;section name="SS7Units"&gt; &lt;!-- configuration of known SS7 Units <text:s/>→</text:p>
      <text:p text:style-name="P48"><text:s text:c="6"/>&lt;section name="TCAP_BE_HD2"&gt; &lt;!-- TCAP unit distributed by two instances --&gt;</text:p>
      <text:p text:style-name="P48"><text:soft-page-break/><text:s text:c="8"/>&lt;param name="unitId" type="string"&gt;TCAP_ID&lt;/param&gt;</text:p>
      <text:p text:style-name="P48"><text:s text:c="8"/>&lt;param name="instancesList" type="string"&gt;1, 2&lt;/param&gt;</text:p>
      <text:p text:style-name="P48"><text:s text:c="6"/>&lt;/section&gt;</text:p>
      <text:p text:style-name="P48"><text:s text:c="6"/>&lt;section name="SCCP_BE_1"&gt; &lt;!-- single instance SCCP unit <text:s/>--&gt;</text:p>
      <text:p text:style-name="P48"><text:s text:c="8"/>&lt;param name="unitId" type="string"&gt;SCCP_ID&lt;/param&gt;</text:p>
      <text:p text:style-name="P48"><text:s text:c="8"/>&lt;param name="instancesList" type="string"&gt;1&lt;/param&gt;</text:p>
      <text:p text:style-name="P48"><text:s text:c="6"/>&lt;/section&gt;</text:p>
      <text:p text:style-name="P48"><text:s text:c="4"/>&lt;/section&gt; &lt;!-- SS7_HD.SS7Units --&gt;</text:p>
      <text:p text:style-name="P48"/>
      <text:h text:style-name="P168" text:outline-level="3"><text:bookmark text:name="__RefHeading__9241_1268417483"/><text:s/><text:bookmark-start text:name="_Параметры_подсекции_BillingModes.1"/>Параметры подсекции <text:bookmark-end text:name="_Параметры_подсекции_BillingModes.1"/><text:span text:style-name="T13">Layouts</text:span>.<text:bookmark-end text:name="__RefHeading__9241_1268417483"/></text:h>
      <text:p text:style-name="P48"><text:tab/>Данная подсекция обязательная. Она содержит только подсекции, описывающие <text:s/>варианты интеграции с модулями HD SS7 стэка, описанными в секции <text:span text:style-name="T15">SS7Units</text:span>. </text:p>
      <text:p text:style-name="P48"><text:tab/>Каждая подсекция может иметь произвольное имя, но, как минимум, одна подсекция должна быть определена <text:s/>и иметь следующие параметры:</text:p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able:table-row table:style-name="Таблица35.1">
          <table:table-cell table:style-name="Таблица35.A1" office:value-type="string">
            <text:p text:style-name="P15">Имя параметра</text:p>
          </table:table-cell>
          <table:table-cell table:style-name="Таблица35.A1" office:value-type="string">
            <text:p text:style-name="P15">Тип</text:p>
          </table:table-cell>
          <table:table-cell table:style-name="Таблица35.A1" office:value-type="string">
            <text:p text:style-name="P15">Наличие</text:p>
          </table:table-cell>
          <table:table-cell table:style-name="Таблица35.D1" office:value-type="string">
            <text:p text:style-name="P11">Описание</text:p>
          </table:table-cell>
        </table:table-row>
        <table:table-row table:style-name="Таблица35.1">
          <table:table-cell table:style-name="Таблица35.A2" office:value-type="string">
            <text:p text:style-name="P118">instanceId</text:p>
          </table:table-cell>
          <table:table-cell table:style-name="Таблица35.A2" office:value-type="string">
            <text:p text:style-name="P50">целое<text:line-break/> ([1..255])</text:p>
          </table:table-cell>
          <table:table-cell table:style-name="Таблица35.A2" office:value-type="string">
            <text:p text:style-name="P50">опциональный<text:span text:style-name="T13"><text:line-break/></text:span>(<text:span text:style-name="T13">default</text:span>)</text:p>
          </table:table-cell>
          <table:table-cell table:style-name="Таблица35.D2" office:value-type="string">
            <text:p text:style-name="P71">локальный номер экземпляра приложения, взаимодействующего с модулями HD SS7 стэка, по умолчанию: 1</text:p>
          </table:table-cell>
        </table:table-row>
        <table:table-row table:style-name="Таблица35.1">
          <table:table-cell table:style-name="Таблица35.A2" office:value-type="string">
            <text:p text:style-name="P111">ss7units</text:p>
          </table:table-cell>
          <table:table-cell table:style-name="Таблица35.A2" office:value-type="string">
            <text:p text:style-name="P50">строка<text:line-break/>(CSV list)</text:p>
          </table:table-cell>
          <table:table-cell table:style-name="Таблица35.A2" office:value-type="string">
            <text:p text:style-name="P50">обязательный</text:p>
          </table:table-cell>
          <table:table-cell table:style-name="Таблица35.D2" office:value-type="string">
            <text:p text:style-name="P71">описывает используемые <text:s/>модули HD SS7 стэка. содержит список <text:s/>имен подсекций <text:s/>из секции <text:a xlink:type="simple" xlink:href="#5.4.1. Параметры подсекции SS7Units.|outline">SS7Units</text:a>, разделенных запятой</text:p>
          </table:table-cell>
        </table:table-row>
      </table:table>
      <text:p text:style-name="P48"/>
      <text:p text:style-name="P48">Например:</text:p>
      <text:p text:style-name="P48"><text:s text:c="4"/>&lt;section name="Layouts"&gt;</text:p>
      <text:p text:style-name="P48"><text:s text:c="6"/>&lt;section name="ComplexApplication"&gt; &lt;!-- complex application that uses HD TCAP BE</text:p>
      <text:p text:style-name="P48"><text:tab/><text:tab/><text:tab/><text:tab/><text:tab/><text:tab/><text:tab/><text:tab/><text:tab/><text:tab/><text:tab/><text:tab/><text:tab/> (distibuted by two instances) and single SCCP BE --&gt;</text:p>
      <text:p text:style-name="P48"><text:s text:c="8"/>&lt;param name="instanceId" type="int"&gt;4&lt;/param&gt;</text:p>
      <text:p text:style-name="P48"><text:s text:c="8"/>&lt;param name="ss7Units" type="string"&gt;TCAP_BE_HD2, SCCP_BE_1&lt;/param&gt;</text:p>
      <text:p text:style-name="P48"><text:s text:c="6"/>&lt;/section&gt;</text:p>
      <text:p text:style-name="P48"><text:s text:c="4"/>&lt;/section&gt; &lt;!-- SS7_HD.Layouts →</text:p>
      <text:p text:style-name="P48"/>
      <text:h text:style-name="Heading_20_2" text:outline-level="2"><text:bookmark text:name="__RefHeading__9243_1268417483"/><text:s/><text:bookmark-start text:name="_Шаблон_секции_TCAPUser"/>Шаблон секции <text:bookmark-end text:name="_Шаблон_секции_TCAPUser"/><text:span text:style-name="T13">TCAPUser</text:span><text:bookmark-end text:name="__RefHeading__9243_1268417483"/></text:h>
      <text:p text:style-name="Text_20_body">Для инициализации работы с <text:span text:style-name="T13">TCAP</text:span> <text:span text:style-name="T13">API</text:span> <text:s/>существует опреденный набор параметров. Каждый конфигурируемый компонент <text:span text:style-name="T13">INMan</text:span>-а, использующий <text:span text:style-name="T13">TCAP</text:span> <text:span text:style-name="T13">API</text:span>, должен в своей секции конфигурации либо <text:s/>иметь подсекцию либо ссылаться на внешнюю секцию с этими параметрами. Имя секции может быть произвольно, а параметры должны быть следующие: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Таблица22.1">
          <table:table-cell table:style-name="Таблица22.A1" office:value-type="string">
            <text:p text:style-name="P15">Имя параметра</text:p>
          </table:table-cell>
          <table:table-cell table:style-name="Таблица22.A1" office:value-type="string">
            <text:p text:style-name="P15">Тип</text:p>
          </table:table-cell>
          <table:table-cell table:style-name="Таблица22.A1" office:value-type="string">
            <text:p text:style-name="P15">Наличие</text:p>
          </table:table-cell>
          <table:table-cell table:style-name="Таблица22.D1" office:value-type="string">
            <text:p text:style-name="P11">Описание</text:p>
          </table:table-cell>
        </table:table-row>
        <table:table-row table:style-name="Таблица22.1">
          <table:table-cell table:style-name="Таблица22.A2" office:value-type="string">
            <text:p text:style-name="P111"><text:span text:style-name="T13">own</text:span><text:span text:style-name="T13">Address</text:span></text:p>
          </table:table-cell>
          <table:table-cell table:style-name="Таблица22.A2" office:value-type="string">
            <text:p text:style-name="P50">строка</text:p>
          </table:table-cell>
          <table:table-cell table:style-name="Таблица22.A2" office:value-type="string">
            <text:p text:style-name="P50">обязательный</text:p>
          </table:table-cell>
          <table:table-cell table:style-name="Таблица22.D2" office:value-type="string">
            <text:p text:style-name="P71"><text:span text:style-name="T13">ISDN</text:span> адрес используемый данным компонентом</text:p>
          </table:table-cell>
        </table:table-row>
        <table:table-row table:style-name="Таблица22.1">
          <table:table-cell table:style-name="Таблица22.A2" office:value-type="string">
            <text:p text:style-name="P111"><text:span text:style-name="T13">ownS</text:span><text:span text:style-name="T13">sn</text:span></text:p>
          </table:table-cell>
          <table:table-cell table:style-name="Таблица22.A2" office:value-type="string">
            <text:p text:style-name="P50">целое<text:line-break/>([1..255])</text:p>
          </table:table-cell>
          <table:table-cell table:style-name="Таблица22.A2" office:value-type="string">
            <text:p text:style-name="P50">обязательный</text:p>
          </table:table-cell>
          <table:table-cell table:style-name="Таблица22.D2" office:value-type="string">
            <text:p text:style-name="P71">номер сабсистемы <text:s/><text:span text:style-name="T13">TCAP</text:span> используемой данным компонентом</text:p>
          </table:table-cell>
        </table:table-row>
        <table:table-row table:style-name="Таблица22.1">
          <table:table-cell table:style-name="Таблица22.A2" office:value-type="string">
            <text:p text:style-name="P118">fakeSsn</text:p>
          </table:table-cell>
          <table:table-cell table:style-name="Таблица22.A2" office:value-type="string">
            <text:p text:style-name="P50">целое<text:line-break/> ([1..255])</text:p>
          </table:table-cell>
          <table:table-cell table:style-name="Таблица22.A2" office:value-type="string">
            <text:p text:style-name="P50">опциональный<text:span text:style-name="T13"><text:line-break/></text:span>(<text:span text:style-name="T13">default</text:span>)</text:p>
          </table:table-cell>
          <table:table-cell table:style-name="Таблица22.D2" office:value-type="string">
            <text:p text:style-name="P71">номер сабсистемы <text:s/><text:span text:style-name="T13">TCAP</text:span>, указываемой в <text:span text:style-name="T13">originating</text:span> <text:span text:style-name="T13">address</text:span>, значение по умолчанию: 0 – то есть указывать <text:span text:style-name="T13">ownSsn</text:span></text:p>
          </table:table-cell>
        </table:table-row>
        <table:table-row table:style-name="Таблица22.1">
          <table:table-cell table:style-name="Таблица22.A2" office:value-type="string">
            <text:p text:style-name="P111"><text:span text:style-name="T13">ros</text:span><text:span text:style-name="T13">Timeout</text:span></text:p>
          </table:table-cell>
          <table:table-cell table:style-name="Таблица22.A2" office:value-type="string">
            <text:p text:style-name="P50">целое<text:span text:style-name="T13"> </text:span><text:soft-page-break/><text:span text:style-name="T13">(c</text:span>екунды<text:span text:style-name="T13">:</text:span></text:p>
            <text:p text:style-name="P65">[1..65535])</text:p>
          </table:table-cell>
          <table:table-cell table:style-name="Таблица22.A2" office:value-type="string">
            <text:p text:style-name="P50">опциональный<text:span text:style-name="T13"><text:line-break/></text:span><text:soft-page-break/><text:span text:style-name="T13">(default)</text:span></text:p>
          </table:table-cell>
          <table:table-cell table:style-name="Таблица22.D2" office:value-type="string">
            <text:p text:style-name="P71">таймаут на выполнение <text:span text:style-name="T13">MAP</text:span>/<text:span text:style-name="T13">CAP</text:span> операций, по <text:soft-page-break/>умолчанию: 20</text:p>
          </table:table-cell>
        </table:table-row>
        <table:table-row table:style-name="Таблица22.1">
          <table:table-cell table:style-name="Таблица22.A2" office:value-type="string">
            <text:p text:style-name="P111"><text:s/><text:span text:style-name="T13">maxDialogs</text:span></text:p>
          </table:table-cell>
          <table:table-cell table:style-name="Таблица22.A2" office:value-type="string">
            <text:p text:style-name="P50">целое<text:span text:style-name="T13"> (</text:span>[<text:span text:style-name="T13">2</text:span>..6553<text:span text:style-name="T13">0</text:span>])</text:p>
          </table:table-cell>
          <table:table-cell table:style-name="Таблица22.A2" office:value-type="string">
            <text:p text:style-name="P50">опциональный<text:span text:style-name="T13"><text:line-break/></text:span>(<text:span text:style-name="T13">default</text:span>)</text:p>
          </table:table-cell>
          <table:table-cell table:style-name="Таблица22.D2" office:value-type="string">
            <text:p text:style-name="P71">максимальное количество <text:span text:style-name="T13">TCAP</text:span> диалогов на подсистему, по умолчанию 2000</text:p>
          </table:table-cell>
        </table:table-row>
      </table:table>
      <text:p text:style-name="Text_20_body"/>
      <text:h text:style-name="Heading_20_2" text:outline-level="2"><text:bookmark text:name="__RefHeading__9245_1268417483"/><text:s/><text:bookmark-start text:name="_Параметры_секции_AbonentDetector_(с"/>Параметры секции <text:bookmark-end text:name="_Параметры_секции_AbonentDetector_(с"/><text:span text:style-name="T13">AbonentDetector</text:span> (сервис <text:span text:style-name="T26">icsAbntDetector</text:span>).<text:bookmark-end text:name="__RefHeading__9245_1268417483"/></text:h>
      <text:p text:style-name="P96">Данная секция является опциональной. Она предназначена для настройки сервиса определения контракта абонентов. В секции определены следующие параметры:</text:p>
      <text:p text:style-name="P96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row table:style-name="Таблица23.1">
          <table:table-cell table:style-name="Таблица23.A1" office:value-type="string">
            <text:p text:style-name="P15">Имя параметра</text:p>
          </table:table-cell>
          <table:table-cell table:style-name="Таблица23.A1" office:value-type="string">
            <text:p text:style-name="P15">Тип</text:p>
          </table:table-cell>
          <table:table-cell table:style-name="Таблица23.A1" office:value-type="string">
            <text:p text:style-name="P15">Наличие</text:p>
          </table:table-cell>
          <table:table-cell table:style-name="Таблица23.D1" office:value-type="string">
            <text:p text:style-name="P11">Описание</text:p>
          </table:table-cell>
        </table:table-row>
        <table:table-row table:style-name="Таблица23.1">
          <table:table-cell table:style-name="Таблица23.A2" office:value-type="string">
            <text:p text:style-name="P118">abonentPolicy</text:p>
          </table:table-cell>
          <table:table-cell table:style-name="Таблица23.A2" office:value-type="string">
            <text:p text:style-name="P50">строка</text:p>
          </table:table-cell>
          <table:table-cell table:style-name="Таблица23.A2" office:value-type="string">
            <text:p text:style-name="P50">обязательный</text:p>
          </table:table-cell>
          <table:table-cell table:style-name="Таблица23.D2" office:value-type="string">
            <text:p text:style-name="P71">задает имя ‘политики абонента’по умолчанию (название подсекции в секции <text:span text:style-name="T14">AbonentPolicies</text:span>), она применяется если <text:span text:style-name="T13">MSISDN</text:span> адрес абонента не соответствует ни одному из пулов адресов заданных политик</text:p>
          </table:table-cell>
        </table:table-row>
        <table:table-row table:style-name="Таблица23.1">
          <table:table-cell table:style-name="Таблица23.A2" office:value-type="string">
            <text:p text:style-name="P118">abonentTypeTimeout</text:p>
          </table:table-cell>
          <table:table-cell table:style-name="Таблица23.A2" office:value-type="string">
            <text:p text:style-name="P50">целое<text:line-break/>(<text:span text:style-name="T13">c</text:span>екунды:<text:line-break/> [1 .. 65535])</text:p>
          </table:table-cell>
          <table:table-cell table:style-name="Таблица23.A2" office:value-type="string">
            <text:p text:style-name="P50">опциональный<text:line-break/>(<text:span text:style-name="T13">default</text:span>)</text:p>
          </table:table-cell>
          <table:table-cell table:style-name="Таблица23.D2" office:value-type="string">
            <text:p text:style-name="P71">Таймаут, ограничивающий время на определение контракта абонента, по умолчанию: 8 сек.</text:p>
          </table:table-cell>
        </table:table-row>
        <table:table-row table:style-name="Таблица23.1">
          <table:table-cell table:style-name="Таблица23.A2" office:value-type="string">
            <text:p text:style-name="P111">maxRequests</text:p>
          </table:table-cell>
          <table:table-cell table:style-name="Таблица23.A2" office:value-type="string">
            <text:p text:style-name="P50">целое <text:line-break/>[1 .. 100000<text:span text:style-name="T13">]</text:span></text:p>
          </table:table-cell>
          <table:table-cell table:style-name="Таблица23.A2" office:value-type="string">
            <text:p text:style-name="P50">опциональный<text:span text:style-name="T13"><text:line-break/>(default)</text:span></text:p>
          </table:table-cell>
          <table:table-cell table:style-name="Таблица23.D2" office:value-type="string">
            <text:p text:style-name="P71">Максимальное количество одновременно обрабатываемых запросов на одно клиентское соединение, по умолчанию: 1000</text:p>
          </table:table-cell>
        </table:table-row>
        <table:table-row table:style-name="Таблица23.1">
          <table:table-cell table:style-name="Таблица23.A2" office:value-type="string">
            <text:p text:style-name="P111"><text:span text:style-name="T13">useC</text:span><text:span text:style-name="T13">ache</text:span></text:p>
          </table:table-cell>
          <table:table-cell table:style-name="Таблица23.A2" office:value-type="string">
            <text:p text:style-name="P66">bool</text:p>
          </table:table-cell>
          <table:table-cell table:style-name="Таблица23.A2" office:value-type="string">
            <text:p text:style-name="P50">опциональный<text:line-break/>(<text:span text:style-name="T13">default</text:span>)</text:p>
          </table:table-cell>
          <table:table-cell table:style-name="Таблица23.D2" office:value-type="string">
            <text:p text:style-name="P71">Включает использование кэша абонентов, по умолчанию: <text:span text:style-name="T14">true</text:span></text:p>
          </table:table-cell>
        </table:table-row>
        <table:table-row table:style-name="Таблица23.1">
          <table:table-cell table:style-name="Таблица23.A2" office:value-type="string">
            <text:p text:style-name="P111"><text:span text:style-name="T13">cacheExpiration</text:span> </text:p>
          </table:table-cell>
          <table:table-cell table:style-name="Таблица23.A2" office:value-type="string">
            <text:p text:style-name="P50">целое (минуты)<text:span text:style-name="T13"><text:line-break/></text:span><text:span text:style-name="T13">[1 .. 65535]</text:span></text:p>
          </table:table-cell>
          <table:table-cell table:style-name="Таблица23.A2" office:value-type="string">
            <text:p text:style-name="P50">опциональный<text:span text:style-name="T13"><text:line-break/></text:span>(<text:span text:style-name="T13">default</text:span>)</text:p>
          </table:table-cell>
          <table:table-cell table:style-name="Таблица23.D2" office:value-type="string">
            <text:p text:style-name="P71">Время легетимности <text:s/>данных из кэша абонентов, по умолчанию: 20, значение 0 означает использовать <text:span text:style-name="T13">cacheExpiration</text:span> из настроек кэша.</text:p>
          </table:table-cell>
        </table:table-row>
      </table:table>
      <text:p text:style-name="Text_20_body"/>
      <text:p text:style-name="Text_20_body"/>
      <text:h text:style-name="Heading_20_2" text:outline-level="2"><text:bookmark text:name="__RefHeading__9247_1268417483"/><text:s/><text:bookmark-start text:name="_Параметры_секции_Billing."/>Параметры секции <text:bookmark-end text:name="_Параметры_секции_Billing."/><text:span text:style-name="T13">Billing</text:span> (сервис <text:span text:style-name="T26">icsSmBilling</text:span>).<text:bookmark-end text:name="__RefHeading__9247_1268417483"/></text:h>
      <text:p text:style-name="P103">Данная секция является опциональной. Она предназначена для настройки сервиса тарификации <text:span text:style-name="T152">ExtraSMS/</text:span><text:span text:style-name="T13">SMS</text:span>/<text:span text:style-name="T153">USSD</text:span> сообщений. В секции определены подсекция <text:span text:style-name="T14">BillingModes</text:span>, задающая режимы тарификации для различных типов сообщений, <text:s/>а также следующие параметры.</text:p>
      <text:p text:style-name="P96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row table:style-name="Таблица24.1">
          <table:table-cell table:style-name="Таблица24.A1" office:value-type="string">
            <text:p text:style-name="P15">Имя параметра</text:p>
          </table:table-cell>
          <table:table-cell table:style-name="Таблица24.A1" office:value-type="string">
            <text:p text:style-name="P15">Тип</text:p>
          </table:table-cell>
          <table:table-cell table:style-name="Таблица24.A1" office:value-type="string">
            <text:p text:style-name="P15">Наличие</text:p>
          </table:table-cell>
          <table:table-cell table:style-name="Таблица24.D1" office:value-type="string">
            <text:p text:style-name="P11">Описание</text:p>
          </table:table-cell>
        </table:table-row>
        <table:table-row table:style-name="Таблица24.1">
          <table:table-cell table:style-name="Таблица24.A2" office:value-type="string">
            <text:p text:style-name="P118">abonentTypeRequest</text:p>
          </table:table-cell>
          <table:table-cell table:style-name="Таблица24.A2" office:value-type="string">
            <text:p text:style-name="P50">строка</text:p>
          </table:table-cell>
          <table:table-cell table:style-name="Таблица24.A2" office:value-type="string">
            <text:p text:style-name="P50">опциональный<text:line-break/>(<text:span text:style-name="T13">default</text:span>)</text:p>
          </table:table-cell>
          <table:table-cell table:style-name="Таблица24.D2" office:value-type="string">
            <text:p text:style-name="P71">режим определения типа котракта абонента (запрос к провайдеру абонентов):</text:p>
            <text:list xml:id="list948023609" text:style-name="WW8Num37">
              <text:list-item>
                <text:p text:style-name="P190"><text:span text:style-name="T14">onDemand</text:span> – по требованию, если необходимо для тарификации (по умолчанию),</text:p>
              </text:list-item>
              <text:list-item>
                <text:p text:style-name="P190"><text:span text:style-name="T14">always</text:span><text:span text:style-name="T13"> <text:s/>- </text:span>всегда</text:p>
              </text:list-item>
            </text:list>
          </table:table-cell>
        </table:table-row>
        <table:table-row table:style-name="Таблица24.1">
          <table:table-cell table:style-name="Таблица24.A2" office:value-type="string">
            <text:p text:style-name="P118">abonentPolicy</text:p>
          </table:table-cell>
          <table:table-cell table:style-name="Таблица24.A2" office:value-type="string">
            <text:p text:style-name="P50">строка</text:p>
          </table:table-cell>
          <table:table-cell table:style-name="Таблица24.A2" office:value-type="string">
            <text:p text:style-name="P50">опциональный</text:p>
          </table:table-cell>
          <table:table-cell table:style-name="Таблица24.D2" office:value-type="string">
            <text:p text:style-name="P71">задает имя ‘политики абонента’по умолчанию (название подсекции в секции <text:span text:style-name="T14">AbonentPolicies</text:span>), она применяется если <text:span text:style-name="T13">MSISDN</text:span> адрес абонента не соответствует ни одному из пулов адресов заданных политик</text:p>
            <text:p text:style-name="P70">требуется, если в подсекции <text:span text:style-name="T14">BillingModes</text:span> присутствует режим тарификации <text:span text:style-name="T13">IN</text:span> или <text:span text:style-name="T13">abonentTypeRequest</text:span> выставлен в <text:span text:style-name="T14">always</text:span></text:p>
          </table:table-cell>
        </table:table-row>
        <text:soft-page-break/>
        <table:table-row table:style-name="Таблица24.1">
          <table:table-cell table:style-name="Таблица24.A2" office:value-type="string">
            <text:p text:style-name="P118">abonentTypeTimeout</text:p>
          </table:table-cell>
          <table:table-cell table:style-name="Таблица24.A2" office:value-type="string">
            <text:p text:style-name="P50">целое<text:line-break/>(<text:span text:style-name="T13">c</text:span>екунды:<text:line-break/> [1 .. 65535])</text:p>
          </table:table-cell>
          <table:table-cell table:style-name="Таблица24.A2" office:value-type="string">
            <text:p text:style-name="P50">опциональный<text:line-break/>(<text:span text:style-name="T13">default</text:span>)</text:p>
          </table:table-cell>
          <table:table-cell table:style-name="Таблица24.D2" office:value-type="string">
            <text:p text:style-name="P71">Таймаут, ограничивающий время на определение контракта абонента, по умолчанию: 8 сек.</text:p>
            <text:p text:style-name="P70">требуется, если в подсекции <text:span text:style-name="T14">BillingModes</text:span> присутствует режим тарификации <text:span text:style-name="T13">IN</text:span> или <text:span text:style-name="T13">abonentTypeRequest</text:span> выставлен в <text:span text:style-name="T14">always</text:span></text:p>
          </table:table-cell>
        </table:table-row>
        <table:table-row table:style-name="Таблица24.1">
          <table:table-cell table:style-name="Таблица24.A2" office:value-type="string">
            <text:p text:style-name="P118">maxBillings</text:p>
          </table:table-cell>
          <table:table-cell table:style-name="Таблица24.A2" office:value-type="string">
            <text:p text:style-name="P50">целое <text:line-break/>[1 .. 100000<text:span text:style-name="T13">]</text:span></text:p>
          </table:table-cell>
          <table:table-cell table:style-name="Таблица24.A2" office:value-type="string">
            <text:p text:style-name="P50">опциональный<text:span text:style-name="T13"><text:line-break/></text:span><text:span text:style-name="T13">(default)</text:span></text:p>
          </table:table-cell>
          <table:table-cell table:style-name="Таблица24.D2" office:value-type="string">
            <text:p text:style-name="P71">Максимальное количество одновременно обрабатываемых запросов на одно клиентское соединение, по умолчанию: 1000</text:p>
          </table:table-cell>
        </table:table-row>
        <table:table-row table:style-name="Таблица24.1">
          <table:table-cell table:style-name="Таблица24.A2" office:value-type="string">
            <text:p text:style-name="P118">maxTimeout</text:p>
          </table:table-cell>
          <table:table-cell table:style-name="Таблица24.A2" office:value-type="string">
            <text:p text:style-name="P50">целое</text:p>
            <text:p text:style-name="P49">(<text:span text:style-name="T13">c</text:span>екунды:<text:line-break/> [5 .. 65535])</text:p>
          </table:table-cell>
          <table:table-cell table:style-name="Таблица24.A2" office:value-type="string">
            <text:p text:style-name="P50">опциональный</text:p>
          </table:table-cell>
          <table:table-cell table:style-name="Таблица24.D2" office:value-type="string">
            <text:p text:style-name="P71">Максимальный таймаут на промежуточные операции (взаимодействие с <text:span text:style-name="T13">SMSC</text:span>, <text:span text:style-name="T13">etc</text:span>); по его истечению <text:span text:style-name="T13">INMan</text:span> прерывает биллинг<text:span text:style-name="T13">;</text:span> по умолчанию: 1<text:span text:style-name="T134">2</text:span>0 сек</text:p>
            <text:p text:style-name="P85"><text:span text:style-name="T131">NOTE: <text:s/>не рекомендуется выставлять значение меньшее </text:span><text:span text:style-name="T135">9</text:span><text:span text:style-name="T131">0 сек на введённых в эксплуатацию инсталляциях !!! <text:s/></text:span></text:p>
            <text:p text:style-name="P86">меньшие значения допустимы только для отладочных работ !!!</text:p>
          </table:table-cell>
        </table:table-row>
        <table:table-row table:style-name="Таблица24.1">
          <table:table-cell table:style-name="Таблица24.A2" office:value-type="string">
            <text:p text:style-name="P118">cdrMode</text:p>
          </table:table-cell>
          <table:table-cell table:style-name="Таблица24.A2" office:value-type="string">
            <text:p text:style-name="P50">строка</text:p>
          </table:table-cell>
          <table:table-cell table:style-name="Таблица24.A2" office:value-type="string">
            <text:p text:style-name="P50">опциональный<text:line-break/>(<text:span text:style-name="T13">default</text:span>)</text:p>
          </table:table-cell>
          <table:table-cell table:style-name="Таблица24.D2" office:value-type="string">
            <text:p text:style-name="P71">Определяет режим записи <text:span text:style-name="T132">транзакций INMan-a (TDR)</text:span> <text:span text:style-name="T132"><text:s/>в </text:span><text:a xlink:type="simple" xlink:href="#_Структура_CSV_файла_для генерации C"><text:span text:style-name="Internet_20_link"><text:span text:style-name="T13">CSV</text:span></text:span></text:a><text:a xlink:type="simple" xlink:href="#_Структура_CSV_файла_для генерации C"><text:span text:style-name="Internet_20_link"> файл</text:span></text:a><text:span text:style-name="Internet_20_link"><text:span text:style-name="T132">ы</text:span></text:span> для <text:span text:style-name="T132">последующей </text:span>генерации <text:span text:style-name="T13">CDR</text:span> . Варианты:</text:p>
            <text:list xml:id="list389439399" text:style-name="WW8Num15">
              <text:list-item>
                <text:p text:style-name="P191"><text:span text:style-name="T14">none</text:span> – <text:s/>отключить <text:span text:style-name="T133">запись TDR в </text:span><text:s/><text:span text:style-name="T13">CSV</text:span>;</text:p>
              </text:list-item>
              <text:list-item>
                <text:p text:style-name="P192"><text:span text:style-name="T14">all</text:span> - <text:s/><text:span text:style-name="T133">для каждой транзакции писать TDR в</text:span> <text:span text:style-name="T13">CSV</text:span>;</text:p>
              </text:list-item>
              <text:list-item>
                <text:p text:style-name="P192"><text:span text:style-name="T76">billMode </text:span>- <text:span text:style-name="T133">писать TDR в</text:span> <text:span text:style-name="T13">CSV </text:span>в зависимости от заданного <text:a xlink:type="simple" xlink:href="#_Параметры_подсекции_BillingModes."><text:span text:style-name="Internet_20_link">режима тарификации</text:span></text:a> (по умолчанию)</text:p>
              </text:list-item>
            </text:list>
          </table:table-cell>
        </table:table-row>
        <table:table-row table:style-name="Таблица24.1">
          <table:table-cell table:style-name="Таблица24.A2" office:value-type="string">
            <text:p text:style-name="P118">cdrDir</text:p>
          </table:table-cell>
          <table:table-cell table:style-name="Таблица24.A2" office:value-type="string">
            <text:p text:style-name="P50">строка</text:p>
          </table:table-cell>
          <table:table-cell table:style-name="Таблица24.A2" office:value-type="string">
            <text:p text:style-name="P50">опциональный</text:p>
          </table:table-cell>
          <table:table-cell table:style-name="Таблица24.D2" office:value-type="string">
            <text:p text:style-name="P71">директория для хранения файлов с <text:span text:style-name="T13">CDR</text:span> записями, <text:s/>требуется если <text:span text:style-name="T13">cdrMode</text:span> не <text:span text:style-name="T30">none</text:span></text:p>
          </table:table-cell>
        </table:table-row>
        <table:table-row table:style-name="Таблица24.1">
          <table:table-cell table:style-name="Таблица24.A2" office:value-type="string">
            <text:p text:style-name="P118">cdrInterval</text:p>
          </table:table-cell>
          <table:table-cell table:style-name="Таблица24.A2" office:value-type="string">
            <text:p text:style-name="P50">целое (<text:span text:style-name="T13">c</text:span>екунды:<text:line-break/> [1 .. 65535])</text:p>
          </table:table-cell>
          <table:table-cell table:style-name="Таблица24.A2" office:value-type="string">
            <text:p text:style-name="P50">опциональный</text:p>
          </table:table-cell>
          <table:table-cell table:style-name="Таблица24.D2" office:value-type="string">
            <text:p text:style-name="P71">Период накопления записей в <text:a xlink:type="simple" xlink:href="#_Структура_CSV_файла"><text:span text:style-name="Internet_20_link"><text:span text:style-name="T13">CSV</text:span></text:span></text:a><text:a xlink:type="simple" xlink:href="#_Структура_CSV_файла"><text:span text:style-name="Internet_20_link"> файл</text:span></text:a>, по истечению создается следующий файл, требуется если <text:span text:style-name="T13">cdrMode</text:span> не <text:span text:style-name="T30">none</text:span></text:p>
          </table:table-cell>
        </table:table-row>
        <table:table-row table:style-name="Таблица24.1">
          <table:table-cell table:style-name="Таблица24.A2" office:value-type="string">
            <text:p text:style-name="P111"><text:span text:style-name="T13">useC</text:span><text:span text:style-name="T13">ache</text:span></text:p>
          </table:table-cell>
          <table:table-cell table:style-name="Таблица24.A2" office:value-type="string">
            <text:p text:style-name="P66">bool</text:p>
          </table:table-cell>
          <table:table-cell table:style-name="Таблица24.A2" office:value-type="string">
            <text:p text:style-name="P50">опциональный<text:line-break/>(<text:span text:style-name="T13">default</text:span>)</text:p>
          </table:table-cell>
          <table:table-cell table:style-name="Таблица24.D2" office:value-type="string">
            <text:p text:style-name="P71">Включает использование кэша абонентов, по умолчанию: <text:span text:style-name="T14">true</text:span></text:p>
          </table:table-cell>
        </table:table-row>
        <table:table-row table:style-name="Таблица24.1">
          <table:table-cell table:style-name="Таблица24.A2" office:value-type="string">
            <text:p text:style-name="P111"><text:span text:style-name="T13">cacheExpiration</text:span> </text:p>
          </table:table-cell>
          <table:table-cell table:style-name="Таблица24.A2" office:value-type="string">
            <text:p text:style-name="P50">целое (минуты)<text:span text:style-name="T13"><text:line-break/></text:span><text:span text:style-name="T13">[1 .. 65535]</text:span></text:p>
          </table:table-cell>
          <table:table-cell table:style-name="Таблица24.A2" office:value-type="string">
            <text:p text:style-name="P50">опциональный<text:span text:style-name="T13"><text:line-break/></text:span>(<text:span text:style-name="T13">default</text:span>)</text:p>
          </table:table-cell>
          <table:table-cell table:style-name="Таблица24.D2" office:value-type="string">
            <text:p text:style-name="P71">Время легетимности <text:s/>данных из кэша абонентов, по умолчанию: 20, значение 0 означает использовать <text:span text:style-name="T13">cacheExpiration</text:span> из настроек кэша.</text:p>
          </table:table-cell>
        </table:table-row>
        <table:table-row table:style-name="Таблица24.1">
          <table:table-cell table:style-name="Таблица24.A2" office:value-type="string">
            <text:p text:style-name="P118">CAP3Sms</text:p>
          </table:table-cell>
          <table:table-cell table:style-name="Таблица24.A2" office:value-type="string">
            <text:p text:style-name="P50">строка</text:p>
          </table:table-cell>
          <table:table-cell table:style-name="Таблица24.A2" office:value-type="string">
            <text:p text:style-name="P50">опциональный</text:p>
          </table:table-cell>
          <table:table-cell table:style-name="Таблица24.D2" office:value-type="string">
            <text:p text:style-name="P71">Имя секции вида <text:a xlink:type="simple" xlink:href="#_Шаблон_секции_TCAPUser"><text:span text:style-name="Internet_20_link">Шаблон секции TCAPUser</text:span></text:a> с настройками для диалога с <text:span text:style-name="T13">IN</text:span>-платформами. </text:p>
            <text:p text:style-name="P70">требуется, если в подсекции <text:span text:style-name="T14">BillingModes</text:span> присутствует режим тарификации <text:span text:style-name="T13">IN</text:span></text:p>
          </table:table-cell>
        </table:table-row>
        <table:table-row table:style-name="Таблица24.1">
          <table:table-cell table:style-name="Таблица24.A2" office:value-type="string">
            <text:p text:style-name="P118">smsExtraConfig</text:p>
          </table:table-cell>
          <table:table-cell table:style-name="Таблица24.A2" office:value-type="string">
            <text:p text:style-name="P50">строка</text:p>
          </table:table-cell>
          <table:table-cell table:style-name="Таблица24.A2" office:value-type="string">
            <text:p text:style-name="P50">опциональный</text:p>
          </table:table-cell>
          <table:table-cell table:style-name="Таблица24.D2" office:value-type="string">
            <text:p text:style-name="P71">имя <text:span text:style-name="T154">секции вида </text:span><text:a xlink:type="simple" xlink:href="#5.13. Шаблон секции SMS-Extra (сервис icsSmBilling).|outline"><text:span text:style-name="T154">Шаблон секции SMS-Extra</text:span></text:a> <text:span text:style-name="T154">, содержащей параметры для тарификации</text:span> <text:span text:style-name="T13">SMS</text:span> <text:span text:style-name="T13">Extra</text:span> услуг.</text:p>
          </table:table-cell>
        </table:table-row>
      </table:table>
      <text:p text:style-name="Text_20_body"/>
      <text:p text:style-name="P30"/>
      <text:h text:style-name="Heading_20_3" text:outline-level="3" text:restart-numbering="true" text:start-value="1"><text:bookmark text:name="__RefHeading__9249_1268417483"/><text:s/><text:bookmark-start text:name="_Параметры_подсекции_BillingModes."/>Параметры подсекции <text:bookmark-end text:name="_Параметры_подсекции_BillingModes."/><text:span text:style-name="T13">BillingModes</text:span>.<text:bookmark-end text:name="__RefHeading__9249_1268417483"/></text:h>
      <text:p text:style-name="Text_20_body">Данная подсекция задает режимы тарификации для типов сообщений описанных в <text:a xlink:type="simple" xlink:href="#_Логика_и_режимы"><text:span text:style-name="Internet_20_link">Логика и режимы тарификации.</text:span></text:a> Секция может содержать только подсекции с именами, соответствующими типам сообщений. В каждой такой подсекции определены следующие параметры:</text:p>
      <text:p text:style-name="Text_20_body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ext:soft-page-break/>
        <table:table-row table:style-name="Таблица25.1">
          <table:table-cell table:style-name="Таблица25.A1" office:value-type="string">
            <text:p text:style-name="P15">Имя параметра</text:p>
          </table:table-cell>
          <table:table-cell table:style-name="Таблица25.A1" office:value-type="string">
            <text:p text:style-name="P15">Тип</text:p>
          </table:table-cell>
          <table:table-cell table:style-name="Таблица25.A1" office:value-type="string">
            <text:p text:style-name="P15">Наличие</text:p>
          </table:table-cell>
          <table:table-cell table:style-name="Таблица25.D1" office:value-type="string">
            <text:p text:style-name="P11">Описание</text:p>
          </table:table-cell>
        </table:table-row>
        <table:table-row table:style-name="Таблица25.1">
          <table:table-cell table:style-name="Таблица25.A2" office:value-type="string">
            <text:p text:style-name="P111">МО</text:p>
          </table:table-cell>
          <table:table-cell table:style-name="Таблица25.A2" office:value-type="string">
            <text:p text:style-name="P50">строка</text:p>
          </table:table-cell>
          <table:table-cell table:style-name="Таблица25.A2" office:value-type="string">
            <text:p text:style-name="P55">обязательный</text:p>
          </table:table-cell>
          <table:table-cell table:style-name="Таблица25.D2" office:value-type="string">
            <text:p text:style-name="P71"><text:a xlink:type="simple" xlink:href="#_Логика_тарификации"><text:span text:style-name="Internet_20_link">режим <text:s/>тарификации</text:span></text:a> для тарификации отправителя сообщения</text:p>
          </table:table-cell>
        </table:table-row>
        <table:table-row table:style-name="Таблица25.1">
          <table:table-cell table:style-name="Таблица25.A2" office:value-type="string">
            <text:p text:style-name="P111">МТ</text:p>
          </table:table-cell>
          <table:table-cell table:style-name="Таблица25.A2" office:value-type="string">
            <text:p text:style-name="P50">строка</text:p>
          </table:table-cell>
          <table:table-cell table:style-name="Таблица25.A2" office:value-type="string">
            <text:p text:style-name="P55">обязательный</text:p>
          </table:table-cell>
          <table:table-cell table:style-name="Таблица25.D2" office:value-type="string">
            <text:p text:style-name="P71"><text:a xlink:type="simple" xlink:href="#_Логика_тарификации"><text:span text:style-name="Internet_20_link">режим тарификации</text:span></text:a> для тарификации получателя сообщения </text:p>
          </table:table-cell>
        </table:table-row>
      </table:table>
      <text:p text:style-name="Text_20_body"/>
      <text:p text:style-name="Text_20_body"><text:span text:style-name="T14">NOTE</text:span><text:span text:style-name="T76">:</text:span> Для режиа ‘<text:span text:style-name="T23">IN</text:span>’, возможно задание через запятую вторичного режима тарификации: <text:span text:style-name="T23">CDR</text:span> или <text:span text:style-name="T23">OFF</text:span>. <text:s/>Вторичный режим будет использоваться в случае если по какой-либо причине (отказ сигнальной сети, недостаточно данных в файле конфигурации) невозможно инициировать диалог с <text:span text:style-name="T13">IN</text:span>-платформой. По умолчанию используется <text:span text:style-name="T23">OFF</text:span>.</text:p>
      <text:p text:style-name="Text_20_body"><text:span text:style-name="T30">NOTE</text:span><text:span text:style-name="T87">:</text:span><text:span text:style-name="T76"> </text:span><text:span text:style-name="T56">В случае сбоя, после того как </text:span><text:span text:style-name="T21">IN</text:span><text:span text:style-name="T56">-платформа уже дала разрешение на оказание услуги, ВСЕГДА формируется </text:span><text:span text:style-name="T21">CDR</text:span><text:span text:style-name="T56"> запись. </text:span></text:p>
      <text:p text:style-name="Text_20_body"><text:span text:style-name="T76">Пример</text:span><text:span text:style-name="T14">:</text:span></text:p>
      <text:p text:style-name="P96"><text:span text:style-name="T13"><text:s text:c="6"/></text:span><text:span text:style-name="T13">&lt;section name=" BillingModes "&gt;</text:span></text:p>
      <text:p text:style-name="P108"><text:s text:c="4"/>&lt;section name="SMS"&gt;</text:p>
      <text:p text:style-name="P97"><text:s text:c="6"/><text:tab/><text:tab/>&lt;param name="MO" type="string"&gt;OFF&lt;/param&gt;</text:p>
      <text:p text:style-name="P109"><text:s text:c="6"/>&lt;param name="MT" type="string"&gt;IN,CDR&lt;/param&gt;</text:p>
      <text:p text:style-name="P108"><text:s text:c="4"/>&lt;/section&gt;</text:p>
      <text:p text:style-name="P97"><text:s text:c="3"/><text:tab/> &lt;section name="XSMS"&gt;</text:p>
      <text:p text:style-name="P97"><text:s text:c="5"/><text:tab/><text:tab/> &lt;param name="MO" type="string"&gt;IN,OFF&lt;/param&gt;</text:p>
      <text:p text:style-name="P108"><text:s text:c="6"/>&lt;param name="MT" type="string"&gt;IN,CDR&lt;/param&gt;</text:p>
      <text:p text:style-name="P110"><text:span text:style-name="T13"><text:s text:c="4"/></text:span>&lt;/<text:span text:style-name="T13">section</text:span>&gt;</text:p>
      <text:p text:style-name="P96"><text:s text:c="6"/>&lt;/<text:span text:style-name="T13">section</text:span>&gt;</text:p>
      <text:p text:style-name="P75"/>
      <text:p text:style-name="Text_20_body"><text:span text:style-name="T14">NOTE</text:span><text:span text:style-name="T76">: <text:s/></text:span>если хотя бы один режим тарификации выставлен в <text:span text:style-name="T23">IN</text:span>, то в файле конфигурации <text:span text:style-name="T13">INMan</text:span>-<text:span text:style-name="T13">a</text:span> должна быть заполнена секции <text:span text:style-name="T13">SS</text:span>7 для обеспечения взаимодействия с элементами сигнальной сети .</text:p>
      <text:p text:style-name="P41"/>
      <text:h text:style-name="P165" text:outline-level="2"><text:bookmark-start text:name="_Параметры_секции_SS7."/><text:bookmark-start text:name="_Параметры_секции_IN_interaction."/><text:bookmark text:name="__RefHeading__10423_1186924277"/><text:s/><text:span text:style-name="T147">Шаблон</text:span> секции <text:span text:style-name="T147">SMS</text:span><text:span text:style-name="T149">-</text:span><text:span text:style-name="T147">Extra</text:span> (сервис <text:span text:style-name="T26">icsSmBilling</text:span>).<text:bookmark-end text:name="_Параметры_секции_SS7."/><text:bookmark-end text:name="_Параметры_секции_IN_interaction."/><text:bookmark-end text:name="__RefHeading__10423_1186924277"/></text:h>
      <text:p text:style-name="P42"><text:span text:style-name="T148">Секция</text:span> конфигурации <text:span text:style-name="T13">SMS</text:span> <text:span text:style-name="T13">Extra</text:span> услуг <text:span text:style-name="T148">может иметь произвольное название., но может содержать только подсекции фиксированного формата, каждая из которых описывает определённый пакет Extra услуг и может содержать </text:span>следующими параметр<text:span text:style-name="T148">ы</text:span>:</text:p>
      <text:p text:style-name="P102"/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row table:style-name="Таблица38.1">
          <table:table-cell table:style-name="Таблица38.A1" office:value-type="string">
            <text:p text:style-name="P18">Имя параметра</text:p>
          </table:table-cell>
          <table:table-cell table:style-name="Таблица38.A1" office:value-type="string">
            <text:p text:style-name="P18">Тип</text:p>
          </table:table-cell>
          <table:table-cell table:style-name="Таблица38.A1" office:value-type="string">
            <text:p text:style-name="P18">Наличие</text:p>
          </table:table-cell>
          <table:table-cell table:style-name="Таблица38.D1" office:value-type="string">
            <text:p text:style-name="P14">Описание</text:p>
          </table:table-cell>
        </table:table-row>
        <table:table-row table:style-name="Таблица38.1">
          <table:table-cell table:style-name="Таблица38.A2" office:value-type="string">
            <text:p text:style-name="P121">serviceCode</text:p>
          </table:table-cell>
          <table:table-cell table:style-name="Таблица38.A2" office:value-type="string">
            <text:p text:style-name="P54">целое</text:p>
          </table:table-cell>
          <table:table-cell table:style-name="Таблица38.A2" office:value-type="string">
            <text:p text:style-name="P54">обязательный</text:p>
          </table:table-cell>
          <table:table-cell table:style-name="Таблица38.D2" office:value-type="string">
            <text:p text:style-name="P73">сервис-код пакета услуг</text:p>
          </table:table-cell>
        </table:table-row>
        <table:table-row table:style-name="Таблица38.1">
          <table:table-cell table:style-name="Таблица38.A2" office:value-type="string">
            <text:p text:style-name="P121">serviceMask</text:p>
          </table:table-cell>
          <table:table-cell table:style-name="Таблица38.A2" office:value-type="string">
            <text:p text:style-name="P54">целое</text:p>
          </table:table-cell>
          <table:table-cell table:style-name="Таблица38.A2" office:value-type="string">
            <text:p text:style-name="P54">обязательный</text:p>
          </table:table-cell>
          <table:table-cell table:style-name="Таблица38.D2" office:value-type="string">
            <text:p text:style-name="P73">маска пакета услуг</text:p>
          </table:table-cell>
        </table:table-row>
        <table:table-row table:style-name="Таблица38.1">
          <table:table-cell table:style-name="Таблица38.A2" office:value-type="string">
            <text:p text:style-name="P115"><text:s/>serviceAdr</text:p>
          </table:table-cell>
          <table:table-cell table:style-name="Таблица38.A2" office:value-type="string">
            <text:p text:style-name="P54">строка</text:p>
          </table:table-cell>
          <table:table-cell table:style-name="Таблица38.A2" office:value-type="string">
            <text:p text:style-name="P54">опциональный</text:p>
          </table:table-cell>
          <table:table-cell table:style-name="Таблица38.D2" office:value-type="string">
            <text:p text:style-name="P73">короткий номер (<text:a xlink:type="simple" xlink:href="#_Структура_ChargeSms_PDU_1"><text:span text:style-name="Internet_20_link">dstSubscriberNumber</text:span></text:a>) для обращения к <text:span text:style-name="T13">IN</text:span>-платформе, его отсутствие <text:s/>означает тарификацию услуг через создание <text:span text:style-name="T13">CDR</text:span></text:p>
          </table:table-cell>
        </table:table-row>
        <table:table-row table:style-name="Таблица38.1">
          <table:table-cell table:style-name="Таблица38.A2" office:value-type="string">
            <text:p text:style-name="P115">chargeBearer</text:p>
          </table:table-cell>
          <table:table-cell table:style-name="Таблица38.A2" office:value-type="string">
            <text:p text:style-name="P67">bool</text:p>
          </table:table-cell>
          <table:table-cell table:style-name="Таблица38.A2" office:value-type="string">
            <text:p text:style-name="P54">опциональный<text:line-break/>(<text:span text:style-name="T13">default</text:span>)</text:p>
          </table:table-cell>
          <table:table-cell table:style-name="Таблица38.D2" office:value-type="string">
            <text:p text:style-name="P73">признак тарификации сообщения-носителя (базового <text:span text:style-name="T13">SMS</text:span>), по умолчанию: <text:span text:style-name="T14">false</text:span>.</text:p>
            <text:p text:style-name="P74">При значении <text:span text:style-name="T14">true</text:span> <text:span text:style-name="T13">INMan</text:span>, будет инициировать для <text:span text:style-name="T13">prepaid</text:span> абонентов два диалога с <text:span text:style-name="T13">IN</text:span>-платформой: один для тарификации базового сообщения до получателя, второй - для тарификации <text:span text:style-name="T13">SMS</text:span> <text:span text:style-name="T13">Extra</text:span> услуги, <text:span text:style-name="T144">при этом в CSV файл </text:span><text:span text:style-name="T145">запишется</text:span><text:span text:style-name="T144"> две </text:span><text:a xlink:type="simple" xlink:href="#4.2. Строка данных CSV файла (TDR).|outline"><text:span text:style-name="T144">TDR </text:span></text:a><text:soft-page-break/><text:a xlink:type="simple" xlink:href="#4.2. Строка данных CSV файла (TDR).|outline"><text:span text:style-name="T144">записи</text:span></text:a>. Для <text:span text:style-name="T13">posptpaid</text:span> абонентов <text:span text:style-name="T144">в </text:span><text:span text:style-name="T46">CSV <text:s/>файл </text:span>по прежнему генерится одна запись со всей информацией.</text:p>
          </table:table-cell>
        </table:table-row>
      </table:table>
      <text:p text:style-name="P42"/>
      <text:p text:style-name="P42"><text:span text:style-name="T76">Пример</text:span><text:span text:style-name="T14">:</text:span></text:p>
      <text:p text:style-name="P28"><text:s/>&lt;section name="SMS-<text:span text:style-name="T148">Extra</text:span>"&gt;</text:p>
      <text:p text:style-name="P28"><text:s text:c="4"/>&lt;section name="SMS-Flash"&gt;</text:p>
      <text:p text:style-name="P28"><text:s text:c="6"/>&lt;param name="serviceCode" type="int"&gt;1&lt;/param&gt;</text:p>
      <text:p text:style-name="P28"><text:s text:c="6"/>&lt;param name="serviceMask" type="int"&gt;2&lt;/param&gt;</text:p>
      <text:p text:style-name="P28"><text:s text:c="6"/>&lt;param name="serviceAdr" type="string"&gt;smsx:7961&lt;/param&gt;</text:p>
      <text:p text:style-name="P28"><text:s text:c="4"/>&lt;/section&gt;</text:p>
      <text:p text:style-name="P28"><text:s text:c="4"/>&lt;section name="SMS-Calendar"&gt;</text:p>
      <text:p text:style-name="P28"><text:s text:c="6"/>&lt;param name="serviceCode" type="int"&gt;2&lt;/param&gt;</text:p>
      <text:p text:style-name="P28"><text:s text:c="6"/>&lt;param name="serviceMask" type="int"&gt;4&lt;/param&gt;</text:p>
      <text:p text:style-name="P28"><text:s text:c="6"/>&lt;param name="serviceAdr" type="string"&gt;smsx:7962&lt;/param&gt;</text:p>
      <text:p text:style-name="P28"><text:s text:c="4"/>&lt;/section&gt;</text:p>
      <text:p text:style-name="P28"><text:s text:c="4"/>&lt;section name="SMS-Flash-Calendar"&gt;</text:p>
      <text:p text:style-name="P28"><text:s text:c="6"/>&lt;param name="serviceCode" type="int"&gt;5&lt;/param&gt;</text:p>
      <text:p text:style-name="P28"><text:s text:c="6"/>&lt;param name="serviceMask" type="int"&gt;6&lt;/param&gt; &lt;!-- 4+2 --&gt;</text:p>
      <text:p text:style-name="P28"><text:s text:c="6"/>&lt;param name="serviceAdr" type="string"&gt;smsx:7965&lt;/param&gt;</text:p>
      <text:p text:style-name="P28"><text:s text:c="4"/>&lt;/section&gt;</text:p>
      <text:p text:style-name="P28"><text:s text:c="4"/>&lt;section name="SMS-Flash-Group"&gt;</text:p>
      <text:p text:style-name="P28"><text:s text:c="6"/>&lt;param name="serviceCode" type="int"&gt;7&lt;/param&gt;</text:p>
      <text:p text:style-name="P28"><text:s text:c="6"/>&lt;param name="serviceMask" type="int"&gt;18&lt;/param&gt; &lt;!-- 16+2 --&gt;</text:p>
      <text:p text:style-name="P28"><text:s text:c="6"/>&lt;param name="serviceAdr" type="string"&gt;smsx:7965&lt;/param&gt;</text:p>
      <text:p text:style-name="P28"><text:s text:c="6"/>&lt;param name="chargeBearer" type="bool"&gt;true&lt;/param&gt;</text:p>
      <text:p text:style-name="P28"><text:s text:c="4"/>&lt;/section&gt;</text:p>
      <text:p text:style-name="P28"><text:s/>&lt;/section&gt;</text:p>
      <text:p text:style-name="P42">Здесь<text:span text:style-name="T13"> </text:span>описывается<text:span text:style-name="T13"> </text:span>два<text:span text:style-name="T13"> </text:span>единичных<text:span text:style-name="T13"> </text:span>сервиса<text:span text:style-name="T13"> SMS-Flash <text:s/></text:span>и<text:span text:style-name="T13"> SMS-Calendar, </text:span>их<text:span text:style-name="T13"> </text:span>комбинация<text:span text:style-name="T13"> SMS-Flash-Calendar (</text:span>см<text:span text:style-name="T13">. serviceMask), </text:span>а<text:span text:style-name="T13"> </text:span>также<text:span text:style-name="T13"> </text:span>комбинация<text:span text:style-name="T13"> SMS-Flash-Group </text:span>с<text:span text:style-name="T13"> </text:span>выставленным<text:span text:style-name="T13"> </text:span>признаком<text:span text:style-name="T13"> </text:span>тарификации<text:span text:style-name="T13"> </text:span>сообщения<text:span text:style-name="T13">-</text:span>носителя<text:span text:style-name="T13">.</text:span></text:p>
      <text:p text:style-name="P28"/>
      <text:h text:style-name="Heading_20_2" text:outline-level="2"><text:bookmark text:name="__RefHeading__9251_1268417483"/><text:s/><text:bookmark-start text:name="_Параметры_секции_AbonentPolicies."/>Параметры секции <text:bookmark-end text:name="_Параметры_секции_AbonentPolicies."/><text:span text:style-name="T13">AbonentPolicies</text:span> (сервис <text:span text:style-name="T72">ics</text:span><text:span text:style-name="T26">IAPManager</text:span>).<text:bookmark-end text:name="__RefHeading__9251_1268417483"/></text:h>
      <text:p text:style-name="Text_20_body">Данная секция является обязательной при режимах тарификации, отличных от <text:span text:style-name="T23">none</text:span>.. Она <text:s/>определяет ‘<text:a xlink:type="simple" xlink:href="#2.2.1.2. Политика абонента.|outline"><text:span text:style-name="T61">политики абонентов</text:span></text:a>’ в виде подсекций <text:a xlink:type="simple" xlink:href="#5.14.1. Шаблон подсекции 'AbonentPolicy'.|outline">фиксированного формата</text:a>. К примеру:</text:p>
      <text:p text:style-name="P27">&lt;section name="AbonentPolicies"&gt;</text:p>
      <text:p text:style-name="P27"><text:s text:c="6"/>&lt;section name="MTC_Nsk_Default"&gt;</text:p>
      <text:p text:style-name="P27"><text:s text:c="6"/>&lt;!— abonent policy parameters --&gt;</text:p>
      <text:p text:style-name="P27"><text:s text:c="6"/>&lt;/section&gt;</text:p>
      <text:p text:style-name="P27">&lt;/section&gt;</text:p>
      <text:p text:style-name="Text_20_body">Здесь <text:span text:style-name="T13">MTC</text:span>_<text:span text:style-name="T13">Nsk</text:span>_<text:span text:style-name="T13">Default</text:span> есть имя политики, <text:span text:style-name="T130">которое будет использоваться также и в журнальных записях INMan-a.</text:span></text:p>
      <text:p text:style-name="P47"><text:soft-page-break/><text:span text:style-name="T14">NOTE</text:span><text:span text:style-name="T76">:</text:span> Как минимум одна политика должна быть определена, <text:span text:style-name="T160">чтобы быть использованной по умолчанию.</text:span></text:p>
      <text:p text:style-name="P47"><text:span text:style-name="T160">(см. </text:span>параметр <text:a xlink:type="simple" xlink:href="#_Параметры_секции_Billing."><text:span text:style-name="Internet_20_link"><text:span text:style-name="T13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13">abonentPolicy</text:span></text:span></text:a> , <text:a xlink:type="simple" xlink:href="#5.11. Параметры секции AbonentDetector (сервис icsAbntDetector).|outline"><text:span text:style-name="T160">AbonentDetector.abonentPolicy</text:span></text:a><text:span text:style-name="T160"> )</text:span></text:p>
      <text:p text:style-name="Text_20_body"/>
      <text:h text:style-name="P169" text:outline-level="3"><text:bookmark text:name="__RefHeading__9241_12684174831"/><text:s/><text:span text:style-name="T161">Шаблон </text:span><text:bookmark-start text:name="_Параметры_подсекции_BillingModes.12"/>подсекции <text:bookmark-end text:name="_Параметры_подсекции_BillingModes.12"/><text:span text:style-name="T161">'AbonentPolicy</text:span><text:span text:style-name="T51">'</text:span>.<text:bookmark-end text:name="__RefHeading__9241_12684174831"/></text:h>
      <text:p text:style-name="P202"><text:tab/><text:span text:style-name="T162">В данной подсекции определена обязательная подсекция 'AddressPools' <text:s/>и следующие параметры</text:span></text:p>
      <text:p text:style-name="P202"><text:tab/>Параметры <text:s/><text:span text:style-name="T13">‘</text:span>политики абонентов<text:span text:style-name="T13">’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row table:style-name="Таблица26.1">
          <table:table-cell table:style-name="Таблица26.A1" office:value-type="string">
            <text:p text:style-name="P15">Имя параметра</text:p>
          </table:table-cell>
          <table:table-cell table:style-name="Таблица26.A1" office:value-type="string">
            <text:p text:style-name="P15">Тип</text:p>
          </table:table-cell>
          <table:table-cell table:style-name="Таблица26.A1" office:value-type="string">
            <text:p text:style-name="P15">Наличие</text:p>
          </table:table-cell>
          <table:table-cell table:style-name="Таблица26.D1" office:value-type="string">
            <text:p text:style-name="P11">Описание</text:p>
          </table:table-cell>
        </table:table-row>
        <table:table-row table:style-name="Таблица26.1">
          <table:table-cell table:style-name="Таблица26.A2" office:value-type="string">
            <text:p text:style-name="P118">policy</text:p>
          </table:table-cell>
          <table:table-cell table:style-name="Таблица26.A2" office:value-type="string">
            <text:p text:style-name="P50">строка</text:p>
            <text:p text:style-name="P65">(CSV list)</text:p>
          </table:table-cell>
          <table:table-cell table:style-name="Таблица26.A2" office:value-type="string">
            <text:p text:style-name="P55">обязательный</text:p>
          </table:table-cell>
          <table:table-cell table:style-name="Таблица26.D2" office:value-type="string">
            <text:p text:style-name="P71">список из двух частей, <text:span text:style-name="T162">разделённых двоеточием</text:span>:</text:p>
            <text:p text:style-name="P197"><text:span text:style-name="T74">первая</text:span> – <text:span text:style-name="T162">CSV список имён </text:span>‘<text:a xlink:type="simple" xlink:href="#2.2.1.1. Провайдер абонента.|outline">провайдер</text:a><text:a xlink:type="simple" xlink:href="#2.2.1.1. Провайдер абонента.|outline"><text:span text:style-name="T162">ов</text:span></text:a><text:a xlink:type="simple" xlink:href="#2.2.1.1. Провайдер абонента.|outline"> абонента</text:a>’, (имя подсекции) из секции <text:a xlink:type="simple" xlink:href="#_Параметры_секции_AbonentProviders."><text:span text:style-name="Internet_20_link"><text:span text:style-name="T14">AbonentProviders</text:span></text:span></text:a>, <text:span text:style-name="T162">начиная с версии </text:span><text:span text:style-name="T81">0.8.0</text:span><text:span text:style-name="T99"> распознаётся до двух имён:<text:line-break/>первичный и вторичный, </text:span><text:span text:style-name="T100">который используется если первичный не смог предоставить требуемые данные</text:span><text:span text:style-name="T99"> .</text:span></text:p>
            <text:p text:style-name="P70"><text:span text:style-name="T74">вторая</text:span> – <text:span text:style-name="T13">CSV</text:span> <text:span text:style-name="T52">список</text:span> им<text:span text:style-name="T162">ё</text:span>н <text:span text:style-name="T13">IN</text:span>-<text:span text:style-name="T13">platform</text:span> (имена подсекций) из секции <text:a xlink:type="simple" xlink:href="#_Параметры_секции_IN-Platforms."><text:span text:style-name="Internet_20_link"><text:span text:style-name="T14">IN</text:span></text:span></text:a><text:a xlink:type="simple" xlink:href="#_Параметры_секции_IN-Platforms."><text:span text:style-name="Internet_20_link"><text:span text:style-name="T76">-</text:span></text:span></text:a><text:a xlink:type="simple" xlink:href="#_Параметры_секции_IN-Platforms."><text:span text:style-name="Internet_20_link"><text:span text:style-name="T14">Platforms</text:span></text:span></text:a>.</text:p>
            <text:p text:style-name="P70"><text:span text:style-name="T14">NOTE</text:span><text:span text:style-name="T76">:</text:span> здесь можно использовать символ ‘*’ (<text:span text:style-name="T13">asterisk</text:span>) для обозначения всех <text:span text:style-name="T13">IN</text:span>-<text:span text:style-name="T13">platform</text:span> из секции <text:line-break/><text:a xlink:type="simple" xlink:href="#_Параметры_секции_IN-Platforms."><text:span text:style-name="Internet_20_link"><text:span text:style-name="T14">IN</text:span></text:span></text:a><text:a xlink:type="simple" xlink:href="#_Параметры_секции_IN-Platforms."><text:span text:style-name="Internet_20_link"><text:span text:style-name="T76">-</text:span></text:span></text:a><text:a xlink:type="simple" xlink:href="#_Параметры_секции_IN-Platforms."><text:span text:style-name="Internet_20_link"><text:span text:style-name="T14">Platforms</text:span></text:span></text:a>.</text:p>
            <text:p text:style-name="P70"><text:span text:style-name="T14">NOTE:</text:span><text:span text:style-name="T13"> </text:span>см. примеры ниже.</text:p>
          </table:table-cell>
        </table:table-row>
        <table:table-row table:style-name="Таблица26.1">
          <table:table-cell table:style-name="Таблица26.A2" office:value-type="string">
            <text:p text:style-name="P111"><text:s/><text:span text:style-name="T13">active</text:span></text:p>
          </table:table-cell>
          <table:table-cell table:style-name="Таблица26.A2" office:value-type="string">
            <text:p text:style-name="P66">boolean</text:p>
          </table:table-cell>
          <table:table-cell table:style-name="Таблица26.A2" office:value-type="string">
            <text:p text:style-name="P55"><text:span text:style-name="T162">о</text:span>пциональный<text:line-break/><text:span text:style-name="T162">(default)</text:span></text:p>
          </table:table-cell>
          <table:table-cell table:style-name="Таблица26.D2" office:value-type="string">
            <text:p text:style-name="P71">флаг использования политики, по умолчанию <text:span text:style-name="T14">true</text:span></text:p>
            <text:p text:style-name="P70">(полезно для временного отключения политики)</text:p>
          </table:table-cell>
        </table:table-row>
      </table:table>
      <text:p text:style-name="Text_20_body"/>
      <text:p text:style-name="Text_20_body"><text:span text:style-name="T13">NOTE</text:span>: <text:span text:style-name="T13">CSV</text:span> <text:span text:style-name="T13">list</text:span> означает строчку, содержащую список слов, разделенных запятой.</text:p>
      <text:p text:style-name="Text_20_body"><text:span text:style-name="T76">Примеры значений параметра </text:span><text:span text:style-name="T14">policy</text:span><text:span text:style-name="T13">:</text:span></text:p>
      <text:list xml:id="list134026249" text:style-name="WW8Num23">
        <text:list-item>
          <text:p text:style-name="P193">пусть в секции <text:a xlink:type="simple" xlink:href="#_Параметры_секции_AbonentProviders."><text:span text:style-name="Internet_20_link"><text:span text:style-name="T14">AbonentProviders</text:span></text:span></text:a> определена подсекция <text:span text:style-name="T21">HLR</text:span><text:span text:style-name="T56">_</text:span><text:span text:style-name="T59">CH</text:span><text:span text:style-name="T56">_</text:span><text:span text:style-name="T21">SRI</text:span>, задающая параметры для ‘провайдера абонентов’ определяющего контракт абонента через <text:span text:style-name="T13">SEND</text:span>_<text:span text:style-name="T13">ROUTING</text:span>_<text:span text:style-name="T13">INFO</text:span> сервис <text:span text:style-name="T13">HLR</text:span>-<text:span text:style-name="T13">a</text:span>, а в секции <text:a xlink:type="simple" xlink:href="#_Параметры_секции_IN-Platforms."><text:span text:style-name="Internet_20_link"><text:span text:style-name="T14">IN</text:span></text:span></text:a><text:a xlink:type="simple" xlink:href="#_Параметры_секции_IN-Platforms."><text:span text:style-name="Internet_20_link"><text:span text:style-name="T76">-</text:span></text:span></text:a><text:a xlink:type="simple" xlink:href="#_Параметры_секции_IN-Platforms."><text:span text:style-name="Internet_20_link"><text:span text:style-name="T14">Platforms</text:span></text:span></text:a> определена подсекция <text:s/><text:span text:style-name="T21">IN</text:span><text:span text:style-name="T56">_</text:span><text:span text:style-name="T21">Nsk</text:span>, задающая <text:span text:style-name="T13">serviceKey</text:span> для диалога с <text:span text:style-name="T13">IN</text:span>-платформой, тогда политика может иметь значение: “<text:span text:style-name="T23">HLR</text:span><text:span text:style-name="T60">_</text:span><text:span text:style-name="T71">CH</text:span><text:span text:style-name="T60">_</text:span><text:span text:style-name="T23">SRI </text:span><text:span text:style-name="T24">:</text:span><text:span text:style-name="T60"> </text:span><text:span text:style-name="T23">IN</text:span><text:span text:style-name="T60">_</text:span><text:span text:style-name="T23">Nsk</text:span><text:span text:style-name="T56">”</text:span></text:p>
        </text:list-item>
        <text:list-item>
          <text:p text:style-name="P193">пусть в секции <text:a xlink:type="simple" xlink:href="#_Параметры_секции_AbonentProviders."><text:span text:style-name="Internet_20_link"><text:span text:style-name="T14">AbonentProviders</text:span></text:span></text:a> определена подсекция <text:span text:style-name="T21">HLR</text:span><text:span text:style-name="T56">_</text:span><text:span text:style-name="T59">CH</text:span><text:span text:style-name="T56">_</text:span><text:span text:style-name="T21">SRI</text:span>, задающая параметры для ‘провайдера абонентов’ определяющего контракт абонента через <text:span text:style-name="T13">SEND</text:span>_<text:span text:style-name="T13">ROUTING</text:span>_<text:span text:style-name="T13">INFO</text:span> сервис главного <text:span text:style-name="T13">HLR</text:span>-<text:span text:style-name="T13">a</text:span>, а в секции <text:a xlink:type="simple" xlink:href="#_Параметры_секции_IN-Platforms."><text:span text:style-name="Internet_20_link"><text:span text:style-name="T14">IN</text:span></text:span></text:a><text:a xlink:type="simple" xlink:href="#_Параметры_секции_IN-Platforms."><text:span text:style-name="Internet_20_link"><text:span text:style-name="T76">-</text:span></text:span></text:a><text:a xlink:type="simple" xlink:href="#_Параметры_секции_IN-Platforms."><text:span text:style-name="Internet_20_link"><text:span text:style-name="T14">Platforms</text:span></text:span></text:a> определены несколько подсекций для региональных <text:span text:style-name="T13">IN</text:span>-платформ, тогда политика может иметь значение: “<text:span text:style-name="T23">HLR</text:span><text:span text:style-name="T60">_</text:span><text:span text:style-name="T71">CH</text:span><text:span text:style-name="T60">_</text:span><text:span text:style-name="T23">SRI :</text:span><text:span text:style-name="T60"> * </text:span>”(обратите внимание на <text:span text:style-name="T13">asterisk</text:span>!!)</text:p>
        </text:list-item>
        <text:list-item>
          <text:p text:style-name="P194">пусть в в секции <text:s/><text:a xlink:type="simple" xlink:href="#_Параметры_секции_AbonentProviders."><text:span text:style-name="Internet_20_link"><text:span text:style-name="T14">AbonentProviders</text:span></text:span></text:a> определена подсекция <text:span text:style-name="T21">HLR</text:span><text:span text:style-name="T56">_</text:span><text:span text:style-name="T59">CH</text:span><text:span text:style-name="T56">_</text:span><text:span text:style-name="T21">SRI</text:span>, задающая параметры для ‘провайдера абонентов’ определяющего контракт абонента через <text:span text:style-name="T13">SEND</text:span>_<text:span text:style-name="T13">ROUTING</text:span>_<text:span text:style-name="T13">INFO</text:span> сервис <text:span text:style-name="T13">HLR</text:span>-<text:span text:style-name="T13">a, </text:span><text:span text:style-name="T53">и также определена <text:s/>подсекция </text:span><text:span text:style-name="T22">HLR_ATSI</text:span><text:span text:style-name="T53">, задающая параметры для ‘провайдера абонентов’ определяющего контракт абонента через ANY_TIME_SUBSCRIPTION_INTERROGATION, <text:s text:c="2"/>а в секции </text:span><text:a xlink:type="simple" xlink:href="#_Параметры_секции_IN-Platforms."><text:span text:style-name="Internet_20_link"><text:span text:style-name="T19">IN</text:span></text:span></text:a><text:a xlink:type="simple" xlink:href="#_Параметры_секции_IN-Platforms."><text:span text:style-name="Internet_20_link"><text:span text:style-name="T83">-</text:span></text:span></text:a><text:a xlink:type="simple" xlink:href="#_Параметры_секции_IN-Platforms."><text:span text:style-name="Internet_20_link"><text:span text:style-name="T19">Platforms</text:span></text:span></text:a><text:span text:style-name="T53"> определены несколько подсекций для региональных IN-платформ, тогда политика может иметь значение: “</text:span><text:span text:style-name="T25">HLR_ATSI , </text:span><text:span text:style-name="T24">HLR_CH_SRI : * </text:span><text:span text:style-name="T53">”(обратите внимание на asterisk!!)<text:line-break/></text:span></text:p>
        </text:list-item>
      </text:list>
      <text:p text:style-name="Text_20_body"><text:bookmark-start text:name="_Параметры_секции_IN-Platforms."/><text:span text:style-name="T14">NOTE</text:span><text:bookmark-end text:name="_Параметры_секции_IN-Platforms."/><text:span text:style-name="T76">: </text:span><text:span text:style-name="T97">если политики абонентов используют </text:span><text:span text:style-name="T43">IN</text:span><text:span text:style-name="T97"> платформы или провайдера абонентов, взаимодействующего с элементами сигнальной сети, то будет автоматически загружен сервис </text:span><text:a xlink:type="simple" xlink:href="#_Конфигурируемые_сервисы."><text:span text:style-name="Internet_20_link"><text:span text:style-name="T43">icsTCAPDisp</text:span></text:span></text:a><text:span text:style-name="T97">, для которого в файле конфигурации </text:span><text:span text:style-name="T43">INMan</text:span><text:span text:style-name="T97">-</text:span><text:span text:style-name="T43">a</text:span><text:span text:style-name="T97"> должна быть заполнена секции </text:span><text:a xlink:type="simple" xlink:href="#_Параметры_секции_SS7_(сервис icsTCA"><text:span text:style-name="Internet_20_link"><text:span text:style-name="T43">SS</text:span></text:span></text:a><text:a xlink:type="simple" xlink:href="#_Параметры_секции_SS7_(сервис icsTCA"><text:span text:style-name="Internet_20_link"><text:span text:style-name="T97">7</text:span></text:span></text:a><text:span text:style-name="T97"> или </text:span><text:a xlink:type="simple" xlink:href="#5.4. Параметры секции SS7_HD (сервис icsTCAPDisp).|outline"><text:span text:style-name="T97">SS7_HD</text:span></text:a><text:span text:style-name="T97">, в зависимости от сборки INMan-a, <text:s/>для обеспечения <text:s/>взаимодействия с </text:span><text:span text:style-name="T43">HLR</text:span><text:span text:style-name="T97"> сигнальной сети.</text:span></text:p>
      <text:p text:style-name="P185"><text:span text:style-name="T163">Подсекция </text:span><text:span text:style-name="T162">AddressPools' </text:span><text:span text:style-name="T163">привязывает политику к набору адресных масок, для которых она должна использоваться. Подсекция должна содержать не менее одного строкового параметра вида:</text:span></text:p>
      <text:p text:style-name="P185"><text:span text:style-name="T163">&lt;param name="</text:span><text:span text:style-name="T68">_PoolMask_id_</text:span><text:span text:style-name="T163">" type="string"&gt;</text:span><text:span text:style-name="T68">_PoolMask_value_</text:span><text:span text:style-name="T163">&lt;/param&gt;</text:span></text:p>
      <text:p text:style-name="P185"><text:soft-page-break/><text:span text:style-name="T163">где:</text:span></text:p>
      <text:list xml:id="list1731167299" text:style-name="L9">
        <text:list-item>
          <text:p text:style-name="P186"><text:span text:style-name="T68">_PoolMask_id_</text:span><text:span text:style-name="T10"> - строковый идентификатор маски для использования в журнальных записях INMan-a</text:span></text:p>
        </text:list-item>
        <text:list-item>
          <text:p text:style-name="P186"><text:span text:style-name="T68">_PoolMask_value_</text:span><text:span text:style-name="T10"> - </text:span><text:span text:style-name="T11">уникальное </text:span><text:span text:style-name="T10">значение маски адресов абоннетов, содержащая только цифры и подстановочный символ '</text:span><text:span text:style-name="T158">?</text:span><text:span text:style-name="T10">', заменяющий 1 цифру</text:span></text:p>
        </text:list-item>
      </text:list>
      <text:p text:style-name="P203"><text:span text:style-name="T10"/></text:p>
      <text:p text:style-name="P224"><text:span text:style-name="T164">NOTE: </text:span><text:span text:style-name="T11">Если адрес абонента удовлетворяет нескольким маскам, то приоритет получает маска с наименьшим числом подстановочных символов.</text:span></text:p>
      <text:p text:style-name="P224"><text:span text:style-name="T166"/></text:p>
      <text:p text:style-name="P203"><text:span text:style-name="T10"><text:tab/>Пример определения политики RU_Default:</text:span></text:p>
      <text:p text:style-name="P203"><text:span text:style-name="T10"><text:s text:c="4"/>&lt;section name="RU_Default"&gt;</text:span></text:p>
      <text:p text:style-name="P203"><text:span text:style-name="T10"><text:s text:c="6"/>&lt;param name="policy" type="string"&gt;HLR_CH_SRI : *&lt;/param&gt; &lt;!-- get contract from HLR via SRI <text:s/>--&gt;</text:span></text:p>
      <text:p text:style-name="P203"><text:span text:style-name="T10"><text:s text:c="6"/>&lt;section name="AddressPools"&gt;</text:span></text:p>
      <text:p text:style-name="P203"><text:span text:style-name="T10"><text:s text:c="8"/>&lt;param name="pool_RU" type="string"&gt;79?????????&lt;/param&gt; <text:s/>&lt;!-- address pool mask --&gt;</text:span></text:p>
      <text:p text:style-name="P203"><text:span text:style-name="T10"><text:s text:c="6"/>&lt;/section&gt;</text:span></text:p>
      <text:p text:style-name="P203"><text:span text:style-name="T10"><text:s text:c="6"/>&lt;!-- param name="active" type="bool"&gt;false&lt;/param --&gt; <text:s text:c="3"/>&lt;!-- use or ignore this policy, default: true --&gt;</text:span></text:p>
      <text:p text:style-name="P203"><text:span text:style-name="T10"><text:s text:c="4"/>&lt;/section&gt;</text:span></text:p>
      <text:p text:style-name="Text_20_body"/>
      <text:p text:style-name="P185"><text:span text:style-name="T163">Данная политика будет применяться для абонентов России, а параметры обслуживающих IN-платформ будет определяться через сервис HLR-a SEND_ROUTING_INFO</text:span></text:p>
      <text:p text:style-name="P185"><text:span text:style-name="T163"/></text:p>
      <text:h text:style-name="Heading_20_2" text:outline-level="2"><text:bookmark text:name="__RefHeading__9253_1268417483"/><text:s/><text:bookmark-start text:name="_Параметры_секции_IN-Platforms._1"/>Структура и параметры секции <text:bookmark-end text:name="_Параметры_секции_IN-Platforms._1"/><text:span text:style-name="T13">IN</text:span>-<text:span text:style-name="T13">Platforms</text:span> (сервис <text:span text:style-name="T72">ics</text:span><text:span text:style-name="T26">IAPManager</text:span>).<text:bookmark-end text:name="__RefHeading__9253_1268417483"/></text:h>
      <text:p text:style-name="P96">Данная секция является опциональной. Она содержит конфигурации <text:span text:style-name="T13">IN</text:span>-платформ, содержащих параметры, необходимые для диалога с ними. Данная секция необходима, если используемые ‘политики абонентов’ основаны на ‘провайдерах абонентов’, которые не способны предоставить все параметры для диалога с <text:span text:style-name="T13">IN</text:span>-платформой, или если требуется проводить тарификацию <text:span text:style-name="T93">используя специальные значения параметров диалога</text:span>.</text:p>
      <text:p text:style-name="P96">Секция может содержать только подсекции, содержащие конфигурации отдельных <text:s/><text:span text:style-name="T13">IN</text:span>-платформ, в виде:</text:p>
      <text:p text:style-name="P97">&lt;section name="IN-platforms"&gt; &lt;!-- known IN-platforms with serviceKeys specified --&gt;</text:p>
      <text:p text:style-name="P97"><text:s text:c="6"/>&lt;section name="IN_Nsk_Huawei"&gt;</text:p>
      <text:p text:style-name="P96"><text:span text:style-name="T13"><text:tab/><text:tab/></text:span><text:span text:style-name="T13">.. </text:span>параметры<text:span text:style-name="T13"> IN-</text:span>платформы<text:span text:style-name="T13"> ..</text:span></text:p>
      <text:p text:style-name="P97"><text:s text:c="6"/>&lt;/section&gt;</text:p>
      <text:p text:style-name="P97"><text:s text:c="2"/>&lt;/section&gt;</text:p>
      <text:p text:style-name="P96">Здесь "<text:span text:style-name="T13">IN</text:span>_<text:span text:style-name="T13">Nsk</text:span>_<text:span text:style-name="T13">Huawei</text:span>" есть имя <text:span text:style-name="T13">IN</text:span>-платформы, которое может быть использовано в значении ‘политики <text:span text:style-name="T93">абонента</text:span>’ а также идентифицирует данную <text:span text:style-name="T13">IN</text:span>-платформу в журнальных записях <text:span text:style-name="T13">INMan</text:span>-<text:span text:style-name="T13">a</text:span>.</text:p>
      <text:p text:style-name="P96">В эксплуатации встречаются особые конфигурации сигнальной сети, в которых после определения обслуживающей абонента <text:span text:style-name="T13">IN</text:span>-платформы, реальный диалог надо произвести с другой <text:span text:style-name="T13">IN</text:span>-платформой (к примеру, один из узлов группы). Для описания таких ситуаций вводится понятие ‘<text:span text:style-name="T23">alias</text:span><text:span text:style-name="T60">-платформа</text:span>’. <text:s/>Соответственно, секция конфигурации <text:span text:style-name="T13">IN</text:span>-платформы может иметь один из двух форматов:</text:p>
      <text:list xml:id="list1234017014" text:style-name="WW8Num27">
        <text:list-item>
          <text:p text:style-name="P218">формат ‘<text:span text:style-name="T23">alias</text:span><text:span text:style-name="T60">-платформы</text:span>’, содержащий ссылку на другую <text:span text:style-name="T13">IN</text:span>-платформу</text:p>
        </text:list-item>
        <text:list-item>
          <text:p text:style-name="P218">формат ‘<text:span text:style-name="T60">параметры диалога</text:span>’, содержащи<text:span text:style-name="T94">й</text:span> данные для диалога с данной <text:span text:style-name="T13">IN</text:span>-платформой.</text:p>
        </text:list-item>
      </text:list>
      <text:p text:style-name="P96"/>
      <text:h text:style-name="Heading_20_3" text:outline-level="3" text:restart-numbering="true" text:start-value="1"><text:bookmark-start text:name="_Параметры_конфигурации_в_формате ‘п"/><text:bookmark text:name="__RefHeading__9255_1268417483"/><text:s/><text:bookmark-end text:name="_Параметры_конфигурации_в_формате ‘п"/>Параметры конфигурации в формате ‘<text:span text:style-name="T56">параметры диалога</text:span>’<text:bookmark-end text:name="__RefHeading__9255_1268417483"/></text:h>
      <text:p text:style-name="P98">В данном формате секция содержит обязательные и опциональные параметры для диалога с <text:span text:style-name="T13">IN</text:span>-платформой, а также опциональн<text:span text:style-name="T96">ые</text:span> подсекци<text:span text:style-name="T96">и:</text:span></text:p>
      <text:list xml:id="list1133293602" text:style-name="L8">
        <text:list-item>
          <text:p text:style-name="P228"><text:soft-page-break/><text:a xlink:type="simple" xlink:href="#_Параметры_подсекции_ServiceKeys."><text:span text:style-name="Internet_20_link"><text:span text:style-name="T13">ServiceKeys</text:span></text:span></text:a>, задающую сервис-ключи.</text:p>
        </text:list-item>
        <text:list-item>
          <text:p text:style-name="P228"><text:a xlink:type="simple" xlink:href="#5.12.1.2. Параметры подсекции SSFLocationIdentification.|outline"><text:span text:style-name="T96">SSFLocationIdentification</text:span></text:a><text:span text:style-name="T96">, задающую местоположение INMan-a в сотовой сети.</text:span></text:p>
        </text:list-item>
      </text:list>
      <text:p text:style-name="P96"><text:span text:style-name="T14">NOTE</text:span><text:span text:style-name="T76">:</text:span> <text:s/><text:span text:style-name="T60">параметры </text:span><text:span text:style-name="T23">IN</text:span><text:span text:style-name="T60">-платформ, указанные в данной секции имеют приоритет, перед параметрами, полученными из других источников</text:span><text:span text:style-name="T56">.</text:span></text:p>
      <text:p text:style-name="P96">Определены следующие параметры: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row table:style-name="Таблица27.1">
          <table:table-cell table:style-name="Таблица27.A1" office:value-type="string">
            <text:p text:style-name="P15">Имя<text:span text:style-name="T13"> </text:span>параметра</text:p>
          </table:table-cell>
          <table:table-cell table:style-name="Таблица27.A1" office:value-type="string">
            <text:p text:style-name="P15">Тип</text:p>
          </table:table-cell>
          <table:table-cell table:style-name="Таблица27.A1" office:value-type="string">
            <text:p text:style-name="P15">Наличие</text:p>
          </table:table-cell>
          <table:table-cell table:style-name="Таблица27.D1" office:value-type="string">
            <text:p text:style-name="P11">Описание</text:p>
          </table:table-cell>
        </table:table-row>
        <table:table-row table:style-name="Таблица27.1">
          <table:table-cell table:style-name="Таблица27.A2" office:value-type="string">
            <text:p text:style-name="P130"><text:span text:style-name="T13">s</text:span><text:span text:style-name="T13">cfAddress</text:span></text:p>
          </table:table-cell>
          <table:table-cell table:style-name="Таблица27.A2" office:value-type="string">
            <text:p text:style-name="P50">целое</text:p>
          </table:table-cell>
          <table:table-cell table:style-name="Таблица27.A2" office:value-type="string">
            <text:p text:style-name="P55">обязательный</text:p>
          </table:table-cell>
          <table:table-cell table:style-name="Таблица27.D2" office:value-type="string">
            <text:p text:style-name="P71"><text:span text:style-name="T13">ISDN </text:span>адрес <text:span text:style-name="T13">IN</text:span> платформы</text:p>
          </table:table-cell>
        </table:table-row>
        <table:table-row table:style-name="Таблица27.1">
          <table:table-cell table:style-name="Таблица27.A2" office:value-type="string">
            <text:p text:style-name="P111"><text:span text:style-name="T14">RPCList_reject</text:span><office:annotation><dc:creator>ROMAN</dc:creator><dc:date>2008-10-15T00:00:00</dc:date><text:p>зависят от производителя IN платформы</text:p></office:annotation></text:p>
          </table:table-cell>
          <table:table-cell table:style-name="Таблица27.A2" office:value-type="string">
            <text:p text:style-name="P50">строка<text:line-break/> (<text:span text:style-name="T13">CSV</text:span> <text:span text:style-name="T13">list</text:span>)</text:p>
          </table:table-cell>
          <table:table-cell table:style-name="Таблица27.A2" office:value-type="string">
            <text:p text:style-name="P55">опциональный</text:p>
          </table:table-cell>
          <table:table-cell table:style-name="Таблица27.D2" office:value-type="string">
            <text:p text:style-name="P71">список дополнительных кодов отказа в обслуживании, возвращаемых <text:span text:style-name="T13">IN</text:span> платформой в случае недостаточного баланса; на данный момент реализовано <text:span text:style-name="T56">в </text:span><text:span text:style-name="T21">IN</text:span><text:span text:style-name="T56"> платформе фирмы </text:span><text:span text:style-name="T21">Alcatel</text:span><text:span text:style-name="T56">: 16</text:span></text:p>
          </table:table-cell>
        </table:table-row>
        <table:table-row table:style-name="Таблица27.1">
          <table:table-cell table:style-name="Таблица27.A2" office:value-type="string">
            <text:p text:style-name="P111"><text:span text:style-name="T14">RPCList_</text:span><text:span text:style-name="T14">retry</text:span></text:p>
          </table:table-cell>
          <table:table-cell table:style-name="Таблица27.A2" office:value-type="string">
            <text:p text:style-name="P50">строка</text:p>
            <text:p text:style-name="P65">(CSV list)</text:p>
          </table:table-cell>
          <table:table-cell table:style-name="Таблица27.A2" office:value-type="string">
            <text:p text:style-name="P55">опциональный</text:p>
          </table:table-cell>
          <table:table-cell table:style-name="Таблица27.D2" office:value-type="string">
            <text:p text:style-name="P71">список кодов отказа в обслуживании, возвращаемых <text:span text:style-name="T13">IN</text:span> платформой, <text:s/>в случае получения которых, <text:s/>запрос тарификации повторит<text:span text:style-name="T13">c</text:span>я указанное число раз, <text:s/><text:line-break/><text:span text:style-name="T56">Рекомендуется использовать кода 41 (temporary </text:span><text:span text:style-name="T21">f</text:span><text:span text:style-name="T56">ailure) и 42(</text:span><text:span text:style-name="T21">conjestion</text:span><text:span text:style-name="T56">) определенные в 3GPP TS 24.011 Annex E-2: <text:line-break/>RP-cause definition </text:span><text:span text:style-name="T21">for</text:span><text:span text:style-name="T56"> mobile originating SM-transfer</text:span>,</text:p>
            <text:p text:style-name="P70">элемент <text:span text:style-name="T13">CSV</text:span> списка должен <text:s/>иметь следующий формат: <text:s text:c="5"/><text:span text:style-name="T23">rpCause</text:span><text:span text:style-name="T60">[:</text:span><text:span text:style-name="T23">attempNum</text:span><text:span text:style-name="T60">]</text:span></text:p>
            <text:p text:style-name="P70">если <text:span text:style-name="T23">attempNum</text:span> не указан, по умолчанию используется значение 1 </text:p>
            <text:p text:style-name="P70">пример: <text:s text:c="2"/>41, 42:2</text:p>
            <text:p text:style-name="P70">один повтор, при получении кода 41, два - для 42</text:p>
          </table:table-cell>
        </table:table-row>
        <table:table-row table:style-name="Таблица27.1">
          <table:table-cell table:style-name="Таблица27.A2" office:value-type="string">
            <text:p text:style-name="P122">IDPLocationInfo</text:p>
          </table:table-cell>
          <table:table-cell table:style-name="Таблица27.A2" office:value-type="string">
            <text:p text:style-name="P50">строка</text:p>
          </table:table-cell>
          <table:table-cell table:style-name="Таблица27.A2" office:value-type="string">
            <text:p text:style-name="P55">опциональный<text:line-break/>(<text:span text:style-name="T13">default)</text:span></text:p>
          </table:table-cell>
          <table:table-cell table:style-name="Таблица27.D2" office:value-type="string">
            <text:p text:style-name="P71">определяет тип адреса , подставляемого в LocationInformationMSC при диалоге с данной <text:span text:style-name="T13">IN</text:span>-платформой, варианты:</text:p>
            <text:list xml:id="list537524807" text:style-name="WW8Num24">
              <text:list-item>
                <text:p text:style-name="P195"><text:span text:style-name="T14">MSC</text:span> – адрес коммутатора сети (<text:span text:style-name="T13">default</text:span>), </text:p>
              </text:list-item>
              <text:list-item>
                <text:p text:style-name="P195"><text:span text:style-name="T14">SMSC</text:span> – адрес <text:span text:style-name="T13">SMS</text:span> центра, запросившего обслуживание,</text:p>
              </text:list-item>
              <text:list-item>
                <text:p text:style-name="P195"><text:span text:style-name="T14">SSF</text:span> – адрес <text:span text:style-name="T13">INMan</text:span>-<text:span text:style-name="T13">a</text:span></text:p>
              </text:list-item>
            </text:list>
          </table:table-cell>
        </table:table-row>
        <table:table-row table:style-name="Таблица27.1">
          <table:table-cell table:style-name="Таблица27.A2" office:value-type="string">
            <text:p text:style-name="P122">IDPReqMode</text:p>
          </table:table-cell>
          <table:table-cell table:style-name="Таблица27.A2" office:value-type="string">
            <text:p text:style-name="P50">строка</text:p>
          </table:table-cell>
          <table:table-cell table:style-name="Таблица27.A2" office:value-type="string">
            <text:p text:style-name="P55">опциональный<text:line-break/><text:span text:style-name="T13">(default)</text:span></text:p>
          </table:table-cell>
          <table:table-cell table:style-name="Таблица27.D2" office:value-type="string">
            <text:p text:style-name="P71">определяет режим посылки нескольких запросов на тарификацию одного абонента в <text:s/><text:span text:style-name="T13">IN</text:span>-платформу, варианты:</text:p>
            <text:list xml:id="list537315874" text:style-name="WW8Num26">
              <text:list-item>
                <text:p text:style-name="P196"><text:span text:style-name="T14">MT</text:span><text:span text:style-name="T13"> <text:s/>- <text:s/></text:span>многопоточный режим (<text:span text:style-name="T13">default</text:span>)</text:p>
              </text:list-item>
              <text:list-item>
                <text:p text:style-name="P196"><text:span text:style-name="T14">SEQ</text:span> – последовательный </text:p>
              </text:list-item>
            </text:list>
            <text:p text:style-name="P70"><text:span text:style-name="T23">NOTE</text:span><text:span text:style-name="T56">: </text:span>последовательный режим значительно снижает <text:s/>пропускную способность модуля тарификации, поэтому рекомендуется его выставлять только для <text:span text:style-name="T13">IN</text:span>-платформ , заведомо не имеющих способности к многопоточной обработке запросов. На данный момент этот недостаток присущ <text:span text:style-name="T13">IN</text:span>-платформам фирмы <text:span text:style-name="T14">Commverse</text:span><text:span text:style-name="T56">.</text:span></text:p>
          </table:table-cell>
        </table:table-row>
        <table:table-row table:style-name="Таблица27.1">
          <table:table-cell table:style-name="Таблица27.A7" office:value-type="string">
            <text:p text:style-name="P126">defaultIMSI</text:p>
          </table:table-cell>
          <table:table-cell table:style-name="Таблица27.A7" office:value-type="string">
            <text:p text:style-name="P51"><text:span text:style-name="T96">c</text:span>трока</text:p>
            <text:p text:style-name="P76">(decimal)</text:p>
          </table:table-cell>
          <table:table-cell table:style-name="Таблица27.A7" office:value-type="string">
            <text:p text:style-name="P56">опциональный</text:p>
          </table:table-cell>
          <table:table-cell table:style-name="Таблица27.D7" office:value-type="string">
            <text:p text:style-name="P77">определяет значение, которое будет использовано в качестве IMSI абонента, только если оно не определено из других источников</text:p>
          </table:table-cell>
        </table:table-row>
      </table:table>
      <text:p text:style-name="Text_20_body"/>
      <text:p text:style-name="Text_20_body"><text:soft-page-break/><text:span text:style-name="T13">NOTE</text:span>: <text:span text:style-name="T13">CSV</text:span> <text:span text:style-name="T13">list</text:span> означает строчку, содержащую список целых значений, разделенных запятой.</text:p>
      <text:p text:style-name="P96"/>
      <text:h text:style-name="Heading_20_4" text:outline-level="4" text:restart-numbering="true" text:start-value="1"><text:bookmark text:name="__RefHeading__9257_1268417483"/><text:span text:style-name="T76"><text:s/></text:span><text:bookmark-start text:name="_Параметры_подсекции_ServiceKeys."/><text:span text:style-name="T76">Параметры подсекции </text:span><text:bookmark-end text:name="_Параметры_подсекции_ServiceKeys."/><text:span text:style-name="T14">ServiceKeys</text:span><text:span text:style-name="T76">.</text:span><text:bookmark-end text:name="__RefHeading__9257_1268417483"/></text:h>
      <text:p text:style-name="P96">Одним из обязательных параметров диалога с <text:span text:style-name="T13">IN</text:span>-платформой является <text:span text:style-name="T13">serviceKey</text:span>. Вследствие особенностей реализации <text:span text:style-name="T13">INMan</text:span> подразделяет сервис-ключи на категории, в зависимости от типа предоставляемого сервиса. На данный момент для задания в конфигурации <text:span text:style-name="T13">IN</text:span>-платформ доступны следующие категории:</text:p>
      <text:list xml:id="list488443165" text:style-name="WW8Num14">
        <text:list-item>
          <text:p text:style-name="P217"><text:span text:style-name="T23">O-BC</text:span><text:span text:style-name="T13"> – Basic Call handling , mobile originating</text:span></text:p>
        </text:list-item>
        <text:list-item>
          <text:p text:style-name="P217"><text:span text:style-name="T23">MO-SM</text:span><text:span text:style-name="T13"> – Short Message transfer, mobile originating</text:span></text:p>
        </text:list-item>
      </text:list>
      <text:p text:style-name="P96">Данная подсекция опциональна и может содержать только строковые параметры с именами, <text:span text:style-name="T91">соответствующими</text:span> указанным выше категориям сервис-ключей. </text:p>
      <text:p text:style-name="P96">Значением параметров является строка, описывающая алгоритм вычисления сервис ключа в следующем формате: </text:p>
      <text:p text:style-name="P96"><text:span text:style-name="T88">[</text:span><text:span text:style-name="T13"> algorithm_type </text:span><text:span text:style-name="T88">:]</text:span><text:span text:style-name="T13"> algorithm_argument <text:s/></text:span><text:span text:style-name="T88">[:</text:span><text:span text:style-name="T13">algorithm_data_section </text:span><text:span text:style-name="T88">]</text:span></text:p>
      <text:p text:style-name="P96">Поддерживаются следующие алгоритмы:</text:p>
      <text:list xml:id="list1338727157" text:style-name="WW8Num20">
        <text:list-item>
          <text:p text:style-name="P219"><text:span text:style-name="T88">val</text:span> – <text:span text:style-name="T13">a</text:span>ргументом является строка, представляющая целое беззнаковое число,<text:line-break/> <text:span text:style-name="T13">algorithm</text:span>_<text:span text:style-name="T13">data</text:span>_<text:span text:style-name="T13">section</text:span> <text:s/>не определен, <text:s/>алгоритм просто возвращает свой аргумент как <text:span text:style-name="T13">UInt</text:span>32 </text:p>
        </text:list-item>
        <text:list-item>
          <text:p text:style-name="P219"><text:span text:style-name="T88">map</text:span> - <text:span text:style-name="T13">a</text:span>ргументом является строка, содержащая имя категории сервис-ключей, <text:line-break/>в случае этого алгоритма <text:span text:style-name="T13">INMan</text:span> пытается определить сервис-ключ данной категории и далее произвести маппинг по таблице соответствия, заданной в секции, на которую указывает <text:span text:style-name="T13">algorithm</text:span>_<text:span text:style-name="T13">data</text:span>_<text:span text:style-name="T13">section</text:span>; <text:span text:style-name="T13">algorithm</text:span>_<text:span text:style-name="T13">data</text:span>_<text:span text:style-name="T13">section</text:span> имеет вид секции с целыми параметрами, где имена параметров соответствуют значениям <text:span text:style-name="T13">algorithm</text:span>_<text:span text:style-name="T13">argument</text:span>, а значания параметров – результату.</text:p>
        </text:list-item>
      </text:list>
      <text:p text:style-name="P96"><text:span text:style-name="T14">NOTE</text:span><text:span text:style-name="T76">: </text:span>если<text:span text:style-name="T76"> </text:span><text:span text:style-name="T13">algorithm</text:span>_<text:span text:style-name="T13">type</text:span> не указан, то подразумевается алгоритм <text:span text:style-name="T88">val</text:span></text:p>
      <text:p text:style-name="P96"><text:span text:style-name="T76">Пример</text:span><text:span text:style-name="T14"> 1: </text:span><text:span text:style-name="T76">Использование</text:span><text:span text:style-name="T14"> </text:span><text:span text:style-name="T76">алгоритма</text:span><text:span text:style-name="T14"> </text:span><text:span text:style-name="T88">val</text:span></text:p>
      <text:p text:style-name="P96"><text:span text:style-name="T13"><text:s text:c="8"/>&lt;</text:span><text:span text:style-name="T13">section name="ServiceKeys"&gt;</text:span></text:p>
      <text:p text:style-name="P97"><text:s text:c="10"/>&lt;param name="MO-SM" type="string"&gt;2 &lt;/param&gt;</text:p>
      <text:p text:style-name="P97"><text:s text:c="8"/>&lt;/section&gt;</text:p>
      <text:p text:style-name="P96"><text:span text:style-name="T76">Пример</text:span><text:span text:style-name="T14"> 2: </text:span><text:span text:style-name="T76">Использование</text:span><text:span text:style-name="T14"> </text:span><text:span text:style-name="T76">алгоритма</text:span><text:span text:style-name="T14"> </text:span><text:span text:style-name="T88">map</text:span></text:p>
      <text:p text:style-name="P97"><text:s text:c="8"/>&lt;section name="ServiceKeys"&gt;</text:p>
      <text:p text:style-name="P96"><text:span text:style-name="T13"><text:s text:c="10"/>&lt;param name="MO-SM" type="string"&gt;map</text:span><text:span text:style-name="T14">:</text:span><text:span text:style-name="T13"> O-BC</text:span><text:span text:style-name="T14">:</text:span><text:span text:style-name="T13"> mapMOBC-MOSM&lt;/param&gt;</text:span></text:p>
      <text:p text:style-name="P97"><text:s text:c="8"/>&lt;/section&gt;</text:p>
      <text:p text:style-name="P97"><text:s text:c="8"/>&lt;section name="mapMOBC-MOSM"&gt;</text:p>
      <text:p text:style-name="P97"><text:s text:c="10"/>&lt;param name="80" type="int"&gt;1&lt;/param&gt;</text:p>
      <text:p text:style-name="P97"><text:s text:c="10"/>&lt;param name="82" type="int"&gt;2&lt;/param&gt;</text:p>
      <text:p text:style-name="P97"><text:s text:c="10"/>&lt;param name="84" type="int"&gt;3&lt;/param&gt;</text:p>
      <text:p text:style-name="P97"><text:s text:c="10"/>&lt;param name="86" type="int"&gt;4&lt;/param&gt;</text:p>
      <text:p text:style-name="P97"><text:s text:c="10"/>&lt;param name="88" type="int"&gt;5&lt;/param&gt;</text:p>
      <text:p text:style-name="P96"><text:span text:style-name="T13"><text:s text:c="8"/></text:span>&lt;/section&gt;</text:p>
      <text:p text:style-name="P98"/>
      <text:h text:style-name="P150" text:outline-level="4"><text:bookmark text:name="__RefHeading__9259_1268417483"/><text:span text:style-name="T76"><text:s/>Параметры подсекции </text:span><text:span text:style-name="T14">S</text:span><text:span text:style-name="T18">SFLocationIdentification</text:span><text:span text:style-name="T76">.</text:span><text:bookmark-end text:name="__RefHeading__9259_1268417483"/></text:h>
      <text:p text:style-name="P99"><text:span text:style-name="T96">Данная подсекция имеет значение только если параметр </text:span><text:span text:style-name="T18">IDPLocationInfo</text:span><text:span text:style-name="T31"> выставлен в </text:span><text:span text:style-name="T16">SSF</text:span><text:span text:style-name="T31">, и задаёт местоположение <text:s/></text:span><text:span text:style-name="T32">INMan-a в сотовой сети в формате Cell Global Identification (3GPP TS 23.003).</text:span></text:p>
      <text:p text:style-name="P100"><text:soft-page-break/>Cекция содержит следующие параметры:</text:p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row table:style-name="Таблица31.1">
          <table:table-cell table:style-name="Таблица31.A1" office:value-type="string">
            <text:p text:style-name="P16">Имя<text:span text:style-name="T13"> </text:span>параметра</text:p>
          </table:table-cell>
          <table:table-cell table:style-name="Таблица31.A1" office:value-type="string">
            <text:p text:style-name="P16">Тип</text:p>
          </table:table-cell>
          <table:table-cell table:style-name="Таблица31.A1" office:value-type="string">
            <text:p text:style-name="P16">Наличие</text:p>
          </table:table-cell>
          <table:table-cell table:style-name="Таблица31.D1" office:value-type="string">
            <text:p text:style-name="P12">Описание</text:p>
          </table:table-cell>
        </table:table-row>
        <table:table-row table:style-name="Таблица31.1">
          <table:table-cell table:style-name="Таблица31.A2" office:value-type="string">
            <text:p text:style-name="P125">MCC</text:p>
          </table:table-cell>
          <table:table-cell table:style-name="Таблица31.A2" office:value-type="string">
            <text:p text:style-name="P78">строка</text:p>
          </table:table-cell>
          <table:table-cell table:style-name="Таблица31.A2" office:value-type="string">
            <text:p text:style-name="P57">обязательный</text:p>
          </table:table-cell>
          <table:table-cell table:style-name="Таблица31.D2" office:value-type="string">
            <text:p text:style-name="P69">значение Mobile Country Code (3 десятичных символа)</text:p>
          </table:table-cell>
        </table:table-row>
        <table:table-row table:style-name="Таблица31.1">
          <table:table-cell table:style-name="Таблица31.A2" office:value-type="string">
            <text:p text:style-name="P125">MNC</text:p>
          </table:table-cell>
          <table:table-cell table:style-name="Таблица31.A2" office:value-type="string">
            <text:p text:style-name="P52">строка</text:p>
          </table:table-cell>
          <table:table-cell table:style-name="Таблица31.A2" office:value-type="string">
            <text:p text:style-name="P57">обязательный</text:p>
          </table:table-cell>
          <table:table-cell table:style-name="Таблица31.D2" office:value-type="string">
            <text:p text:style-name="P69">значение Mobile Network Code (2 - 3 десятичных символа)</text:p>
          </table:table-cell>
        </table:table-row>
        <table:table-row table:style-name="Таблица31.1">
          <table:table-cell table:style-name="Таблица31.A4" office:value-type="string">
            <text:p text:style-name="P125">LAC</text:p>
          </table:table-cell>
          <table:table-cell table:style-name="Таблица31.A4" office:value-type="string">
            <text:p text:style-name="P52">строка</text:p>
          </table:table-cell>
          <table:table-cell table:style-name="Таблица31.A4" office:value-type="string">
            <text:p text:style-name="P57">обязательный</text:p>
          </table:table-cell>
          <table:table-cell table:style-name="Таблица31.D4" office:value-type="string">
            <text:p text:style-name="P69">значение Location Area Code (4 hex символа)</text:p>
          </table:table-cell>
        </table:table-row>
        <table:table-row table:style-name="Таблица31.1">
          <table:table-cell table:style-name="Таблица31.A4" office:value-type="string">
            <text:p text:style-name="P125">CI</text:p>
          </table:table-cell>
          <table:table-cell table:style-name="Таблица31.A4" office:value-type="string">
            <text:p text:style-name="P52">строка</text:p>
          </table:table-cell>
          <table:table-cell table:style-name="Таблица31.A4" office:value-type="string">
            <text:p text:style-name="P57">обязательный</text:p>
          </table:table-cell>
          <table:table-cell table:style-name="Таблица31.D4" office:value-type="string">
            <text:p text:style-name="P69">значение Cell Identity (4 hex символа)</text:p>
          </table:table-cell>
        </table:table-row>
      </table:table>
      <text:p text:style-name="P100"/>
      <text:h text:style-name="Heading_20_3" text:outline-level="3"><text:bookmark text:name="__RefHeading__9261_1268417483"/><text:s text:c="2"/>Параметры конфигурации в формате ‘<text:span text:style-name="T21">alias</text:span><text:span text:style-name="T56">-платформы</text:span>’<text:bookmark-end text:name="__RefHeading__9261_1268417483"/></text:h>
      <text:p text:style-name="P96">Данная секция содержит следующие параметры:</text:p>
      <text:p text:style-name="P96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 table:style-name="Таблица28.1">
          <table:table-cell table:style-name="Таблица28.A1" office:value-type="string">
            <text:p text:style-name="P15">Имя<text:span text:style-name="T13"> </text:span>параметра</text:p>
          </table:table-cell>
          <table:table-cell table:style-name="Таблица28.A1" office:value-type="string">
            <text:p text:style-name="P15">Тип</text:p>
          </table:table-cell>
          <table:table-cell table:style-name="Таблица28.A1" office:value-type="string">
            <text:p text:style-name="P15">Наличие</text:p>
          </table:table-cell>
          <table:table-cell table:style-name="Таблица28.D1" office:value-type="string">
            <text:p text:style-name="P11">Описание</text:p>
          </table:table-cell>
        </table:table-row>
        <table:table-row table:style-name="Таблица28.1">
          <table:table-cell table:style-name="Таблица28.A2" office:value-type="string">
            <text:p text:style-name="P111"><text:span text:style-name="T13">s</text:span><text:span text:style-name="T13">cfAddress</text:span></text:p>
          </table:table-cell>
          <table:table-cell table:style-name="Таблица28.A2" office:value-type="string">
            <text:p text:style-name="P50">целое</text:p>
          </table:table-cell>
          <table:table-cell table:style-name="Таблица28.A2" office:value-type="string">
            <text:p text:style-name="P55">обязательный</text:p>
          </table:table-cell>
          <table:table-cell table:style-name="Таблица28.D2" office:value-type="string">
            <text:p text:style-name="P71"><text:span text:style-name="T13">ISDN </text:span>адрес <text:span text:style-name="T13">IN</text:span> платформы</text:p>
          </table:table-cell>
        </table:table-row>
        <table:table-row table:style-name="Таблица28.1">
          <table:table-cell table:style-name="Таблица28.A2" office:value-type="string">
            <text:p text:style-name="P118">aliasFor</text:p>
          </table:table-cell>
          <table:table-cell table:style-name="Таблица28.A2" office:value-type="string">
            <text:p text:style-name="P50">строка</text:p>
          </table:table-cell>
          <table:table-cell table:style-name="Таблица28.A2" office:value-type="string">
            <text:p text:style-name="P55">обязательный</text:p>
          </table:table-cell>
          <table:table-cell table:style-name="Таблица28.D2" office:value-type="string">
            <text:p text:style-name="P71">имя секции описывающей <text:span text:style-name="T13">alias</text:span>-платформу</text:p>
          </table:table-cell>
        </table:table-row>
      </table:table>
      <text:p text:style-name="Text_20_body"/>
      <text:p text:style-name="Text_20_body"><text:span text:style-name="T76">Пример: </text:span>пусть определена секция конфигурации <text:span text:style-name="T13">IN</text:span>-платформы <text:s/>IN_Ksd_Ericcson</text:p>
      <text:p text:style-name="P96"><text:s text:c="6"/><text:span text:style-name="T13">&lt;section name="IN_Ksd_Ericcson_1"&gt;</text:span></text:p>
      <text:p text:style-name="P97"><text:s text:c="8"/>&lt;param name="scfAddress" type="string"&gt;79184790291&lt;/param&gt; <text:s/></text:p>
      <text:p text:style-name="P97"><text:s text:c="8"/>&lt;param name="aliasFor" type="string"&gt;IN_Krd_Ericcson&lt;/param&gt;</text:p>
      <text:p text:style-name="P96"><text:span text:style-name="T13"><text:s text:c="6"/></text:span>&lt;/section&gt;</text:p>
      <text:p text:style-name="Text_20_body"/>
      <text:h text:style-name="Heading_20_2" text:outline-level="2"><text:bookmark text:name="__RefHeading__9263_1268417483"/><text:s/><text:bookmark-start text:name="_Параметры_секции_AbonentProviders."/><text:bookmark-start text:name="_Параметры_секции_DataProvider."/>Параметры секции <text:bookmark-end text:name="_Параметры_секции_AbonentProviders."/><text:bookmark-end text:name="_Параметры_секции_DataProvider."/><text:span text:style-name="T13">AbonentProviders</text:span> (сервис <text:span text:style-name="T72">ics</text:span><text:span text:style-name="T26">IAPManager</text:span>).<text:bookmark-end text:name="__RefHeading__9263_1268417483"/></text:h>
      <text:p text:style-name="P96">Данная секция содержит конфигурации для подгружаемых модулей ‘провайдеров абонентов’. Она является опциональной, так как возможны варианты установки <text:span text:style-name="T13">INMan</text:span>-<text:span text:style-name="T13">a</text:span>, при которых ‘провайдеры абонентов’ не используются.</text:p>
      <text:p text:style-name="P96">Секция может содержать только подсекции в виде:</text:p>
      <text:p text:style-name="P96"><text:s text:c="2"/><text:span text:style-name="T13">&lt;section name="AbonentProviders"&gt; &lt;!-- abonent contract/gsmSCF params <text:s/>providers --&gt;</text:span></text:p>
      <text:p text:style-name="P97"><text:s text:c="6"/>&lt;section name="HLR_Nsk_SRI"&gt;</text:p>
      <text:p text:style-name="Text_20_body"><text:span text:style-name="T13"><text:tab/><text:tab/><text:tab/></text:span>&lt;!— конфигурация ‘провайдера абонентов’ --&gt;</text:p>
      <text:p text:style-name="P96"><text:s text:c="6"/>&lt;/<text:span text:style-name="T13">section</text:span>&gt;</text:p>
      <text:p text:style-name="P96"><text:s/>&lt;/<text:span text:style-name="T13">section</text:span>&gt;</text:p>
      <text:p text:style-name="P96">Здесь "<text:span text:style-name="T13">HLR</text:span>_<text:span text:style-name="T13">Nsk</text:span>_<text:span text:style-name="T13">SRI</text:span>" есть имя провайдера, которое может быть использовано в значении ‘политики абонета’.</text:p>
      <text:p text:style-name="P96">Каждая подсекция имеет полуфиксированный формат. Это значит, что она должна иметь подсекцию “<text:span text:style-name="T13">Config</text:span>”, содержимое которой различно для разных типов ‘провайдеров абонентов’, и параметры, не зависящие от типа провайдера. Определены следующие параметры:</text:p>
      <text:p text:style-name="P96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row table:style-name="Таблица29.1">
          <table:table-cell table:style-name="Таблица29.A1" office:value-type="string">
            <text:p text:style-name="P15">Имя параметра</text:p>
          </table:table-cell>
          <table:table-cell table:style-name="Таблица29.A1" office:value-type="string">
            <text:p text:style-name="P15">Тип</text:p>
          </table:table-cell>
          <table:table-cell table:style-name="Таблица29.A1" office:value-type="string">
            <text:p text:style-name="P15">Наличие</text:p>
          </table:table-cell>
          <table:table-cell table:style-name="Таблица29.D1" office:value-type="string">
            <text:p text:style-name="P11">Описание</text:p>
          </table:table-cell>
        </table:table-row>
        <table:table-row table:style-name="Таблица29.1">
          <table:table-cell table:style-name="Таблица29.A2" office:value-type="string">
            <text:p text:style-name="P118">loadup</text:p>
          </table:table-cell>
          <table:table-cell table:style-name="Таблица29.A2" office:value-type="string">
            <text:p text:style-name="P50">строка</text:p>
          </table:table-cell>
          <table:table-cell table:style-name="Таблица29.A2" office:value-type="string">
            <text:p text:style-name="P55">обязательный</text:p>
          </table:table-cell>
          <table:table-cell table:style-name="Таблица29.D2" office:value-type="string">
            <text:p text:style-name="P95"><text:span text:style-name="T13">Идентификатор требуемого 'конфигурируемого сервиса' (</text:span><text:a xlink:type="simple" xlink:href="#5.2. Структура секции Services.|outline"><text:span text:style-name="T89">ICSIdent</text:span></text:a><text:span text:style-name="T13">), реализующего данный вид провайдера.</text:span></text:p>
          </table:table-cell>
        </table:table-row>
      </table:table>
      <text:p text:style-name="P96"><text:soft-page-break/><text:span text:style-name="T76">Пример</text:span><text:span text:style-name="T14">:</text:span></text:p>
      <text:p text:style-name="P96"><text:span text:style-name="T13"><text:s text:c="2"/></text:span><text:span text:style-name="T13">&lt;section name="AbonentProviders"&gt; &lt;!-- abonent contract/gsmSCF params <text:s/>providers --&gt;</text:span></text:p>
      <text:p text:style-name="P97"><text:s text:c="6"/>&lt;section name="HLR_Nsk_SRI"&gt;</text:p>
      <text:p text:style-name="P97"><text:s text:c="10"/>&lt;param name="loadup" type="string"&gt;<text:span text:style-name="T151">uid: </text:span>icsIAPrvdSRI&lt;/param&gt;</text:p>
      <text:p text:style-name="P97"><text:s text:c="10"/>&lt;section name="Config"&gt;</text:p>
      <text:p text:style-name="P96"><text:span text:style-name="T13"><text:tab/><text:tab/><text:tab/>… </text:span>параметры</text:p>
      <text:p text:style-name="P97"><text:s text:c="10"/>&lt;/section&gt;</text:p>
      <text:p text:style-name="P97"><text:s text:c="6"/>&lt;/section&gt;</text:p>
      <text:p text:style-name="P96"><text:s/>&lt;/section&gt;</text:p>
      <text:p text:style-name="P96"/>
      <text:p text:style-name="P96">Сборка <text:span text:style-name="T13">INMan</text:span>-<text:span text:style-name="T13">a</text:span> версии <text:span text:style-name="T13"><text:user-defined text:name="Version">0.8.0</text:user-defined></text:span> распознаёт <text:s/>следующие виды <text:s/>‘провайдеров абонентов’:</text:p>
      <text:list xml:id="list1034993739" text:style-name="WW8Num38">
        <text:list-item>
          <text:p text:style-name="P220"><text:span text:style-name="T13">uid: icsIAPrvdSRI (dll: libinman</text:span>_<text:span text:style-name="T13">i</text:span><text:span text:style-name="T47">cs</text:span>_<text:span text:style-name="T13">sri</text:span>.<text:span text:style-name="T13">so)</text:span> <text:s text:c="2"/>- <text:s/>использует сервис <text:span text:style-name="T13">HLR</text:span>-<text:span text:style-name="T13">a</text:span>, <text:line-break/><text:span text:style-name="T13">SEND</text:span>_<text:span text:style-name="T13">ROUTING</text:span>_<text:span text:style-name="T13">INFO </text:span><text:span text:style-name="T150">(подробно см. <text:s/></text:span><text:a xlink:type="simple" xlink:href="#2.2.1.1. Провайдер абонента.|outline"><text:span text:style-name="T150">Провайдер абонента</text:span></text:a><text:span text:style-name="T150">)</text:span></text:p>
        </text:list-item>
        <text:list-item>
          <text:p text:style-name="P220"><text:span text:style-name="T13">uid: icsIAPrvd</text:span><text:span text:style-name="T47">AT</text:span><text:span text:style-name="T13">SI (dll: libinman</text:span>_<text:span text:style-name="T13">iap</text:span>_<text:span text:style-name="T150">at</text:span><text:span text:style-name="T13">si</text:span>.<text:span text:style-name="T13">so)</text:span> <text:s text:c="2"/>- использует сервис <text:span text:style-name="T13">HLR</text:span>-<text:span text:style-name="T13">a</text:span><text:line-break/><text:span text:style-name="T35">ANY_TIME_SUBSCRIPTION_INTERROGATION </text:span><text:s/><text:span text:style-name="T150">(подробно см. <text:s/></text:span><text:a xlink:type="simple" xlink:href="#2.2.1.1. Провайдер абонента.|outline"><text:span text:style-name="T150">Провайдер абонента</text:span></text:a><text:span text:style-name="T150">)</text:span></text:p>
          <text:p text:style-name="P204"/>
        </text:list-item>
      </text:list>
      <text:h text:style-name="Heading_20_3" text:outline-level="3" text:restart-numbering="true" text:start-value="1"><text:bookmark text:name="__RefHeading__9265_1268417483"/><text:s text:c="2"/>Параметры подсекции <text:span text:style-name="T13">Config</text:span> для провайдера <text:span text:style-name="T13">icsIAPrvdSRI</text:span>.<text:bookmark-end text:name="__RefHeading__9265_1268417483"/></text:h>
      <text:p text:style-name="P43">Провайдер <text:span text:style-name="T13">icsIAPrvdSRI </text:span><text:s/>реализует функциональность ‘провайдера абонентов’ посредством использования сервиса <text:span text:style-name="T13">SEND</text:span>_<text:span text:style-name="T13">ROUTING</text:span>_<text:span text:style-name="T13">INFO</text:span>, предоставляемого <text:span text:style-name="T13">HLR</text:span>-ом сигнальной сети <text:span text:style-name="T150">(подробно см. <text:s/></text:span><text:a xlink:type="simple" xlink:href="#2.2.1.1. Провайдер абонента.|outline"><text:span text:style-name="T150">Провайдер абонента</text:span></text:a><text:span text:style-name="T150">) </text:span>. </text:p>
      <text:p text:style-name="Text_20_body">Следующие параметры определены: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row table:style-name="Таблица30.1">
          <table:table-cell table:style-name="Таблица30.A1" office:value-type="string">
            <text:p text:style-name="P15">Имя параметра</text:p>
          </table:table-cell>
          <table:table-cell table:style-name="Таблица30.A1" office:value-type="string">
            <text:p text:style-name="P15">Тип</text:p>
          </table:table-cell>
          <table:table-cell table:style-name="Таблица30.A1" office:value-type="string">
            <text:p text:style-name="P15">Наличие</text:p>
          </table:table-cell>
          <table:table-cell table:style-name="Таблица30.D1" office:value-type="string">
            <text:p text:style-name="P11">Описание</text:p>
          </table:table-cell>
        </table:table-row>
        <table:table-row table:style-name="Таблица30.1">
          <table:table-cell table:style-name="Таблица30.A2" office:value-type="string">
            <text:p text:style-name="P123">tcapUser</text:p>
          </table:table-cell>
          <table:table-cell table:style-name="Таблица30.A2" office:value-type="string">
            <text:p text:style-name="P50">строка</text:p>
          </table:table-cell>
          <table:table-cell table:style-name="Таблица30.A2" office:value-type="string">
            <text:p text:style-name="P55">обязательный</text:p>
          </table:table-cell>
          <table:table-cell table:style-name="Таблица30.D2" office:value-type="string">
            <text:p text:style-name="P71">имя секции <text:s/>вида <text:a xlink:type="simple" xlink:href="#_Шаблон_секции_TCAPUser"><text:span text:style-name="Internet_20_link"><text:span text:style-name="T13">TCAPUser</text:span></text:span></text:a> с параметрами для данного провайдера</text:p>
          </table:table-cell>
        </table:table-row>
        <table:table-row table:style-name="Таблица30.1">
          <table:table-cell table:style-name="Таблица30.A3" office:value-type="string">
            <text:p text:style-name="P119"><text:span text:style-name="T78">iniThread</text:span><text:span text:style-name="T104">s</text:span></text:p>
          </table:table-cell>
          <table:table-cell table:style-name="Таблица30.A3" office:value-type="string">
            <text:p text:style-name="P79">int</text:p>
          </table:table-cell>
          <table:table-cell table:style-name="Таблица30.A3" office:value-type="string">
            <text:p text:style-name="P81">опциональный</text:p>
          </table:table-cell>
          <table:table-cell table:style-name="Таблица30.D3" office:value-type="string">
            <text:p text:style-name="P83">изначальное количество потоков, зарезервированных для обслуживания запросов</text:p>
          </table:table-cell>
        </table:table-row>
      </table:table>
      <text:p text:style-name="Text_20_body"/>
      <text:p text:style-name="P33"><text:span text:style-name="T14">NOTE</text:span><text:span text:style-name="T76">:</text:span> <text:s/>при использовании данно<text:span text:style-name="T108">го</text:span> <text:span text:style-name="T108">сервиса</text:span> будет автоматически загружен сервис <text:a xlink:type="simple" xlink:href="#_Конфигурируемые_сервисы."><text:span text:style-name="Internet_20_link"><text:span text:style-name="T13">icsTCAPDisp</text:span></text:span></text:a>, для которого в файле конфигурации <text:span text:style-name="T13">INMan</text:span>-<text:span text:style-name="T13">a</text:span> должна быть заполнена секции <text:a xlink:type="simple" xlink:href="#_Параметры_секции_SS7_(сервис icsTCA"><text:span text:style-name="Internet_20_link"><text:span text:style-name="T13">SS</text:span></text:span></text:a><text:a xlink:type="simple" xlink:href="#_Параметры_секции_SS7_(сервис icsTCA"><text:span text:style-name="Internet_20_link">7</text:span></text:a> <text:span text:style-name="T106">(</text:span><text:a xlink:type="simple" xlink:href="#5.7. Параметры секции SS7_HD (сервис icsTCAPDisp).|outline"><text:span text:style-name="Internet_20_link"><text:span text:style-name="T106">SS7_HD</text:span></text:span></text:a><text:span text:style-name="T106">) </text:span>для обеспечения <text:s/>взаимодействия с <text:span text:style-name="T13">HLR</text:span> сигнальной сети<text:a xlink:type="simple" xlink:href="#5.7. Параметры секции SS7_HD (сервис icsTCAPDisp).|outline">.</text:a></text:p>
      <text:p text:style-name="P105"/>
      <text:h text:style-name="P167" text:outline-level="3"><text:bookmark text:name="__RefHeading__9267_1268417483"/><text:s text:c="2"/>Параметры подсекции <text:span text:style-name="T13">Config</text:span> для провайдера <text:span text:style-name="T13">icsIAPrvd</text:span><text:span text:style-name="T35">AT</text:span><text:span text:style-name="T13">SI</text:span>.<text:bookmark-end text:name="__RefHeading__9267_1268417483"/></text:h>
      <text:p text:style-name="P43">Провайдер <text:span text:style-name="T13">icsIAPrvd</text:span><text:span text:style-name="T35">AT</text:span><text:span text:style-name="T13">SI </text:span><text:s/>реализует функциональность ‘провайдера абонентов’ посредством использования сервиса <text:span text:style-name="T105">ANY_TIME_SUBSCRIPTION_INTERROGATION</text:span>, предоставляемого <text:span text:style-name="T13">HLR</text:span>-ом сигнальной сети <text:s/><text:span text:style-name="T150">(подробно см. <text:s/></text:span><text:a xlink:type="simple" xlink:href="#2.2.1.1. Провайдер абонента.|outline"><text:span text:style-name="T150">Провайдер абонента</text:span></text:a><text:span text:style-name="T150">)</text:span>.</text:p>
      <text:p text:style-name="P33"><text:span text:style-name="T62">NOTE:</text:span><text:span text:style-name="T106"> Данный сервис создаёт существенно меньшую нагрузку на HLR сигнальной сети, чем <text:s/>провайдер <text:s/></text:span><text:span text:style-name="T36">icsIAPrvdSRI.</text:span></text:p>
      <text:p text:style-name="P32">Следующие параметры определены:</text:p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column table:style-name="Таблица37.D"/>
        <table:table-row table:style-name="Таблица37.1">
          <table:table-cell table:style-name="Таблица37.A1" office:value-type="string">
            <text:p text:style-name="P17">Имя параметра</text:p>
          </table:table-cell>
          <table:table-cell table:style-name="Таблица37.A1" office:value-type="string">
            <text:p text:style-name="P17">Тип</text:p>
          </table:table-cell>
          <table:table-cell table:style-name="Таблица37.A1" office:value-type="string">
            <text:p text:style-name="P17">Наличие</text:p>
          </table:table-cell>
          <table:table-cell table:style-name="Таблица37.D1" office:value-type="string">
            <text:p text:style-name="P13">Описание</text:p>
          </table:table-cell>
        </table:table-row>
        <table:table-row table:style-name="Таблица37.1">
          <table:table-cell table:style-name="Таблица37.A2" office:value-type="string">
            <text:p text:style-name="P124">tcapUser</text:p>
          </table:table-cell>
          <table:table-cell table:style-name="Таблица37.A2" office:value-type="string">
            <text:p text:style-name="P53">строка</text:p>
          </table:table-cell>
          <table:table-cell table:style-name="Таблица37.A2" office:value-type="string">
            <text:p text:style-name="P58">обязательный</text:p>
          </table:table-cell>
          <table:table-cell table:style-name="Таблица37.D2" office:value-type="string">
            <text:p text:style-name="P72">имя секции <text:s/>вида <text:a xlink:type="simple" xlink:href="#_Шаблон_секции_TCAPUser"><text:span text:style-name="Internet_20_link"><text:span text:style-name="T13">TCAPUser</text:span></text:span></text:a> с параметрами для данного провайдера</text:p>
          </table:table-cell>
        </table:table-row>
        <table:table-row table:style-name="Таблица37.1">
          <table:table-cell table:style-name="Таблица37.A3" office:value-type="string">
            <text:p text:style-name="P120"><text:span text:style-name="T78">iniThread</text:span><text:span text:style-name="T104">s</text:span></text:p>
          </table:table-cell>
          <table:table-cell table:style-name="Таблица37.A3" office:value-type="string">
            <text:p text:style-name="P80">int</text:p>
          </table:table-cell>
          <table:table-cell table:style-name="Таблица37.A3" office:value-type="string">
            <text:p text:style-name="P82">опциональный</text:p>
          </table:table-cell>
          <table:table-cell table:style-name="Таблица37.D3" office:value-type="string">
            <text:p text:style-name="P84">изначальное количество потоков, зарезервированных для обслуживания запросов</text:p>
          </table:table-cell>
        </table:table-row>
      </table:table>
      <text:p text:style-name="P32"/>
      <text:p text:style-name="P33"><text:soft-page-break/><text:span text:style-name="T14">NOTE</text:span><text:span text:style-name="T76">:</text:span> <text:s/>при использовании данн<text:span text:style-name="T108">ого</text:span> <text:span text:style-name="T108">сервиса</text:span> будет автоматически загружен сервис <text:a xlink:type="simple" xlink:href="#_Конфигурируемые_сервисы."><text:span text:style-name="Internet_20_link"><text:span text:style-name="T13">icsTCAPDisp</text:span></text:span></text:a>, для которого в файле конфигурации <text:span text:style-name="T13">INMan</text:span>-<text:span text:style-name="T13">a</text:span> должна быть заполнена секции <text:a xlink:type="simple" xlink:href="#_Параметры_секции_SS7_(сервис icsTCA"><text:span text:style-name="Internet_20_link"><text:span text:style-name="T13">SS</text:span></text:span></text:a><text:a xlink:type="simple" xlink:href="#_Параметры_секции_SS7_(сервис icsTCA"><text:span text:style-name="Internet_20_link">7</text:span></text:a> <text:s/><text:span text:style-name="T106">(</text:span><text:span text:style-name="Internet_20_link"><text:span text:style-name="T106">SS7_HD</text:span></text:span><text:span text:style-name="T106">) </text:span>для обеспечения <text:s/>взаимодействия с <text:span text:style-name="T13">HLR</text:span> сигнальной сети.</text:p>
      <text:p text:style-name="P33"/>
      <text:h text:style-name="Heading_20_1" text:outline-level="1"><text:bookmark text:name="__RefHeading__9271_1268417483"/><text:s/>Информация о компании<text:bookmark-end text:name="__RefHeading__9271_1268417483"/></text:h>
      <text:p text:style-name="Text_20_body"><text:span text:style-name="T127">Eyeline Communications</text:span> является поставщиком интегрированных технологических решений и услуг в области мобильных коммуникаций и мультимедиа. Мы работаем с такими известными компаниями как Мобильные ТелеСистемы, <text:span text:style-name="T13">Panasonic</text:span>, <text:span text:style-name="T13">Hewlett</text:span> <text:span text:style-name="T13">Packard</text:span>, <text:span text:style-name="T13">Sun</text:span> <text:span text:style-name="T13">Microsystems</text:span>.</text:p>
      <text:p text:style-name="Text_20_body"/>
      <text:h text:style-name="Heading_20_1" text:outline-level="1"><text:bookmark text:name="__RefHeading__9273_1268417483"/><text:s/>Контактная информация<text:bookmark-end text:name="__RefHeading__9273_1268417483"/></text:h>
      <text:p text:style-name="P26">Мы будем рады ответить на Ваши вопросы.</text:p>
      <text:p text:style-name="P24">Контактная информация:</text:p>
      <text:p text:style-name="P24"/>
      <text:p text:style-name="P24">www: <text:s text:c="2"/><text:a xlink:type="simple" xlink:href="http://www.eyeline.mobi/">www.eyeline.mobi</text:a></text:p>
      <text:p text:style-name="P24">e-mail: info@eyeline.mobi</text:p>
      <text:p text:style-name="P25"/>
      <text:p text:style-name="P24">Россия</text:p>
      <text:p text:style-name="P24">630055, Новосибирск</text:p>
      <text:p text:style-name="P24">ул. М. Джалиля 3/1, оф. 324</text:p>
      <text:p text:style-name="P24">Факс: +7 (383) 332-88-17</text:p>
      <text:p text:style-name="P24">Телефон: +7 (383) 363-01-39</text:p>
      <text:p text:style-name="P24">Временной пояс: GMT +6</text:p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rebuchet MS" svg:font-family="'Trebuchet MS'" style:font-family-generic="swiss"/>
    <style:font-face style:name="Courier New1" svg:font-family="'Courier New'" style:font-family-generic="modern" style:font-pitch="fixed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style:font-name="Times New Roman" fo:font-size="12pt" fo:language="ru" fo:country="RU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keep-together="always" fo:text-indent="0.6cm" style:auto-text-indent="false"/>
    </style:style>
    <style:style style:name="Text_20_body_20_indent" style:display-name="Text body indent" style:family="paragraph" style:parent-style-name="Standard" style:class="text">
      <style:paragraph-properties fo:margin-left="2.505cm" fo:margin-right="0cm" fo:text-indent="0.501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cm" fo:margin-right="0cm" fo:text-indent="0cm" style:auto-text-indent="false"/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0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0cm" fo:margin-right="0cm" fo:text-indent="0cm" style:auto-text-indent="false"/>
      <style:text-properties fo:font-weight="normal" style:font-weight-asian="normal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0cm" fo:margin-right="0cm" fo:text-indent="0cm" style:auto-text-indent="false"/>
      <style:text-properties fo:font-style="italic" style:font-style-asian="italic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0cm" fo:margin-right="0cm" fo:text-indent="0cm" style:auto-text-indent="false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0cm" fo:margin-right="0cm" fo:text-indent="0cm" style:auto-text-indent="false"/>
      <style:text-properties fo:font-style="normal" style:font-style-asian="normal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0cm" fo:margin-right="0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Header" style:family="paragraph" style:parent-style-name="Standard" style:class="extra">
      <style:paragraph-properties fo:line-height="100%" fo:keep-together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tyle="italic" style:font-style-asian="italic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423cm" fo:margin-bottom="0.106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2.28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3.04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3.801cm" fo:margin-right="0cm" fo:text-indent="0cm" style:auto-text-indent="false">
        <style:tab-stops>
          <style:tab-stop style:position="5.724cm"/>
          <style:tab-stop style:position="17.002cm" style:type="right"/>
        </style:tab-stops>
      </style:paragraph-properties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4.56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5.32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6.08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lock_20_Text" style:display-name="Block Text" style:family="paragraph" style:parent-style-name="Standard">
      <style:paragraph-properties fo:margin-left="2.501cm" fo:margin-right="1cm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Document_20_Title" style:display-name="Document Title" style:family="paragraph" style:parent-style-name="Title">
      <style:paragraph-properties fo:margin-left="2.501cm" fo:margin-right="0cm" fo:text-align="end" style:justify-single-word="false" fo:text-indent="0cm" style:auto-text-indent="false"/>
      <style:text-properties fo:font-size="22pt" style:font-size-asian="22pt"/>
    </style:style>
    <style:style style:name="Comment" style:family="paragraph" style:parent-style-name="Text_20_body" style:next-style-name="Text_20_body">
      <style:paragraph-properties fo:margin-left="0.501cm" fo:margin-right="0cm" fo:text-indent="0cm" style:auto-text-indent="false"/>
      <style:text-properties fo:color="#0000ff" fo:font-style="italic" style:font-style-asian="italic"/>
    </style:style>
    <style:style style:name="Body_20_Picture" style:display-name="Body Picture" style:family="paragraph" style:parent-style-name="Text_20_body">
      <style:paragraph-properties fo:margin-left="0cm" fo:margin-right="0cm" fo:margin-top="0.106cm" fo:margin-bottom="0cm" fo:text-align="center" style:justify-single-word="false" fo:text-indent="0cm" style:auto-text-indent="false" fo:keep-with-next="always"/>
    </style:style>
    <style:style style:name="Body_20_Reference" style:display-name="Body Reference" style:family="paragraph" style:parent-style-name="Text_20_body">
      <style:text-properties fo:font-style="italic" style:font-style-asian="italic"/>
    </style:style>
    <style:style style:name="Document_20_Field" style:display-name="Document Field" style:family="paragraph" style:parent-style-name="Text_20_body">
      <style:text-properties fo:font-style="italic" style:font-style-asian="italic"/>
    </style:style>
    <style:style style:name="Example" style:family="paragraph" style:parent-style-name="Text_20_body">
      <style:text-properties fo:color="#008000" style:font-name="Arial"/>
    </style:style>
    <style:style style:name="Picture_20_Caption" style:display-name="Picture Caption" style:family="paragraph" style:parent-style-name="Text_20_body" style:next-style-name="Text_20_body">
      <style:paragraph-properties fo:margin-left="0cm" fo:margin-right="0cm" fo:line-height="100%" fo:text-align="center" style:justify-single-word="false" fo:text-indent="0cm" style:auto-text-indent="false"/>
      <style:text-properties fo:font-weight="bold" style:font-weight-asian="bold"/>
    </style:style>
    <style:style style:name="Table_20_Caption" style:display-name="Table Caption" style:family="paragraph" style:parent-style-name="Text_20_body" style:next-style-name="Text_20_body">
      <style:paragraph-properties fo:margin-top="0cm" fo:margin-bottom="0cm" fo:text-align="start" style:justify-single-word="false" fo:keep-with-next="always"/>
      <style:text-properties fo:font-weight="bold" style:font-weight-asian="bold"/>
    </style:style>
    <style:style style:name="TOA_20_Heading" style:display-name="TOA Heading" style:family="paragraph" style:parent-style-name="Standard" style:next-style-name="Standard">
      <style:paragraph-properties fo:margin-top="0.212cm" fo:margin-bottom="0cm"/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Plain_20_Text" style:display-name="Plain Text" style:family="paragraph" style:parent-style-name="Standard">
      <style:text-properties style:font-name="Courier New" style:font-name-complex="Courier New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Body_20_Text_20_2" style:display-name="Body Text 2" style:family="paragraph" style:parent-style-name="Standard">
      <style:paragraph-properties fo:margin-top="0cm" fo:margin-bottom="0.212cm" fo:line-height="200%"/>
    </style:style>
    <style:style style:name="Body_20_Text_20_3" style:display-name="Body Tex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9z1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1" style:family="text">
      <style:text-properties style:font-name="Symbol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Default_20_Paragraph_20_Font" style:display-name="Default Paragraph Font" style:family="text">
      <style:text-properties fo:language="ru" fo:country="RU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736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3.006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4.276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5.546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816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8.086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9.356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626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1.8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6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6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6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17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1.002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2.272cm" text:min-label-width="0.635cm"/>
        <style:text-properties style:font-name="Courier New1"/>
      </text:list-level-style-bullet>
      <text:list-level-style-bullet text:level="3" text:style-name="WW8Num19z2" style:num-suffix="." text:bullet-char="">
        <style:list-level-properties text:space-before="3.542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4.812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6.082cm" text:min-label-width="0.635cm"/>
        <style:text-properties style:font-name="Courier New1"/>
      </text:list-level-style-bullet>
      <text:list-level-style-bullet text:level="6" text:style-name="WW8Num19z2" style:num-suffix="." text:bullet-char="">
        <style:list-level-properties text:space-before="7.352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8.622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892cm" text:min-label-width="0.635cm"/>
        <style:text-properties style:font-name="Courier New1"/>
      </text:list-level-style-bullet>
      <text:list-level-style-bullet text:level="9" text:style-name="WW8Num19z2" style:num-suffix="." text:bullet-char="">
        <style:list-level-properties text:space-before="11.16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0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0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0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2.27cm" text:min-label-width="0.635cm"/>
      </text:list-level-style-number>
      <text:list-level-style-bullet text:level="2" text:style-name="WW8Num22z1" style:num-suffix="." text:bullet-char="o">
        <style:list-level-properties text:space-before="3.54cm" text:min-label-width="0.635cm"/>
        <style:text-properties style:font-name="Courier New1"/>
      </text:list-level-style-bullet>
      <text:list-level-style-bullet text:level="3" text:style-name="WW8Num22z2" style:num-suffix="." text:bullet-char="">
        <style:list-level-properties text:space-before="4.81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6.08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7.35cm" text:min-label-width="0.635cm"/>
        <style:text-properties style:font-name="Courier New1"/>
      </text:list-level-style-bullet>
      <text:list-level-style-bullet text:level="6" text:style-name="WW8Num22z2" style:num-suffix="." text:bullet-char="">
        <style:list-level-properties text:space-before="8.62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9.89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11.16cm" text:min-label-width="0.635cm"/>
        <style:text-properties style:font-name="Courier New1"/>
      </text:list-level-style-bullet>
      <text:list-level-style-bullet text:level="9" text:style-name="WW8Num22z2" style:num-suffix="." text:bullet-char="">
        <style:list-level-properties text:space-before="12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5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5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5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6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6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6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7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7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7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7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7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1.72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2.99cm" text:min-label-width="0.635cm"/>
        <style:text-properties style:font-name="Courier New1"/>
      </text:list-level-style-bullet>
      <text:list-level-style-bullet text:level="3" text:style-name="WW8Num28z2" style:num-suffix="." text:bullet-char="">
        <style:list-level-properties text:space-before="4.26cm" text:min-label-width="0.635cm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5.53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8cm" text:min-label-width="0.635cm"/>
        <style:text-properties style:font-name="Courier New1"/>
      </text:list-level-style-bullet>
      <text:list-level-style-bullet text:level="6" text:style-name="WW8Num28z2" style:num-suffix="." text:bullet-char="">
        <style:list-level-properties text:space-before="8.07cm" text:min-label-width="0.635cm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9.34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61cm" text:min-label-width="0.635cm"/>
        <style:text-properties style:font-name="Courier New1"/>
      </text:list-level-style-bullet>
      <text:list-level-style-bullet text:level="9" text:style-name="WW8Num28z2" style:num-suffix="." text:bullet-char="">
        <style:list-level-properties text:space-before="11.8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9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9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9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2.27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3.54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4.81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6.08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7.35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8.62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9.89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11.16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2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34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5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5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5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6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6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6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6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6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6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7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7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7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7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7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7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8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8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8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8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1.72cm" text:min-label-width="0.635cm"/>
      </text:list-level-style-number>
      <text:list-level-style-bullet text:level="2" text:style-name="WW8Num39z1" style:num-suffix="." text:bullet-char="">
        <style:list-level-properties text:space-before="2.99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95cm" text:min-label-distance="0.318cm" fo:text-align="end"/>
      </text:list-level-style-number>
      <text:list-level-style-number text:level="4" style:num-suffix="." style:num-format="1">
        <style:list-level-properties text:space-before="5.53cm" text:min-label-width="0.635cm"/>
      </text:list-level-style-number>
      <text:list-level-style-number text:level="5" style:num-suffix="." style:num-format="a" style:num-letter-sync="true">
        <style:list-level-properties text:space-before="6.8cm" text:min-label-width="0.635cm"/>
      </text:list-level-style-number>
      <text:list-level-style-number text:level="6" style:num-suffix="." style:num-format="i">
        <style:list-level-properties text:min-label-width="8.705cm" text:min-label-distance="0.318cm" fo:text-align="end"/>
      </text:list-level-style-number>
      <text:list-level-style-number text:level="7" style:num-suffix="." style:num-format="1">
        <style:list-level-properties text:space-before="9.34cm" text:min-label-width="0.635cm"/>
      </text:list-level-style-number>
      <text:list-level-style-number text:level="8" style:num-suffix="." style:num-format="a" style:num-letter-sync="true">
        <style:list-level-properties text:space-before="10.61cm" text:min-label-width="0.635cm"/>
      </text:list-level-style-number>
      <text:list-level-style-number text:level="9" style:num-suffix="." style:num-format="i">
        <style:list-level-properties text:min-label-width="12.5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41z1" style:num-suffix="." text:bullet-char="">
        <style:list-level-properties text:space-before="2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1cm" text:min-label-distance="0.318cm" fo:text-align="end"/>
      </text:list-level-style-number>
      <text:list-level-style-number text:level="4" style:num-suffix="." style:num-format="1">
        <style:list-level-properties text:space-before="5.445cm" text:min-label-width="0.635cm"/>
      </text:list-level-style-number>
      <text:list-level-style-number text:level="5" style:num-suffix="." style:num-format="a" style:num-letter-sync="true">
        <style:list-level-properties text:space-before="6.715cm" text:min-label-width="0.635cm"/>
      </text:list-level-style-number>
      <text:list-level-style-number text:level="6" style:num-suffix="." style:num-format="i">
        <style:list-level-properties text:min-label-width="8.62cm" text:min-label-distance="0.318cm" fo:text-align="end"/>
      </text:list-level-style-number>
      <text:list-level-style-number text:level="7" style:num-suffix="." style:num-format="1">
        <style:list-level-properties text:space-before="9.255cm" text:min-label-width="0.635cm"/>
      </text:list-level-style-number>
      <text:list-level-style-number text:level="8" style:num-suffix="." style:num-format="a" style:num-letter-sync="true">
        <style:list-level-properties text:space-before="10.525cm" text:min-label-width="0.635cm"/>
      </text:list-level-style-number>
      <text:list-level-style-number text:level="9" style:num-suffix="." style:num-format="i">
        <style:list-level-properties text:min-label-width="12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42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42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42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42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42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42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space-before="1.72cm" text:min-label-width="0.635cm"/>
        <style:text-properties style:font-name="Symbol"/>
      </text:list-level-style-bullet>
      <text:list-level-style-bullet text:level="2" text:style-name="WW8Num43z0" style:num-suffix="." text:bullet-char="">
        <style:list-level-properties text:space-before="2.99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95cm" text:min-label-distance="0.318cm" fo:text-align="end"/>
      </text:list-level-style-number>
      <text:list-level-style-number text:level="4" style:num-suffix="." style:num-format="1">
        <style:list-level-properties text:space-before="5.53cm" text:min-label-width="0.635cm"/>
      </text:list-level-style-number>
      <text:list-level-style-number text:level="5" style:num-suffix="." style:num-format="a" style:num-letter-sync="true">
        <style:list-level-properties text:space-before="6.8cm" text:min-label-width="0.635cm"/>
      </text:list-level-style-number>
      <text:list-level-style-number text:level="6" style:num-suffix="." style:num-format="i">
        <style:list-level-properties text:min-label-width="8.705cm" text:min-label-distance="0.318cm" fo:text-align="end"/>
      </text:list-level-style-number>
      <text:list-level-style-number text:level="7" style:num-suffix="." style:num-format="1">
        <style:list-level-properties text:space-before="9.34cm" text:min-label-width="0.635cm"/>
      </text:list-level-style-number>
      <text:list-level-style-number text:level="8" style:num-suffix="." style:num-format="a" style:num-letter-sync="true">
        <style:list-level-properties text:space-before="10.61cm" text:min-label-width="0.635cm"/>
      </text:list-level-style-number>
      <text:list-level-style-number text:level="9" style:num-suffix="." style:num-format="i">
        <style:list-level-properties text:min-label-width="12.5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3" style:family="table">
      <style:table-properties style:width="17.5cm" fo:margin-left="0.009cm" table:align="left" style:writing-mode="lr-tb"/>
    </style:style>
    <style:style style:name="Таблица33.A" style:family="table-column">
      <style:table-column-properties style:column-width="4.761cm"/>
    </style:style>
    <style:style style:name="Таблица33.B" style:family="table-column">
      <style:table-column-properties style:column-width="12.739cm"/>
    </style:style>
    <style:style style:name="Таблица33.1" style:family="table-row">
      <style:table-row-properties style:keep-together="false" fo:keep-together="always"/>
    </style:style>
    <style:style style:name="Таблица33.A1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Таблица33.B1.1" style:family="table-column">
      <style:table-column-properties style:column-width="6.369cm"/>
    </style:style>
    <style:style style:name="Таблица33.B1.1.1" style:family="table-cell">
      <style:table-cell-properties style:vertical-align="middle" fo:padding="0cm" fo:border="none" style:writing-mode="lr-tb"/>
    </style:style>
    <style:style style:name="Таблица33.B1.1.2" style:family="table-cell">
      <style:table-cell-properties style:vertical-align="middle" fo:padding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style:snap-to-layout-grid="false"/>
    </style:style>
    <style:style style:name="MP3" style:family="paragraph" style:parent-style-name="Header">
      <style:paragraph-properties fo:text-align="center" style:justify-single-word="false" style:snap-to-layout-grid="false"/>
    </style:style>
    <style:style style:name="MP4" style:family="paragraph" style:parent-style-name="Header">
      <style:paragraph-properties fo:text-align="end" style:justify-single-word="false" style:snap-to-layout-grid="false"/>
      <style:text-properties fo:font-style="normal" style:font-style-asian="normal"/>
    </style:style>
    <style:style style:name="MP5" style:family="paragraph" style:parent-style-name="Header">
      <style:paragraph-properties fo:text-align="center" style:justify-single-word="false" style:snap-to-layout-grid="false"/>
      <style:text-properties fo:font-style="normal" style:font-style-asian="normal" style:font-style-complex="italic"/>
    </style:style>
    <style:style style:name="MP6" style:family="paragraph" style:parent-style-name="Header">
      <style:paragraph-properties fo:text-align="end" style:justify-single-word="false" style:snap-to-layout-grid="false"/>
    </style:style>
    <style:style style:name="MP7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MT1" style:family="text">
      <style:text-properties style:font-name="Symbol"/>
    </style:style>
    <style:style style:name="MT2" style:family="text">
      <style:text-properties fo:font-style="normal" style:font-style-asian="normal"/>
    </style:style>
    <style:style style:name="MT3" style:family="text">
      <style:text-properties fo:language="en" fo:country="US"/>
    </style:style>
    <style:style style:name="MT4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49cm" fo:margin-left="0cm" fo:margin-right="0cm" fo:margin-bottom="0.55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Графический объект7" text:anchor-type="as-char" svg:width="16.443cm" svg:height="1.998cm" draw:z-index="4"><draw:image xlink:href="Pictures/10000000000003CB000000769ED87BCB.jpg" xlink:type="simple" xlink:show="embed" xlink:actuate="onLoad"/></draw:frame></text:p>
      </style:header>
      <style:footer>
        <text:user-field-decls>
          <text:user-field-decl office:value-type="string" office:string-value="EyeLine Communications" text:name="CompanyId"/>
        </text:user-field-decls>
        <text:p text:style-name="Footer"><text:span text:style-name="MT1"></text:span> <text:user-field-get text:name="CompanyId">EyeLine Communications</text:user-field-get>, <text:user-defined text:name="Date">03.12.2010</text:user-defined></text:p>
      </style:footer>
    </style:master-page>
    <style:master-page style:name="Преобразование_20_1" style:display-name="Преобразование 1" style:page-layout-name="Mpm1">
      <style:header>
        <table:table table:name="Таблица33" table:style-name="Таблица33">
          <table:table-column table:style-name="Таблица33.A"/>
          <table:table-column table:style-name="Таблица33.B"/>
          <table:table-row table:style-name="Таблица33.1">
            <table:table-cell table:style-name="Таблица33.A1" office:value-type="string">
              <text:p text:style-name="MP2"><draw:frame draw:style-name="Mfr1" draw:name="Графический объект8" text:anchor-type="as-char" svg:width="4.634cm" svg:height="0.993cm" draw:z-index="46"><draw:image xlink:href="Pictures/10000000000005780000012C1B1747CA.jpg" xlink:type="simple" xlink:show="embed" xlink:actuate="onLoad"/></draw:frame></text:p>
            </table:table-cell>
            <table:table-cell>
              <table:table table:is-sub-table="true">
                <table:table-column table:style-name="Таблица33.B1.1" table:number-columns-repeated="2"/>
                <table:table-row table:style-name="Таблица33.1">
                  <table:table-cell table:style-name="Таблица33.B1.1.1" office:value-type="string">
                    <text:p text:style-name="MP3"><text:span text:style-name="MT2"><text:subject>Модуль тарификации INMan</text:subject></text:span><text:span text:style-name="MT2"> <text:s text:c="2"/></text:span></text:p>
                  </table:table-cell>
                  <table:table-cell table:style-name="Таблица33.B1.1.1" office:value-type="string">
                    <text:p text:style-name="MP4">Версия <text:user-defined text:name="Version">0.8.0</text:user-defined><text:span text:style-name="MT3"> </text:span><text:user-defined text:name="Title"/></text:p>
                  </table:table-cell>
                </table:table-row>
                <table:table-row table:style-name="Таблица33.1">
                  <table:table-cell table:style-name="Таблица33.B1.1.2" office:value-type="string">
                    <text:p text:style-name="MP5">Конфиденциально </text:p>
                  </table:table-cell>
                  <table:table-cell table:style-name="Таблица33.B1.1.2" office:value-type="string">
                    <text:p text:style-name="MP6"><text:span text:style-name="MT2">Дата </text:span><text:span text:style-name="MT2"><text:user-defined text:name="Date">03.12.2010</text:user-defined></text:span>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ext:user-field-decls>
          <text:user-field-decl office:value-type="string" office:string-value="EyeLine Communications" text:name="CompanyId"/>
        </text:user-field-decls>
        <text:p text:style-name="MP7"><draw:frame draw:style-name="Mfr2" draw:name="Врезка1" text:anchor-type="paragraph" svg:x="18.56cm" svg:y="0.009cm" svg:width="0.917cm" svg:height="0.633cm" draw:z-index="22"><draw:text-box><text:p text:style-name="Footer"><text:span text:style-name="Page_20_Number"><text:page-number text:select-page="current">37</text:page-number></text:span></text:p></draw:text-box></draw:frame><text:span text:style-name="MT1"></text:span> <text:user-field-get text:name="CompanyId">EyeLine Communications</text:user-field-get>, <text:span text:style-name="MT3"><text:user-defined text:name="Date">03.12.2010</text:user-defined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Техническое описание</dc:title>
    <dc:subject>Модуль тарификации INMan</dc:subject>
    <meta:initial-creator>Victor Ryzhkov</meta:initial-creator>
    <meta:creation-date>2006-09-19T18:50:00</meta:creation-date>
    <dc:date>2011-01-20T16:26:14</dc:date>
    <meta:print-date>2004-03-31T13:23:00</meta:print-date>
    <dc:language>ru-RU</dc:language>
    <meta:editing-cycles>619</meta:editing-cycles>
    <meta:editing-duration>PT21H43M19S</meta:editing-duration>
    <dc:creator>Roman Gerasimov</dc:creator>
    <meta:document-statistic meta:table-count="37" meta:image-count="8" meta:object-count="0" meta:page-count="39" meta:paragraph-count="1666" meta:word-count="9786" meta:character-count="77132"/>
    <meta:user-defined meta:name="Date">03.12.2010</meta:user-defined>
    <meta:user-defined meta:name="Name">Модуль тарификации INMan.Техническое описание</meta:user-defined>
    <meta:user-defined meta:name="Title"/>
    <meta:user-defined meta:name="Version">0.8.0</meta:user-defined>
  </office:meta>
</office:document-meta>
</file>